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3"/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3">
      <style:text-properties fo:font-style="italic" style:font-style-asian="italic" style:font-style-complex="italic"/>
    </style:style>
    <style:style style:name="ce11" style:family="table-cell" style:parent-style-name="Default" style:data-style-name="N113">
      <style:map style:condition="cell-content()&lt;0" style:apply-style-name="Accent_20_2" style:base-cell-address="'Latitud 42,31º b-n'.C18"/>
    </style:style>
    <style:style style:name="ce12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42,31º b-n'.C18"/>
    </style:style>
    <style:style style:name="ce13" style:family="table-cell" style:parent-style-name="Default" style:data-style-name="N113">
      <style:map style:condition="cell-content()&gt;[.$J$4]" style:apply-style-name="Accent_20_2" style:base-cell-address="'Latitud 42,31º b-n'.C44"/>
      <style:map style:condition="cell-content()&lt;=[.$J$4]" style:apply-style-name="cap" style:base-cell-address="'Latitud 42,31º b-n'.C44"/>
    </style:style>
    <style:style style:name="ce30" style:family="table-cell" style:parent-style-name="Default" style:data-style-name="N111"/>
    <style:style style:name="ce28" style:family="table-cell" style:parent-style-name="Default" style:data-style-name="N113">
      <style:map style:condition="cell-content()&lt;0" style:apply-style-name="Accent_20_2" style:base-cell-address="'Latitud 51º b-n'.C18"/>
    </style:style>
    <style:style style:name="ce29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51º b-n'.C18"/>
    </style:style>
    <style:style style:name="ce31" style:family="table-cell" style:parent-style-name="Default" style:data-style-name="N113">
      <style:map style:condition="cell-content()&gt;[.$J$4]" style:apply-style-name="Accent_20_2" style:base-cell-address="'Latitud 51º b-n'.C44"/>
      <style:map style:condition="cell-content()&lt;=[.$J$4]" style:apply-style-name="cap" style:base-cell-address="'Latitud 51º b-n'.C44"/>
    </style:style>
    <style:style style:name="ce32" style:family="table-cell" style:parent-style-name="Default" style:data-style-name="N113">
      <style:map style:condition="cell-content()&lt;0" style:apply-style-name="Accent_20_2" style:base-cell-address="'Latitud 51º'.C18"/>
    </style:style>
    <style:style style:name="ce33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51º'.C18"/>
    </style:style>
    <style:style style:name="ce34" style:family="table-cell" style:parent-style-name="Default" style:data-style-name="N113">
      <style:map style:condition="cell-content()&gt;[.$J$4]" style:apply-style-name="Accent_20_2" style:base-cell-address="'Latitud 51º'.C44"/>
    </style:style>
    <style:style style:name="ce35" style:family="table-cell" style:parent-style-name="Default" style:data-style-name="N113">
      <style:map style:condition="cell-content()&lt;0" style:apply-style-name="Accent_20_2" style:base-cell-address="'Latitud 53.96º'.C18"/>
    </style:style>
    <style:style style:name="ce36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53.96º'.C18"/>
    </style:style>
    <style:style style:name="ce37" style:family="table-cell" style:parent-style-name="Default" style:data-style-name="N113">
      <style:map style:condition="cell-content()&gt;[.$J$4]" style:apply-style-name="Accent_20_2" style:base-cell-address="'Latitud 53.96º'.C44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431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55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7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97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31cm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8cm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47cm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95cm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32cm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1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family="Lato" style:font-pitch="variable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family="Lato" style:font-pitch="variable" fo:font-size="10pt" style:font-size-asian="10pt" style:font-size-complex="10pt"/>
    </style:style>
    <style:style style:name="T1" style:family="text">
      <style:text-properties fo:font-family="Lato" style:font-pitch="variable" fo:font-size="10pt" style:font-size-asian="10pt" style:font-size-complex="10pt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atitud 42,31º b-n" table:style-name="ta1" table:print-ranges="'Latitud 42,31º b-n'.B58:'Latitud 42,31º b-n'.G89">
        <table:shapes>
          <draw:frame draw:z-index="0" draw:style-name="gr1" draw:text-style-name="P1" svg:width="14.96cm" svg:height="21.07cm" svg:x="4.466cm" svg:y="25.051cm">
            <draw:object draw:notify-on-update-of-ranges="'Latitud 42,31º b-n'.C43:'Latitud 42,31º b-n'.P43 'Latitud 42,31º b-n'.C43:'Latitud 42,31º b-n'.P43 'Latitud 42,31º b-n'.B44:'Latitud 42,31º b-n'.B44 'Latitud 42,31º b-n'.C44:'Latitud 42,31º b-n'.P44 'Latitud 42,31º b-n'.C43:'Latitud 42,31º b-n'.P43 'Latitud 42,31º b-n'.B45:'Latitud 42,31º b-n'.B45 'Latitud 42,31º b-n'.C45:'Latitud 42,31º b-n'.P45 'Latitud 42,31º b-n'.C43:'Latitud 42,31º b-n'.P43 'Latitud 42,31º b-n'.B46:'Latitud 42,31º b-n'.B46 'Latitud 42,31º b-n'.C46:'Latitud 42,31º b-n'.P46 'Latitud 42,31º b-n'.C43:'Latitud 42,31º b-n'.P43 'Latitud 42,31º b-n'.B47:'Latitud 42,31º b-n'.B47 'Latitud 42,31º b-n'.C47:'Latitud 42,31º b-n'.P47 'Latitud 42,31º b-n'.C43:'Latitud 42,31º b-n'.P43 'Latitud 42,31º b-n'.B48:'Latitud 42,31º b-n'.B48 'Latitud 42,31º b-n'.C48:'Latitud 42,31º b-n'.P48 'Latitud 42,31º b-n'.C43:'Latitud 42,31º b-n'.P43 'Latitud 42,31º b-n'.B49:'Latitud 42,31º b-n'.B49 'Latitud 42,31º b-n'.C49:'Latitud 42,31º b-n'.P49 'Latitud 42,31º b-n'.C43:'Latitud 42,31º b-n'.P43 'Latitud 42,31º b-n'.B50:'Latitud 42,31º b-n'.B50 'Latitud 42,31º b-n'.C50:'Latitud 42,31º b-n'.P50 'Latitud 42,31º b-n'.C43:'Latitud 42,31º b-n'.P43 'Latitud 42,31º b-n'.B51:'Latitud 42,31º b-n'.B51 'Latitud 42,31º b-n'.C51:'Latitud 42,31º b-n'.P51 'Latitud 42,31º b-n'.C43:'Latitud 42,31º b-n'.P43 'Latitud 42,31º b-n'.B52:'Latitud 42,31º b-n'.B52 'Latitud 42,31º b-n'.C52:'Latitud 42,31º b-n'.P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3" svg:width="1.709cm" svg:height="0.431cm" svg:x="11.085cm" svg:y="38.771cm">
            <draw:text-box>
              <text:p text:style-name="P2"><text:span text:style-name="T1">Migdia</text:span></text:p>
            </draw:text-box>
          </draw:frame>
          <draw:frame draw:z-index="2" draw:style-name="gr3" draw:text-style-name="P3" svg:width="1.709cm" svg:height="0.455cm" svg:x="9.751cm" svg:y="34.44cm">
            <draw:text-box>
              <text:p text:style-name="P2"><text:span text:style-name="T1">10h i 14h</text:span></text:p>
            </draw:text-box>
          </draw:frame>
          <draw:frame draw:z-index="3" draw:style-name="gr4" draw:text-style-name="P3" svg:width="1.709cm" svg:height="0.497cm" svg:x="9.779cm" svg:y="30.859cm">
            <draw:text-box>
              <text:p text:style-name="P2"><text:span text:style-name="T1">8h i 16h</text:span></text:p>
            </draw:text-box>
          </draw:frame>
          <draw:frame draw:z-index="4" draw:style-name="gr5" draw:text-style-name="P3" svg:width="1.709cm" svg:height="0.697cm" svg:x="9.75cm" svg:y="28.819cm">
            <draw:text-box>
              <text:p text:style-name="P2"><text:span text:style-name="T1">6h i 18h</text:span></text:p>
            </draw:text-box>
          </draw:frame>
          <draw:frame draw:z-index="5" draw:style-name="gr5" draw:text-style-name="P3" svg:width="1.709cm" svg:height="0.697cm" svg:x="9.745cm" svg:y="27.982cm">
            <draw:text-box>
              <text:p text:style-name="P2"><text:span text:style-name="T1">5h i 19h</text:span></text:p>
            </draw:text-box>
          </draw:frame>
          <draw:frame draw:z-index="6" draw:style-name="gr6" draw:text-style-name="P3" svg:width="1.709cm" svg:height="0.531cm" svg:x="9.745cm" svg:y="29.741cm">
            <draw:text-box>
              <text:p text:style-name="P2"><text:span text:style-name="T1">7h i 17h</text:span></text:p>
            </draw:text-box>
          </draw:frame>
          <draw:frame draw:z-index="7" draw:style-name="gr7" draw:text-style-name="P3" svg:width="1.709cm" svg:height="0.518cm" svg:x="9.745cm" svg:y="32.341cm">
            <draw:text-box>
              <text:p text:style-name="P2"><text:span text:style-name="T1">9h i 15h</text:span></text:p>
            </draw:text-box>
          </draw:frame>
        </table:shapes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42.31" calcext:value-type="float">
            <text:p>42,31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738448806518801" calcext:value-type="float">
            <text:p>0,73845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44.4075767346991" calcext:value-type="float">
            <text:p>44,4</text:p>
          </table:table-cell>
          <table:table-cell office:value-type="string" calcext:value-type="string">
            <text:p>m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9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  <table:table-cell/>
          <table:table-cell table:style-name="ce10" office:value-type="date" office:date-value="2022-04-20" calcext:value-type="date">
            <text:p>20/abr.</text:p>
          </table:table-cell>
          <table:table-cell table:style-name="ce10" office:value-type="date" office:date-value="2022-06-21" calcext:value-type="date">
            <text:p>21/juny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  <table:table-cell/>
          <table:table-cell table:style-name="ce6" table:formula="of:=DEGREES(RADIANS(-23.45) * COS(RADIANS(360*([.R11]+10)/365)))" office:value-type="float" office:value="11.1376026399723" calcext:value-type="float">
            <text:p>11,13760</text:p>
          </table:table-cell>
          <table:table-cell table:style-name="ce6" table:formula="of:=DEGREES(RADIANS(-23.45) * COS(RADIANS(360*([.S11]+10)/365)))" office:value-type="float" office:value="23.4491313912764" calcext:value-type="float">
            <text:p>23,44913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  <table:table-cell/>
          <table:table-cell table:style-name="ce6" table:formula="of:=(RADIANS(-23.45) * COS(RADIANS(360*([.R11]+10)/365)))" office:value-type="float" office:value="0.19438783684633" calcext:value-type="float">
            <text:p>0,19439</text:p>
          </table:table-cell>
          <table:table-cell table:style-name="ce6" table:formula="of:=(RADIANS(-23.45) * COS(RADIANS(360*([.S11]+10)/365)))" office:value-type="float" office:value="0.409264549510532" calcext:value-type="float">
            <text:p>0,4092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  <table:table-cell/>
          <table:table-cell table:style-name="ce10" office:value-type="date" office:date-value="2022-04-20" calcext:value-type="date">
            <text:p>20/abr.</text:p>
          </table:table-cell>
          <table:table-cell table:style-name="ce10" office:value-type="date" office:date-value="2022-06-21" calcext:value-type="date">
            <text:p>21/ju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11" table:formula="of:=DEGREES(ASIN(SIN([.$E$4])*SIN([.$C$13])+COS([.$E$4])*COS([.$C$13])*COS([.B18])))" office:value-type="float" office:value="-58.5111706632423" calcext:value-type="float">
            <text:p>-58,51117</text:p>
          </table:table-cell>
          <table:table-cell table:style-name="ce11" table:formula="of:=DEGREES(ASIN(SIN([.$E$4])*SIN([.$D$13])+COS([.$E$4])*COS([.$D$13])*COS([.B18])))" office:value-type="float" office:value="-57.2766600670309" calcext:value-type="float">
            <text:p>-57,27666</text:p>
          </table:table-cell>
          <table:table-cell table:style-name="ce11" table:formula="of:=DEGREES(ASIN(SIN([.$E$4])*SIN([.$E$13])+COS([.$E$4])*COS([.$E$13])*COS([.B18])))" office:value-type="float" office:value="-51.1467643274662" calcext:value-type="float">
            <text:p>-51,14676</text:p>
          </table:table-cell>
          <table:table-cell table:style-name="ce11" table:formula="of:=DEGREES(ASIN(SIN([.$E$4])*SIN([.$F$13])+COS([.$E$4])*COS([.$F$13])*COS([.B18])))" office:value-type="float" office:value="-42.3677176001924" calcext:value-type="float">
            <text:p>-42,36772</text:p>
          </table:table-cell>
          <table:table-cell table:style-name="ce11" table:formula="of:=DEGREES(ASIN(SIN([.$E$4])*SIN([.$G$13])+COS([.$E$4])*COS([.$G$13])*COS([.B18])))" office:value-type="float" office:value="-31.529487234415" calcext:value-type="float">
            <text:p>-31,52949</text:p>
          </table:table-cell>
          <table:table-cell table:style-name="ce11" table:formula="of:=DEGREES(ASIN(SIN([.$E$4])*SIN([.$H$13])+COS([.$E$4])*COS([.$H$13])*COS([.B18])))" office:value-type="float" office:value="-22.9762450748684" calcext:value-type="float">
            <text:p>-22,97625</text:p>
          </table:table-cell>
          <table:table-cell table:style-name="ce11" table:formula="of:=DEGREES(ASIN(SIN([.$E$4])*SIN([.$I$13])+COS([.$E$4])*COS([.$I$13])*COS([.B18])))" office:value-type="float" office:value="-18.7777697168778" calcext:value-type="float">
            <text:p>-18,77777</text:p>
          </table:table-cell>
          <table:table-cell table:style-name="ce11" table:formula="of:=DEGREES(ASIN(SIN([.$E$4])*SIN([.$J$13])+COS([.$E$4])*COS([.$J$13])*COS([.B18])))" office:value-type="float" office:value="-20.3837715526629" calcext:value-type="float">
            <text:p>-20,38377</text:p>
          </table:table-cell>
          <table:table-cell table:style-name="ce11" table:formula="of:=DEGREES(ASIN(SIN([.$E$4])*SIN([.$K$13])+COS([.$E$4])*COS([.$K$13])*COS([.B18])))" office:value-type="float" office:value="-27.417294273009" calcext:value-type="float">
            <text:p>-27,41729</text:p>
          </table:table-cell>
          <table:table-cell table:style-name="ce11" table:formula="of:=DEGREES(ASIN(SIN([.$E$4])*SIN([.$L$13])+COS([.$E$4])*COS([.$L$13])*COS([.B18])))" office:value-type="float" office:value="-37.7846973666728" calcext:value-type="float">
            <text:p>-37,78470</text:p>
          </table:table-cell>
          <table:table-cell table:style-name="ce11" table:formula="of:=DEGREES(ASIN(SIN([.$E$4])*SIN([.$M$13])+COS([.$E$4])*COS([.$M$13])*COS([.B18])))" office:value-type="float" office:value="-47.9726419991312" calcext:value-type="float">
            <text:p>-47,97264</text:p>
          </table:table-cell>
          <table:table-cell table:style-name="ce11" table:formula="of:=DEGREES(ASIN(SIN([.$E$4])*SIN([.$N$13])+COS([.$E$4])*COS([.$N$13])*COS([.B18])))" office:value-type="float" office:value="-55.6255861742332" calcext:value-type="float">
            <text:p>-55,62559</text:p>
          </table:table-cell>
          <table:table-cell table:style-name="ce11" table:formula="of:=DEGREES(ASIN(SIN([.$E$4])*SIN([.$O$13])+COS([.$E$4])*COS([.$O$13])*COS([.B18])))" office:value-type="float" office:value="-58.7183367017495" calcext:value-type="float">
            <text:p>-58,71834</text:p>
          </table:table-cell>
          <table:table-cell table:style-name="ce11" table:formula="of:=DEGREES(ASIN(SIN([.$E$4])*SIN([.$P$13])+COS([.$E$4])*COS([.$P$13])*COS([.B18])))" office:value-type="float" office:value="-58.5623876363769" calcext:value-type="float">
            <text:p>-58,56239</text:p>
          </table:table-cell>
          <table:table-cell/>
          <table:table-cell table:style-name="ce11" table:formula="of:=DEGREES(ASIN(SIN([.$E$4])*SIN([.$R$13])+COS([.$E$4])*COS([.$R$13])*COS([.B18])))" office:value-type="float" office:value="-29.8907394610563" calcext:value-type="float">
            <text:p>-29,89074</text:p>
          </table:table-cell>
          <table:table-cell table:style-name="ce11" table:formula="of:=DEGREES(ASIN(SIN([.$E$4])*SIN([.$S$13])+COS([.$E$4])*COS([.$S$13])*COS([.B18])))" office:value-type="float" office:value="-18.6435627941397" calcext:value-type="float">
            <text:p>-18,64356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11" table:formula="of:=DEGREES(ASIN(SIN([.$E$4])*SIN([.$C$13])+COS([.$E$4])*COS([.$C$13])*COS([.B19])))" office:value-type="float" office:value="-48.123614867602" calcext:value-type="float">
            <text:p>-48,12361</text:p>
          </table:table-cell>
          <table:table-cell table:style-name="ce11" table:formula="of:=DEGREES(ASIN(SIN([.$E$4])*SIN([.$D$13])+COS([.$E$4])*COS([.$D$13])*COS([.B19])))" office:value-type="float" office:value="-47.0379064061956" calcext:value-type="float">
            <text:p>-47,03791</text:p>
          </table:table-cell>
          <table:table-cell table:style-name="ce11" table:formula="of:=DEGREES(ASIN(SIN([.$E$4])*SIN([.$E$13])+COS([.$E$4])*COS([.$E$13])*COS([.B19])))" office:value-type="float" office:value="-41.63778172027" calcext:value-type="float">
            <text:p>-41,63778</text:p>
          </table:table-cell>
          <table:table-cell table:style-name="ce11" table:formula="of:=DEGREES(ASIN(SIN([.$E$4])*SIN([.$F$13])+COS([.$E$4])*COS([.$F$13])*COS([.B19])))" office:value-type="float" office:value="-33.8152111914151" calcext:value-type="float">
            <text:p>-33,81521</text:p>
          </table:table-cell>
          <table:table-cell table:style-name="ce11" table:formula="of:=DEGREES(ASIN(SIN([.$E$4])*SIN([.$G$13])+COS([.$E$4])*COS([.$G$13])*COS([.B19])))" office:value-type="float" office:value="-24.0144480924808" calcext:value-type="float">
            <text:p>-24,01445</text:p>
          </table:table-cell>
          <table:table-cell table:style-name="ce11" table:formula="of:=DEGREES(ASIN(SIN([.$E$4])*SIN([.$H$13])+COS([.$E$4])*COS([.$H$13])*COS([.B19])))" office:value-type="float" office:value="-16.203609159585" calcext:value-type="float">
            <text:p>-16,20361</text:p>
          </table:table-cell>
          <table:table-cell table:style-name="ce11" table:formula="of:=DEGREES(ASIN(SIN([.$E$4])*SIN([.$I$13])+COS([.$E$4])*COS([.$I$13])*COS([.B19])))" office:value-type="float" office:value="-12.3546959738966" calcext:value-type="float">
            <text:p>-12,35470</text:p>
          </table:table-cell>
          <table:table-cell table:style-name="ce11" table:formula="of:=DEGREES(ASIN(SIN([.$E$4])*SIN([.$J$13])+COS([.$E$4])*COS([.$J$13])*COS([.B19])))" office:value-type="float" office:value="-13.8278025730691" calcext:value-type="float">
            <text:p>-13,82780</text:p>
          </table:table-cell>
          <table:table-cell table:style-name="ce11" table:formula="of:=DEGREES(ASIN(SIN([.$E$4])*SIN([.$K$13])+COS([.$E$4])*COS([.$K$13])*COS([.B19])))" office:value-type="float" office:value="-20.2654202975108" calcext:value-type="float">
            <text:p>-20,26542</text:p>
          </table:table-cell>
          <table:table-cell table:style-name="ce11" table:formula="of:=DEGREES(ASIN(SIN([.$E$4])*SIN([.$L$13])+COS([.$E$4])*COS([.$L$13])*COS([.B19])))" office:value-type="float" office:value="-29.6875308834561" calcext:value-type="float">
            <text:p>-29,68753</text:p>
          </table:table-cell>
          <table:table-cell table:style-name="ce11" table:formula="of:=DEGREES(ASIN(SIN([.$E$4])*SIN([.$M$13])+COS([.$E$4])*COS([.$M$13])*COS([.B19])))" office:value-type="float" office:value="-38.82302545749" calcext:value-type="float">
            <text:p>-38,82303</text:p>
          </table:table-cell>
          <table:table-cell table:style-name="ce11" table:formula="of:=DEGREES(ASIN(SIN([.$E$4])*SIN([.$N$13])+COS([.$E$4])*COS([.$N$13])*COS([.B19])))" office:value-type="float" office:value="-45.5863389728521" calcext:value-type="float">
            <text:p>-45,58634</text:p>
          </table:table-cell>
          <table:table-cell table:style-name="ce11" table:formula="of:=DEGREES(ASIN(SIN([.$E$4])*SIN([.$O$13])+COS([.$E$4])*COS([.$O$13])*COS([.B19])))" office:value-type="float" office:value="-48.3059505976854" calcext:value-type="float">
            <text:p>-48,30595</text:p>
          </table:table-cell>
          <table:table-cell table:style-name="ce11" table:formula="of:=DEGREES(ASIN(SIN([.$E$4])*SIN([.$P$13])+COS([.$E$4])*COS([.$P$13])*COS([.B19])))" office:value-type="float" office:value="-48.1686878353023" calcext:value-type="float">
            <text:p>-48,16869</text:p>
          </table:table-cell>
          <table:table-cell/>
          <table:table-cell table:style-name="ce11" table:formula="of:=DEGREES(ASIN(SIN([.$E$4])*SIN([.$R$13])+COS([.$E$4])*COS([.$R$13])*COS([.B19])))" office:value-type="float" office:value="-22.5220242791825" calcext:value-type="float">
            <text:p>-22,52202</text:p>
          </table:table-cell>
          <table:table-cell table:style-name="ce11" table:formula="of:=DEGREES(ASIN(SIN([.$E$4])*SIN([.$S$13])+COS([.$E$4])*COS([.$S$13])*COS([.B19])))" office:value-type="float" office:value="-12.2315556569431" calcext:value-type="float">
            <text:p>-12,23156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11" table:formula="of:=DEGREES(ASIN(SIN([.$E$4])*SIN([.$C$13])+COS([.$E$4])*COS([.$C$13])*COS([.B20])))" office:value-type="float" office:value="-37.1307551817387" calcext:value-type="float">
            <text:p>-37,13076</text:p>
          </table:table-cell>
          <table:table-cell table:style-name="ce11" table:formula="of:=DEGREES(ASIN(SIN([.$E$4])*SIN([.$D$13])+COS([.$E$4])*COS([.$D$13])*COS([.B20])))" office:value-type="float" office:value="-36.0945820300336" calcext:value-type="float">
            <text:p>-36,09458</text:p>
          </table:table-cell>
          <table:table-cell table:style-name="ce11" table:formula="of:=DEGREES(ASIN(SIN([.$E$4])*SIN([.$E$13])+COS([.$E$4])*COS([.$E$13])*COS([.B20])))" office:value-type="float" office:value="-31.0250829623721" calcext:value-type="float">
            <text:p>-31,02508</text:p>
          </table:table-cell>
          <table:table-cell table:style-name="ce11" table:formula="of:=DEGREES(ASIN(SIN([.$E$4])*SIN([.$F$13])+COS([.$E$4])*COS([.$F$13])*COS([.B20])))" office:value-type="float" office:value="-23.8007109028278" calcext:value-type="float">
            <text:p>-23,80071</text:p>
          </table:table-cell>
          <table:table-cell table:style-name="ce11" table:formula="of:=DEGREES(ASIN(SIN([.$E$4])*SIN([.$G$13])+COS([.$E$4])*COS([.$G$13])*COS([.B20])))" office:value-type="float" office:value="-14.8228636863267" calcext:value-type="float">
            <text:p>-14,82286</text:p>
          </table:table-cell>
          <table:table-cell table:style-name="ce11" table:formula="of:=DEGREES(ASIN(SIN([.$E$4])*SIN([.$H$13])+COS([.$E$4])*COS([.$H$13])*COS([.B20])))" office:value-type="float" office:value="-7.7011112852357" calcext:value-type="float">
            <text:p>-7,70111</text:p>
          </table:table-cell>
          <table:table-cell table:style-name="ce11" table:formula="of:=DEGREES(ASIN(SIN([.$E$4])*SIN([.$I$13])+COS([.$E$4])*COS([.$I$13])*COS([.B20])))" office:value-type="float" office:value="-4.20348611919336" calcext:value-type="float">
            <text:p>-4,20349</text:p>
          </table:table-cell>
          <table:table-cell table:style-name="ce11" table:formula="of:=DEGREES(ASIN(SIN([.$E$4])*SIN([.$J$13])+COS([.$E$4])*COS([.$J$13])*COS([.B20])))" office:value-type="float" office:value="-5.5410953056966" calcext:value-type="float">
            <text:p>-5,54110</text:p>
          </table:table-cell>
          <table:table-cell table:style-name="ce11" table:formula="of:=DEGREES(ASIN(SIN([.$E$4])*SIN([.$K$13])+COS([.$E$4])*COS([.$K$13])*COS([.B20])))" office:value-type="float" office:value="-11.4009665190235" calcext:value-type="float">
            <text:p>-11,40097</text:p>
          </table:table-cell>
          <table:table-cell table:style-name="ce11" table:formula="of:=DEGREES(ASIN(SIN([.$E$4])*SIN([.$L$13])+COS([.$E$4])*COS([.$L$13])*COS([.B20])))" office:value-type="float" office:value="-20.0131976083666" calcext:value-type="float">
            <text:p>-20,01320</text:p>
          </table:table-cell>
          <table:table-cell table:style-name="ce11" table:formula="of:=DEGREES(ASIN(SIN([.$E$4])*SIN([.$M$13])+COS([.$E$4])*COS([.$M$13])*COS([.B20])))" office:value-type="float" office:value="-28.415511362501" calcext:value-type="float">
            <text:p>-28,41551</text:p>
          </table:table-cell>
          <table:table-cell table:style-name="ce11" table:formula="of:=DEGREES(ASIN(SIN([.$E$4])*SIN([.$N$13])+COS([.$E$4])*COS([.$N$13])*COS([.B20])))" office:value-type="float" office:value="-34.7202318566815" calcext:value-type="float">
            <text:p>-34,72023</text:p>
          </table:table-cell>
          <table:table-cell table:style-name="ce11" table:formula="of:=DEGREES(ASIN(SIN([.$E$4])*SIN([.$O$13])+COS([.$E$4])*COS([.$O$13])*COS([.B20])))" office:value-type="float" office:value="-37.3055948049433" calcext:value-type="float">
            <text:p>-37,30559</text:p>
          </table:table-cell>
          <table:table-cell table:style-name="ce11" table:formula="of:=DEGREES(ASIN(SIN([.$E$4])*SIN([.$P$13])+COS([.$E$4])*COS([.$P$13])*COS([.B20])))" office:value-type="float" office:value="-37.1739513754588" calcext:value-type="float">
            <text:p>-37,17395</text:p>
          </table:table-cell>
          <table:table-cell/>
          <table:table-cell table:style-name="ce11" table:formula="of:=DEGREES(ASIN(SIN([.$E$4])*SIN([.$R$13])+COS([.$E$4])*COS([.$R$13])*COS([.B20])))" office:value-type="float" office:value="-13.4599031982004" calcext:value-type="float">
            <text:p>-13,45990</text:p>
          </table:table-cell>
          <table:table-cell table:style-name="ce11" table:formula="of:=DEGREES(ASIN(SIN([.$E$4])*SIN([.$S$13])+COS([.$E$4])*COS([.$S$13])*COS([.B20])))" office:value-type="float" office:value="-4.09173503036075" calcext:value-type="float">
            <text:p>-4,09174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11" table:formula="of:=DEGREES(ASIN(SIN([.$E$4])*SIN([.$C$13])+COS([.$E$4])*COS([.$C$13])*COS([.B21])))" office:value-type="float" office:value="-26.0716934015403" calcext:value-type="float">
            <text:p>-26,07169</text:p>
          </table:table-cell>
          <table:table-cell table:style-name="ce11" table:formula="of:=DEGREES(ASIN(SIN([.$E$4])*SIN([.$D$13])+COS([.$E$4])*COS([.$D$13])*COS([.B21])))" office:value-type="float" office:value="-25.0216053318511" calcext:value-type="float">
            <text:p>-25,02161</text:p>
          </table:table-cell>
          <table:table-cell table:style-name="ce11" table:formula="of:=DEGREES(ASIN(SIN([.$E$4])*SIN([.$E$13])+COS([.$E$4])*COS([.$E$13])*COS([.B21])))" office:value-type="float" office:value="-19.992200896445" calcext:value-type="float">
            <text:p>-19,99220</text:p>
          </table:table-cell>
          <table:table-cell table:style-name="ce11" table:formula="of:=DEGREES(ASIN(SIN([.$E$4])*SIN([.$F$13])+COS([.$E$4])*COS([.$F$13])*COS([.B21])))" office:value-type="float" office:value="-13.0282512575804" calcext:value-type="float">
            <text:p>-13,02825</text:p>
          </table:table-cell>
          <table:table-cell table:style-name="ce11" table:formula="of:=DEGREES(ASIN(SIN([.$E$4])*SIN([.$G$13])+COS([.$E$4])*COS([.$G$13])*COS([.B21])))" office:value-type="float" office:value="-4.57882782876491" calcext:value-type="float">
            <text:p>-4,57883</text:p>
          </table:table-cell>
          <table:table-cell table:style-name="ce11" table:formula="of:=DEGREES(ASIN(SIN([.$E$4])*SIN([.$H$13])+COS([.$E$4])*COS([.$H$13])*COS([.B21])))" office:value-type="float" office:value="2.00028452641488" calcext:value-type="float">
            <text:p>2,00028</text:p>
          </table:table-cell>
          <table:table-cell table:style-name="ce11" table:formula="of:=DEGREES(ASIN(SIN([.$E$4])*SIN([.$I$13])+COS([.$E$4])*COS([.$I$13])*COS([.B21])))" office:value-type="float" office:value="5.19283049531" calcext:value-type="float">
            <text:p>5,19283</text:p>
          </table:table-cell>
          <table:table-cell table:style-name="ce11" table:formula="of:=DEGREES(ASIN(SIN([.$E$4])*SIN([.$J$13])+COS([.$E$4])*COS([.$J$13])*COS([.B21])))" office:value-type="float" office:value="3.97499069456038" calcext:value-type="float">
            <text:p>3,97499</text:p>
          </table:table-cell>
          <table:table-cell table:style-name="ce11" table:formula="of:=DEGREES(ASIN(SIN([.$E$4])*SIN([.$K$13])+COS([.$E$4])*COS([.$K$13])*COS([.B21])))" office:value-type="float" office:value="-1.40469537798822" calcext:value-type="float">
            <text:p>-1,40470</text:p>
          </table:table-cell>
          <table:table-cell table:style-name="ce11" table:formula="of:=DEGREES(ASIN(SIN([.$E$4])*SIN([.$L$13])+COS([.$E$4])*COS([.$L$13])*COS([.B21])))" office:value-type="float" office:value="-9.44064832154333" calcext:value-type="float">
            <text:p>-9,44065</text:p>
          </table:table-cell>
          <table:table-cell table:style-name="ce11" table:formula="of:=DEGREES(ASIN(SIN([.$E$4])*SIN([.$M$13])+COS([.$E$4])*COS([.$M$13])*COS([.B21])))" office:value-type="float" office:value="-17.4549306059441" calcext:value-type="float">
            <text:p>-17,45493</text:p>
          </table:table-cell>
          <table:table-cell table:style-name="ce11" table:formula="of:=DEGREES(ASIN(SIN([.$E$4])*SIN([.$N$13])+COS([.$E$4])*COS([.$N$13])*COS([.B21])))" office:value-type="float" office:value="-23.6420283541412" calcext:value-type="float">
            <text:p>-23,64203</text:p>
          </table:table-cell>
          <table:table-cell table:style-name="ce11" table:formula="of:=DEGREES(ASIN(SIN([.$E$4])*SIN([.$O$13])+COS([.$E$4])*COS([.$O$13])*COS([.B21])))" office:value-type="float" office:value="-26.249823953268" calcext:value-type="float">
            <text:p>-26,24982</text:p>
          </table:table-cell>
          <table:table-cell table:style-name="ce11" table:formula="of:=DEGREES(ASIN(SIN([.$E$4])*SIN([.$P$13])+COS([.$E$4])*COS([.$P$13])*COS([.B21])))" office:value-type="float" office:value="-26.1156761030004" calcext:value-type="float">
            <text:p>-26,11568</text:p>
          </table:table-cell>
          <table:table-cell/>
          <table:table-cell table:style-name="ce11" table:formula="of:=DEGREES(ASIN(SIN([.$E$4])*SIN([.$R$13])+COS([.$E$4])*COS([.$R$13])*COS([.B21])))" office:value-type="float" office:value="-3.31167013860803" calcext:value-type="float">
            <text:p>-3,31167</text:p>
          </table:table-cell>
          <table:table-cell table:style-name="ce11" table:formula="of:=DEGREES(ASIN(SIN([.$E$4])*SIN([.$S$13])+COS([.$E$4])*COS([.$S$13])*COS([.B21])))" office:value-type="float" office:value="5.29439809827293" calcext:value-type="float">
            <text:p>5,29440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11" table:formula="of:=DEGREES(ASIN(SIN([.$E$4])*SIN([.$C$13])+COS([.$E$4])*COS([.$C$13])*COS([.B22])))" office:value-type="float" office:value="-15.2689870217653" calcext:value-type="float">
            <text:p>-15,26899</text:p>
          </table:table-cell>
          <table:table-cell table:style-name="ce11" table:formula="of:=DEGREES(ASIN(SIN([.$E$4])*SIN([.$D$13])+COS([.$E$4])*COS([.$D$13])*COS([.B22])))" office:value-type="float" office:value="-14.1610550828124" calcext:value-type="float">
            <text:p>-14,16106</text:p>
          </table:table-cell>
          <table:table-cell table:style-name="ce11" table:formula="of:=DEGREES(ASIN(SIN([.$E$4])*SIN([.$E$13])+COS([.$E$4])*COS([.$E$13])*COS([.B22])))" office:value-type="float" office:value="-8.956306239603" calcext:value-type="float">
            <text:p>-8,95631</text:p>
          </table:table-cell>
          <table:table-cell table:style-name="ce11" table:formula="of:=DEGREES(ASIN(SIN([.$E$4])*SIN([.$F$13])+COS([.$E$4])*COS([.$F$13])*COS([.B22])))" office:value-type="float" office:value="-1.96446134155459" calcext:value-type="float">
            <text:p>-1,96446</text:p>
          </table:table-cell>
          <table:table-cell table:style-name="ce11" table:formula="of:=DEGREES(ASIN(SIN([.$E$4])*SIN([.$G$13])+COS([.$E$4])*COS([.$G$13])*COS([.B22])))" office:value-type="float" office:value="6.26007730056638" calcext:value-type="float">
            <text:p>6,26008</text:p>
          </table:table-cell>
          <table:table-cell table:style-name="ce11" table:formula="of:=DEGREES(ASIN(SIN([.$E$4])*SIN([.$H$13])+COS([.$E$4])*COS([.$H$13])*COS([.B22])))" office:value-type="float" office:value="12.4840059040229" calcext:value-type="float">
            <text:p>12,48401</text:p>
          </table:table-cell>
          <table:table-cell table:style-name="ce11" table:formula="of:=DEGREES(ASIN(SIN([.$E$4])*SIN([.$I$13])+COS([.$E$4])*COS([.$I$13])*COS([.B22])))" office:value-type="float" office:value="15.443877836959" calcext:value-type="float">
            <text:p>15,44388</text:p>
          </table:table-cell>
          <table:table-cell table:style-name="ce11" table:formula="of:=DEGREES(ASIN(SIN([.$E$4])*SIN([.$J$13])+COS([.$E$4])*COS([.$J$13])*COS([.B22])))" office:value-type="float" office:value="14.3197466887039" calcext:value-type="float">
            <text:p>14,31975</text:p>
          </table:table-cell>
          <table:table-cell table:style-name="ce11" table:formula="of:=DEGREES(ASIN(SIN([.$E$4])*SIN([.$K$13])+COS([.$E$4])*COS([.$K$13])*COS([.B22])))" office:value-type="float" office:value="9.28289632368482" calcext:value-type="float">
            <text:p>9,28290</text:p>
          </table:table-cell>
          <table:table-cell table:style-name="ce11" table:formula="of:=DEGREES(ASIN(SIN([.$E$4])*SIN([.$L$13])+COS([.$E$4])*COS([.$L$13])*COS([.B22])))" office:value-type="float" office:value="1.55966008925366" calcext:value-type="float">
            <text:p>1,55966</text:p>
          </table:table-cell>
          <table:table-cell table:style-name="ce11" table:formula="of:=DEGREES(ASIN(SIN([.$E$4])*SIN([.$M$13])+COS([.$E$4])*COS([.$M$13])*COS([.B22])))" office:value-type="float" office:value="-6.38358533221667" calcext:value-type="float">
            <text:p>-6,38359</text:p>
          </table:table-cell>
          <table:table-cell table:style-name="ce11" table:formula="of:=DEGREES(ASIN(SIN([.$E$4])*SIN([.$N$13])+COS([.$E$4])*COS([.$N$13])*COS([.B22])))" office:value-type="float" office:value="-12.7176133061144" calcext:value-type="float">
            <text:p>-12,71761</text:p>
          </table:table-cell>
          <table:table-cell table:style-name="ce11" table:formula="of:=DEGREES(ASIN(SIN([.$E$4])*SIN([.$O$13])+COS([.$E$4])*COS([.$O$13])*COS([.B22])))" office:value-type="float" office:value="-15.4577782445348" calcext:value-type="float">
            <text:p>-15,45778</text:p>
          </table:table-cell>
          <table:table-cell table:style-name="ce11" table:formula="of:=DEGREES(ASIN(SIN([.$E$4])*SIN([.$P$13])+COS([.$E$4])*COS([.$P$13])*COS([.B22])))" office:value-type="float" office:value="-15.3155783971769" calcext:value-type="float">
            <text:p>-15,31558</text:p>
          </table:table-cell>
          <table:table-cell/>
          <table:table-cell table:style-name="ce11" table:formula="of:=DEGREES(ASIN(SIN([.$E$4])*SIN([.$R$13])+COS([.$E$4])*COS([.$R$13])*COS([.B22])))" office:value-type="float" office:value="7.47121188614202" calcext:value-type="float">
            <text:p>7,47121</text:p>
          </table:table-cell>
          <table:table-cell table:style-name="ce11" table:formula="of:=DEGREES(ASIN(SIN([.$E$4])*SIN([.$S$13])+COS([.$E$4])*COS([.$S$13])*COS([.B22])))" office:value-type="float" office:value="15.5373453915251" calcext:value-type="float">
            <text:p>15,53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11" table:formula="of:=DEGREES(ASIN(SIN([.$E$4])*SIN([.$C$13])+COS([.$E$4])*COS([.$C$13])*COS([.B23])))" office:value-type="float" office:value="-5.00291253312927" calcext:value-type="float">
            <text:p>-5,00291</text:p>
          </table:table-cell>
          <table:table-cell table:style-name="ce11" table:formula="of:=DEGREES(ASIN(SIN([.$E$4])*SIN([.$D$13])+COS([.$E$4])*COS([.$D$13])*COS([.B23])))" office:value-type="float" office:value="-3.80361042188842" calcext:value-type="float">
            <text:p>-3,80361</text:p>
          </table:table-cell>
          <table:table-cell table:style-name="ce11" table:formula="of:=DEGREES(ASIN(SIN([.$E$4])*SIN([.$E$13])+COS([.$E$4])*COS([.$E$13])*COS([.B23])))" office:value-type="float" office:value="1.74950123252867" calcext:value-type="float">
            <text:p>1,74950</text:p>
          </table:table-cell>
          <table:table-cell table:style-name="ce11" table:formula="of:=DEGREES(ASIN(SIN([.$E$4])*SIN([.$F$13])+COS([.$E$4])*COS([.$F$13])*COS([.B23])))" office:value-type="float" office:value="9.02539762064482" calcext:value-type="float">
            <text:p>9,02540</text:p>
          </table:table-cell>
          <table:table-cell table:style-name="ce11" table:formula="of:=DEGREES(ASIN(SIN([.$E$4])*SIN([.$G$13])+COS([.$E$4])*COS([.$G$13])*COS([.B23])))" office:value-type="float" office:value="17.332356409461" calcext:value-type="float">
            <text:p>17,33236</text:p>
          </table:table-cell>
          <table:table-cell table:style-name="ce11" table:formula="of:=DEGREES(ASIN(SIN([.$E$4])*SIN([.$H$13])+COS([.$E$4])*COS([.$H$13])*COS([.B23])))" office:value-type="float" office:value="23.4175937681162" calcext:value-type="float">
            <text:p>23,41759</text:p>
          </table:table-cell>
          <table:table-cell table:style-name="ce11" table:formula="of:=DEGREES(ASIN(SIN([.$E$4])*SIN([.$I$13])+COS([.$E$4])*COS([.$I$13])*COS([.B23])))" office:value-type="float" office:value="26.2367166594283" calcext:value-type="float">
            <text:p>26,23672</text:p>
          </table:table-cell>
          <table:table-cell table:style-name="ce11" table:formula="of:=DEGREES(ASIN(SIN([.$E$4])*SIN([.$J$13])+COS([.$E$4])*COS([.$J$13])*COS([.B23])))" office:value-type="float" office:value="25.1724959504095" calcext:value-type="float">
            <text:p>25,17250</text:p>
          </table:table-cell>
          <table:table-cell table:style-name="ce11" table:formula="of:=DEGREES(ASIN(SIN([.$E$4])*SIN([.$K$13])+COS([.$E$4])*COS([.$K$13])*COS([.B23])))" office:value-type="float" office:value="20.3120288904437" calcext:value-type="float">
            <text:p>20,31203</text:p>
          </table:table-cell>
          <table:table-cell table:style-name="ce11" table:formula="of:=DEGREES(ASIN(SIN([.$E$4])*SIN([.$L$13])+COS([.$E$4])*COS([.$L$13])*COS([.B23])))" office:value-type="float" office:value="12.618687074382" calcext:value-type="float">
            <text:p>12,61869</text:p>
          </table:table-cell>
          <table:table-cell table:style-name="ce11" table:formula="of:=DEGREES(ASIN(SIN([.$E$4])*SIN([.$M$13])+COS([.$E$4])*COS([.$M$13])*COS([.B23])))" office:value-type="float" office:value="4.44988312562847" calcext:value-type="float">
            <text:p>4,44988</text:p>
          </table:table-cell>
          <table:table-cell table:style-name="ce11" table:formula="of:=DEGREES(ASIN(SIN([.$E$4])*SIN([.$N$13])+COS([.$E$4])*COS([.$N$13])*COS([.B23])))" office:value-type="float" office:value="-2.2506446983934" calcext:value-type="float">
            <text:p>-2,25064</text:p>
          </table:table-cell>
          <table:table-cell table:style-name="ce11" table:formula="of:=DEGREES(ASIN(SIN([.$E$4])*SIN([.$O$13])+COS([.$E$4])*COS([.$O$13])*COS([.B23])))" office:value-type="float" office:value="-5.20793248106935" calcext:value-type="float">
            <text:p>-5,20793</text:p>
          </table:table-cell>
          <table:table-cell table:style-name="ce11" table:formula="of:=DEGREES(ASIN(SIN([.$E$4])*SIN([.$P$13])+COS([.$E$4])*COS([.$P$13])*COS([.B23])))" office:value-type="float" office:value="-5.05349078799334" calcext:value-type="float">
            <text:p>-5,05349</text:p>
          </table:table-cell>
          <table:table-cell/>
          <table:table-cell table:style-name="ce11" table:formula="of:=DEGREES(ASIN(SIN([.$E$4])*SIN([.$R$13])+COS([.$E$4])*COS([.$R$13])*COS([.B23])))" office:value-type="float" office:value="18.5313457595932" calcext:value-type="float">
            <text:p>18,53135</text:p>
          </table:table-cell>
          <table:table-cell table:style-name="ce11" table:formula="of:=DEGREES(ASIN(SIN([.$E$4])*SIN([.$S$13])+COS([.$E$4])*COS([.$S$13])*COS([.B23])))" office:value-type="float" office:value="26.3248260762496" calcext:value-type="float">
            <text:p>26,32483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11" table:formula="of:=DEGREES(ASIN(SIN([.$E$4])*SIN([.$C$13])+COS([.$E$4])*COS([.$C$13])*COS([.B24])))" office:value-type="float" office:value="4.41236459129369" calcext:value-type="float">
            <text:p>4,41236</text:p>
          </table:table-cell>
          <table:table-cell table:style-name="ce11" table:formula="of:=DEGREES(ASIN(SIN([.$E$4])*SIN([.$D$13])+COS([.$E$4])*COS([.$D$13])*COS([.B24])))" office:value-type="float" office:value="5.72898898306678" calcext:value-type="float">
            <text:p>5,72899</text:p>
          </table:table-cell>
          <table:table-cell table:style-name="ce11" table:formula="of:=DEGREES(ASIN(SIN([.$E$4])*SIN([.$E$13])+COS([.$E$4])*COS([.$E$13])*COS([.B24])))" office:value-type="float" office:value="11.773942911611" calcext:value-type="float">
            <text:p>11,77394</text:p>
          </table:table-cell>
          <table:table-cell table:style-name="ce11" table:formula="of:=DEGREES(ASIN(SIN([.$E$4])*SIN([.$F$13])+COS([.$E$4])*COS([.$F$13])*COS([.B24])))" office:value-type="float" office:value="19.5723826503071" calcext:value-type="float">
            <text:p>19,57238</text:p>
          </table:table-cell>
          <table:table-cell table:style-name="ce11" table:formula="of:=DEGREES(ASIN(SIN([.$E$4])*SIN([.$G$13])+COS([.$E$4])*COS([.$G$13])*COS([.B24])))" office:value-type="float" office:value="28.2887269865535" calcext:value-type="float">
            <text:p>28,28873</text:p>
          </table:table-cell>
          <table:table-cell table:style-name="ce11" table:formula="of:=DEGREES(ASIN(SIN([.$E$4])*SIN([.$H$13])+COS([.$E$4])*COS([.$H$13])*COS([.B24])))" office:value-type="float" office:value="34.4953639718582" calcext:value-type="float">
            <text:p>34,49536</text:p>
          </table:table-cell>
          <table:table-cell table:style-name="ce11" table:formula="of:=DEGREES(ASIN(SIN([.$E$4])*SIN([.$I$13])+COS([.$E$4])*COS([.$I$13])*COS([.B24])))" office:value-type="float" office:value="37.2927392623177" calcext:value-type="float">
            <text:p>37,29274</text:p>
          </table:table-cell>
          <table:table-cell table:style-name="ce11" table:formula="of:=DEGREES(ASIN(SIN([.$E$4])*SIN([.$J$13])+COS([.$E$4])*COS([.$J$13])*COS([.B24])))" office:value-type="float" office:value="36.2440289936139" calcext:value-type="float">
            <text:p>36,24403</text:p>
          </table:table-cell>
          <table:table-cell table:style-name="ce11" table:formula="of:=DEGREES(ASIN(SIN([.$E$4])*SIN([.$K$13])+COS([.$E$4])*COS([.$K$13])*COS([.B24])))" office:value-type="float" office:value="31.3518618483816" calcext:value-type="float">
            <text:p>31,35186</text:p>
          </table:table-cell>
          <table:table-cell table:style-name="ce11" table:formula="of:=DEGREES(ASIN(SIN([.$E$4])*SIN([.$L$13])+COS([.$E$4])*COS([.$L$13])*COS([.B24])))" office:value-type="float" office:value="23.3703100750741" calcext:value-type="float">
            <text:p>23,37031</text:p>
          </table:table-cell>
          <table:table-cell table:style-name="ce11" table:formula="of:=DEGREES(ASIN(SIN([.$E$4])*SIN([.$M$13])+COS([.$E$4])*COS([.$M$13])*COS([.B24])))" office:value-type="float" office:value="14.6843592446369" calcext:value-type="float">
            <text:p>14,68436</text:p>
          </table:table-cell>
          <table:table-cell table:style-name="ce11" table:formula="of:=DEGREES(ASIN(SIN([.$E$4])*SIN([.$N$13])+COS([.$E$4])*COS([.$N$13])*COS([.B24])))" office:value-type="float" office:value="7.42785137212717" calcext:value-type="float">
            <text:p>7,42785</text:p>
          </table:table-cell>
          <table:table-cell table:style-name="ce11" table:formula="of:=DEGREES(ASIN(SIN([.$E$4])*SIN([.$O$13])+COS([.$E$4])*COS([.$O$13])*COS([.B24])))" office:value-type="float" office:value="4.18687188180677" calcext:value-type="float">
            <text:p>4,18687</text:p>
          </table:table-cell>
          <table:table-cell table:style-name="ce11" table:formula="of:=DEGREES(ASIN(SIN([.$E$4])*SIN([.$P$13])+COS([.$E$4])*COS([.$P$13])*COS([.B24])))" office:value-type="float" office:value="4.35674716286231" calcext:value-type="float">
            <text:p>4,35675</text:p>
          </table:table-cell>
          <table:table-cell/>
          <table:table-cell table:style-name="ce11" table:formula="of:=DEGREES(ASIN(SIN([.$E$4])*SIN([.$R$13])+COS([.$E$4])*COS([.$R$13])*COS([.B24])))" office:value-type="float" office:value="29.5261587692732" calcext:value-type="float">
            <text:p>29,52616</text:p>
          </table:table-cell>
          <table:table-cell table:style-name="ce11" table:formula="of:=DEGREES(ASIN(SIN([.$E$4])*SIN([.$S$13])+COS([.$E$4])*COS([.$S$13])*COS([.B24])))" office:value-type="float" office:value="37.3791267812611" calcext:value-type="float">
            <text:p>37,37913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11" table:formula="of:=DEGREES(ASIN(SIN([.$E$4])*SIN([.$C$13])+COS([.$E$4])*COS([.$C$13])*COS([.B25])))" office:value-type="float" office:value="12.5848333536208" calcext:value-type="float">
            <text:p>12,58483</text:p>
          </table:table-cell>
          <table:table-cell table:style-name="ce11" table:formula="of:=DEGREES(ASIN(SIN([.$E$4])*SIN([.$D$13])+COS([.$E$4])*COS([.$D$13])*COS([.B25])))" office:value-type="float" office:value="14.034611042758" calcext:value-type="float">
            <text:p>14,03461</text:p>
          </table:table-cell>
          <table:table-cell table:style-name="ce11" table:formula="of:=DEGREES(ASIN(SIN([.$E$4])*SIN([.$E$13])+COS([.$E$4])*COS([.$E$13])*COS([.B25])))" office:value-type="float" office:value="20.6743946551626" calcext:value-type="float">
            <text:p>20,67439</text:p>
          </table:table-cell>
          <table:table-cell table:style-name="ce11" table:formula="of:=DEGREES(ASIN(SIN([.$E$4])*SIN([.$F$13])+COS([.$E$4])*COS([.$F$13])*COS([.B25])))" office:value-type="float" office:value="29.2063898345061" calcext:value-type="float">
            <text:p>29,20639</text:p>
          </table:table-cell>
          <table:table-cell table:style-name="ce11" table:formula="of:=DEGREES(ASIN(SIN([.$E$4])*SIN([.$G$13])+COS([.$E$4])*COS([.$G$13])*COS([.B25])))" office:value-type="float" office:value="38.6858879258195" calcext:value-type="float">
            <text:p>38,68589</text:p>
          </table:table-cell>
          <table:table-cell table:style-name="ce11" table:formula="of:=DEGREES(ASIN(SIN([.$E$4])*SIN([.$H$13])+COS([.$E$4])*COS([.$H$13])*COS([.B25])))" office:value-type="float" office:value="45.3477752163799" calcext:value-type="float">
            <text:p>45,34778</text:p>
          </table:table-cell>
          <table:table-cell table:style-name="ce11" table:formula="of:=DEGREES(ASIN(SIN([.$E$4])*SIN([.$I$13])+COS([.$E$4])*COS([.$I$13])*COS([.B25])))" office:value-type="float" office:value="48.2925530251821" calcext:value-type="float">
            <text:p>48,29255</text:p>
          </table:table-cell>
          <table:table-cell table:style-name="ce11" table:formula="of:=DEGREES(ASIN(SIN([.$E$4])*SIN([.$J$13])+COS([.$E$4])*COS([.$J$13])*COS([.B25])))" office:value-type="float" office:value="47.1950023687087" calcext:value-type="float">
            <text:p>47,19500</text:p>
          </table:table-cell>
          <table:table-cell table:style-name="ce11" table:formula="of:=DEGREES(ASIN(SIN([.$E$4])*SIN([.$K$13])+COS([.$E$4])*COS([.$K$13])*COS([.B25])))" office:value-type="float" office:value="41.9890052875306" calcext:value-type="float">
            <text:p>41,98901</text:p>
          </table:table-cell>
          <table:table-cell table:style-name="ce11" table:formula="of:=DEGREES(ASIN(SIN([.$E$4])*SIN([.$L$13])+COS([.$E$4])*COS([.$L$13])*COS([.B25])))" office:value-type="float" office:value="33.3467978816045" calcext:value-type="float">
            <text:p>33,34680</text:p>
          </table:table-cell>
          <table:table-cell table:style-name="ce11" table:formula="of:=DEGREES(ASIN(SIN([.$E$4])*SIN([.$M$13])+COS([.$E$4])*COS([.$M$13])*COS([.B25])))" office:value-type="float" office:value="23.862837376034" calcext:value-type="float">
            <text:p>23,86284</text:p>
          </table:table-cell>
          <table:table-cell table:style-name="ce11" table:formula="of:=DEGREES(ASIN(SIN([.$E$4])*SIN([.$N$13])+COS([.$E$4])*COS([.$N$13])*COS([.B25])))" office:value-type="float" office:value="15.9032440983418" calcext:value-type="float">
            <text:p>15,90324</text:p>
          </table:table-cell>
          <table:table-cell table:style-name="ce11" table:formula="of:=DEGREES(ASIN(SIN([.$E$4])*SIN([.$O$13])+COS([.$E$4])*COS([.$O$13])*COS([.B25])))" office:value-type="float" office:value="12.3363891703993" calcext:value-type="float">
            <text:p>12,33639</text:p>
          </table:table-cell>
          <table:table-cell table:style-name="ce11" table:formula="of:=DEGREES(ASIN(SIN([.$E$4])*SIN([.$P$13])+COS([.$E$4])*COS([.$P$13])*COS([.B25])))" office:value-type="float" office:value="12.5235590737522" calcext:value-type="float">
            <text:p>12,52356</text:p>
          </table:table-cell>
          <table:table-cell/>
          <table:table-cell table:style-name="ce11" table:formula="of:=DEGREES(ASIN(SIN([.$E$4])*SIN([.$R$13])+COS([.$E$4])*COS([.$R$13])*COS([.B25])))" office:value-type="float" office:value="40.0229645218241" calcext:value-type="float">
            <text:p>40,02296</text:p>
          </table:table-cell>
          <table:table-cell table:style-name="ce11" table:formula="of:=DEGREES(ASIN(SIN([.$E$4])*SIN([.$S$13])+COS([.$E$4])*COS([.$S$13])*COS([.B25])))" office:value-type="float" office:value="48.3825545792943" calcext:value-type="float">
            <text:p>48,38255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11" table:formula="of:=DEGREES(ASIN(SIN([.$E$4])*SIN([.$C$13])+COS([.$E$4])*COS([.$C$13])*COS([.B26])))" office:value-type="float" office:value="19.0286060611089" calcext:value-type="float">
            <text:p>19,02861</text:p>
          </table:table-cell>
          <table:table-cell table:style-name="ce11" table:formula="of:=DEGREES(ASIN(SIN([.$E$4])*SIN([.$D$13])+COS([.$E$4])*COS([.$D$13])*COS([.B26])))" office:value-type="float" office:value="20.6093182539862" calcext:value-type="float">
            <text:p>20,60932</text:p>
          </table:table-cell>
          <table:table-cell table:style-name="ce11" table:formula="of:=DEGREES(ASIN(SIN([.$E$4])*SIN([.$E$13])+COS([.$E$4])*COS([.$E$13])*COS([.B26])))" office:value-type="float" office:value="27.865203831293" calcext:value-type="float">
            <text:p>27,86520</text:p>
          </table:table-cell>
          <table:table-cell table:style-name="ce11" table:formula="of:=DEGREES(ASIN(SIN([.$E$4])*SIN([.$F$13])+COS([.$E$4])*COS([.$F$13])*COS([.B26])))" office:value-type="float" office:value="37.2523767272401" calcext:value-type="float">
            <text:p>37,25238</text:p>
          </table:table-cell>
          <table:table-cell table:style-name="ce11" table:formula="of:=DEGREES(ASIN(SIN([.$E$4])*SIN([.$G$13])+COS([.$E$4])*COS([.$G$13])*COS([.B26])))" office:value-type="float" office:value="47.8184384895037" calcext:value-type="float">
            <text:p>47,81844</text:p>
          </table:table-cell>
          <table:table-cell table:style-name="ce11" table:formula="of:=DEGREES(ASIN(SIN([.$E$4])*SIN([.$H$13])+COS([.$E$4])*COS([.$H$13])*COS([.B26])))" office:value-type="float" office:value="55.3543415186474" calcext:value-type="float">
            <text:p>55,35434</text:p>
          </table:table-cell>
          <table:table-cell table:style-name="ce11" table:formula="of:=DEGREES(ASIN(SIN([.$E$4])*SIN([.$I$13])+COS([.$E$4])*COS([.$I$13])*COS([.B26])))" office:value-type="float" office:value="58.7031169372935" calcext:value-type="float">
            <text:p>58,70312</text:p>
          </table:table-cell>
          <table:table-cell table:style-name="ce11" table:formula="of:=DEGREES(ASIN(SIN([.$E$4])*SIN([.$J$13])+COS([.$E$4])*COS([.$J$13])*COS([.B26])))" office:value-type="float" office:value="57.4553508906504" calcext:value-type="float">
            <text:p>57,45535</text:p>
          </table:table-cell>
          <table:table-cell table:style-name="ce11" table:formula="of:=DEGREES(ASIN(SIN([.$E$4])*SIN([.$K$13])+COS([.$E$4])*COS([.$K$13])*COS([.B26])))" office:value-type="float" office:value="51.5440189101325" calcext:value-type="float">
            <text:p>51,54402</text:p>
          </table:table-cell>
          <table:table-cell table:style-name="ce11" table:formula="of:=DEGREES(ASIN(SIN([.$E$4])*SIN([.$L$13])+COS([.$E$4])*COS([.$L$13])*COS([.B26])))" office:value-type="float" office:value="41.8460706434114" calcext:value-type="float">
            <text:p>41,84607</text:p>
          </table:table-cell>
          <table:table-cell table:style-name="ce11" table:formula="of:=DEGREES(ASIN(SIN([.$E$4])*SIN([.$M$13])+COS([.$E$4])*COS([.$M$13])*COS([.B26])))" office:value-type="float" office:value="31.3628972806677" calcext:value-type="float">
            <text:p>31,36290</text:p>
          </table:table-cell>
          <table:table-cell table:style-name="ce11" table:formula="of:=DEGREES(ASIN(SIN([.$E$4])*SIN([.$N$13])+COS([.$E$4])*COS([.$N$13])*COS([.B26])))" office:value-type="float" office:value="22.6483059724822" calcext:value-type="float">
            <text:p>22,64831</text:p>
          </table:table-cell>
          <table:table-cell table:style-name="ce11" table:formula="of:=DEGREES(ASIN(SIN([.$E$4])*SIN([.$O$13])+COS([.$E$4])*COS([.$O$13])*COS([.B26])))" office:value-type="float" office:value="18.7578172972248" calcext:value-type="float">
            <text:p>18,75782</text:p>
          </table:table-cell>
          <table:table-cell table:style-name="ce11" table:formula="of:=DEGREES(ASIN(SIN([.$E$4])*SIN([.$P$13])+COS([.$E$4])*COS([.$P$13])*COS([.B26])))" office:value-type="float" office:value="18.9618185284436" calcext:value-type="float">
            <text:p>18,96182</text:p>
          </table:table-cell>
          <table:table-cell/>
          <table:table-cell table:style-name="ce11" table:formula="of:=DEGREES(ASIN(SIN([.$E$4])*SIN([.$R$13])+COS([.$E$4])*COS([.$R$13])*COS([.B26])))" office:value-type="float" office:value="49.3236706324056" calcext:value-type="float">
            <text:p>49,32367</text:p>
          </table:table-cell>
          <table:table-cell table:style-name="ce11" table:formula="of:=DEGREES(ASIN(SIN([.$E$4])*SIN([.$S$13])+COS([.$E$4])*COS([.$S$13])*COS([.B26])))" office:value-type="float" office:value="58.8053520816668" calcext:value-type="float">
            <text:p>58,80535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11" table:formula="of:=DEGREES(ASIN(SIN([.$E$4])*SIN([.$C$13])+COS([.$E$4])*COS([.$C$13])*COS([.B27])))" office:value-type="float" office:value="23.205456175796" calcext:value-type="float">
            <text:p>23,20546</text:p>
          </table:table-cell>
          <table:table-cell table:style-name="ce11" table:formula="of:=DEGREES(ASIN(SIN([.$E$4])*SIN([.$D$13])+COS([.$E$4])*COS([.$D$13])*COS([.B27])))" office:value-type="float" office:value="24.8863424277425" calcext:value-type="float">
            <text:p>24,88634</text:p>
          </table:table-cell>
          <table:table-cell table:style-name="ce11" table:formula="of:=DEGREES(ASIN(SIN([.$E$4])*SIN([.$E$13])+COS([.$E$4])*COS([.$E$13])*COS([.B27])))" office:value-type="float" office:value="32.6338074598462" calcext:value-type="float">
            <text:p>32,63381</text:p>
          </table:table-cell>
          <table:table-cell table:style-name="ce11" table:formula="of:=DEGREES(ASIN(SIN([.$E$4])*SIN([.$F$13])+COS([.$E$4])*COS([.$F$13])*COS([.B27])))" office:value-type="float" office:value="42.7740464365616" calcext:value-type="float">
            <text:p>42,77405</text:p>
          </table:table-cell>
          <table:table-cell table:style-name="ce11" table:formula="of:=DEGREES(ASIN(SIN([.$E$4])*SIN([.$G$13])+COS([.$E$4])*COS([.$G$13])*COS([.B27])))" office:value-type="float" office:value="54.4809808063213" calcext:value-type="float">
            <text:p>54,48098</text:p>
          </table:table-cell>
          <table:table-cell table:style-name="ce11" table:formula="of:=DEGREES(ASIN(SIN([.$E$4])*SIN([.$H$13])+COS([.$E$4])*COS([.$H$13])*COS([.B27])))" office:value-type="float" office:value="63.2079479867215" calcext:value-type="float">
            <text:p>63,20795</text:p>
          </table:table-cell>
          <table:table-cell table:style-name="ce11" table:formula="of:=DEGREES(ASIN(SIN([.$E$4])*SIN([.$I$13])+COS([.$E$4])*COS([.$I$13])*COS([.B27])))" office:value-type="float" office:value="67.2703266976566" calcext:value-type="float">
            <text:p>67,27033</text:p>
          </table:table-cell>
          <table:table-cell table:style-name="ce11" table:formula="of:=DEGREES(ASIN(SIN([.$E$4])*SIN([.$J$13])+COS([.$E$4])*COS([.$J$13])*COS([.B27])))" office:value-type="float" office:value="65.7389095713671" calcext:value-type="float">
            <text:p>65,73891</text:p>
          </table:table-cell>
          <table:table-cell table:style-name="ce11" table:formula="of:=DEGREES(ASIN(SIN([.$E$4])*SIN([.$K$13])+COS([.$E$4])*COS([.$K$13])*COS([.B27])))" office:value-type="float" office:value="58.7388958926289" calcext:value-type="float">
            <text:p>58,73890</text:p>
          </table:table-cell>
          <table:table-cell table:style-name="ce11" table:formula="of:=DEGREES(ASIN(SIN([.$E$4])*SIN([.$L$13])+COS([.$E$4])*COS([.$L$13])*COS([.B27])))" office:value-type="float" office:value="47.8123175615264" calcext:value-type="float">
            <text:p>47,81232</text:p>
          </table:table-cell>
          <table:table-cell table:style-name="ce11" table:formula="of:=DEGREES(ASIN(SIN([.$E$4])*SIN([.$M$13])+COS([.$E$4])*COS([.$M$13])*COS([.B27])))" office:value-type="float" office:value="36.3929460618235" calcext:value-type="float">
            <text:p>36,39295</text:p>
          </table:table-cell>
          <table:table-cell table:style-name="ce11" table:formula="of:=DEGREES(ASIN(SIN([.$E$4])*SIN([.$N$13])+COS([.$E$4])*COS([.$N$13])*COS([.B27])))" office:value-type="float" office:value="27.0577729797151" calcext:value-type="float">
            <text:p>27,05777</text:p>
          </table:table-cell>
          <table:table-cell table:style-name="ce11" table:formula="of:=DEGREES(ASIN(SIN([.$E$4])*SIN([.$O$13])+COS([.$E$4])*COS([.$O$13])*COS([.B27])))" office:value-type="float" office:value="22.9177066460746" calcext:value-type="float">
            <text:p>22,91771</text:p>
          </table:table-cell>
          <table:table-cell table:style-name="ce11" table:formula="of:=DEGREES(ASIN(SIN([.$E$4])*SIN([.$P$13])+COS([.$E$4])*COS([.$P$13])*COS([.B27])))" office:value-type="float" office:value="23.1344802095987" calcext:value-type="float">
            <text:p>23,13448</text:p>
          </table:table-cell>
          <table:table-cell/>
          <table:table-cell table:style-name="ce11" table:formula="of:=DEGREES(ASIN(SIN([.$E$4])*SIN([.$R$13])+COS([.$E$4])*COS([.$R$13])*COS([.B27])))" office:value-type="float" office:value="56.190270416431" calcext:value-type="float">
            <text:p>56,19027</text:p>
          </table:table-cell>
          <table:table-cell table:style-name="ce11" table:formula="of:=DEGREES(ASIN(SIN([.$E$4])*SIN([.$S$13])+COS([.$E$4])*COS([.$S$13])*COS([.B27])))" office:value-type="float" office:value="67.3968493804069" calcext:value-type="float">
            <text:p>67,39685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11" table:formula="of:=DEGREES(ASIN(SIN([.$E$4])*SIN([.$C$13])+COS([.$E$4])*COS([.$C$13])*COS([.B28])))" office:value-type="float" office:value="24.6591545423954" calcext:value-type="float">
            <text:p>24,65915</text:p>
          </table:table-cell>
          <table:table-cell table:style-name="ce11" table:formula="of:=DEGREES(ASIN(SIN([.$E$4])*SIN([.$D$13])+COS([.$E$4])*COS([.$D$13])*COS([.B28])))" office:value-type="float" office:value="26.3782264043887" calcext:value-type="float">
            <text:p>26,37823</text:p>
          </table:table-cell>
          <table:table-cell table:style-name="ce11" table:formula="of:=DEGREES(ASIN(SIN([.$E$4])*SIN([.$E$13])+COS([.$E$4])*COS([.$E$13])*COS([.B28])))" office:value-type="float" office:value="34.3178182363776" calcext:value-type="float">
            <text:p>34,31782</text:p>
          </table:table-cell>
          <table:table-cell table:style-name="ce11" table:formula="of:=DEGREES(ASIN(SIN([.$E$4])*SIN([.$F$13])+COS([.$E$4])*COS([.$F$13])*COS([.B28])))" office:value-type="float" office:value="44.7709612618548" calcext:value-type="float">
            <text:p>44,77096</text:p>
          </table:table-cell>
          <table:table-cell table:style-name="ce11" table:formula="of:=DEGREES(ASIN(SIN([.$E$4])*SIN([.$G$13])+COS([.$E$4])*COS([.$G$13])*COS([.B28])))" office:value-type="float" office:value="57.0123789949259" calcext:value-type="float">
            <text:p>57,01238</text:p>
          </table:table-cell>
          <table:table-cell table:style-name="ce11" table:formula="of:=DEGREES(ASIN(SIN([.$E$4])*SIN([.$H$13])+COS([.$E$4])*COS([.$H$13])*COS([.B28])))" office:value-type="float" office:value="66.4213762941853" calcext:value-type="float">
            <text:p>66,42138</text:p>
          </table:table-cell>
          <table:table-cell table:style-name="ce11" table:formula="of:=DEGREES(ASIN(SIN([.$E$4])*SIN([.$I$13])+COS([.$E$4])*COS([.$I$13])*COS([.B28])))" office:value-type="float" office:value="70.9933573112284" calcext:value-type="float">
            <text:p>70,99336</text:p>
          </table:table-cell>
          <table:table-cell table:style-name="ce11" table:formula="of:=DEGREES(ASIN(SIN([.$E$4])*SIN([.$J$13])+COS([.$E$4])*COS([.$J$13])*COS([.B28])))" office:value-type="float" office:value="69.2472559899014" calcext:value-type="float">
            <text:p>69,24726</text:p>
          </table:table-cell>
          <table:table-cell table:style-name="ce11" table:formula="of:=DEGREES(ASIN(SIN([.$E$4])*SIN([.$K$13])+COS([.$E$4])*COS([.$K$13])*COS([.B28])))" office:value-type="float" office:value="61.5550808820509" calcext:value-type="float">
            <text:p>61,55508</text:p>
          </table:table-cell>
          <table:table-cell table:style-name="ce11" table:formula="of:=DEGREES(ASIN(SIN([.$E$4])*SIN([.$L$13])+COS([.$E$4])*COS([.$L$13])*COS([.B28])))" office:value-type="float" office:value="50.0073322532859" calcext:value-type="float">
            <text:p>50,00733</text:p>
          </table:table-cell>
          <table:table-cell table:style-name="ce11" table:formula="of:=DEGREES(ASIN(SIN([.$E$4])*SIN([.$M$13])+COS([.$E$4])*COS([.$M$13])*COS([.B28])))" office:value-type="float" office:value="38.1827666699581" calcext:value-type="float">
            <text:p>38,18277</text:p>
          </table:table-cell>
          <table:table-cell table:style-name="ce11" table:formula="of:=DEGREES(ASIN(SIN([.$E$4])*SIN([.$N$13])+COS([.$E$4])*COS([.$N$13])*COS([.B28])))" office:value-type="float" office:value="28.6006191072323" calcext:value-type="float">
            <text:p>28,60062</text:p>
          </table:table-cell>
          <table:table-cell table:style-name="ce11" table:formula="of:=DEGREES(ASIN(SIN([.$E$4])*SIN([.$O$13])+COS([.$E$4])*COS([.$O$13])*COS([.B28])))" office:value-type="float" office:value="24.3649692730748" calcext:value-type="float">
            <text:p>24,36497</text:p>
          </table:table-cell>
          <table:table-cell table:style-name="ce11" table:formula="of:=DEGREES(ASIN(SIN([.$E$4])*SIN([.$P$13])+COS([.$E$4])*COS([.$P$13])*COS([.B28])))" office:value-type="float" office:value="24.5865884965704" calcext:value-type="float">
            <text:p>24,58659</text:p>
          </table:table-cell>
          <table:table-cell/>
          <table:table-cell table:style-name="ce11" table:formula="of:=DEGREES(ASIN(SIN([.$E$4])*SIN([.$R$13])+COS([.$E$4])*COS([.$R$13])*COS([.B28])))" office:value-type="float" office:value="58.8276026399723" calcext:value-type="float">
            <text:p>58,82760</text:p>
          </table:table-cell>
          <table:table-cell table:style-name="ce11" table:formula="of:=DEGREES(ASIN(SIN([.$E$4])*SIN([.$S$13])+COS([.$E$4])*COS([.$S$13])*COS([.B28])))" office:value-type="float" office:value="71.1391313912764" calcext:value-type="float">
            <text:p>71,13913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11" table:formula="of:=DEGREES(ASIN(SIN([.$E$4])*SIN([.$C$13])+COS([.$E$4])*COS([.$C$13])*COS([.B29])))" office:value-type="float" office:value="23.205456175796" calcext:value-type="float">
            <text:p>23,20546</text:p>
          </table:table-cell>
          <table:table-cell table:style-name="ce11" table:formula="of:=DEGREES(ASIN(SIN([.$E$4])*SIN([.$D$13])+COS([.$E$4])*COS([.$D$13])*COS([.B29])))" office:value-type="float" office:value="24.8863424277425" calcext:value-type="float">
            <text:p>24,88634</text:p>
          </table:table-cell>
          <table:table-cell table:style-name="ce11" table:formula="of:=DEGREES(ASIN(SIN([.$E$4])*SIN([.$E$13])+COS([.$E$4])*COS([.$E$13])*COS([.B29])))" office:value-type="float" office:value="32.6338074598462" calcext:value-type="float">
            <text:p>32,63381</text:p>
          </table:table-cell>
          <table:table-cell table:style-name="ce11" table:formula="of:=DEGREES(ASIN(SIN([.$E$4])*SIN([.$F$13])+COS([.$E$4])*COS([.$F$13])*COS([.B29])))" office:value-type="float" office:value="42.7740464365616" calcext:value-type="float">
            <text:p>42,77405</text:p>
          </table:table-cell>
          <table:table-cell table:style-name="ce11" table:formula="of:=DEGREES(ASIN(SIN([.$E$4])*SIN([.$G$13])+COS([.$E$4])*COS([.$G$13])*COS([.B29])))" office:value-type="float" office:value="54.4809808063213" calcext:value-type="float">
            <text:p>54,48098</text:p>
          </table:table-cell>
          <table:table-cell table:style-name="ce11" table:formula="of:=DEGREES(ASIN(SIN([.$E$4])*SIN([.$H$13])+COS([.$E$4])*COS([.$H$13])*COS([.B29])))" office:value-type="float" office:value="63.2079479867215" calcext:value-type="float">
            <text:p>63,20795</text:p>
          </table:table-cell>
          <table:table-cell table:style-name="ce11" table:formula="of:=DEGREES(ASIN(SIN([.$E$4])*SIN([.$I$13])+COS([.$E$4])*COS([.$I$13])*COS([.B29])))" office:value-type="float" office:value="67.2703266976566" calcext:value-type="float">
            <text:p>67,27033</text:p>
          </table:table-cell>
          <table:table-cell table:style-name="ce11" table:formula="of:=DEGREES(ASIN(SIN([.$E$4])*SIN([.$J$13])+COS([.$E$4])*COS([.$J$13])*COS([.B29])))" office:value-type="float" office:value="65.7389095713671" calcext:value-type="float">
            <text:p>65,73891</text:p>
          </table:table-cell>
          <table:table-cell table:style-name="ce11" table:formula="of:=DEGREES(ASIN(SIN([.$E$4])*SIN([.$K$13])+COS([.$E$4])*COS([.$K$13])*COS([.B29])))" office:value-type="float" office:value="58.7388958926289" calcext:value-type="float">
            <text:p>58,73890</text:p>
          </table:table-cell>
          <table:table-cell table:style-name="ce11" table:formula="of:=DEGREES(ASIN(SIN([.$E$4])*SIN([.$L$13])+COS([.$E$4])*COS([.$L$13])*COS([.B29])))" office:value-type="float" office:value="47.8123175615264" calcext:value-type="float">
            <text:p>47,81232</text:p>
          </table:table-cell>
          <table:table-cell table:style-name="ce11" table:formula="of:=DEGREES(ASIN(SIN([.$E$4])*SIN([.$M$13])+COS([.$E$4])*COS([.$M$13])*COS([.B29])))" office:value-type="float" office:value="36.3929460618235" calcext:value-type="float">
            <text:p>36,39295</text:p>
          </table:table-cell>
          <table:table-cell table:style-name="ce11" table:formula="of:=DEGREES(ASIN(SIN([.$E$4])*SIN([.$N$13])+COS([.$E$4])*COS([.$N$13])*COS([.B29])))" office:value-type="float" office:value="27.0577729797151" calcext:value-type="float">
            <text:p>27,05777</text:p>
          </table:table-cell>
          <table:table-cell table:style-name="ce11" table:formula="of:=DEGREES(ASIN(SIN([.$E$4])*SIN([.$O$13])+COS([.$E$4])*COS([.$O$13])*COS([.B29])))" office:value-type="float" office:value="22.9177066460746" calcext:value-type="float">
            <text:p>22,91771</text:p>
          </table:table-cell>
          <table:table-cell table:style-name="ce11" table:formula="of:=DEGREES(ASIN(SIN([.$E$4])*SIN([.$P$13])+COS([.$E$4])*COS([.$P$13])*COS([.B29])))" office:value-type="float" office:value="23.1344802095987" calcext:value-type="float">
            <text:p>23,13448</text:p>
          </table:table-cell>
          <table:table-cell/>
          <table:table-cell table:style-name="ce11" table:formula="of:=DEGREES(ASIN(SIN([.$E$4])*SIN([.$R$13])+COS([.$E$4])*COS([.$R$13])*COS([.B29])))" office:value-type="float" office:value="56.190270416431" calcext:value-type="float">
            <text:p>56,19027</text:p>
          </table:table-cell>
          <table:table-cell table:style-name="ce11" table:formula="of:=DEGREES(ASIN(SIN([.$E$4])*SIN([.$S$13])+COS([.$E$4])*COS([.$S$13])*COS([.B29])))" office:value-type="float" office:value="67.3968493804069" calcext:value-type="float">
            <text:p>67,39685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11" table:formula="of:=DEGREES(ASIN(SIN([.$E$4])*SIN([.$C$13])+COS([.$E$4])*COS([.$C$13])*COS([.B30])))" office:value-type="float" office:value="19.0286060611089" calcext:value-type="float">
            <text:p>19,02861</text:p>
          </table:table-cell>
          <table:table-cell table:style-name="ce11" table:formula="of:=DEGREES(ASIN(SIN([.$E$4])*SIN([.$D$13])+COS([.$E$4])*COS([.$D$13])*COS([.B30])))" office:value-type="float" office:value="20.6093182539862" calcext:value-type="float">
            <text:p>20,60932</text:p>
          </table:table-cell>
          <table:table-cell table:style-name="ce11" table:formula="of:=DEGREES(ASIN(SIN([.$E$4])*SIN([.$E$13])+COS([.$E$4])*COS([.$E$13])*COS([.B30])))" office:value-type="float" office:value="27.865203831293" calcext:value-type="float">
            <text:p>27,86520</text:p>
          </table:table-cell>
          <table:table-cell table:style-name="ce11" table:formula="of:=DEGREES(ASIN(SIN([.$E$4])*SIN([.$F$13])+COS([.$E$4])*COS([.$F$13])*COS([.B30])))" office:value-type="float" office:value="37.2523767272401" calcext:value-type="float">
            <text:p>37,25238</text:p>
          </table:table-cell>
          <table:table-cell table:style-name="ce11" table:formula="of:=DEGREES(ASIN(SIN([.$E$4])*SIN([.$G$13])+COS([.$E$4])*COS([.$G$13])*COS([.B30])))" office:value-type="float" office:value="47.8184384895037" calcext:value-type="float">
            <text:p>47,81844</text:p>
          </table:table-cell>
          <table:table-cell table:style-name="ce11" table:formula="of:=DEGREES(ASIN(SIN([.$E$4])*SIN([.$H$13])+COS([.$E$4])*COS([.$H$13])*COS([.B30])))" office:value-type="float" office:value="55.3543415186474" calcext:value-type="float">
            <text:p>55,35434</text:p>
          </table:table-cell>
          <table:table-cell table:style-name="ce11" table:formula="of:=DEGREES(ASIN(SIN([.$E$4])*SIN([.$I$13])+COS([.$E$4])*COS([.$I$13])*COS([.B30])))" office:value-type="float" office:value="58.7031169372935" calcext:value-type="float">
            <text:p>58,70312</text:p>
          </table:table-cell>
          <table:table-cell table:style-name="ce11" table:formula="of:=DEGREES(ASIN(SIN([.$E$4])*SIN([.$J$13])+COS([.$E$4])*COS([.$J$13])*COS([.B30])))" office:value-type="float" office:value="57.4553508906504" calcext:value-type="float">
            <text:p>57,45535</text:p>
          </table:table-cell>
          <table:table-cell table:style-name="ce11" table:formula="of:=DEGREES(ASIN(SIN([.$E$4])*SIN([.$K$13])+COS([.$E$4])*COS([.$K$13])*COS([.B30])))" office:value-type="float" office:value="51.5440189101325" calcext:value-type="float">
            <text:p>51,54402</text:p>
          </table:table-cell>
          <table:table-cell table:style-name="ce11" table:formula="of:=DEGREES(ASIN(SIN([.$E$4])*SIN([.$L$13])+COS([.$E$4])*COS([.$L$13])*COS([.B30])))" office:value-type="float" office:value="41.8460706434114" calcext:value-type="float">
            <text:p>41,84607</text:p>
          </table:table-cell>
          <table:table-cell table:style-name="ce11" table:formula="of:=DEGREES(ASIN(SIN([.$E$4])*SIN([.$M$13])+COS([.$E$4])*COS([.$M$13])*COS([.B30])))" office:value-type="float" office:value="31.3628972806677" calcext:value-type="float">
            <text:p>31,36290</text:p>
          </table:table-cell>
          <table:table-cell table:style-name="ce11" table:formula="of:=DEGREES(ASIN(SIN([.$E$4])*SIN([.$N$13])+COS([.$E$4])*COS([.$N$13])*COS([.B30])))" office:value-type="float" office:value="22.6483059724822" calcext:value-type="float">
            <text:p>22,64831</text:p>
          </table:table-cell>
          <table:table-cell table:style-name="ce11" table:formula="of:=DEGREES(ASIN(SIN([.$E$4])*SIN([.$O$13])+COS([.$E$4])*COS([.$O$13])*COS([.B30])))" office:value-type="float" office:value="18.7578172972248" calcext:value-type="float">
            <text:p>18,75782</text:p>
          </table:table-cell>
          <table:table-cell table:style-name="ce11" table:formula="of:=DEGREES(ASIN(SIN([.$E$4])*SIN([.$P$13])+COS([.$E$4])*COS([.$P$13])*COS([.B30])))" office:value-type="float" office:value="18.9618185284436" calcext:value-type="float">
            <text:p>18,96182</text:p>
          </table:table-cell>
          <table:table-cell/>
          <table:table-cell table:style-name="ce11" table:formula="of:=DEGREES(ASIN(SIN([.$E$4])*SIN([.$R$13])+COS([.$E$4])*COS([.$R$13])*COS([.B30])))" office:value-type="float" office:value="49.3236706324056" calcext:value-type="float">
            <text:p>49,32367</text:p>
          </table:table-cell>
          <table:table-cell table:style-name="ce11" table:formula="of:=DEGREES(ASIN(SIN([.$E$4])*SIN([.$S$13])+COS([.$E$4])*COS([.$S$13])*COS([.B30])))" office:value-type="float" office:value="58.8053520816668" calcext:value-type="float">
            <text:p>58,80535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11" table:formula="of:=DEGREES(ASIN(SIN([.$E$4])*SIN([.$C$13])+COS([.$E$4])*COS([.$C$13])*COS([.B31])))" office:value-type="float" office:value="12.5848333536208" calcext:value-type="float">
            <text:p>12,58483</text:p>
          </table:table-cell>
          <table:table-cell table:style-name="ce11" table:formula="of:=DEGREES(ASIN(SIN([.$E$4])*SIN([.$D$13])+COS([.$E$4])*COS([.$D$13])*COS([.B31])))" office:value-type="float" office:value="14.034611042758" calcext:value-type="float">
            <text:p>14,03461</text:p>
          </table:table-cell>
          <table:table-cell table:style-name="ce11" table:formula="of:=DEGREES(ASIN(SIN([.$E$4])*SIN([.$E$13])+COS([.$E$4])*COS([.$E$13])*COS([.B31])))" office:value-type="float" office:value="20.6743946551626" calcext:value-type="float">
            <text:p>20,67439</text:p>
          </table:table-cell>
          <table:table-cell table:style-name="ce11" table:formula="of:=DEGREES(ASIN(SIN([.$E$4])*SIN([.$F$13])+COS([.$E$4])*COS([.$F$13])*COS([.B31])))" office:value-type="float" office:value="29.2063898345061" calcext:value-type="float">
            <text:p>29,20639</text:p>
          </table:table-cell>
          <table:table-cell table:style-name="ce11" table:formula="of:=DEGREES(ASIN(SIN([.$E$4])*SIN([.$G$13])+COS([.$E$4])*COS([.$G$13])*COS([.B31])))" office:value-type="float" office:value="38.6858879258195" calcext:value-type="float">
            <text:p>38,68589</text:p>
          </table:table-cell>
          <table:table-cell table:style-name="ce11" table:formula="of:=DEGREES(ASIN(SIN([.$E$4])*SIN([.$H$13])+COS([.$E$4])*COS([.$H$13])*COS([.B31])))" office:value-type="float" office:value="45.3477752163799" calcext:value-type="float">
            <text:p>45,34778</text:p>
          </table:table-cell>
          <table:table-cell table:style-name="ce11" table:formula="of:=DEGREES(ASIN(SIN([.$E$4])*SIN([.$I$13])+COS([.$E$4])*COS([.$I$13])*COS([.B31])))" office:value-type="float" office:value="48.2925530251821" calcext:value-type="float">
            <text:p>48,29255</text:p>
          </table:table-cell>
          <table:table-cell table:style-name="ce11" table:formula="of:=DEGREES(ASIN(SIN([.$E$4])*SIN([.$J$13])+COS([.$E$4])*COS([.$J$13])*COS([.B31])))" office:value-type="float" office:value="47.1950023687087" calcext:value-type="float">
            <text:p>47,19500</text:p>
          </table:table-cell>
          <table:table-cell table:style-name="ce11" table:formula="of:=DEGREES(ASIN(SIN([.$E$4])*SIN([.$K$13])+COS([.$E$4])*COS([.$K$13])*COS([.B31])))" office:value-type="float" office:value="41.9890052875306" calcext:value-type="float">
            <text:p>41,98901</text:p>
          </table:table-cell>
          <table:table-cell table:style-name="ce11" table:formula="of:=DEGREES(ASIN(SIN([.$E$4])*SIN([.$L$13])+COS([.$E$4])*COS([.$L$13])*COS([.B31])))" office:value-type="float" office:value="33.3467978816045" calcext:value-type="float">
            <text:p>33,34680</text:p>
          </table:table-cell>
          <table:table-cell table:style-name="ce11" table:formula="of:=DEGREES(ASIN(SIN([.$E$4])*SIN([.$M$13])+COS([.$E$4])*COS([.$M$13])*COS([.B31])))" office:value-type="float" office:value="23.862837376034" calcext:value-type="float">
            <text:p>23,86284</text:p>
          </table:table-cell>
          <table:table-cell table:style-name="ce11" table:formula="of:=DEGREES(ASIN(SIN([.$E$4])*SIN([.$N$13])+COS([.$E$4])*COS([.$N$13])*COS([.B31])))" office:value-type="float" office:value="15.9032440983418" calcext:value-type="float">
            <text:p>15,90324</text:p>
          </table:table-cell>
          <table:table-cell table:style-name="ce11" table:formula="of:=DEGREES(ASIN(SIN([.$E$4])*SIN([.$O$13])+COS([.$E$4])*COS([.$O$13])*COS([.B31])))" office:value-type="float" office:value="12.3363891703993" calcext:value-type="float">
            <text:p>12,33639</text:p>
          </table:table-cell>
          <table:table-cell table:style-name="ce11" table:formula="of:=DEGREES(ASIN(SIN([.$E$4])*SIN([.$P$13])+COS([.$E$4])*COS([.$P$13])*COS([.B31])))" office:value-type="float" office:value="12.5235590737522" calcext:value-type="float">
            <text:p>12,52356</text:p>
          </table:table-cell>
          <table:table-cell/>
          <table:table-cell table:style-name="ce11" table:formula="of:=DEGREES(ASIN(SIN([.$E$4])*SIN([.$R$13])+COS([.$E$4])*COS([.$R$13])*COS([.B31])))" office:value-type="float" office:value="40.0229645218241" calcext:value-type="float">
            <text:p>40,02296</text:p>
          </table:table-cell>
          <table:table-cell table:style-name="ce11" table:formula="of:=DEGREES(ASIN(SIN([.$E$4])*SIN([.$S$13])+COS([.$E$4])*COS([.$S$13])*COS([.B31])))" office:value-type="float" office:value="48.3825545792943" calcext:value-type="float">
            <text:p>48,38255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11" table:formula="of:=DEGREES(ASIN(SIN([.$E$4])*SIN([.$C$13])+COS([.$E$4])*COS([.$C$13])*COS([.B32])))" office:value-type="float" office:value="4.41236459129369" calcext:value-type="float">
            <text:p>4,41236</text:p>
          </table:table-cell>
          <table:table-cell table:style-name="ce11" table:formula="of:=DEGREES(ASIN(SIN([.$E$4])*SIN([.$D$13])+COS([.$E$4])*COS([.$D$13])*COS([.B32])))" office:value-type="float" office:value="5.72898898306678" calcext:value-type="float">
            <text:p>5,72899</text:p>
          </table:table-cell>
          <table:table-cell table:style-name="ce11" table:formula="of:=DEGREES(ASIN(SIN([.$E$4])*SIN([.$E$13])+COS([.$E$4])*COS([.$E$13])*COS([.B32])))" office:value-type="float" office:value="11.773942911611" calcext:value-type="float">
            <text:p>11,77394</text:p>
          </table:table-cell>
          <table:table-cell table:style-name="ce11" table:formula="of:=DEGREES(ASIN(SIN([.$E$4])*SIN([.$F$13])+COS([.$E$4])*COS([.$F$13])*COS([.B32])))" office:value-type="float" office:value="19.5723826503071" calcext:value-type="float">
            <text:p>19,57238</text:p>
          </table:table-cell>
          <table:table-cell table:style-name="ce11" table:formula="of:=DEGREES(ASIN(SIN([.$E$4])*SIN([.$G$13])+COS([.$E$4])*COS([.$G$13])*COS([.B32])))" office:value-type="float" office:value="28.2887269865535" calcext:value-type="float">
            <text:p>28,28873</text:p>
          </table:table-cell>
          <table:table-cell table:style-name="ce11" table:formula="of:=DEGREES(ASIN(SIN([.$E$4])*SIN([.$H$13])+COS([.$E$4])*COS([.$H$13])*COS([.B32])))" office:value-type="float" office:value="34.4953639718582" calcext:value-type="float">
            <text:p>34,49536</text:p>
          </table:table-cell>
          <table:table-cell table:style-name="ce11" table:formula="of:=DEGREES(ASIN(SIN([.$E$4])*SIN([.$I$13])+COS([.$E$4])*COS([.$I$13])*COS([.B32])))" office:value-type="float" office:value="37.2927392623177" calcext:value-type="float">
            <text:p>37,29274</text:p>
          </table:table-cell>
          <table:table-cell table:style-name="ce11" table:formula="of:=DEGREES(ASIN(SIN([.$E$4])*SIN([.$J$13])+COS([.$E$4])*COS([.$J$13])*COS([.B32])))" office:value-type="float" office:value="36.2440289936139" calcext:value-type="float">
            <text:p>36,24403</text:p>
          </table:table-cell>
          <table:table-cell table:style-name="ce11" table:formula="of:=DEGREES(ASIN(SIN([.$E$4])*SIN([.$K$13])+COS([.$E$4])*COS([.$K$13])*COS([.B32])))" office:value-type="float" office:value="31.3518618483816" calcext:value-type="float">
            <text:p>31,35186</text:p>
          </table:table-cell>
          <table:table-cell table:style-name="ce11" table:formula="of:=DEGREES(ASIN(SIN([.$E$4])*SIN([.$L$13])+COS([.$E$4])*COS([.$L$13])*COS([.B32])))" office:value-type="float" office:value="23.3703100750741" calcext:value-type="float">
            <text:p>23,37031</text:p>
          </table:table-cell>
          <table:table-cell table:style-name="ce11" table:formula="of:=DEGREES(ASIN(SIN([.$E$4])*SIN([.$M$13])+COS([.$E$4])*COS([.$M$13])*COS([.B32])))" office:value-type="float" office:value="14.6843592446369" calcext:value-type="float">
            <text:p>14,68436</text:p>
          </table:table-cell>
          <table:table-cell table:style-name="ce11" table:formula="of:=DEGREES(ASIN(SIN([.$E$4])*SIN([.$N$13])+COS([.$E$4])*COS([.$N$13])*COS([.B32])))" office:value-type="float" office:value="7.42785137212717" calcext:value-type="float">
            <text:p>7,42785</text:p>
          </table:table-cell>
          <table:table-cell table:style-name="ce11" table:formula="of:=DEGREES(ASIN(SIN([.$E$4])*SIN([.$O$13])+COS([.$E$4])*COS([.$O$13])*COS([.B32])))" office:value-type="float" office:value="4.18687188180677" calcext:value-type="float">
            <text:p>4,18687</text:p>
          </table:table-cell>
          <table:table-cell table:style-name="ce11" table:formula="of:=DEGREES(ASIN(SIN([.$E$4])*SIN([.$P$13])+COS([.$E$4])*COS([.$P$13])*COS([.B32])))" office:value-type="float" office:value="4.35674716286231" calcext:value-type="float">
            <text:p>4,35675</text:p>
          </table:table-cell>
          <table:table-cell/>
          <table:table-cell table:style-name="ce11" table:formula="of:=DEGREES(ASIN(SIN([.$E$4])*SIN([.$R$13])+COS([.$E$4])*COS([.$R$13])*COS([.B32])))" office:value-type="float" office:value="29.5261587692732" calcext:value-type="float">
            <text:p>29,52616</text:p>
          </table:table-cell>
          <table:table-cell table:style-name="ce11" table:formula="of:=DEGREES(ASIN(SIN([.$E$4])*SIN([.$S$13])+COS([.$E$4])*COS([.$S$13])*COS([.B32])))" office:value-type="float" office:value="37.3791267812611" calcext:value-type="float">
            <text:p>37,37913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11" table:formula="of:=DEGREES(ASIN(SIN([.$E$4])*SIN([.$C$13])+COS([.$E$4])*COS([.$C$13])*COS([.B33])))" office:value-type="float" office:value="-5.00291253312927" calcext:value-type="float">
            <text:p>-5,00291</text:p>
          </table:table-cell>
          <table:table-cell table:style-name="ce11" table:formula="of:=DEGREES(ASIN(SIN([.$E$4])*SIN([.$D$13])+COS([.$E$4])*COS([.$D$13])*COS([.B33])))" office:value-type="float" office:value="-3.80361042188842" calcext:value-type="float">
            <text:p>-3,80361</text:p>
          </table:table-cell>
          <table:table-cell table:style-name="ce11" table:formula="of:=DEGREES(ASIN(SIN([.$E$4])*SIN([.$E$13])+COS([.$E$4])*COS([.$E$13])*COS([.B33])))" office:value-type="float" office:value="1.74950123252867" calcext:value-type="float">
            <text:p>1,74950</text:p>
          </table:table-cell>
          <table:table-cell table:style-name="ce11" table:formula="of:=DEGREES(ASIN(SIN([.$E$4])*SIN([.$F$13])+COS([.$E$4])*COS([.$F$13])*COS([.B33])))" office:value-type="float" office:value="9.02539762064482" calcext:value-type="float">
            <text:p>9,02540</text:p>
          </table:table-cell>
          <table:table-cell table:style-name="ce11" table:formula="of:=DEGREES(ASIN(SIN([.$E$4])*SIN([.$G$13])+COS([.$E$4])*COS([.$G$13])*COS([.B33])))" office:value-type="float" office:value="17.332356409461" calcext:value-type="float">
            <text:p>17,33236</text:p>
          </table:table-cell>
          <table:table-cell table:style-name="ce11" table:formula="of:=DEGREES(ASIN(SIN([.$E$4])*SIN([.$H$13])+COS([.$E$4])*COS([.$H$13])*COS([.B33])))" office:value-type="float" office:value="23.4175937681162" calcext:value-type="float">
            <text:p>23,41759</text:p>
          </table:table-cell>
          <table:table-cell table:style-name="ce11" table:formula="of:=DEGREES(ASIN(SIN([.$E$4])*SIN([.$I$13])+COS([.$E$4])*COS([.$I$13])*COS([.B33])))" office:value-type="float" office:value="26.2367166594283" calcext:value-type="float">
            <text:p>26,23672</text:p>
          </table:table-cell>
          <table:table-cell table:style-name="ce11" table:formula="of:=DEGREES(ASIN(SIN([.$E$4])*SIN([.$J$13])+COS([.$E$4])*COS([.$J$13])*COS([.B33])))" office:value-type="float" office:value="25.1724959504095" calcext:value-type="float">
            <text:p>25,17250</text:p>
          </table:table-cell>
          <table:table-cell table:style-name="ce11" table:formula="of:=DEGREES(ASIN(SIN([.$E$4])*SIN([.$K$13])+COS([.$E$4])*COS([.$K$13])*COS([.B33])))" office:value-type="float" office:value="20.3120288904437" calcext:value-type="float">
            <text:p>20,31203</text:p>
          </table:table-cell>
          <table:table-cell table:style-name="ce11" table:formula="of:=DEGREES(ASIN(SIN([.$E$4])*SIN([.$L$13])+COS([.$E$4])*COS([.$L$13])*COS([.B33])))" office:value-type="float" office:value="12.618687074382" calcext:value-type="float">
            <text:p>12,61869</text:p>
          </table:table-cell>
          <table:table-cell table:style-name="ce11" table:formula="of:=DEGREES(ASIN(SIN([.$E$4])*SIN([.$M$13])+COS([.$E$4])*COS([.$M$13])*COS([.B33])))" office:value-type="float" office:value="4.44988312562847" calcext:value-type="float">
            <text:p>4,44988</text:p>
          </table:table-cell>
          <table:table-cell table:style-name="ce11" table:formula="of:=DEGREES(ASIN(SIN([.$E$4])*SIN([.$N$13])+COS([.$E$4])*COS([.$N$13])*COS([.B33])))" office:value-type="float" office:value="-2.2506446983934" calcext:value-type="float">
            <text:p>-2,25064</text:p>
          </table:table-cell>
          <table:table-cell table:style-name="ce11" table:formula="of:=DEGREES(ASIN(SIN([.$E$4])*SIN([.$O$13])+COS([.$E$4])*COS([.$O$13])*COS([.B33])))" office:value-type="float" office:value="-5.20793248106935" calcext:value-type="float">
            <text:p>-5,20793</text:p>
          </table:table-cell>
          <table:table-cell table:style-name="ce11" table:formula="of:=DEGREES(ASIN(SIN([.$E$4])*SIN([.$P$13])+COS([.$E$4])*COS([.$P$13])*COS([.B33])))" office:value-type="float" office:value="-5.05349078799334" calcext:value-type="float">
            <text:p>-5,05349</text:p>
          </table:table-cell>
          <table:table-cell/>
          <table:table-cell table:style-name="ce11" table:formula="of:=DEGREES(ASIN(SIN([.$E$4])*SIN([.$R$13])+COS([.$E$4])*COS([.$R$13])*COS([.B33])))" office:value-type="float" office:value="18.5313457595932" calcext:value-type="float">
            <text:p>18,53135</text:p>
          </table:table-cell>
          <table:table-cell table:style-name="ce11" table:formula="of:=DEGREES(ASIN(SIN([.$E$4])*SIN([.$S$13])+COS([.$E$4])*COS([.$S$13])*COS([.B33])))" office:value-type="float" office:value="26.3248260762496" calcext:value-type="float">
            <text:p>26,32483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11" table:formula="of:=DEGREES(ASIN(SIN([.$E$4])*SIN([.$C$13])+COS([.$E$4])*COS([.$C$13])*COS([.B34])))" office:value-type="float" office:value="-15.2689870217653" calcext:value-type="float">
            <text:p>-15,26899</text:p>
          </table:table-cell>
          <table:table-cell table:style-name="ce11" table:formula="of:=DEGREES(ASIN(SIN([.$E$4])*SIN([.$D$13])+COS([.$E$4])*COS([.$D$13])*COS([.B34])))" office:value-type="float" office:value="-14.1610550828124" calcext:value-type="float">
            <text:p>-14,16106</text:p>
          </table:table-cell>
          <table:table-cell table:style-name="ce11" table:formula="of:=DEGREES(ASIN(SIN([.$E$4])*SIN([.$E$13])+COS([.$E$4])*COS([.$E$13])*COS([.B34])))" office:value-type="float" office:value="-8.956306239603" calcext:value-type="float">
            <text:p>-8,95631</text:p>
          </table:table-cell>
          <table:table-cell table:style-name="ce11" table:formula="of:=DEGREES(ASIN(SIN([.$E$4])*SIN([.$F$13])+COS([.$E$4])*COS([.$F$13])*COS([.B34])))" office:value-type="float" office:value="-1.96446134155459" calcext:value-type="float">
            <text:p>-1,96446</text:p>
          </table:table-cell>
          <table:table-cell table:style-name="ce11" table:formula="of:=DEGREES(ASIN(SIN([.$E$4])*SIN([.$G$13])+COS([.$E$4])*COS([.$G$13])*COS([.B34])))" office:value-type="float" office:value="6.26007730056638" calcext:value-type="float">
            <text:p>6,26008</text:p>
          </table:table-cell>
          <table:table-cell table:style-name="ce11" table:formula="of:=DEGREES(ASIN(SIN([.$E$4])*SIN([.$H$13])+COS([.$E$4])*COS([.$H$13])*COS([.B34])))" office:value-type="float" office:value="12.4840059040229" calcext:value-type="float">
            <text:p>12,48401</text:p>
          </table:table-cell>
          <table:table-cell table:style-name="ce11" table:formula="of:=DEGREES(ASIN(SIN([.$E$4])*SIN([.$I$13])+COS([.$E$4])*COS([.$I$13])*COS([.B34])))" office:value-type="float" office:value="15.443877836959" calcext:value-type="float">
            <text:p>15,44388</text:p>
          </table:table-cell>
          <table:table-cell table:style-name="ce11" table:formula="of:=DEGREES(ASIN(SIN([.$E$4])*SIN([.$J$13])+COS([.$E$4])*COS([.$J$13])*COS([.B34])))" office:value-type="float" office:value="14.3197466887039" calcext:value-type="float">
            <text:p>14,31975</text:p>
          </table:table-cell>
          <table:table-cell table:style-name="ce11" table:formula="of:=DEGREES(ASIN(SIN([.$E$4])*SIN([.$K$13])+COS([.$E$4])*COS([.$K$13])*COS([.B34])))" office:value-type="float" office:value="9.28289632368482" calcext:value-type="float">
            <text:p>9,28290</text:p>
          </table:table-cell>
          <table:table-cell table:style-name="ce11" table:formula="of:=DEGREES(ASIN(SIN([.$E$4])*SIN([.$L$13])+COS([.$E$4])*COS([.$L$13])*COS([.B34])))" office:value-type="float" office:value="1.55966008925366" calcext:value-type="float">
            <text:p>1,55966</text:p>
          </table:table-cell>
          <table:table-cell table:style-name="ce11" table:formula="of:=DEGREES(ASIN(SIN([.$E$4])*SIN([.$M$13])+COS([.$E$4])*COS([.$M$13])*COS([.B34])))" office:value-type="float" office:value="-6.38358533221667" calcext:value-type="float">
            <text:p>-6,38359</text:p>
          </table:table-cell>
          <table:table-cell table:style-name="ce11" table:formula="of:=DEGREES(ASIN(SIN([.$E$4])*SIN([.$N$13])+COS([.$E$4])*COS([.$N$13])*COS([.B34])))" office:value-type="float" office:value="-12.7176133061144" calcext:value-type="float">
            <text:p>-12,71761</text:p>
          </table:table-cell>
          <table:table-cell table:style-name="ce11" table:formula="of:=DEGREES(ASIN(SIN([.$E$4])*SIN([.$O$13])+COS([.$E$4])*COS([.$O$13])*COS([.B34])))" office:value-type="float" office:value="-15.4577782445348" calcext:value-type="float">
            <text:p>-15,45778</text:p>
          </table:table-cell>
          <table:table-cell table:style-name="ce11" table:formula="of:=DEGREES(ASIN(SIN([.$E$4])*SIN([.$P$13])+COS([.$E$4])*COS([.$P$13])*COS([.B34])))" office:value-type="float" office:value="-15.3155783971769" calcext:value-type="float">
            <text:p>-15,31558</text:p>
          </table:table-cell>
          <table:table-cell/>
          <table:table-cell table:style-name="ce11" table:formula="of:=DEGREES(ASIN(SIN([.$E$4])*SIN([.$R$13])+COS([.$E$4])*COS([.$R$13])*COS([.B34])))" office:value-type="float" office:value="7.47121188614202" calcext:value-type="float">
            <text:p>7,47121</text:p>
          </table:table-cell>
          <table:table-cell table:style-name="ce11" table:formula="of:=DEGREES(ASIN(SIN([.$E$4])*SIN([.$S$13])+COS([.$E$4])*COS([.$S$13])*COS([.B34])))" office:value-type="float" office:value="15.5373453915251" calcext:value-type="float">
            <text:p>15,53735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11" table:formula="of:=DEGREES(ASIN(SIN([.$E$4])*SIN([.$C$13])+COS([.$E$4])*COS([.$C$13])*COS([.B35])))" office:value-type="float" office:value="-26.0716934015403" calcext:value-type="float">
            <text:p>-26,07169</text:p>
          </table:table-cell>
          <table:table-cell table:style-name="ce11" table:formula="of:=DEGREES(ASIN(SIN([.$E$4])*SIN([.$D$13])+COS([.$E$4])*COS([.$D$13])*COS([.B35])))" office:value-type="float" office:value="-25.0216053318511" calcext:value-type="float">
            <text:p>-25,02161</text:p>
          </table:table-cell>
          <table:table-cell table:style-name="ce11" table:formula="of:=DEGREES(ASIN(SIN([.$E$4])*SIN([.$E$13])+COS([.$E$4])*COS([.$E$13])*COS([.B35])))" office:value-type="float" office:value="-19.992200896445" calcext:value-type="float">
            <text:p>-19,99220</text:p>
          </table:table-cell>
          <table:table-cell table:style-name="ce11" table:formula="of:=DEGREES(ASIN(SIN([.$E$4])*SIN([.$F$13])+COS([.$E$4])*COS([.$F$13])*COS([.B35])))" office:value-type="float" office:value="-13.0282512575804" calcext:value-type="float">
            <text:p>-13,02825</text:p>
          </table:table-cell>
          <table:table-cell table:style-name="ce11" table:formula="of:=DEGREES(ASIN(SIN([.$E$4])*SIN([.$G$13])+COS([.$E$4])*COS([.$G$13])*COS([.B35])))" office:value-type="float" office:value="-4.57882782876491" calcext:value-type="float">
            <text:p>-4,57883</text:p>
          </table:table-cell>
          <table:table-cell table:style-name="ce11" table:formula="of:=DEGREES(ASIN(SIN([.$E$4])*SIN([.$H$13])+COS([.$E$4])*COS([.$H$13])*COS([.B35])))" office:value-type="float" office:value="2.00028452641488" calcext:value-type="float">
            <text:p>2,00028</text:p>
          </table:table-cell>
          <table:table-cell table:style-name="ce11" table:formula="of:=DEGREES(ASIN(SIN([.$E$4])*SIN([.$I$13])+COS([.$E$4])*COS([.$I$13])*COS([.B35])))" office:value-type="float" office:value="5.19283049531" calcext:value-type="float">
            <text:p>5,19283</text:p>
          </table:table-cell>
          <table:table-cell table:style-name="ce11" table:formula="of:=DEGREES(ASIN(SIN([.$E$4])*SIN([.$J$13])+COS([.$E$4])*COS([.$J$13])*COS([.B35])))" office:value-type="float" office:value="3.97499069456038" calcext:value-type="float">
            <text:p>3,97499</text:p>
          </table:table-cell>
          <table:table-cell table:style-name="ce11" table:formula="of:=DEGREES(ASIN(SIN([.$E$4])*SIN([.$K$13])+COS([.$E$4])*COS([.$K$13])*COS([.B35])))" office:value-type="float" office:value="-1.40469537798822" calcext:value-type="float">
            <text:p>-1,40470</text:p>
          </table:table-cell>
          <table:table-cell table:style-name="ce11" table:formula="of:=DEGREES(ASIN(SIN([.$E$4])*SIN([.$L$13])+COS([.$E$4])*COS([.$L$13])*COS([.B35])))" office:value-type="float" office:value="-9.44064832154333" calcext:value-type="float">
            <text:p>-9,44065</text:p>
          </table:table-cell>
          <table:table-cell table:style-name="ce11" table:formula="of:=DEGREES(ASIN(SIN([.$E$4])*SIN([.$M$13])+COS([.$E$4])*COS([.$M$13])*COS([.B35])))" office:value-type="float" office:value="-17.4549306059441" calcext:value-type="float">
            <text:p>-17,45493</text:p>
          </table:table-cell>
          <table:table-cell table:style-name="ce11" table:formula="of:=DEGREES(ASIN(SIN([.$E$4])*SIN([.$N$13])+COS([.$E$4])*COS([.$N$13])*COS([.B35])))" office:value-type="float" office:value="-23.6420283541412" calcext:value-type="float">
            <text:p>-23,64203</text:p>
          </table:table-cell>
          <table:table-cell table:style-name="ce11" table:formula="of:=DEGREES(ASIN(SIN([.$E$4])*SIN([.$O$13])+COS([.$E$4])*COS([.$O$13])*COS([.B35])))" office:value-type="float" office:value="-26.249823953268" calcext:value-type="float">
            <text:p>-26,24982</text:p>
          </table:table-cell>
          <table:table-cell table:style-name="ce11" table:formula="of:=DEGREES(ASIN(SIN([.$E$4])*SIN([.$P$13])+COS([.$E$4])*COS([.$P$13])*COS([.B35])))" office:value-type="float" office:value="-26.1156761030004" calcext:value-type="float">
            <text:p>-26,11568</text:p>
          </table:table-cell>
          <table:table-cell/>
          <table:table-cell table:style-name="ce11" table:formula="of:=DEGREES(ASIN(SIN([.$E$4])*SIN([.$R$13])+COS([.$E$4])*COS([.$R$13])*COS([.B35])))" office:value-type="float" office:value="-3.31167013860803" calcext:value-type="float">
            <text:p>-3,31167</text:p>
          </table:table-cell>
          <table:table-cell table:style-name="ce11" table:formula="of:=DEGREES(ASIN(SIN([.$E$4])*SIN([.$S$13])+COS([.$E$4])*COS([.$S$13])*COS([.B35])))" office:value-type="float" office:value="5.29439809827293" calcext:value-type="float">
            <text:p>5,29440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11" table:formula="of:=DEGREES(ASIN(SIN([.$E$4])*SIN([.$C$13])+COS([.$E$4])*COS([.$C$13])*COS([.B36])))" office:value-type="float" office:value="-37.1307551817387" calcext:value-type="float">
            <text:p>-37,13076</text:p>
          </table:table-cell>
          <table:table-cell table:style-name="ce11" table:formula="of:=DEGREES(ASIN(SIN([.$E$4])*SIN([.$D$13])+COS([.$E$4])*COS([.$D$13])*COS([.B36])))" office:value-type="float" office:value="-36.0945820300336" calcext:value-type="float">
            <text:p>-36,09458</text:p>
          </table:table-cell>
          <table:table-cell table:style-name="ce11" table:formula="of:=DEGREES(ASIN(SIN([.$E$4])*SIN([.$E$13])+COS([.$E$4])*COS([.$E$13])*COS([.B36])))" office:value-type="float" office:value="-31.0250829623721" calcext:value-type="float">
            <text:p>-31,02508</text:p>
          </table:table-cell>
          <table:table-cell table:style-name="ce11" table:formula="of:=DEGREES(ASIN(SIN([.$E$4])*SIN([.$F$13])+COS([.$E$4])*COS([.$F$13])*COS([.B36])))" office:value-type="float" office:value="-23.8007109028278" calcext:value-type="float">
            <text:p>-23,80071</text:p>
          </table:table-cell>
          <table:table-cell table:style-name="ce11" table:formula="of:=DEGREES(ASIN(SIN([.$E$4])*SIN([.$G$13])+COS([.$E$4])*COS([.$G$13])*COS([.B36])))" office:value-type="float" office:value="-14.8228636863267" calcext:value-type="float">
            <text:p>-14,82286</text:p>
          </table:table-cell>
          <table:table-cell table:style-name="ce11" table:formula="of:=DEGREES(ASIN(SIN([.$E$4])*SIN([.$H$13])+COS([.$E$4])*COS([.$H$13])*COS([.B36])))" office:value-type="float" office:value="-7.7011112852357" calcext:value-type="float">
            <text:p>-7,70111</text:p>
          </table:table-cell>
          <table:table-cell table:style-name="ce11" table:formula="of:=DEGREES(ASIN(SIN([.$E$4])*SIN([.$I$13])+COS([.$E$4])*COS([.$I$13])*COS([.B36])))" office:value-type="float" office:value="-4.20348611919336" calcext:value-type="float">
            <text:p>-4,20349</text:p>
          </table:table-cell>
          <table:table-cell table:style-name="ce11" table:formula="of:=DEGREES(ASIN(SIN([.$E$4])*SIN([.$J$13])+COS([.$E$4])*COS([.$J$13])*COS([.B36])))" office:value-type="float" office:value="-5.5410953056966" calcext:value-type="float">
            <text:p>-5,54110</text:p>
          </table:table-cell>
          <table:table-cell table:style-name="ce11" table:formula="of:=DEGREES(ASIN(SIN([.$E$4])*SIN([.$K$13])+COS([.$E$4])*COS([.$K$13])*COS([.B36])))" office:value-type="float" office:value="-11.4009665190235" calcext:value-type="float">
            <text:p>-11,40097</text:p>
          </table:table-cell>
          <table:table-cell table:style-name="ce11" table:formula="of:=DEGREES(ASIN(SIN([.$E$4])*SIN([.$L$13])+COS([.$E$4])*COS([.$L$13])*COS([.B36])))" office:value-type="float" office:value="-20.0131976083666" calcext:value-type="float">
            <text:p>-20,01320</text:p>
          </table:table-cell>
          <table:table-cell table:style-name="ce11" table:formula="of:=DEGREES(ASIN(SIN([.$E$4])*SIN([.$M$13])+COS([.$E$4])*COS([.$M$13])*COS([.B36])))" office:value-type="float" office:value="-28.415511362501" calcext:value-type="float">
            <text:p>-28,41551</text:p>
          </table:table-cell>
          <table:table-cell table:style-name="ce11" table:formula="of:=DEGREES(ASIN(SIN([.$E$4])*SIN([.$N$13])+COS([.$E$4])*COS([.$N$13])*COS([.B36])))" office:value-type="float" office:value="-34.7202318566815" calcext:value-type="float">
            <text:p>-34,72023</text:p>
          </table:table-cell>
          <table:table-cell table:style-name="ce11" table:formula="of:=DEGREES(ASIN(SIN([.$E$4])*SIN([.$O$13])+COS([.$E$4])*COS([.$O$13])*COS([.B36])))" office:value-type="float" office:value="-37.3055948049433" calcext:value-type="float">
            <text:p>-37,30559</text:p>
          </table:table-cell>
          <table:table-cell table:style-name="ce11" table:formula="of:=DEGREES(ASIN(SIN([.$E$4])*SIN([.$P$13])+COS([.$E$4])*COS([.$P$13])*COS([.B36])))" office:value-type="float" office:value="-37.1739513754588" calcext:value-type="float">
            <text:p>-37,17395</text:p>
          </table:table-cell>
          <table:table-cell/>
          <table:table-cell table:style-name="ce11" table:formula="of:=DEGREES(ASIN(SIN([.$E$4])*SIN([.$R$13])+COS([.$E$4])*COS([.$R$13])*COS([.B36])))" office:value-type="float" office:value="-13.4599031982004" calcext:value-type="float">
            <text:p>-13,45990</text:p>
          </table:table-cell>
          <table:table-cell table:style-name="ce11" table:formula="of:=DEGREES(ASIN(SIN([.$E$4])*SIN([.$S$13])+COS([.$E$4])*COS([.$S$13])*COS([.B36])))" office:value-type="float" office:value="-4.09173503036075" calcext:value-type="float">
            <text:p>-4,09174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11" table:formula="of:=DEGREES(ASIN(SIN([.$E$4])*SIN([.$C$13])+COS([.$E$4])*COS([.$C$13])*COS([.B37])))" office:value-type="float" office:value="-48.123614867602" calcext:value-type="float">
            <text:p>-48,12361</text:p>
          </table:table-cell>
          <table:table-cell table:style-name="ce11" table:formula="of:=DEGREES(ASIN(SIN([.$E$4])*SIN([.$D$13])+COS([.$E$4])*COS([.$D$13])*COS([.B37])))" office:value-type="float" office:value="-47.0379064061956" calcext:value-type="float">
            <text:p>-47,03791</text:p>
          </table:table-cell>
          <table:table-cell table:style-name="ce11" table:formula="of:=DEGREES(ASIN(SIN([.$E$4])*SIN([.$E$13])+COS([.$E$4])*COS([.$E$13])*COS([.B37])))" office:value-type="float" office:value="-41.63778172027" calcext:value-type="float">
            <text:p>-41,63778</text:p>
          </table:table-cell>
          <table:table-cell table:style-name="ce11" table:formula="of:=DEGREES(ASIN(SIN([.$E$4])*SIN([.$F$13])+COS([.$E$4])*COS([.$F$13])*COS([.B37])))" office:value-type="float" office:value="-33.8152111914151" calcext:value-type="float">
            <text:p>-33,81521</text:p>
          </table:table-cell>
          <table:table-cell table:style-name="ce11" table:formula="of:=DEGREES(ASIN(SIN([.$E$4])*SIN([.$G$13])+COS([.$E$4])*COS([.$G$13])*COS([.B37])))" office:value-type="float" office:value="-24.0144480924808" calcext:value-type="float">
            <text:p>-24,01445</text:p>
          </table:table-cell>
          <table:table-cell table:style-name="ce11" table:formula="of:=DEGREES(ASIN(SIN([.$E$4])*SIN([.$H$13])+COS([.$E$4])*COS([.$H$13])*COS([.B37])))" office:value-type="float" office:value="-16.203609159585" calcext:value-type="float">
            <text:p>-16,20361</text:p>
          </table:table-cell>
          <table:table-cell table:style-name="ce11" table:formula="of:=DEGREES(ASIN(SIN([.$E$4])*SIN([.$I$13])+COS([.$E$4])*COS([.$I$13])*COS([.B37])))" office:value-type="float" office:value="-12.3546959738966" calcext:value-type="float">
            <text:p>-12,35470</text:p>
          </table:table-cell>
          <table:table-cell table:style-name="ce11" table:formula="of:=DEGREES(ASIN(SIN([.$E$4])*SIN([.$J$13])+COS([.$E$4])*COS([.$J$13])*COS([.B37])))" office:value-type="float" office:value="-13.8278025730691" calcext:value-type="float">
            <text:p>-13,82780</text:p>
          </table:table-cell>
          <table:table-cell table:style-name="ce11" table:formula="of:=DEGREES(ASIN(SIN([.$E$4])*SIN([.$K$13])+COS([.$E$4])*COS([.$K$13])*COS([.B37])))" office:value-type="float" office:value="-20.2654202975108" calcext:value-type="float">
            <text:p>-20,26542</text:p>
          </table:table-cell>
          <table:table-cell table:style-name="ce11" table:formula="of:=DEGREES(ASIN(SIN([.$E$4])*SIN([.$L$13])+COS([.$E$4])*COS([.$L$13])*COS([.B37])))" office:value-type="float" office:value="-29.6875308834561" calcext:value-type="float">
            <text:p>-29,68753</text:p>
          </table:table-cell>
          <table:table-cell table:style-name="ce11" table:formula="of:=DEGREES(ASIN(SIN([.$E$4])*SIN([.$M$13])+COS([.$E$4])*COS([.$M$13])*COS([.B37])))" office:value-type="float" office:value="-38.82302545749" calcext:value-type="float">
            <text:p>-38,82303</text:p>
          </table:table-cell>
          <table:table-cell table:style-name="ce11" table:formula="of:=DEGREES(ASIN(SIN([.$E$4])*SIN([.$N$13])+COS([.$E$4])*COS([.$N$13])*COS([.B37])))" office:value-type="float" office:value="-45.5863389728521" calcext:value-type="float">
            <text:p>-45,58634</text:p>
          </table:table-cell>
          <table:table-cell table:style-name="ce11" table:formula="of:=DEGREES(ASIN(SIN([.$E$4])*SIN([.$O$13])+COS([.$E$4])*COS([.$O$13])*COS([.B37])))" office:value-type="float" office:value="-48.3059505976854" calcext:value-type="float">
            <text:p>-48,30595</text:p>
          </table:table-cell>
          <table:table-cell table:style-name="ce11" table:formula="of:=DEGREES(ASIN(SIN([.$E$4])*SIN([.$P$13])+COS([.$E$4])*COS([.$P$13])*COS([.B37])))" office:value-type="float" office:value="-48.1686878353023" calcext:value-type="float">
            <text:p>-48,16869</text:p>
          </table:table-cell>
          <table:table-cell/>
          <table:table-cell table:style-name="ce11" table:formula="of:=DEGREES(ASIN(SIN([.$E$4])*SIN([.$R$13])+COS([.$E$4])*COS([.$R$13])*COS([.B37])))" office:value-type="float" office:value="-22.5220242791825" calcext:value-type="float">
            <text:p>-22,52202</text:p>
          </table:table-cell>
          <table:table-cell table:style-name="ce11" table:formula="of:=DEGREES(ASIN(SIN([.$E$4])*SIN([.$S$13])+COS([.$E$4])*COS([.$S$13])*COS([.B37])))" office:value-type="float" office:value="-12.2315556569431" calcext:value-type="float">
            <text:p>-12,23156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11" table:formula="of:=DEGREES(ASIN(SIN([.$E$4])*SIN([.$C$13])+COS([.$E$4])*COS([.$C$13])*COS([.B38])))" office:value-type="float" office:value="-58.5111706632423" calcext:value-type="float">
            <text:p>-58,51117</text:p>
          </table:table-cell>
          <table:table-cell table:style-name="ce11" table:formula="of:=DEGREES(ASIN(SIN([.$E$4])*SIN([.$D$13])+COS([.$E$4])*COS([.$D$13])*COS([.B38])))" office:value-type="float" office:value="-57.2766600670309" calcext:value-type="float">
            <text:p>-57,27666</text:p>
          </table:table-cell>
          <table:table-cell table:style-name="ce11" table:formula="of:=DEGREES(ASIN(SIN([.$E$4])*SIN([.$E$13])+COS([.$E$4])*COS([.$E$13])*COS([.B38])))" office:value-type="float" office:value="-51.1467643274662" calcext:value-type="float">
            <text:p>-51,14676</text:p>
          </table:table-cell>
          <table:table-cell table:style-name="ce11" table:formula="of:=DEGREES(ASIN(SIN([.$E$4])*SIN([.$F$13])+COS([.$E$4])*COS([.$F$13])*COS([.B38])))" office:value-type="float" office:value="-42.3677176001924" calcext:value-type="float">
            <text:p>-42,36772</text:p>
          </table:table-cell>
          <table:table-cell table:style-name="ce11" table:formula="of:=DEGREES(ASIN(SIN([.$E$4])*SIN([.$G$13])+COS([.$E$4])*COS([.$G$13])*COS([.B38])))" office:value-type="float" office:value="-31.529487234415" calcext:value-type="float">
            <text:p>-31,52949</text:p>
          </table:table-cell>
          <table:table-cell table:style-name="ce11" table:formula="of:=DEGREES(ASIN(SIN([.$E$4])*SIN([.$H$13])+COS([.$E$4])*COS([.$H$13])*COS([.B38])))" office:value-type="float" office:value="-22.9762450748684" calcext:value-type="float">
            <text:p>-22,97625</text:p>
          </table:table-cell>
          <table:table-cell table:style-name="ce11" table:formula="of:=DEGREES(ASIN(SIN([.$E$4])*SIN([.$I$13])+COS([.$E$4])*COS([.$I$13])*COS([.B38])))" office:value-type="float" office:value="-18.7777697168778" calcext:value-type="float">
            <text:p>-18,77777</text:p>
          </table:table-cell>
          <table:table-cell table:style-name="ce11" table:formula="of:=DEGREES(ASIN(SIN([.$E$4])*SIN([.$J$13])+COS([.$E$4])*COS([.$J$13])*COS([.B38])))" office:value-type="float" office:value="-20.3837715526629" calcext:value-type="float">
            <text:p>-20,38377</text:p>
          </table:table-cell>
          <table:table-cell table:style-name="ce11" table:formula="of:=DEGREES(ASIN(SIN([.$E$4])*SIN([.$K$13])+COS([.$E$4])*COS([.$K$13])*COS([.B38])))" office:value-type="float" office:value="-27.417294273009" calcext:value-type="float">
            <text:p>-27,41729</text:p>
          </table:table-cell>
          <table:table-cell table:style-name="ce11" table:formula="of:=DEGREES(ASIN(SIN([.$E$4])*SIN([.$L$13])+COS([.$E$4])*COS([.$L$13])*COS([.B38])))" office:value-type="float" office:value="-37.7846973666728" calcext:value-type="float">
            <text:p>-37,78470</text:p>
          </table:table-cell>
          <table:table-cell table:style-name="ce11" table:formula="of:=DEGREES(ASIN(SIN([.$E$4])*SIN([.$M$13])+COS([.$E$4])*COS([.$M$13])*COS([.B38])))" office:value-type="float" office:value="-47.9726419991312" calcext:value-type="float">
            <text:p>-47,97264</text:p>
          </table:table-cell>
          <table:table-cell table:style-name="ce11" table:formula="of:=DEGREES(ASIN(SIN([.$E$4])*SIN([.$N$13])+COS([.$E$4])*COS([.$N$13])*COS([.B38])))" office:value-type="float" office:value="-55.6255861742332" calcext:value-type="float">
            <text:p>-55,62559</text:p>
          </table:table-cell>
          <table:table-cell table:style-name="ce11" table:formula="of:=DEGREES(ASIN(SIN([.$E$4])*SIN([.$O$13])+COS([.$E$4])*COS([.$O$13])*COS([.B38])))" office:value-type="float" office:value="-58.7183367017495" calcext:value-type="float">
            <text:p>-58,71834</text:p>
          </table:table-cell>
          <table:table-cell table:style-name="ce11" table:formula="of:=DEGREES(ASIN(SIN([.$E$4])*SIN([.$P$13])+COS([.$E$4])*COS([.$P$13])*COS([.B38])))" office:value-type="float" office:value="-58.5623876363769" calcext:value-type="float">
            <text:p>-58,56239</text:p>
          </table:table-cell>
          <table:table-cell/>
          <table:table-cell table:style-name="ce11" table:formula="of:=DEGREES(ASIN(SIN([.$E$4])*SIN([.$R$13])+COS([.$E$4])*COS([.$R$13])*COS([.B38])))" office:value-type="float" office:value="-29.8907394610563" calcext:value-type="float">
            <text:p>-29,89074</text:p>
          </table:table-cell>
          <table:table-cell table:style-name="ce11" table:formula="of:=DEGREES(ASIN(SIN([.$E$4])*SIN([.$S$13])+COS([.$E$4])*COS([.$S$13])*COS([.B38])))" office:value-type="float" office:value="-18.6435627941397" calcext:value-type="float">
            <text:p>-18,64356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11" table:formula="of:=DEGREES(ASIN(SIN([.$E$4])*SIN([.$C$13])+COS([.$E$4])*COS([.$C$13])*COS([.B39])))" office:value-type="float" office:value="-67.0332237554203" calcext:value-type="float">
            <text:p>-67,03322</text:p>
          </table:table-cell>
          <table:table-cell table:style-name="ce11" table:formula="of:=DEGREES(ASIN(SIN([.$E$4])*SIN([.$D$13])+COS([.$E$4])*COS([.$D$13])*COS([.B39])))" office:value-type="float" office:value="-65.5214353518835" calcext:value-type="float">
            <text:p>-65,52144</text:p>
          </table:table-cell>
          <table:table-cell table:style-name="ce11" table:formula="of:=DEGREES(ASIN(SIN([.$E$4])*SIN([.$E$13])+COS([.$E$4])*COS([.$E$13])*COS([.B39])))" office:value-type="float" office:value="-58.2802795360734" calcext:value-type="float">
            <text:p>-58,28028</text:p>
          </table:table-cell>
          <table:table-cell table:style-name="ce11" table:formula="of:=DEGREES(ASIN(SIN([.$E$4])*SIN([.$F$13])+COS([.$E$4])*COS([.$F$13])*COS([.B39])))" office:value-type="float" office:value="-48.3887811691915" calcext:value-type="float">
            <text:p>-48,38878</text:p>
          </table:table-cell>
          <table:table-cell table:style-name="ce11" table:formula="of:=DEGREES(ASIN(SIN([.$E$4])*SIN([.$G$13])+COS([.$E$4])*COS([.$G$13])*COS([.B39])))" office:value-type="float" office:value="-36.5724863940057" calcext:value-type="float">
            <text:p>-36,57249</text:p>
          </table:table-cell>
          <table:table-cell table:style-name="ce11" table:formula="of:=DEGREES(ASIN(SIN([.$E$4])*SIN([.$H$13])+COS([.$E$4])*COS([.$H$13])*COS([.B39])))" office:value-type="float" office:value="-27.4073847099362" calcext:value-type="float">
            <text:p>-27,40738</text:p>
          </table:table-cell>
          <table:table-cell table:style-name="ce11" table:formula="of:=DEGREES(ASIN(SIN([.$E$4])*SIN([.$I$13])+COS([.$E$4])*COS([.$I$13])*COS([.B39])))" office:value-type="float" office:value="-22.938906870766" calcext:value-type="float">
            <text:p>-22,93891</text:p>
          </table:table-cell>
          <table:table-cell table:style-name="ce11" table:formula="of:=DEGREES(ASIN(SIN([.$E$4])*SIN([.$J$13])+COS([.$E$4])*COS([.$J$13])*COS([.B39])))" office:value-type="float" office:value="-24.646375578982" calcext:value-type="float">
            <text:p>-24,64638</text:p>
          </table:table-cell>
          <table:table-cell table:style-name="ce11" table:formula="of:=DEGREES(ASIN(SIN([.$E$4])*SIN([.$K$13])+COS([.$E$4])*COS([.$K$13])*COS([.B39])))" office:value-type="float" office:value="-32.1537383158711" calcext:value-type="float">
            <text:p>-32,15374</text:p>
          </table:table-cell>
          <table:table-cell table:style-name="ce11" table:formula="of:=DEGREES(ASIN(SIN([.$E$4])*SIN([.$L$13])+COS([.$E$4])*COS([.$L$13])*COS([.B39])))" office:value-type="float" office:value="-43.3547363602915" calcext:value-type="float">
            <text:p>-43,35474</text:p>
          </table:table-cell>
          <table:table-cell table:style-name="ce11" table:formula="of:=DEGREES(ASIN(SIN([.$E$4])*SIN([.$M$13])+COS([.$E$4])*COS([.$M$13])*COS([.B39])))" office:value-type="float" office:value="-54.6554698682053" calcext:value-type="float">
            <text:p>-54,65547</text:p>
          </table:table-cell>
          <table:table-cell table:style-name="ce11" table:formula="of:=DEGREES(ASIN(SIN([.$E$4])*SIN([.$N$13])+COS([.$E$4])*COS([.$N$13])*COS([.B39])))" office:value-type="float" office:value="-63.5316704955271" calcext:value-type="float">
            <text:p>-63,53167</text:p>
          </table:table-cell>
          <table:table-cell table:style-name="ce11" table:formula="of:=DEGREES(ASIN(SIN([.$E$4])*SIN([.$O$13])+COS([.$E$4])*COS([.$O$13])*COS([.B39])))" office:value-type="float" office:value="-67.289151689393" calcext:value-type="float">
            <text:p>-67,28915</text:p>
          </table:table-cell>
          <table:table-cell table:style-name="ce11" table:formula="of:=DEGREES(ASIN(SIN([.$E$4])*SIN([.$P$13])+COS([.$E$4])*COS([.$P$13])*COS([.B39])))" office:value-type="float" office:value="-67.0964337512741" calcext:value-type="float">
            <text:p>-67,09643</text:p>
          </table:table-cell>
          <table:table-cell/>
          <table:table-cell table:style-name="ce11" table:formula="of:=DEGREES(ASIN(SIN([.$E$4])*SIN([.$R$13])+COS([.$E$4])*COS([.$R$13])*COS([.B39])))" office:value-type="float" office:value="-34.8083992187883" calcext:value-type="float">
            <text:p>-34,80840</text:p>
          </table:table-cell>
          <table:table-cell table:style-name="ce11" table:formula="of:=DEGREES(ASIN(SIN([.$E$4])*SIN([.$S$13])+COS([.$E$4])*COS([.$S$13])*COS([.B39])))" office:value-type="float" office:value="-22.7963125686484" calcext:value-type="float">
            <text:p>-22,79631</text:p>
          </table:table-cell>
        </table:table-row>
        <table:table-row table:style-name="ro1">
          <table:table-cell/>
          <table:table-cell table:style-name="ce6"/>
          <table:table-cell table:style-name="ce12" office:value-type="string" calcext:value-type="string">
            <text:p>Fons gris indica Sol sota horitzó en aquell lloc per a aquest moment.</text:p>
          </table:table-cell>
          <table:table-cell table:style-name="ce11" table:number-columns-repeated="13"/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17"/>
        </table:table-row>
        <table:table-row table:style-name="ro1">
          <table:table-cell table:style-name="ce2" office:value-type="string" calcext:value-type="string">
            <text:p>Distancia des del fons de la gràfica, y = H - (L x tan A) <text:s/>→ (en mm)</text:p>
          </table:table-cell>
          <table:table-cell table:style-name="ce6"/>
          <table:table-cell table:number-columns-repeated="17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  <table:table-cell/>
          <table:table-cell table:style-name="ce10" office:value-type="date" office:date-value="2022-04-20" calcext:value-type="date">
            <text:p>20/abr.</text:p>
          </table:table-cell>
          <table:table-cell table:style-name="ce10" office:value-type="date" office:date-value="2022-06-21" calcext:value-type="date">
            <text:p>21/juny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13" table:formula="of:=[.$J$4]-([.$C$5]* TAN(RADIANS([.C20])))" office:value-type="float" office:value="163.622673129277" calcext:value-type="float">
            <text:p>163,62267</text:p>
          </table:table-cell>
          <table:table-cell table:style-name="ce13" table:formula="of:=[.$J$4]-([.$C$5]* TAN(RADIANS([.D20])))" office:value-type="float" office:value="162.376130174759" calcext:value-type="float">
            <text:p>162,37613</text:p>
          </table:table-cell>
          <table:table-cell table:style-name="ce13" table:formula="of:=[.$J$4]-([.$C$5]* TAN(RADIANS([.E20])))" office:value-type="float" office:value="156.709230537044" calcext:value-type="float">
            <text:p>156,70923</text:p>
          </table:table-cell>
          <table:table-cell table:style-name="ce13" table:formula="of:=[.$J$4]-([.$C$5]* TAN(RADIANS([.F20])))" office:value-type="float" office:value="149.586733218367" calcext:value-type="float">
            <text:p>149,58673</text:p>
          </table:table-cell>
          <table:table-cell table:style-name="ce13" table:formula="of:=[.$J$4]-([.$C$5]* TAN(RADIANS([.G20])))" office:value-type="float" office:value="141.751947609241" calcext:value-type="float">
            <text:p>141,75195</text:p>
          </table:table-cell>
          <table:table-cell table:style-name="ce13" table:formula="of:=[.$J$4]-([.$C$5]* TAN(RADIANS([.H20])))" office:value-type="float" office:value="136.005016999545" calcext:value-type="float">
            <text:p>136,00502</text:p>
          </table:table-cell>
          <table:table-cell table:style-name="ce13" table:formula="of:=[.$J$4]-([.$C$5]* TAN(RADIANS([.I20])))" office:value-type="float" office:value="133.263805115672" calcext:value-type="float">
            <text:p>133,26381</text:p>
          </table:table-cell>
          <table:table-cell table:style-name="ce13" table:formula="of:=[.$J$4]-([.$C$5]* TAN(RADIANS([.J20])))" office:value-type="float" office:value="134.308112096897" calcext:value-type="float">
            <text:p>134,30811</text:p>
          </table:table-cell>
          <table:table-cell table:style-name="ce13" table:formula="of:=[.$J$4]-([.$C$5]* TAN(RADIANS([.K20])))" office:value-type="float" office:value="138.954917705542" calcext:value-type="float">
            <text:p>138,95492</text:p>
          </table:table-cell>
          <table:table-cell table:style-name="ce13" table:formula="of:=[.$J$4]-([.$C$5]* TAN(RADIANS([.L20])))" office:value-type="float" office:value="146.174621065378" calcext:value-type="float">
            <text:p>146,17462</text:p>
          </table:table-cell>
          <table:table-cell table:style-name="ce13" table:formula="of:=[.$J$4]-([.$C$5]* TAN(RADIANS([.M20])))" office:value-type="float" office:value="154.026626401755" calcext:value-type="float">
            <text:p>154,02663</text:p>
          </table:table-cell>
          <table:table-cell table:style-name="ce13" table:formula="of:=[.$J$4]-([.$C$5]* TAN(RADIANS([.N20])))" office:value-type="float" office:value="160.772468893842" calcext:value-type="float">
            <text:p>160,77247</text:p>
          </table:table-cell>
          <table:table-cell table:style-name="ce13" table:formula="of:=[.$J$4]-([.$C$5]* TAN(RADIANS([.O20])))" office:value-type="float" office:value="163.836361183872" calcext:value-type="float">
            <text:p>163,83636</text:p>
          </table:table-cell>
          <table:table-cell table:style-name="ce13" table:formula="of:=[.$J$4]-([.$C$5]* TAN(RADIANS([.P20])))" office:value-type="float" office:value="163.675375239127" calcext:value-type="float">
            <text:p>163,67538</text:p>
          </table:table-cell>
          <table:table-cell/>
          <table:table-cell table:style-name="ce13" table:formula="of:=[.$J$4]-([.$C$5]* TAN(RADIANS([.R20])))" office:value-type="float" office:value="140.628452836904" calcext:value-type="float">
            <text:p>140,62845</text:p>
          </table:table-cell>
          <table:table-cell table:style-name="ce13" table:formula="of:=[.$J$4]-([.$C$5]* TAN(RADIANS([.S20])))" office:value-type="float" office:value="133.176735998541" calcext:value-type="float">
            <text:p>133,17674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13" table:formula="of:=[.$J$4]-([.$C$5]* TAN(RADIANS([.C21])))" office:value-type="float" office:value="151.72784931619" calcext:value-type="float">
            <text:p>151,72785</text:p>
          </table:table-cell>
          <table:table-cell table:style-name="ce13" table:formula="of:=[.$J$4]-([.$C$5]* TAN(RADIANS([.D21])))" office:value-type="float" office:value="150.727983258333" calcext:value-type="float">
            <text:p>150,72798</text:p>
          </table:table-cell>
          <table:table-cell table:style-name="ce13" table:formula="of:=[.$J$4]-([.$C$5]* TAN(RADIANS([.E21])))" office:value-type="float" office:value="146.156190909821" calcext:value-type="float">
            <text:p>146,15619</text:p>
          </table:table-cell>
          <table:table-cell table:style-name="ce13" table:formula="of:=[.$J$4]-([.$C$5]* TAN(RADIANS([.F21])))" office:value-type="float" office:value="140.27536299535" calcext:value-type="float">
            <text:p>140,27536</text:p>
          </table:table-cell>
          <table:table-cell table:style-name="ce13" table:formula="of:=[.$J$4]-([.$C$5]* TAN(RADIANS([.G21])))" office:value-type="float" office:value="133.556433380967" calcext:value-type="float">
            <text:p>133,55643</text:p>
          </table:table-cell>
          <table:table-cell table:style-name="ce13" table:formula="of:=[.$J$4]-([.$C$5]* TAN(RADIANS([.H21])))" office:value-type="float" office:value="128.449032455606" calcext:value-type="float">
            <text:p>128,44903</text:p>
          </table:table-cell>
          <table:table-cell table:style-name="ce13" table:formula="of:=[.$J$4]-([.$C$5]* TAN(RADIANS([.I21])))" office:value-type="float" office:value="125.964196667962" calcext:value-type="float">
            <text:p>125,96420</text:p>
          </table:table-cell>
          <table:table-cell table:style-name="ce13" table:formula="of:=[.$J$4]-([.$C$5]* TAN(RADIANS([.J21])))" office:value-type="float" office:value="126.914197593947" calcext:value-type="float">
            <text:p>126,91420</text:p>
          </table:table-cell>
          <table:table-cell table:style-name="ce13" table:formula="of:=[.$J$4]-([.$C$5]* TAN(RADIANS([.K21])))" office:value-type="float" office:value="131.088939171817" calcext:value-type="float">
            <text:p>131,08894</text:p>
          </table:table-cell>
          <table:table-cell table:style-name="ce13" table:formula="of:=[.$J$4]-([.$C$5]* TAN(RADIANS([.L21])))" office:value-type="float" office:value="137.383998722588" calcext:value-type="float">
            <text:p>137,38400</text:p>
          </table:table-cell>
          <table:table-cell table:style-name="ce13" table:formula="of:=[.$J$4]-([.$C$5]* TAN(RADIANS([.M21])))" office:value-type="float" office:value="143.963260614402" calcext:value-type="float">
            <text:p>143,96326</text:p>
          </table:table-cell>
          <table:table-cell table:style-name="ce13" table:formula="of:=[.$J$4]-([.$C$5]* TAN(RADIANS([.N21])))" office:value-type="float" office:value="149.43999765548" calcext:value-type="float">
            <text:p>149,44000</text:p>
          </table:table-cell>
          <table:table-cell table:style-name="ce13" table:formula="of:=[.$J$4]-([.$C$5]* TAN(RADIANS([.O21])))" office:value-type="float" office:value="151.899223718851" calcext:value-type="float">
            <text:p>151,89922</text:p>
          </table:table-cell>
          <table:table-cell table:style-name="ce13" table:formula="of:=[.$J$4]-([.$C$5]* TAN(RADIANS([.P21])))" office:value-type="float" office:value="151.770115217975" calcext:value-type="float">
            <text:p>151,77012</text:p>
          </table:table-cell>
          <table:table-cell/>
          <table:table-cell table:style-name="ce13" table:formula="of:=[.$J$4]-([.$C$5]* TAN(RADIANS([.R21])))" office:value-type="float" office:value="132.569599981409" calcext:value-type="float">
            <text:p>132,56960</text:p>
          </table:table-cell>
          <table:table-cell table:style-name="ce13" table:formula="of:=[.$J$4]-([.$C$5]* TAN(RADIANS([.S21])))" office:value-type="float" office:value="125.884812786389" calcext:value-type="float">
            <text:p>125,88481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13" table:formula="of:=[.$J$4]-([.$C$5]* TAN(RADIANS([.C22])))" office:value-type="float" office:value="142.122706305516" calcext:value-type="float">
            <text:p>142,12271</text:p>
          </table:table-cell>
          <table:table-cell table:style-name="ce13" table:formula="of:=[.$J$4]-([.$C$5]* TAN(RADIANS([.D22])))" office:value-type="float" office:value="141.204732663754" calcext:value-type="float">
            <text:p>141,20473</text:p>
          </table:table-cell>
          <table:table-cell table:style-name="ce13" table:formula="of:=[.$J$4]-([.$C$5]* TAN(RADIANS([.E22])))" office:value-type="float" office:value="136.998758625508" calcext:value-type="float">
            <text:p>136,99876</text:p>
          </table:table-cell>
          <table:table-cell table:style-name="ce13" table:formula="of:=[.$J$4]-([.$C$5]* TAN(RADIANS([.F22])))" office:value-type="float" office:value="131.523169218466" calcext:value-type="float">
            <text:p>131,52317</text:p>
          </table:table-cell>
          <table:table-cell table:style-name="ce13" table:formula="of:=[.$J$4]-([.$C$5]* TAN(RADIANS([.G22])))" office:value-type="float" office:value="125.128675044522" calcext:value-type="float">
            <text:p>125,12868</text:p>
          </table:table-cell>
          <table:table-cell table:style-name="ce13" table:formula="of:=[.$J$4]-([.$C$5]* TAN(RADIANS([.H22])))" office:value-type="float" office:value="120.168082074134" calcext:value-type="float">
            <text:p>120,16808</text:p>
          </table:table-cell>
          <table:table-cell table:style-name="ce13" table:formula="of:=[.$J$4]-([.$C$5]* TAN(RADIANS([.I22])))" office:value-type="float" office:value="117.731519658385" calcext:value-type="float">
            <text:p>117,73152</text:p>
          </table:table-cell>
          <table:table-cell table:style-name="ce13" table:formula="of:=[.$J$4]-([.$C$5]* TAN(RADIANS([.J22])))" office:value-type="float" office:value="118.664349966027" calcext:value-type="float">
            <text:p>118,66435</text:p>
          </table:table-cell>
          <table:table-cell table:style-name="ce13" table:formula="of:=[.$J$4]-([.$C$5]* TAN(RADIANS([.K22])))" office:value-type="float" office:value="122.741591593477" calcext:value-type="float">
            <text:p>122,74159</text:p>
          </table:table-cell>
          <table:table-cell table:style-name="ce13" table:formula="of:=[.$J$4]-([.$C$5]* TAN(RADIANS([.L22])))" office:value-type="float" office:value="128.790873638277" calcext:value-type="float">
            <text:p>128,79087</text:p>
          </table:table-cell>
          <table:table-cell table:style-name="ce13" table:formula="of:=[.$J$4]-([.$C$5]* TAN(RADIANS([.M22])))" office:value-type="float" office:value="134.968225846246" calcext:value-type="float">
            <text:p>134,96823</text:p>
          </table:table-cell>
          <table:table-cell table:style-name="ce13" table:formula="of:=[.$J$4]-([.$C$5]* TAN(RADIANS([.N22])))" office:value-type="float" office:value="140.022025282384" calcext:value-type="float">
            <text:p>140,02203</text:p>
          </table:table-cell>
          <table:table-cell table:style-name="ce13" table:formula="of:=[.$J$4]-([.$C$5]* TAN(RADIANS([.O22])))" office:value-type="float" office:value="142.2800770454" calcext:value-type="float">
            <text:p>142,28008</text:p>
          </table:table-cell>
          <table:table-cell table:style-name="ce13" table:formula="of:=[.$J$4]-([.$C$5]* TAN(RADIANS([.P22])))" office:value-type="float" office:value="142.161517037617" calcext:value-type="float">
            <text:p>142,16152</text:p>
          </table:table-cell>
          <table:table-cell/>
          <table:table-cell table:style-name="ce13" table:formula="of:=[.$J$4]-([.$C$5]* TAN(RADIANS([.R22])))" office:value-type="float" office:value="124.17632931002" calcext:value-type="float">
            <text:p>124,17633</text:p>
          </table:table-cell>
          <table:table-cell table:style-name="ce13" table:formula="of:=[.$J$4]-([.$C$5]* TAN(RADIANS([.S22])))" office:value-type="float" office:value="117.653512411483" calcext:value-type="float">
            <text:p>117,65351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13" table:formula="of:=[.$J$4]-([.$C$5]* TAN(RADIANS([.C23])))" office:value-type="float" office:value="133.88743421102" calcext:value-type="float">
            <text:p>133,88743</text:p>
          </table:table-cell>
          <table:table-cell table:style-name="ce13" table:formula="of:=[.$J$4]-([.$C$5]* TAN(RADIANS([.D23])))" office:value-type="float" office:value="132.952358636928" calcext:value-type="float">
            <text:p>132,95236</text:p>
          </table:table-cell>
          <table:table-cell table:style-name="ce13" table:formula="of:=[.$J$4]-([.$C$5]* TAN(RADIANS([.E23])))" office:value-type="float" office:value="128.643612754045" calcext:value-type="float">
            <text:p>128,64361</text:p>
          </table:table-cell>
          <table:table-cell table:style-name="ce13" table:formula="of:=[.$J$4]-([.$C$5]* TAN(RADIANS([.F23])))" office:value-type="float" office:value="122.946350953094" calcext:value-type="float">
            <text:p>122,94635</text:p>
          </table:table-cell>
          <table:table-cell table:style-name="ce13" table:formula="of:=[.$J$4]-([.$C$5]* TAN(RADIANS([.G23])))" office:value-type="float" office:value="116.14106428764" calcext:value-type="float">
            <text:p>116,14106</text:p>
          </table:table-cell>
          <table:table-cell table:style-name="ce13" table:formula="of:=[.$J$4]-([.$C$5]* TAN(RADIANS([.H23])))" office:value-type="float" office:value="110.766933636246" calcext:value-type="float">
            <text:p>110,76693</text:p>
          </table:table-cell>
          <table:table-cell table:style-name="ce13" table:formula="of:=[.$J$4]-([.$C$5]* TAN(RADIANS([.I23])))" office:value-type="float" office:value="108.113404308921" calcext:value-type="float">
            <text:p>108,11340</text:p>
          </table:table-cell>
          <table:table-cell table:style-name="ce13" table:formula="of:=[.$J$4]-([.$C$5]* TAN(RADIANS([.J23])))" office:value-type="float" office:value="109.129412234113" calcext:value-type="float">
            <text:p>109,12941</text:p>
          </table:table-cell>
          <table:table-cell table:style-name="ce13" table:formula="of:=[.$J$4]-([.$C$5]* TAN(RADIANS([.K23])))" office:value-type="float" office:value="113.562538930807" calcext:value-type="float">
            <text:p>113,56254</text:p>
          </table:table-cell>
          <table:table-cell table:style-name="ce13" table:formula="of:=[.$J$4]-([.$C$5]* TAN(RADIANS([.L23])))" office:value-type="float" office:value="120.058522216158" calcext:value-type="float">
            <text:p>120,05852</text:p>
          </table:table-cell>
          <table:table-cell table:style-name="ce13" table:formula="of:=[.$J$4]-([.$C$5]* TAN(RADIANS([.M23])))" office:value-type="float" office:value="126.544129335486" calcext:value-type="float">
            <text:p>126,54413</text:p>
          </table:table-cell>
          <table:table-cell table:style-name="ce13" table:formula="of:=[.$J$4]-([.$C$5]* TAN(RADIANS([.N23])))" office:value-type="float" office:value="131.745278892362" calcext:value-type="float">
            <text:p>131,74528</text:p>
          </table:table-cell>
          <table:table-cell table:style-name="ce13" table:formula="of:=[.$J$4]-([.$C$5]* TAN(RADIANS([.O23])))" office:value-type="float" office:value="134.047605211378" calcext:value-type="float">
            <text:p>134,04761</text:p>
          </table:table-cell>
          <table:table-cell table:style-name="ce13" table:formula="of:=[.$J$4]-([.$C$5]* TAN(RADIANS([.P23])))" office:value-type="float" office:value="133.926938783834" calcext:value-type="float">
            <text:p>133,92694</text:p>
          </table:table-cell>
          <table:table-cell/>
          <table:table-cell table:style-name="ce13" table:formula="of:=[.$J$4]-([.$C$5]* TAN(RADIANS([.R23])))" office:value-type="float" office:value="115.11441303014" calcext:value-type="float">
            <text:p>115,11441</text:p>
          </table:table-cell>
          <table:table-cell table:style-name="ce13" table:formula="of:=[.$J$4]-([.$C$5]* TAN(RADIANS([.S23])))" office:value-type="float" office:value="108.028461724793" calcext:value-type="float">
            <text:p>108,02846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13" table:formula="of:=[.$J$4]-([.$C$5]* TAN(RADIANS([.C24])))" office:value-type="float" office:value="126.573383013943" calcext:value-type="float">
            <text:p>126,57338</text:p>
          </table:table-cell>
          <table:table-cell table:style-name="ce13" table:formula="of:=[.$J$4]-([.$C$5]* TAN(RADIANS([.D24])))" office:value-type="float" office:value="125.544841429991" calcext:value-type="float">
            <text:p>125,54484</text:p>
          </table:table-cell>
          <table:table-cell table:style-name="ce13" table:formula="of:=[.$J$4]-([.$C$5]* TAN(RADIANS([.E24])))" office:value-type="float" office:value="120.743849056947" calcext:value-type="float">
            <text:p>120,74385</text:p>
          </table:table-cell>
          <table:table-cell table:style-name="ce13" table:formula="of:=[.$J$4]-([.$C$5]* TAN(RADIANS([.F24])))" office:value-type="float" office:value="114.211288207017" calcext:value-type="float">
            <text:p>114,21129</text:p>
          </table:table-cell>
          <table:table-cell table:style-name="ce13" table:formula="of:=[.$J$4]-([.$C$5]* TAN(RADIANS([.G24])))" office:value-type="float" office:value="106.100252680132" calcext:value-type="float">
            <text:p>106,10025</text:p>
          </table:table-cell>
          <table:table-cell table:style-name="ce13" table:formula="of:=[.$J$4]-([.$C$5]* TAN(RADIANS([.H24])))" office:value-type="float" office:value="99.4848082540468" calcext:value-type="float">
            <text:p>99,48481</text:p>
          </table:table-cell>
          <table:table-cell table:style-name="ce13" table:formula="of:=[.$J$4]-([.$C$5]* TAN(RADIANS([.I24])))" office:value-type="float" office:value="96.1793845834286" calcext:value-type="float">
            <text:p>96,17938</text:p>
          </table:table-cell>
          <table:table-cell table:style-name="ce13" table:formula="of:=[.$J$4]-([.$C$5]* TAN(RADIANS([.J24])))" office:value-type="float" office:value="97.446132984715" calcext:value-type="float">
            <text:p>97,44613</text:p>
          </table:table-cell>
          <table:table-cell table:style-name="ce13" table:formula="of:=[.$J$4]-([.$C$5]* TAN(RADIANS([.K24])))" office:value-type="float" office:value="102.944684372427" calcext:value-type="float">
            <text:p>102,94468</text:p>
          </table:table-cell>
          <table:table-cell table:style-name="ce13" table:formula="of:=[.$J$4]-([.$C$5]* TAN(RADIANS([.L24])))" office:value-type="float" office:value="110.810440024898" calcext:value-type="float">
            <text:p>110,81044</text:p>
          </table:table-cell>
          <table:table-cell table:style-name="ce13" table:formula="of:=[.$J$4]-([.$C$5]* TAN(RADIANS([.M24])))" office:value-type="float" office:value="118.362846236111" calcext:value-type="float">
            <text:p>118,36285</text:p>
          </table:table-cell>
          <table:table-cell table:style-name="ce13" table:formula="of:=[.$J$4]-([.$C$5]* TAN(RADIANS([.N24])))" office:value-type="float" office:value="124.210510829998" calcext:value-type="float">
            <text:p>124,21051</text:p>
          </table:table-cell>
          <table:table-cell table:style-name="ce13" table:formula="of:=[.$J$4]-([.$C$5]* TAN(RADIANS([.O24])))" office:value-type="float" office:value="126.7491411718" calcext:value-type="float">
            <text:p>126,74914</text:p>
          </table:table-cell>
          <table:table-cell table:style-name="ce13" table:formula="of:=[.$J$4]-([.$C$5]* TAN(RADIANS([.P24])))" office:value-type="float" office:value="126.616743198801" calcext:value-type="float">
            <text:p>126,61674</text:p>
          </table:table-cell>
          <table:table-cell/>
          <table:table-cell table:style-name="ce13" table:formula="of:=[.$J$4]-([.$C$5]* TAN(RADIANS([.R24])))" office:value-type="float" office:value="104.848630578835" calcext:value-type="float">
            <text:p>104,84863</text:p>
          </table:table-cell>
          <table:table-cell table:style-name="ce13" table:formula="of:=[.$J$4]-([.$C$5]* TAN(RADIANS([.S24])))" office:value-type="float" office:value="96.0734715260795" calcext:value-type="float">
            <text:p>96,07347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13" table:formula="of:=[.$J$4]-([.$C$5]* TAN(RADIANS([.C25])))" office:value-type="float" office:value="120.086072195348" calcext:value-type="float">
            <text:p>120,08607</text:p>
          </table:table-cell>
          <table:table-cell table:style-name="ce13" table:formula="of:=[.$J$4]-([.$C$5]* TAN(RADIANS([.D25])))" office:value-type="float" office:value="118.899450108189" calcext:value-type="float">
            <text:p>118,89945</text:p>
          </table:table-cell>
          <table:table-cell table:style-name="ce13" table:formula="of:=[.$J$4]-([.$C$5]* TAN(RADIANS([.E25])))" office:value-type="float" office:value="113.242450530082" calcext:value-type="float">
            <text:p>113,24245</text:p>
          </table:table-cell>
          <table:table-cell table:style-name="ce13" table:formula="of:=[.$J$4]-([.$C$5]* TAN(RADIANS([.F25])))" office:value-type="float" office:value="105.17494443724" calcext:value-type="float">
            <text:p>105,17494</text:p>
          </table:table-cell>
          <table:table-cell table:style-name="ce13" table:formula="of:=[.$J$4]-([.$C$5]* TAN(RADIANS([.G25])))" office:value-type="float" office:value="94.4407767726448" calcext:value-type="float">
            <text:p>94,44078</text:p>
          </table:table-cell>
          <table:table-cell table:style-name="ce13" table:formula="of:=[.$J$4]-([.$C$5]* TAN(RADIANS([.H25])))" office:value-type="float" office:value="85.050032162248" calcext:value-type="float">
            <text:p>85,05003</text:p>
          </table:table-cell>
          <table:table-cell table:style-name="ce13" table:formula="of:=[.$J$4]-([.$C$5]* TAN(RADIANS([.I25])))" office:value-type="float" office:value="80.1710693860615" calcext:value-type="float">
            <text:p>80,17107</text:p>
          </table:table-cell>
          <table:table-cell table:style-name="ce13" table:formula="of:=[.$J$4]-([.$C$5]* TAN(RADIANS([.J25])))" office:value-type="float" office:value="82.0525692949341" calcext:value-type="float">
            <text:p>82,05257</text:p>
          </table:table-cell>
          <table:table-cell table:style-name="ce13" table:formula="of:=[.$J$4]-([.$C$5]* TAN(RADIANS([.K25])))" office:value-type="float" office:value="90.030665839773" calcext:value-type="float">
            <text:p>90,03067</text:p>
          </table:table-cell>
          <table:table-cell table:style-name="ce13" table:formula="of:=[.$J$4]-([.$C$5]* TAN(RADIANS([.L25])))" office:value-type="float" office:value="100.777724835078" calcext:value-type="float">
            <text:p>100,77772</text:p>
          </table:table-cell>
          <table:table-cell table:style-name="ce13" table:formula="of:=[.$J$4]-([.$C$5]* TAN(RADIANS([.M25])))" office:value-type="float" office:value="110.355720148639" calcext:value-type="float">
            <text:p>110,35572</text:p>
          </table:table-cell>
          <table:table-cell table:style-name="ce13" table:formula="of:=[.$J$4]-([.$C$5]* TAN(RADIANS([.N25])))" office:value-type="float" office:value="117.347450570687" calcext:value-type="float">
            <text:p>117,34745</text:p>
          </table:table-cell>
          <table:table-cell table:style-name="ce13" table:formula="of:=[.$J$4]-([.$C$5]* TAN(RADIANS([.O25])))" office:value-type="float" office:value="120.28803382477" calcext:value-type="float">
            <text:p>120,28803</text:p>
          </table:table-cell>
          <table:table-cell table:style-name="ce13" table:formula="of:=[.$J$4]-([.$C$5]* TAN(RADIANS([.P25])))" office:value-type="float" office:value="120.135918415564" calcext:value-type="float">
            <text:p>120,13592</text:p>
          </table:table-cell>
          <table:table-cell/>
          <table:table-cell table:style-name="ce13" table:formula="of:=[.$J$4]-([.$C$5]* TAN(RADIANS([.R25])))" office:value-type="float" office:value="92.7072777310747" calcext:value-type="float">
            <text:p>92,70728</text:p>
          </table:table-cell>
          <table:table-cell table:style-name="ce13" table:formula="of:=[.$J$4]-([.$C$5]* TAN(RADIANS([.S25])))" office:value-type="float" office:value="80.0132064559396" calcext:value-type="float">
            <text:p>80,01321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13" table:formula="of:=[.$J$4]-([.$C$5]* TAN(RADIANS([.C26])))" office:value-type="float" office:value="114.684440785163" calcext:value-type="float">
            <text:p>114,68444</text:p>
          </table:table-cell>
          <table:table-cell table:style-name="ce13" table:formula="of:=[.$J$4]-([.$C$5]* TAN(RADIANS([.D26])))" office:value-type="float" office:value="113.30004620383" calcext:value-type="float">
            <text:p>113,30005</text:p>
          </table:table-cell>
          <table:table-cell table:style-name="ce13" table:formula="of:=[.$J$4]-([.$C$5]* TAN(RADIANS([.E26])))" office:value-type="float" office:value="106.521916952663" calcext:value-type="float">
            <text:p>106,52192</text:p>
          </table:table-cell>
          <table:table-cell table:style-name="ce13" table:formula="of:=[.$J$4]-([.$C$5]* TAN(RADIANS([.F26])))" office:value-type="float" office:value="96.2287866089042" calcext:value-type="float">
            <text:p>96,22879</text:p>
          </table:table-cell>
          <table:table-cell table:style-name="ce13" table:formula="of:=[.$J$4]-([.$C$5]* TAN(RADIANS([.G26])))" office:value-type="float" office:value="80.9935825869771" calcext:value-type="float">
            <text:p>80,99358</text:p>
          </table:table-cell>
          <table:table-cell table:style-name="ce13" table:formula="of:=[.$J$4]-([.$C$5]* TAN(RADIANS([.H26])))" office:value-type="float" office:value="65.7371746799287" calcext:value-type="float">
            <text:p>65,73717</text:p>
          </table:table-cell>
          <table:table-cell table:style-name="ce13" table:formula="of:=[.$J$4]-([.$C$5]* TAN(RADIANS([.I26])))" office:value-type="float" office:value="56.9534157646111" calcext:value-type="float">
            <text:p>56,95342</text:p>
          </table:table-cell>
          <table:table-cell table:style-name="ce13" table:formula="of:=[.$J$4]-([.$C$5]* TAN(RADIANS([.J26])))" office:value-type="float" office:value="60.4137918783958" calcext:value-type="float">
            <text:p>60,41379</text:p>
          </table:table-cell>
          <table:table-cell table:style-name="ce13" table:formula="of:=[.$J$4]-([.$C$5]* TAN(RADIANS([.K26])))" office:value-type="float" office:value="74.0839006375047" calcext:value-type="float">
            <text:p>74,08390</text:p>
          </table:table-cell>
          <table:table-cell table:style-name="ce13" table:formula="of:=[.$J$4]-([.$C$5]* TAN(RADIANS([.L26])))" office:value-type="float" office:value="90.2307449883958" calcext:value-type="float">
            <text:p>90,23074</text:p>
          </table:table-cell>
          <table:table-cell table:style-name="ce13" table:formula="of:=[.$J$4]-([.$C$5]* TAN(RADIANS([.M26])))" office:value-type="float" office:value="102.932955102236" calcext:value-type="float">
            <text:p>102,93296</text:p>
          </table:table-cell>
          <table:table-cell table:style-name="ce13" table:formula="of:=[.$J$4]-([.$C$5]* TAN(RADIANS([.N26])))" office:value-type="float" office:value="111.470967228727" calcext:value-type="float">
            <text:p>111,47097</text:p>
          </table:table-cell>
          <table:table-cell table:style-name="ce13" table:formula="of:=[.$J$4]-([.$C$5]* TAN(RADIANS([.O26])))" office:value-type="float" office:value="114.918901618718" calcext:value-type="float">
            <text:p>114,91890</text:p>
          </table:table-cell>
          <table:table-cell table:style-name="ce13" table:formula="of:=[.$J$4]-([.$C$5]* TAN(RADIANS([.P26])))" office:value-type="float" office:value="114.742338948878" calcext:value-type="float">
            <text:p>114,74234</text:p>
          </table:table-cell>
          <table:table-cell/>
          <table:table-cell table:style-name="ce13" table:formula="of:=[.$J$4]-([.$C$5]* TAN(RADIANS([.R26])))" office:value-type="float" office:value="78.32826454941" calcext:value-type="float">
            <text:p>78,32826</text:p>
          </table:table-cell>
          <table:table-cell table:style-name="ce13" table:formula="of:=[.$J$4]-([.$C$5]* TAN(RADIANS([.S26])))" office:value-type="float" office:value="56.6589150540072" calcext:value-type="float">
            <text:p>56,65892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13" table:formula="of:=[.$J$4]-([.$C$5]* TAN(RADIANS([.C27])))" office:value-type="float" office:value="110.961882406928" calcext:value-type="float">
            <text:p>110,96188</text:p>
          </table:table-cell>
          <table:table-cell table:style-name="ce13" table:formula="of:=[.$J$4]-([.$C$5]* TAN(RADIANS([.D27])))" office:value-type="float" office:value="109.399553988507" calcext:value-type="float">
            <text:p>109,39955</text:p>
          </table:table-cell>
          <table:table-cell table:style-name="ce13" table:formula="of:=[.$J$4]-([.$C$5]* TAN(RADIANS([.E27])))" office:value-type="float" office:value="101.563236380144" calcext:value-type="float">
            <text:p>101,56324</text:p>
          </table:table-cell>
          <table:table-cell table:style-name="ce13" table:formula="of:=[.$J$4]-([.$C$5]* TAN(RADIANS([.F27])))" office:value-type="float" office:value="88.9154818881618" calcext:value-type="float">
            <text:p>88,91548</text:p>
          </table:table-cell>
          <table:table-cell table:style-name="ce13" table:formula="of:=[.$J$4]-([.$C$5]* TAN(RADIANS([.G27])))" office:value-type="float" office:value="67.7865669936867" calcext:value-type="float">
            <text:p>67,78657</text:p>
          </table:table-cell>
          <table:table-cell table:style-name="ce13" table:formula="of:=[.$J$4]-([.$C$5]* TAN(RADIANS([.H27])))" office:value-type="float" office:value="42.0576298706548" calcext:value-type="float">
            <text:p>42,05763</text:p>
          </table:table-cell>
          <table:table-cell table:style-name="ce13" table:formula="of:=[.$J$4]-([.$C$5]* TAN(RADIANS([.I27])))" office:value-type="float" office:value="23.9945116809846" calcext:value-type="float">
            <text:p>23,99451</text:p>
          </table:table-cell>
          <table:table-cell table:style-name="ce13" table:formula="of:=[.$J$4]-([.$C$5]* TAN(RADIANS([.J27])))" office:value-type="float" office:value="31.4697690558587" calcext:value-type="float">
            <text:p>31,46977</text:p>
          </table:table-cell>
          <table:table-cell table:style-name="ce13" table:formula="of:=[.$J$4]-([.$C$5]* TAN(RADIANS([.K27])))" office:value-type="float" office:value="56.8505470893371" calcext:value-type="float">
            <text:p>56,85055</text:p>
          </table:table-cell>
          <table:table-cell table:style-name="ce13" table:formula="of:=[.$J$4]-([.$C$5]* TAN(RADIANS([.L27])))" office:value-type="float" office:value="81.0041029703336" calcext:value-type="float">
            <text:p>81,00410</text:p>
          </table:table-cell>
          <table:table-cell table:style-name="ce13" table:formula="of:=[.$J$4]-([.$C$5]* TAN(RADIANS([.M27])))" office:value-type="float" office:value="97.2683489684268" calcext:value-type="float">
            <text:p>97,26835</text:p>
          </table:table-cell>
          <table:table-cell table:style-name="ce13" table:formula="of:=[.$J$4]-([.$C$5]* TAN(RADIANS([.N27])))" office:value-type="float" office:value="107.316778109957" calcext:value-type="float">
            <text:p>107,31678</text:p>
          </table:table-cell>
          <table:table-cell table:style-name="ce13" table:formula="of:=[.$J$4]-([.$C$5]* TAN(RADIANS([.O27])))" office:value-type="float" office:value="111.225330568912" calcext:value-type="float">
            <text:p>111,22533</text:p>
          </table:table-cell>
          <table:table-cell table:style-name="ce13" table:formula="of:=[.$J$4]-([.$C$5]* TAN(RADIANS([.P27])))" office:value-type="float" office:value="111.026969057607" calcext:value-type="float">
            <text:p>111,02697</text:p>
          </table:table-cell>
          <table:table-cell/>
          <table:table-cell table:style-name="ce13" table:formula="of:=[.$J$4]-([.$C$5]* TAN(RADIANS([.R27])))" office:value-type="float" office:value="63.6891155353694" calcext:value-type="float">
            <text:p>63,68912</text:p>
          </table:table-cell>
          <table:table-cell table:style-name="ce13" table:formula="of:=[.$J$4]-([.$C$5]* TAN(RADIANS([.S27])))" office:value-type="float" office:value="23.3341815106585" calcext:value-type="float">
            <text:p>23,33418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13" table:formula="of:=[.$J$4]-([.$C$5]* TAN(RADIANS([.C28])))" office:value-type="float" office:value="109.613139094542" calcext:value-type="float">
            <text:p>109,61314</text:p>
          </table:table-cell>
          <table:table-cell table:style-name="ce13" table:formula="of:=[.$J$4]-([.$C$5]* TAN(RADIANS([.D28])))" office:value-type="float" office:value="107.976917801137" calcext:value-type="float">
            <text:p>107,97692</text:p>
          </table:table-cell>
          <table:table-cell table:style-name="ce13" table:formula="of:=[.$J$4]-([.$C$5]* TAN(RADIANS([.E28])))" office:value-type="float" office:value="99.6869642212187" calcext:value-type="float">
            <text:p>99,68696</text:p>
          </table:table-cell>
          <table:table-cell table:style-name="ce13" table:formula="of:=[.$J$4]-([.$C$5]* TAN(RADIANS([.F28])))" office:value-type="float" office:value="85.9460483478494" calcext:value-type="float">
            <text:p>85,94605</text:p>
          </table:table-cell>
          <table:table-cell table:style-name="ce13" table:formula="of:=[.$J$4]-([.$C$5]* TAN(RADIANS([.G28])))" office:value-type="float" office:value="61.585973055117" calcext:value-type="float">
            <text:p>61,58597</text:p>
          </table:table-cell>
          <table:table-cell table:style-name="ce13" table:formula="of:=[.$J$4]-([.$C$5]* TAN(RADIANS([.H28])))" office:value-type="float" office:value="28.251615787274" calcext:value-type="float">
            <text:p>28,25162</text:p>
          </table:table-cell>
          <table:table-cell table:style-name="ce13" table:formula="of:=[.$J$4]-([.$C$5]* TAN(RADIANS([.I28])))" office:value-type="float" office:value="1.07958920038772" calcext:value-type="float">
            <text:p>1,07959</text:p>
          </table:table-cell>
          <table:table-cell table:style-name="ce13" table:formula="of:=[.$J$4]-([.$C$5]* TAN(RADIANS([.J28])))" office:value-type="float" office:value="12.8051460448729" calcext:value-type="float">
            <text:p>12,80515</text:p>
          </table:table-cell>
          <table:table-cell table:style-name="ce13" table:formula="of:=[.$J$4]-([.$C$5]* TAN(RADIANS([.K28])))" office:value-type="float" office:value="48.0235818517164" calcext:value-type="float">
            <text:p>48,02358</text:p>
          </table:table-cell>
          <table:table-cell table:style-name="ce13" table:formula="of:=[.$J$4]-([.$C$5]* TAN(RADIANS([.L28])))" office:value-type="float" office:value="77.0633545401408" calcext:value-type="float">
            <text:p>77,06335</text:p>
          </table:table-cell>
          <table:table-cell table:style-name="ce13" table:formula="of:=[.$J$4]-([.$C$5]* TAN(RADIANS([.M28])))" office:value-type="float" office:value="95.0763058728789" calcext:value-type="float">
            <text:p>95,07631</text:p>
          </table:table-cell>
          <table:table-cell table:style-name="ce13" table:formula="of:=[.$J$4]-([.$C$5]* TAN(RADIANS([.N28])))" office:value-type="float" office:value="105.787580690951" calcext:value-type="float">
            <text:p>105,78758</text:p>
          </table:table-cell>
          <table:table-cell table:style-name="ce13" table:formula="of:=[.$J$4]-([.$C$5]* TAN(RADIANS([.O28])))" office:value-type="float" office:value="109.888558446711" calcext:value-type="float">
            <text:p>109,88856</text:p>
          </table:table-cell>
          <table:table-cell table:style-name="ce13" table:formula="of:=[.$J$4]-([.$C$5]* TAN(RADIANS([.P28])))" office:value-type="float" office:value="109.681196199923" calcext:value-type="float">
            <text:p>109,68120</text:p>
          </table:table-cell>
          <table:table-cell/>
          <table:table-cell table:style-name="ce13" table:formula="of:=[.$J$4]-([.$C$5]* TAN(RADIANS([.R28])))" office:value-type="float" office:value="56.5945895514923" calcext:value-type="float">
            <text:p>56,59459</text:p>
          </table:table-cell>
          <table:table-cell table:style-name="ce13" table:formula="of:=[.$J$4]-([.$C$5]* TAN(RADIANS([.S28])))" office:value-type="float" office:value="0.00644234369138985" calcext:value-type="float">
            <text:p>0,0064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19"/>
        </table:table-row>
        <table:table-row table:style-name="ro3">
          <table:table-cell table:number-columns-repeated="19"/>
        </table:table-row>
        <table:table-row table:style-name="ro3" table:number-rows-repeated="3">
          <table:table-cell table:style-name="ce2"/>
          <table:table-cell table:number-columns-repeated="18"/>
        </table:table-row>
        <table:table-row table:style-name="ro3">
          <table:table-cell table:number-columns-repeated="2"/>
          <table:table-cell table:style-name="ce10" table:number-columns-repeated="14"/>
          <table:table-cell table:number-columns-repeated="3"/>
        </table:table-row>
        <table:table-row table:style-name="ro3">
          <table:table-cell/>
          <table:table-cell table:style-name="ce6"/>
          <table:table-cell table:style-name="ce30" table:number-columns-repeated="14"/>
          <table:table-cell table:number-columns-repeated="3"/>
        </table:table-row>
        <table:table-row table:style-name="ro3" table:number-rows-repeated="8">
          <table:table-cell table:number-columns-repeated="2"/>
          <table:table-cell table:style-name="ce30" table:number-columns-repeated="14"/>
          <table:table-cell table:number-columns-repeated="3"/>
        </table:table-row>
        <table:table-row table:style-name="ro3" table:number-rows-repeated="22">
          <table:table-cell table:number-columns-repeated="19"/>
        </table:table-row>
        <table:table-row table:style-name="ro3">
          <table:table-cell table:number-columns-repeated="6"/>
          <table:table-cell table:style-name="ce2"/>
          <table:table-cell table:number-columns-repeated="12"/>
        </table:table-row>
        <table:table-row table:style-name="ro3" table:number-rows-repeated="40">
          <table:table-cell table:number-columns-repeated="19"/>
        </table:table-row>
        <table:table-row table:style-name="ro3">
          <table:table-cell table:number-columns-repeated="19"/>
        </table:table-row>
        <calcext:conditional-formats>
          <calcext:conditional-format calcext:target-range-address="'Latitud 42,31º b-n'.C18:'Latitud 42,31º b-n'.P40 'Latitud 42,31º b-n'.R18:'Latitud 42,31º b-n'.S39">
            <calcext:condition calcext:apply-style-name="Accent 2" calcext:value="&lt;0" calcext:base-cell-address="'Latitud 42,31º b-n'.C18"/>
          </calcext:conditional-format>
          <calcext:conditional-format calcext:target-range-address="'Latitud 42,31º b-n'.C44:'Latitud 42,31º b-n'.P52 'Latitud 42,31º b-n'.R44:'Latitud 42,31º b-n'.R53 'Latitud 42,31º b-n'.S44:'Latitud 42,31º b-n'.S52">
            <calcext:condition calcext:apply-style-name="Accent 2" calcext:value="&gt;[.$J$4]" calcext:base-cell-address="'Latitud 42,31º b-n'.C44"/>
            <calcext:condition calcext:apply-style-name="cap" calcext:value="&lt;=[.$J$4]" calcext:base-cell-address="'Latitud 42,31º b-n'.C44"/>
          </calcext:conditional-format>
        </calcext:conditional-formats>
      </table:table>
      <table:table table:name="Latitud 51º b-n" table:style-name="ta1" table:print-ranges="'Latitud 51º b-n'.B61:'Latitud 51º b-n'.H92">
        <table:shapes>
          <draw:frame draw:z-index="0" draw:style-name="gr1" draw:text-style-name="P1" svg:width="17.173cm" svg:height="16.833cm" svg:x="4.584cm" svg:y="26.875cm">
            <draw:object draw:notify-on-update-of-ranges="'Latitud 51º b-n'.C43:'Latitud 51º b-n'.P43 'Latitud 51º b-n'.C43:'Latitud 51º b-n'.P43 'Latitud 51º b-n'.B44:'Latitud 51º b-n'.B44 'Latitud 51º b-n'.C44:'Latitud 51º b-n'.P44 'Latitud 51º b-n'.C43:'Latitud 51º b-n'.P43 'Latitud 51º b-n'.B45:'Latitud 51º b-n'.B45 'Latitud 51º b-n'.C45:'Latitud 51º b-n'.P45 'Latitud 51º b-n'.C43:'Latitud 51º b-n'.P43 'Latitud 51º b-n'.B46:'Latitud 51º b-n'.B46 'Latitud 51º b-n'.C46:'Latitud 51º b-n'.P46 'Latitud 51º b-n'.C43:'Latitud 51º b-n'.P43 'Latitud 51º b-n'.B47:'Latitud 51º b-n'.B47 'Latitud 51º b-n'.C47:'Latitud 51º b-n'.P47 'Latitud 51º b-n'.C43:'Latitud 51º b-n'.P43 'Latitud 51º b-n'.B48:'Latitud 51º b-n'.B48 'Latitud 51º b-n'.C48:'Latitud 51º b-n'.P48 'Latitud 51º b-n'.C43:'Latitud 51º b-n'.P43 'Latitud 51º b-n'.B49:'Latitud 51º b-n'.B49 'Latitud 51º b-n'.C49:'Latitud 51º b-n'.P49 'Latitud 51º b-n'.C43:'Latitud 51º b-n'.P43 'Latitud 51º b-n'.B50:'Latitud 51º b-n'.B50 'Latitud 51º b-n'.C50:'Latitud 51º b-n'.P50 'Latitud 51º b-n'.C43:'Latitud 51º b-n'.P43 'Latitud 51º b-n'.B51:'Latitud 51º b-n'.B51 'Latitud 51º b-n'.C51:'Latitud 51º b-n'.P51 'Latitud 51º b-n'.C43:'Latitud 51º b-n'.P43 'Latitud 51º b-n'.B52:'Latitud 51º b-n'.B52 'Latitud 51º b-n'.C52:'Latitud 51º b-n'.P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8" draw:text-style-name="P4" svg:width="1.709cm" svg:height="0.447cm" svg:x="11.685cm" svg:y="40.805cm">
            <draw:text-box>
              <text:p><text:span text:style-name="T1">Migdia</text:span></text:p>
            </draw:text-box>
          </draw:frame>
          <draw:frame draw:z-index="2" draw:style-name="gr9" draw:text-style-name="P3" svg:width="1.709cm" svg:height="0.495cm" svg:x="10.097cm" svg:y="38.267cm">
            <draw:text-box>
              <text:p text:style-name="P2"><text:span text:style-name="T1">10h i 14h</text:span></text:p>
            </draw:text-box>
          </draw:frame>
          <draw:frame draw:z-index="3" draw:style-name="gr9" draw:text-style-name="P3" svg:width="1.709cm" svg:height="0.495cm" svg:x="10.11cm" svg:y="34.102cm">
            <draw:text-box>
              <text:p text:style-name="P2"><text:span text:style-name="T1">8h i 16h</text:span></text:p>
            </draw:text-box>
          </draw:frame>
          <draw:frame draw:z-index="4" draw:style-name="gr10" draw:text-style-name="P3" svg:width="1.709cm" svg:height="0.432cm" svg:x="10.079cm" svg:y="31.262cm">
            <draw:text-box>
              <text:p text:style-name="P2"><text:span text:style-name="T1">6h i 18h</text:span></text:p>
            </draw:text-box>
          </draw:frame>
          <draw:frame draw:z-index="5" draw:style-name="gr11" draw:text-style-name="P3" svg:width="1.709cm" svg:height="0.416cm" svg:x="10.086cm" svg:y="29.149cm">
            <draw:text-box>
              <text:p text:style-name="P2"><text:span text:style-name="T1">4h i 20h</text:span></text:p>
            </draw:text-box>
          </draw:frame>
          <draw:frame draw:z-index="6" draw:style-name="gr11" draw:text-style-name="P3" svg:width="1.709cm" svg:height="0.416cm" svg:x="10.079cm" svg:y="30.203cm">
            <draw:text-box>
              <text:p text:style-name="P2"><text:span text:style-name="T1">5h i 19h</text:span></text:p>
            </draw:text-box>
          </draw:frame>
          <draw:frame draw:z-index="7" draw:style-name="gr11" draw:text-style-name="P3" svg:width="1.709cm" svg:height="0.416cm" svg:x="10.136cm" svg:y="32.498cm">
            <draw:text-box>
              <text:p text:style-name="P2"><text:span text:style-name="T1">7h i 17h</text:span></text:p>
            </draw:text-box>
          </draw:frame>
          <draw:frame draw:z-index="8" draw:style-name="gr11" draw:text-style-name="P3" svg:width="1.709cm" svg:height="0.416cm" svg:x="10.136cm" svg:y="35.798cm">
            <draw:text-box>
              <text:p text:style-name="P2"><text:span text:style-name="T1">9h i 15h</text:span></text:p>
            </draw:text-box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890117918517108" calcext:value-type="float">
            <text:p>0,89012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67.8179713883181" calcext:value-type="float">
            <text:p>67,8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28" table:formula="of:=DEGREES(ASIN(SIN([.$E$4])*SIN([.$C$13])+COS([.$E$4])*COS([.$C$13])*COS([.B18])))" office:value-type="float" office:value="-53.6689636483148" calcext:value-type="float">
            <text:p>-53,66896</text:p>
          </table:table-cell>
          <table:table-cell table:style-name="ce28" table:formula="of:=DEGREES(ASIN(SIN([.$E$4])*SIN([.$D$13])+COS([.$E$4])*COS([.$D$13])*COS([.B18])))" office:value-type="float" office:value="-52.2028941233768" calcext:value-type="float">
            <text:p>-52,20289</text:p>
          </table:table-cell>
          <table:table-cell table:style-name="ce28" table:formula="of:=DEGREES(ASIN(SIN([.$E$4])*SIN([.$E$13])+COS([.$E$4])*COS([.$E$13])*COS([.B18])))" office:value-type="float" office:value="-45.2321682595158" calcext:value-type="float">
            <text:p>-45,23217</text:p>
          </table:table-cell>
          <table:table-cell table:style-name="ce28" table:formula="of:=DEGREES(ASIN(SIN([.$E$4])*SIN([.$F$13])+COS([.$E$4])*COS([.$F$13])*COS([.B18])))" office:value-type="float" office:value="-35.723645115895" calcext:value-type="float">
            <text:p>-35,72365</text:p>
          </table:table-cell>
          <table:table-cell table:style-name="ce28" table:formula="of:=DEGREES(ASIN(SIN([.$E$4])*SIN([.$G$13])+COS([.$E$4])*COS([.$G$13])*COS([.B18])))" office:value-type="float" office:value="-24.3255015410663" calcext:value-type="float">
            <text:p>-24,32550</text:p>
          </table:table-cell>
          <table:table-cell table:style-name="ce28" table:formula="of:=DEGREES(ASIN(SIN([.$E$4])*SIN([.$H$13])+COS([.$E$4])*COS([.$H$13])*COS([.B18])))" office:value-type="float" office:value="-15.4605439355942" calcext:value-type="float">
            <text:p>-15,46054</text:p>
          </table:table-cell>
          <table:table-cell table:style-name="ce28" table:formula="of:=DEGREES(ASIN(SIN([.$E$4])*SIN([.$I$13])+COS([.$E$4])*COS([.$I$13])*COS([.B18])))" office:value-type="float" office:value="-11.1342818668984" calcext:value-type="float">
            <text:p>-11,13428</text:p>
          </table:table-cell>
          <table:table-cell table:style-name="ce28" table:formula="of:=DEGREES(ASIN(SIN([.$E$4])*SIN([.$J$13])+COS([.$E$4])*COS([.$J$13])*COS([.B18])))" office:value-type="float" office:value="-12.7875893120915" calcext:value-type="float">
            <text:p>-12,78759</text:p>
          </table:table-cell>
          <table:table-cell table:style-name="ce28" table:formula="of:=DEGREES(ASIN(SIN([.$E$4])*SIN([.$K$13])+COS([.$E$4])*COS([.$K$13])*COS([.B18])))" office:value-type="float" office:value="-20.053348640989" calcext:value-type="float">
            <text:p>-20,05335</text:p>
          </table:table-cell>
          <table:table-cell table:style-name="ce28" table:formula="of:=DEGREES(ASIN(SIN([.$E$4])*SIN([.$L$13])+COS([.$E$4])*COS([.$L$13])*COS([.B18])))" office:value-type="float" office:value="-30.8731162963547" calcext:value-type="float">
            <text:p>-30,87312</text:p>
          </table:table-cell>
          <table:table-cell table:style-name="ce28" table:formula="of:=DEGREES(ASIN(SIN([.$E$4])*SIN([.$M$13])+COS([.$E$4])*COS([.$M$13])*COS([.B18])))" office:value-type="float" office:value="-41.7502161919758" calcext:value-type="float">
            <text:p>-41,75022</text:p>
          </table:table-cell>
          <table:table-cell table:style-name="ce28" table:formula="of:=DEGREES(ASIN(SIN([.$E$4])*SIN([.$N$13])+COS([.$E$4])*COS([.$N$13])*COS([.B18])))" office:value-type="float" office:value="-50.2818523322539" calcext:value-type="float">
            <text:p>-50,28185</text:p>
          </table:table-cell>
          <table:table-cell table:style-name="ce28" table:formula="of:=DEGREES(ASIN(SIN([.$E$4])*SIN([.$O$13])+COS([.$E$4])*COS([.$O$13])*COS([.B18])))" office:value-type="float" office:value="-53.9179346166264" calcext:value-type="float">
            <text:p>-53,91793</text:p>
          </table:table-cell>
          <table:table-cell table:style-name="ce28" table:formula="of:=DEGREES(ASIN(SIN([.$E$4])*SIN([.$P$13])+COS([.$E$4])*COS([.$P$13])*COS([.B1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28" table:formula="of:=DEGREES(ASIN(SIN([.$E$4])*SIN([.$C$13])+COS([.$E$4])*COS([.$C$13])*COS([.B19])))" office:value-type="float" office:value="-45.5259778297897" calcext:value-type="float">
            <text:p>-45,52598</text:p>
          </table:table-cell>
          <table:table-cell table:style-name="ce28" table:formula="of:=DEGREES(ASIN(SIN([.$E$4])*SIN([.$D$13])+COS([.$E$4])*COS([.$D$13])*COS([.B19])))" office:value-type="float" office:value="-44.1879504563722" calcext:value-type="float">
            <text:p>-44,18795</text:p>
          </table:table-cell>
          <table:table-cell table:style-name="ce28" table:formula="of:=DEGREES(ASIN(SIN([.$E$4])*SIN([.$E$13])+COS([.$E$4])*COS([.$E$13])*COS([.B19])))" office:value-type="float" office:value="-37.7825930115002" calcext:value-type="float">
            <text:p>-37,78259</text:p>
          </table:table-cell>
          <table:table-cell table:style-name="ce28" table:formula="of:=DEGREES(ASIN(SIN([.$E$4])*SIN([.$F$13])+COS([.$E$4])*COS([.$F$13])*COS([.B19])))" office:value-type="float" office:value="-28.9466702190521" calcext:value-type="float">
            <text:p>-28,94667</text:p>
          </table:table-cell>
          <table:table-cell table:style-name="ce28" table:formula="of:=DEGREES(ASIN(SIN([.$E$4])*SIN([.$G$13])+COS([.$E$4])*COS([.$G$13])*COS([.B19])))" office:value-type="float" office:value="-18.2540014014908" calcext:value-type="float">
            <text:p>-18,25400</text:p>
          </table:table-cell>
          <table:table-cell table:style-name="ce28" table:formula="of:=DEGREES(ASIN(SIN([.$E$4])*SIN([.$H$13])+COS([.$E$4])*COS([.$H$13])*COS([.B19])))" office:value-type="float" office:value="-9.89604514158905" calcext:value-type="float">
            <text:p>-9,89605</text:p>
          </table:table-cell>
          <table:table-cell table:style-name="ce28" table:formula="of:=DEGREES(ASIN(SIN([.$E$4])*SIN([.$I$13])+COS([.$E$4])*COS([.$I$13])*COS([.B19])))" office:value-type="float" office:value="-5.81155270427479" calcext:value-type="float">
            <text:p>-5,81155</text:p>
          </table:table-cell>
          <table:table-cell table:style-name="ce28" table:formula="of:=DEGREES(ASIN(SIN([.$E$4])*SIN([.$J$13])+COS([.$E$4])*COS([.$J$13])*COS([.B19])))" office:value-type="float" office:value="-7.37264959023654" calcext:value-type="float">
            <text:p>-7,37265</text:p>
          </table:table-cell>
          <table:table-cell table:style-name="ce28" table:formula="of:=DEGREES(ASIN(SIN([.$E$4])*SIN([.$K$13])+COS([.$E$4])*COS([.$K$13])*COS([.B19])))" office:value-type="float" office:value="-14.22901352352" calcext:value-type="float">
            <text:p>-14,22901</text:p>
          </table:table-cell>
          <table:table-cell table:style-name="ce28" table:formula="of:=DEGREES(ASIN(SIN([.$E$4])*SIN([.$L$13])+COS([.$E$4])*COS([.$L$13])*COS([.B19])))" office:value-type="float" office:value="-24.4066195963051" calcext:value-type="float">
            <text:p>-24,40662</text:p>
          </table:table-cell>
          <table:table-cell table:style-name="ce28" table:formula="of:=DEGREES(ASIN(SIN([.$E$4])*SIN([.$M$13])+COS([.$E$4])*COS([.$M$13])*COS([.B19])))" office:value-type="float" office:value="-34.5585023728304" calcext:value-type="float">
            <text:p>-34,55850</text:p>
          </table:table-cell>
          <table:table-cell table:style-name="ce28" table:formula="of:=DEGREES(ASIN(SIN([.$E$4])*SIN([.$N$13])+COS([.$E$4])*COS([.$N$13])*COS([.B19])))" office:value-type="float" office:value="-42.4297789228744" calcext:value-type="float">
            <text:p>-42,42978</text:p>
          </table:table-cell>
          <table:table-cell table:style-name="ce28" table:formula="of:=DEGREES(ASIN(SIN([.$E$4])*SIN([.$O$13])+COS([.$E$4])*COS([.$O$13])*COS([.B19])))" office:value-type="float" office:value="-45.752884442602" calcext:value-type="float">
            <text:p>-45,75288</text:p>
          </table:table-cell>
          <table:table-cell table:style-name="ce28" table:formula="of:=DEGREES(ASIN(SIN([.$E$4])*SIN([.$P$13])+COS([.$E$4])*COS([.$P$13])*COS([.B19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28" table:formula="of:=DEGREES(ASIN(SIN([.$E$4])*SIN([.$C$13])+COS([.$E$4])*COS([.$C$13])*COS([.B20])))" office:value-type="float" office:value="-36.4143317660273" calcext:value-type="float">
            <text:p>-36,41433</text:p>
          </table:table-cell>
          <table:table-cell table:style-name="ce28" table:formula="of:=DEGREES(ASIN(SIN([.$E$4])*SIN([.$D$13])+COS([.$E$4])*COS([.$D$13])*COS([.B20])))" office:value-type="float" office:value="-35.1410067439605" calcext:value-type="float">
            <text:p>-35,14101</text:p>
          </table:table-cell>
          <table:table-cell table:style-name="ce28" table:formula="of:=DEGREES(ASIN(SIN([.$E$4])*SIN([.$E$13])+COS([.$E$4])*COS([.$E$13])*COS([.B20])))" office:value-type="float" office:value="-29.0691011133664" calcext:value-type="float">
            <text:p>-29,06910</text:p>
          </table:table-cell>
          <table:table-cell table:style-name="ce28" table:formula="of:=DEGREES(ASIN(SIN([.$E$4])*SIN([.$F$13])+COS([.$E$4])*COS([.$F$13])*COS([.B20])))" office:value-type="float" office:value="-20.7216276389098" calcext:value-type="float">
            <text:p>-20,72163</text:p>
          </table:table-cell>
          <table:table-cell table:style-name="ce28" table:formula="of:=DEGREES(ASIN(SIN([.$E$4])*SIN([.$G$13])+COS([.$E$4])*COS([.$G$13])*COS([.B20])))" office:value-type="float" office:value="-10.6386884563587" calcext:value-type="float">
            <text:p>-10,63869</text:p>
          </table:table-cell>
          <table:table-cell table:style-name="ce28" table:formula="of:=DEGREES(ASIN(SIN([.$E$4])*SIN([.$H$13])+COS([.$E$4])*COS([.$H$13])*COS([.B20])))" office:value-type="float" office:value="-2.77580073324855" calcext:value-type="float">
            <text:p>-2,77580</text:p>
          </table:table-cell>
          <table:table-cell table:style-name="ce28" table:formula="of:=DEGREES(ASIN(SIN([.$E$4])*SIN([.$I$13])+COS([.$E$4])*COS([.$I$13])*COS([.B20])))" office:value-type="float" office:value="1.05700602462269" calcext:value-type="float">
            <text:p>1,05701</text:p>
          </table:table-cell>
          <table:table-cell table:style-name="ce28" table:formula="of:=DEGREES(ASIN(SIN([.$E$4])*SIN([.$J$13])+COS([.$E$4])*COS([.$J$13])*COS([.B20])))" office:value-type="float" office:value="-0.406953023698783" calcext:value-type="float">
            <text:p>-0,40695</text:p>
          </table:table-cell>
          <table:table-cell table:style-name="ce28" table:formula="of:=DEGREES(ASIN(SIN([.$E$4])*SIN([.$K$13])+COS([.$E$4])*COS([.$K$13])*COS([.B20])))" office:value-type="float" office:value="-6.84936216914789" calcext:value-type="float">
            <text:p>-6,84936</text:p>
          </table:table-cell>
          <table:table-cell table:style-name="ce28" table:formula="of:=DEGREES(ASIN(SIN([.$E$4])*SIN([.$L$13])+COS([.$E$4])*COS([.$L$13])*COS([.B20])))" office:value-type="float" office:value="-16.4381238602358" calcext:value-type="float">
            <text:p>-16,43812</text:p>
          </table:table-cell>
          <table:table-cell table:style-name="ce28" table:formula="of:=DEGREES(ASIN(SIN([.$E$4])*SIN([.$M$13])+COS([.$E$4])*COS([.$M$13])*COS([.B20])))" office:value-type="float" office:value="-26.02103593945" calcext:value-type="float">
            <text:p>-26,02104</text:p>
          </table:table-cell>
          <table:table-cell table:style-name="ce28" table:formula="of:=DEGREES(ASIN(SIN([.$E$4])*SIN([.$N$13])+COS([.$E$4])*COS([.$N$13])*COS([.B20])))" office:value-type="float" office:value="-33.4711372907387" calcext:value-type="float">
            <text:p>-33,47114</text:p>
          </table:table-cell>
          <table:table-cell table:style-name="ce28" table:formula="of:=DEGREES(ASIN(SIN([.$E$4])*SIN([.$O$13])+COS([.$E$4])*COS([.$O$13])*COS([.B20])))" office:value-type="float" office:value="-36.6305249102563" calcext:value-type="float">
            <text:p>-36,63052</text:p>
          </table:table-cell>
          <table:table-cell table:style-name="ce28" table:formula="of:=DEGREES(ASIN(SIN([.$E$4])*SIN([.$P$13])+COS([.$E$4])*COS([.$P$13])*COS([.B20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28" table:formula="of:=DEGREES(ASIN(SIN([.$E$4])*SIN([.$C$13])+COS([.$E$4])*COS([.$C$13])*COS([.B21])))" office:value-type="float" office:value="-26.9966135788546" calcext:value-type="float">
            <text:p>-26,99661</text:p>
          </table:table-cell>
          <table:table-cell table:style-name="ce28" table:formula="of:=DEGREES(ASIN(SIN([.$E$4])*SIN([.$D$13])+COS([.$E$4])*COS([.$D$13])*COS([.B21])))" office:value-type="float" office:value="-25.733751308932" calcext:value-type="float">
            <text:p>-25,73375</text:p>
          </table:table-cell>
          <table:table-cell table:style-name="ce28" table:formula="of:=DEGREES(ASIN(SIN([.$E$4])*SIN([.$E$13])+COS([.$E$4])*COS([.$E$13])*COS([.B21])))" office:value-type="float" office:value="-19.7671866713" calcext:value-type="float">
            <text:p>-19,76719</text:p>
          </table:table-cell>
          <table:table-cell table:style-name="ce28" table:formula="of:=DEGREES(ASIN(SIN([.$E$4])*SIN([.$F$13])+COS([.$E$4])*COS([.$F$13])*COS([.B21])))" office:value-type="float" office:value="-11.6682576905866" calcext:value-type="float">
            <text:p>-11,66826</text:p>
          </table:table-cell>
          <table:table-cell table:style-name="ce28" table:formula="of:=DEGREES(ASIN(SIN([.$E$4])*SIN([.$G$13])+COS([.$E$4])*COS([.$G$13])*COS([.B21])))" office:value-type="float" office:value="-1.99656415699587" calcext:value-type="float">
            <text:p>-1,99656</text:p>
          </table:table-cell>
          <table:table-cell table:style-name="ce28" table:formula="of:=DEGREES(ASIN(SIN([.$E$4])*SIN([.$H$13])+COS([.$E$4])*COS([.$H$13])*COS([.B21])))" office:value-type="float" office:value="5.46933979615356" calcext:value-type="float">
            <text:p>5,46934</text:p>
          </table:table-cell>
          <table:table-cell table:style-name="ce28" table:formula="of:=DEGREES(ASIN(SIN([.$E$4])*SIN([.$I$13])+COS([.$E$4])*COS([.$I$13])*COS([.B21])))" office:value-type="float" office:value="9.08186617474483" calcext:value-type="float">
            <text:p>9,08187</text:p>
          </table:table-cell>
          <table:table-cell table:style-name="ce28" table:formula="of:=DEGREES(ASIN(SIN([.$E$4])*SIN([.$J$13])+COS([.$E$4])*COS([.$J$13])*COS([.B21])))" office:value-type="float" office:value="7.70430216557718" calcext:value-type="float">
            <text:p>7,70430</text:p>
          </table:table-cell>
          <table:table-cell table:style-name="ce28" table:formula="of:=DEGREES(ASIN(SIN([.$E$4])*SIN([.$K$13])+COS([.$E$4])*COS([.$K$13])*COS([.B21])))" office:value-type="float" office:value="1.61012224685788" calcext:value-type="float">
            <text:p>1,61012</text:p>
          </table:table-cell>
          <table:table-cell table:style-name="ce28" table:formula="of:=DEGREES(ASIN(SIN([.$E$4])*SIN([.$L$13])+COS([.$E$4])*COS([.$L$13])*COS([.B21])))" office:value-type="float" office:value="-7.54609291948348" calcext:value-type="float">
            <text:p>-7,54609</text:p>
          </table:table-cell>
          <table:table-cell table:style-name="ce28" table:formula="of:=DEGREES(ASIN(SIN([.$E$4])*SIN([.$M$13])+COS([.$E$4])*COS([.$M$13])*COS([.B21])))" office:value-type="float" office:value="-16.798441080395" calcext:value-type="float">
            <text:p>-16,79844</text:p>
          </table:table-cell>
          <table:table-cell table:style-name="ce28" table:formula="of:=DEGREES(ASIN(SIN([.$E$4])*SIN([.$N$13])+COS([.$E$4])*COS([.$N$13])*COS([.B21])))" office:value-type="float" office:value="-24.0844817895864" calcext:value-type="float">
            <text:p>-24,08448</text:p>
          </table:table-cell>
          <table:table-cell table:style-name="ce28" table:formula="of:=DEGREES(ASIN(SIN([.$E$4])*SIN([.$O$13])+COS([.$E$4])*COS([.$O$13])*COS([.B21])))" office:value-type="float" office:value="-27.211527602765" calcext:value-type="float">
            <text:p>-27,21153</text:p>
          </table:table-cell>
          <table:table-cell table:style-name="ce28" table:formula="of:=DEGREES(ASIN(SIN([.$E$4])*SIN([.$P$13])+COS([.$E$4])*COS([.$P$13])*COS([.B21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28" table:formula="of:=DEGREES(ASIN(SIN([.$E$4])*SIN([.$C$13])+COS([.$E$4])*COS([.$C$13])*COS([.B22])))" office:value-type="float" office:value="-17.7004290973993" calcext:value-type="float">
            <text:p>-17,70043</text:p>
          </table:table-cell>
          <table:table-cell table:style-name="ce28" table:formula="of:=DEGREES(ASIN(SIN([.$E$4])*SIN([.$D$13])+COS([.$E$4])*COS([.$D$13])*COS([.B22])))" office:value-type="float" office:value="-16.4063638633487" calcext:value-type="float">
            <text:p>-16,40636</text:p>
          </table:table-cell>
          <table:table-cell table:style-name="ce28" table:formula="of:=DEGREES(ASIN(SIN([.$E$4])*SIN([.$E$13])+COS([.$E$4])*COS([.$E$13])*COS([.B22])))" office:value-type="float" office:value="-10.354317613384" calcext:value-type="float">
            <text:p>-10,35432</text:p>
          </table:table-cell>
          <table:table-cell table:style-name="ce28" table:formula="of:=DEGREES(ASIN(SIN([.$E$4])*SIN([.$F$13])+COS([.$E$4])*COS([.$F$13])*COS([.B22])))" office:value-type="float" office:value="-2.26813028338792" calcext:value-type="float">
            <text:p>-2,26813</text:p>
          </table:table-cell>
          <table:table-cell table:style-name="ce28" table:formula="of:=DEGREES(ASIN(SIN([.$E$4])*SIN([.$G$13])+COS([.$E$4])*COS([.$G$13])*COS([.B22])))" office:value-type="float" office:value="7.23211466358155" calcext:value-type="float">
            <text:p>7,23211</text:p>
          </table:table-cell>
          <table:table-cell table:style-name="ce28" table:formula="of:=DEGREES(ASIN(SIN([.$E$4])*SIN([.$H$13])+COS([.$E$4])*COS([.$H$13])*COS([.B22])))" office:value-type="float" office:value="14.4518417107578" calcext:value-type="float">
            <text:p>14,45184</text:p>
          </table:table-cell>
          <table:table-cell table:style-name="ce28" table:formula="of:=DEGREES(ASIN(SIN([.$E$4])*SIN([.$I$13])+COS([.$E$4])*COS([.$I$13])*COS([.B22])))" office:value-type="float" office:value="17.9049250021299" calcext:value-type="float">
            <text:p>17,90493</text:p>
          </table:table-cell>
          <table:table-cell table:style-name="ce28" table:formula="of:=DEGREES(ASIN(SIN([.$E$4])*SIN([.$J$13])+COS([.$E$4])*COS([.$J$13])*COS([.B22])))" office:value-type="float" office:value="16.5915705312373" calcext:value-type="float">
            <text:p>16,59157</text:p>
          </table:table-cell>
          <table:table-cell table:style-name="ce28" table:formula="of:=DEGREES(ASIN(SIN([.$E$4])*SIN([.$K$13])+COS([.$E$4])*COS([.$K$13])*COS([.B22])))" office:value-type="float" office:value="10.7329956139175" calcext:value-type="float">
            <text:p>10,73300</text:p>
          </table:table-cell>
          <table:table-cell table:style-name="ce28" table:formula="of:=DEGREES(ASIN(SIN([.$E$4])*SIN([.$L$13])+COS([.$E$4])*COS([.$L$13])*COS([.B22])))" office:value-type="float" office:value="1.80071087845066" calcext:value-type="float">
            <text:p>1,80071</text:p>
          </table:table-cell>
          <table:table-cell table:style-name="ce28" table:formula="of:=DEGREES(ASIN(SIN([.$E$4])*SIN([.$M$13])+COS([.$E$4])*COS([.$M$13])*COS([.B22])))" office:value-type="float" office:value="-7.37499761676306" calcext:value-type="float">
            <text:p>-7,37500</text:p>
          </table:table-cell>
          <table:table-cell table:style-name="ce28" table:formula="of:=DEGREES(ASIN(SIN([.$E$4])*SIN([.$N$13])+COS([.$E$4])*COS([.$N$13])*COS([.B22])))" office:value-type="float" office:value="-14.7238144665731" calcext:value-type="float">
            <text:p>-14,72381</text:p>
          </table:table-cell>
          <table:table-cell table:style-name="ce28" table:formula="of:=DEGREES(ASIN(SIN([.$E$4])*SIN([.$O$13])+COS([.$E$4])*COS([.$O$13])*COS([.B22])))" office:value-type="float" office:value="-17.9211811447466" calcext:value-type="float">
            <text:p>-17,92118</text:p>
          </table:table-cell>
          <table:table-cell table:style-name="ce28" table:formula="of:=DEGREES(ASIN(SIN([.$E$4])*SIN([.$P$13])+COS([.$E$4])*COS([.$P$13])*COS([.B22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28" table:formula="of:=DEGREES(ASIN(SIN([.$E$4])*SIN([.$C$13])+COS([.$E$4])*COS([.$C$13])*COS([.B23])))" office:value-type="float" office:value="-8.86707061593753" calcext:value-type="float">
            <text:p>-8,86707</text:p>
          </table:table-cell>
          <table:table-cell table:style-name="ce28" table:formula="of:=DEGREES(ASIN(SIN([.$E$4])*SIN([.$D$13])+COS([.$E$4])*COS([.$D$13])*COS([.B23])))" office:value-type="float" office:value="-7.51040308634594" calcext:value-type="float">
            <text:p>-7,51040</text:p>
          </table:table-cell>
          <table:table-cell table:style-name="ce28" table:formula="of:=DEGREES(ASIN(SIN([.$E$4])*SIN([.$E$13])+COS([.$E$4])*COS([.$E$13])*COS([.B23])))" office:value-type="float" office:value="-1.21881527783412" calcext:value-type="float">
            <text:p>-1,21882</text:p>
          </table:table-cell>
          <table:table-cell table:style-name="ce28" table:formula="of:=DEGREES(ASIN(SIN([.$E$4])*SIN([.$F$13])+COS([.$E$4])*COS([.$F$13])*COS([.B23])))" office:value-type="float" office:value="7.07062845522611" calcext:value-type="float">
            <text:p>7,07063</text:p>
          </table:table-cell>
          <table:table-cell table:style-name="ce28" table:formula="of:=DEGREES(ASIN(SIN([.$E$4])*SIN([.$G$13])+COS([.$E$4])*COS([.$G$13])*COS([.B23])))" office:value-type="float" office:value="16.6555985583974" calcext:value-type="float">
            <text:p>16,65560</text:p>
          </table:table-cell>
          <table:table-cell table:style-name="ce28" table:formula="of:=DEGREES(ASIN(SIN([.$E$4])*SIN([.$H$13])+COS([.$E$4])*COS([.$H$13])*COS([.B23])))" office:value-type="float" office:value="23.8171566758599" calcext:value-type="float">
            <text:p>23,81716</text:p>
          </table:table-cell>
          <table:table-cell table:style-name="ce28" table:formula="of:=DEGREES(ASIN(SIN([.$E$4])*SIN([.$I$13])+COS([.$E$4])*COS([.$I$13])*COS([.B23])))" office:value-type="float" office:value="27.1957066359635" calcext:value-type="float">
            <text:p>27,19571</text:p>
          </table:table-cell>
          <table:table-cell table:style-name="ce28" table:formula="of:=DEGREES(ASIN(SIN([.$E$4])*SIN([.$J$13])+COS([.$E$4])*COS([.$J$13])*COS([.B23])))" office:value-type="float" office:value="25.9148009950097" calcext:value-type="float">
            <text:p>25,91480</text:p>
          </table:table-cell>
          <table:table-cell table:style-name="ce28" table:formula="of:=DEGREES(ASIN(SIN([.$E$4])*SIN([.$K$13])+COS([.$E$4])*COS([.$K$13])*COS([.B23])))" office:value-type="float" office:value="20.1431398389992" calcext:value-type="float">
            <text:p>20,14314</text:p>
          </table:table-cell>
          <table:table-cell table:style-name="ce28" table:formula="of:=DEGREES(ASIN(SIN([.$E$4])*SIN([.$L$13])+COS([.$E$4])*COS([.$L$13])*COS([.B23])))" office:value-type="float" office:value="11.1962449495822" calcext:value-type="float">
            <text:p>11,19624</text:p>
          </table:table-cell>
          <table:table-cell table:style-name="ce28" table:formula="of:=DEGREES(ASIN(SIN([.$E$4])*SIN([.$M$13])+COS([.$E$4])*COS([.$M$13])*COS([.B23])))" office:value-type="float" office:value="1.84983255059024" calcext:value-type="float">
            <text:p>1,84983</text:p>
          </table:table-cell>
          <table:table-cell table:style-name="ce28" table:formula="of:=DEGREES(ASIN(SIN([.$E$4])*SIN([.$N$13])+COS([.$E$4])*COS([.$N$13])*COS([.B23])))" office:value-type="float" office:value="-5.75280130116224" calcext:value-type="float">
            <text:p>-5,75280</text:p>
          </table:table-cell>
          <table:table-cell table:style-name="ce28" table:formula="of:=DEGREES(ASIN(SIN([.$E$4])*SIN([.$O$13])+COS([.$E$4])*COS([.$O$13])*COS([.B23])))" office:value-type="float" office:value="-9.09894595302693" calcext:value-type="float">
            <text:p>-9,09895</text:p>
          </table:table-cell>
          <table:table-cell table:style-name="ce28" table:formula="of:=DEGREES(ASIN(SIN([.$E$4])*SIN([.$P$13])+COS([.$E$4])*COS([.$P$13])*COS([.B2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28" table:formula="of:=DEGREES(ASIN(SIN([.$E$4])*SIN([.$C$13])+COS([.$E$4])*COS([.$C$13])*COS([.B24])))" office:value-type="float" office:value="-0.82853671938138" calcext:value-type="float">
            <text:p>-0,82854</text:p>
          </table:table-cell>
          <table:table-cell table:style-name="ce28" table:formula="of:=DEGREES(ASIN(SIN([.$E$4])*SIN([.$D$13])+COS([.$E$4])*COS([.$D$13])*COS([.B24])))" office:value-type="float" office:value="0.612769632752525" calcext:value-type="float">
            <text:p>0,61277</text:p>
          </table:table-cell>
          <table:table-cell table:style-name="ce28" table:formula="of:=DEGREES(ASIN(SIN([.$E$4])*SIN([.$E$13])+COS([.$E$4])*COS([.$E$13])*COS([.B24])))" office:value-type="float" office:value="7.26128419580968" calcext:value-type="float">
            <text:p>7,26128</text:p>
          </table:table-cell>
          <table:table-cell table:style-name="ce28" table:formula="of:=DEGREES(ASIN(SIN([.$E$4])*SIN([.$F$13])+COS([.$E$4])*COS([.$F$13])*COS([.B24])))" office:value-type="float" office:value="15.9427019279951" calcext:value-type="float">
            <text:p>15,94270</text:p>
          </table:table-cell>
          <table:table-cell table:style-name="ce28" table:formula="of:=DEGREES(ASIN(SIN([.$E$4])*SIN([.$G$13])+COS([.$E$4])*COS([.$G$13])*COS([.B24])))" office:value-type="float" office:value="25.8740058069062" calcext:value-type="float">
            <text:p>25,87401</text:p>
          </table:table-cell>
          <table:table-cell table:style-name="ce28" table:formula="of:=DEGREES(ASIN(SIN([.$E$4])*SIN([.$H$13])+COS([.$E$4])*COS([.$H$13])*COS([.B24])))" office:value-type="float" office:value="33.1997962549037" calcext:value-type="float">
            <text:p>33,19980</text:p>
          </table:table-cell>
          <table:table-cell table:style-name="ce28" table:formula="of:=DEGREES(ASIN(SIN([.$E$4])*SIN([.$I$13])+COS([.$E$4])*COS([.$I$13])*COS([.B24])))" office:value-type="float" office:value="36.6146149727627" calcext:value-type="float">
            <text:p>36,61461</text:p>
          </table:table-cell>
          <table:table-cell table:style-name="ce28" table:formula="of:=DEGREES(ASIN(SIN([.$E$4])*SIN([.$J$13])+COS([.$E$4])*COS([.$J$13])*COS([.B24])))" office:value-type="float" office:value="35.3238540627884" calcext:value-type="float">
            <text:p>35,32385</text:p>
          </table:table-cell>
          <table:table-cell table:style-name="ce28" table:formula="of:=DEGREES(ASIN(SIN([.$E$4])*SIN([.$K$13])+COS([.$E$4])*COS([.$K$13])*COS([.B24])))" office:value-type="float" office:value="29.4539781827098" calcext:value-type="float">
            <text:p>29,45398</text:p>
          </table:table-cell>
          <table:table-cell table:style-name="ce28" table:formula="of:=DEGREES(ASIN(SIN([.$E$4])*SIN([.$L$13])+COS([.$E$4])*COS([.$L$13])*COS([.B24])))" office:value-type="float" office:value="20.232227826187" calcext:value-type="float">
            <text:p>20,23223</text:p>
          </table:table-cell>
          <table:table-cell table:style-name="ce28" table:formula="of:=DEGREES(ASIN(SIN([.$E$4])*SIN([.$M$13])+COS([.$E$4])*COS([.$M$13])*COS([.B24])))" office:value-type="float" office:value="10.484843414895" calcext:value-type="float">
            <text:p>10,48484</text:p>
          </table:table-cell>
          <table:table-cell table:style-name="ce28" table:formula="of:=DEGREES(ASIN(SIN([.$E$4])*SIN([.$N$13])+COS([.$E$4])*COS([.$N$13])*COS([.B24])))" office:value-type="float" office:value="2.47577205888756" calcext:value-type="float">
            <text:p>2,47577</text:p>
          </table:table-cell>
          <table:table-cell table:style-name="ce28" table:formula="of:=DEGREES(ASIN(SIN([.$E$4])*SIN([.$O$13])+COS([.$E$4])*COS([.$O$13])*COS([.B24])))" office:value-type="float" office:value="-1.07517636309219" calcext:value-type="float">
            <text:p>-1,07518</text:p>
          </table:table-cell>
          <table:table-cell table:style-name="ce28" table:formula="of:=DEGREES(ASIN(SIN([.$E$4])*SIN([.$P$13])+COS([.$E$4])*COS([.$P$13])*COS([.B24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28" table:formula="of:=DEGREES(ASIN(SIN([.$E$4])*SIN([.$C$13])+COS([.$E$4])*COS([.$C$13])*COS([.B25])))" office:value-type="float" office:value="6.05527014420289" calcext:value-type="float">
            <text:p>6,05527</text:p>
          </table:table-cell>
          <table:table-cell table:style-name="ce28" table:formula="of:=DEGREES(ASIN(SIN([.$E$4])*SIN([.$D$13])+COS([.$E$4])*COS([.$D$13])*COS([.B25])))" office:value-type="float" office:value="7.59201826755095" calcext:value-type="float">
            <text:p>7,59202</text:p>
          </table:table-cell>
          <table:table-cell table:style-name="ce28" table:formula="of:=DEGREES(ASIN(SIN([.$E$4])*SIN([.$E$13])+COS([.$E$4])*COS([.$E$13])*COS([.B25])))" office:value-type="float" office:value="14.6667877155741" calcext:value-type="float">
            <text:p>14,66679</text:p>
          </table:table-cell>
          <table:table-cell table:style-name="ce28" table:formula="of:=DEGREES(ASIN(SIN([.$E$4])*SIN([.$F$13])+COS([.$E$4])*COS([.$F$13])*COS([.B25])))" office:value-type="float" office:value="23.8813094940694" calcext:value-type="float">
            <text:p>23,88131</text:p>
          </table:table-cell>
          <table:table-cell table:style-name="ce28" table:formula="of:=DEGREES(ASIN(SIN([.$E$4])*SIN([.$G$13])+COS([.$E$4])*COS([.$G$13])*COS([.B25])))" office:value-type="float" office:value="34.4028976677439" calcext:value-type="float">
            <text:p>34,40290</text:p>
          </table:table-cell>
          <table:table-cell table:style-name="ce28" table:formula="of:=DEGREES(ASIN(SIN([.$E$4])*SIN([.$H$13])+COS([.$E$4])*COS([.$H$13])*COS([.B25])))" office:value-type="float" office:value="42.1437851608863" calcext:value-type="float">
            <text:p>42,14379</text:p>
          </table:table-cell>
          <table:table-cell table:style-name="ce28" table:formula="of:=DEGREES(ASIN(SIN([.$E$4])*SIN([.$I$13])+COS([.$E$4])*COS([.$I$13])*COS([.B25])))" office:value-type="float" office:value="45.7361890245763" calcext:value-type="float">
            <text:p>45,73619</text:p>
          </table:table-cell>
          <table:table-cell table:style-name="ce28" table:formula="of:=DEGREES(ASIN(SIN([.$E$4])*SIN([.$J$13])+COS([.$E$4])*COS([.$J$13])*COS([.B25])))" office:value-type="float" office:value="44.3802445973064" calcext:value-type="float">
            <text:p>44,38024</text:p>
          </table:table-cell>
          <table:table-cell table:style-name="ce28" table:formula="of:=DEGREES(ASIN(SIN([.$E$4])*SIN([.$K$13])+COS([.$E$4])*COS([.$K$13])*COS([.B25])))" office:value-type="float" office:value="38.1894126543503" calcext:value-type="float">
            <text:p>38,18941</text:p>
          </table:table-cell>
          <table:table-cell table:style-name="ce28" table:formula="of:=DEGREES(ASIN(SIN([.$E$4])*SIN([.$L$13])+COS([.$E$4])*COS([.$L$13])*COS([.B25])))" office:value-type="float" office:value="28.4281258976986" calcext:value-type="float">
            <text:p>28,42813</text:p>
          </table:table-cell>
          <table:table-cell table:style-name="ce28" table:formula="of:=DEGREES(ASIN(SIN([.$E$4])*SIN([.$M$13])+COS([.$E$4])*COS([.$M$13])*COS([.B25])))" office:value-type="float" office:value="18.0906753595389" calcext:value-type="float">
            <text:p>18,09068</text:p>
          </table:table-cell>
          <table:table-cell table:style-name="ce28" table:formula="of:=DEGREES(ASIN(SIN([.$E$4])*SIN([.$N$13])+COS([.$E$4])*COS([.$N$13])*COS([.B25])))" office:value-type="float" office:value="9.57660808090918" calcext:value-type="float">
            <text:p>9,57661</text:p>
          </table:table-cell>
          <table:table-cell table:style-name="ce28" table:formula="of:=DEGREES(ASIN(SIN([.$E$4])*SIN([.$O$13])+COS([.$E$4])*COS([.$O$13])*COS([.B25])))" office:value-type="float" office:value="5.79216821816022" calcext:value-type="float">
            <text:p>5,79217</text:p>
          </table:table-cell>
          <table:table-cell table:style-name="ce28" table:formula="of:=DEGREES(ASIN(SIN([.$E$4])*SIN([.$P$13])+COS([.$E$4])*COS([.$P$13])*COS([.B25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28" table:formula="of:=DEGREES(ASIN(SIN([.$E$4])*SIN([.$C$13])+COS([.$E$4])*COS([.$C$13])*COS([.B26])))" office:value-type="float" office:value="11.3923869550355" calcext:value-type="float">
            <text:p>11,39239</text:p>
          </table:table-cell>
          <table:table-cell table:style-name="ce28" table:formula="of:=DEGREES(ASIN(SIN([.$E$4])*SIN([.$D$13])+COS([.$E$4])*COS([.$D$13])*COS([.B26])))" office:value-type="float" office:value="13.019929292917" calcext:value-type="float">
            <text:p>13,01993</text:p>
          </table:table-cell>
          <table:table-cell table:style-name="ce28" table:formula="of:=DEGREES(ASIN(SIN([.$E$4])*SIN([.$E$13])+COS([.$E$4])*COS([.$E$13])*COS([.B26])))" office:value-type="float" office:value="20.5176849854104" calcext:value-type="float">
            <text:p>20,51768</text:p>
          </table:table-cell>
          <table:table-cell table:style-name="ce28" table:formula="of:=DEGREES(ASIN(SIN([.$E$4])*SIN([.$F$13])+COS([.$E$4])*COS([.$F$13])*COS([.B26])))" office:value-type="float" office:value="30.3130518643687" calcext:value-type="float">
            <text:p>30,31305</text:p>
          </table:table-cell>
          <table:table-cell table:style-name="ce28" table:formula="of:=DEGREES(ASIN(SIN([.$E$4])*SIN([.$G$13])+COS([.$E$4])*COS([.$G$13])*COS([.B26])))" office:value-type="float" office:value="41.5825606803551" calcext:value-type="float">
            <text:p>41,58256</text:p>
          </table:table-cell>
          <table:table-cell table:style-name="ce28" table:formula="of:=DEGREES(ASIN(SIN([.$E$4])*SIN([.$H$13])+COS([.$E$4])*COS([.$H$13])*COS([.B26])))" office:value-type="float" office:value="49.9699358441348" calcext:value-type="float">
            <text:p>49,96994</text:p>
          </table:table-cell>
          <table:table-cell table:style-name="ce28" table:formula="of:=DEGREES(ASIN(SIN([.$E$4])*SIN([.$I$13])+COS([.$E$4])*COS([.$I$13])*COS([.B26])))" office:value-type="float" office:value="53.8996122980341" calcext:value-type="float">
            <text:p>53,89961</text:p>
          </table:table-cell>
          <table:table-cell table:style-name="ce28" table:formula="of:=DEGREES(ASIN(SIN([.$E$4])*SIN([.$J$13])+COS([.$E$4])*COS([.$J$13])*COS([.B26])))" office:value-type="float" office:value="52.4133715410409" calcext:value-type="float">
            <text:p>52,41337</text:p>
          </table:table-cell>
          <table:table-cell table:style-name="ce28" table:formula="of:=DEGREES(ASIN(SIN([.$E$4])*SIN([.$K$13])+COS([.$E$4])*COS([.$K$13])*COS([.B26])))" office:value-type="float" office:value="45.6726986760285" calcext:value-type="float">
            <text:p>45,67270</text:p>
          </table:table-cell>
          <table:table-cell table:style-name="ce28" table:formula="of:=DEGREES(ASIN(SIN([.$E$4])*SIN([.$L$13])+COS([.$E$4])*COS([.$L$13])*COS([.B26])))" office:value-type="float" office:value="35.1686348308622" calcext:value-type="float">
            <text:p>35,16863</text:p>
          </table:table-cell>
          <table:table-cell table:style-name="ce28" table:formula="of:=DEGREES(ASIN(SIN([.$E$4])*SIN([.$M$13])+COS([.$E$4])*COS([.$M$13])*COS([.B26])))" office:value-type="float" office:value="24.152002331559" calcext:value-type="float">
            <text:p>24,15200</text:p>
          </table:table-cell>
          <table:table-cell table:style-name="ce28" table:formula="of:=DEGREES(ASIN(SIN([.$E$4])*SIN([.$N$13])+COS([.$E$4])*COS([.$N$13])*COS([.B26])))" office:value-type="float" office:value="15.1221230784613" calcext:value-type="float">
            <text:p>15,12212</text:p>
          </table:table-cell>
          <table:table-cell table:style-name="ce28" table:formula="of:=DEGREES(ASIN(SIN([.$E$4])*SIN([.$O$13])+COS([.$E$4])*COS([.$O$13])*COS([.B26])))" office:value-type="float" office:value="11.1137531151246" calcext:value-type="float">
            <text:p>11,11375</text:p>
          </table:table-cell>
          <table:table-cell table:style-name="ce28" table:formula="of:=DEGREES(ASIN(SIN([.$E$4])*SIN([.$P$13])+COS([.$E$4])*COS([.$P$13])*COS([.B26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28" table:formula="of:=DEGREES(ASIN(SIN([.$E$4])*SIN([.$C$13])+COS([.$E$4])*COS([.$C$13])*COS([.B27])))" office:value-type="float" office:value="14.7964241243636" calcext:value-type="float">
            <text:p>14,79642</text:p>
          </table:table-cell>
          <table:table-cell table:style-name="ce28" table:formula="of:=DEGREES(ASIN(SIN([.$E$4])*SIN([.$D$13])+COS([.$E$4])*COS([.$D$13])*COS([.B27])))" office:value-type="float" office:value="16.490723739111" calcext:value-type="float">
            <text:p>16,49072</text:p>
          </table:table-cell>
          <table:table-cell table:style-name="ce28" table:formula="of:=DEGREES(ASIN(SIN([.$E$4])*SIN([.$E$13])+COS([.$E$4])*COS([.$E$13])*COS([.B27])))" office:value-type="float" office:value="24.3092413431937" calcext:value-type="float">
            <text:p>24,30924</text:p>
          </table:table-cell>
          <table:table-cell table:style-name="ce28" table:formula="of:=DEGREES(ASIN(SIN([.$E$4])*SIN([.$F$13])+COS([.$E$4])*COS([.$F$13])*COS([.B27])))" office:value-type="float" office:value="34.5769177941914" calcext:value-type="float">
            <text:p>34,57692</text:p>
          </table:table-cell>
          <table:table-cell table:style-name="ce28" table:formula="of:=DEGREES(ASIN(SIN([.$E$4])*SIN([.$G$13])+COS([.$E$4])*COS([.$G$13])*COS([.B27])))" office:value-type="float" office:value="46.5302419997125" calcext:value-type="float">
            <text:p>46,53024</text:p>
          </table:table-cell>
          <table:table-cell table:style-name="ce28" table:formula="of:=DEGREES(ASIN(SIN([.$E$4])*SIN([.$H$13])+COS([.$E$4])*COS([.$H$13])*COS([.B27])))" office:value-type="float" office:value="55.6134930609646" calcext:value-type="float">
            <text:p>55,61349</text:p>
          </table:table-cell>
          <table:table-cell table:style-name="ce28" table:formula="of:=DEGREES(ASIN(SIN([.$E$4])*SIN([.$I$13])+COS([.$E$4])*COS([.$I$13])*COS([.B27])))" office:value-type="float" office:value="59.9657759145249" calcext:value-type="float">
            <text:p>59,96578</text:p>
          </table:table-cell>
          <table:table-cell table:style-name="ce28" table:formula="of:=DEGREES(ASIN(SIN([.$E$4])*SIN([.$J$13])+COS([.$E$4])*COS([.$J$13])*COS([.B27])))" office:value-type="float" office:value="58.3101005053767" calcext:value-type="float">
            <text:p>58,31010</text:p>
          </table:table-cell>
          <table:table-cell table:style-name="ce28" table:formula="of:=DEGREES(ASIN(SIN([.$E$4])*SIN([.$K$13])+COS([.$E$4])*COS([.$K$13])*COS([.B27])))" office:value-type="float" office:value="50.9318969894551" calcext:value-type="float">
            <text:p>50,93190</text:p>
          </table:table-cell>
          <table:table-cell table:style-name="ce28" table:formula="of:=DEGREES(ASIN(SIN([.$E$4])*SIN([.$L$13])+COS([.$E$4])*COS([.$L$13])*COS([.B27])))" office:value-type="float" office:value="39.7026098121126" calcext:value-type="float">
            <text:p>39,70261</text:p>
          </table:table-cell>
          <table:table-cell table:style-name="ce28" table:formula="of:=DEGREES(ASIN(SIN([.$E$4])*SIN([.$M$13])+COS([.$E$4])*COS([.$M$13])*COS([.B27])))" office:value-type="float" office:value="28.1099223023284" calcext:value-type="float">
            <text:p>28,10992</text:p>
          </table:table-cell>
          <table:table-cell table:style-name="ce28" table:formula="of:=DEGREES(ASIN(SIN([.$E$4])*SIN([.$N$13])+COS([.$E$4])*COS([.$N$13])*COS([.B27])))" office:value-type="float" office:value="18.6804296084422" calcext:value-type="float">
            <text:p>18,68043</text:p>
          </table:table-cell>
          <table:table-cell table:style-name="ce28" table:formula="of:=DEGREES(ASIN(SIN([.$E$4])*SIN([.$O$13])+COS([.$E$4])*COS([.$O$13])*COS([.B27])))" office:value-type="float" office:value="14.5064379185412" calcext:value-type="float">
            <text:p>14,50644</text:p>
          </table:table-cell>
          <table:table-cell table:style-name="ce28" table:formula="of:=DEGREES(ASIN(SIN([.$E$4])*SIN([.$P$13])+COS([.$E$4])*COS([.$P$13])*COS([.B27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28" table:formula="of:=DEGREES(ASIN(SIN([.$E$4])*SIN([.$C$13])+COS([.$E$4])*COS([.$C$13])*COS([.B28])))" office:value-type="float" office:value="15.9691545423954" calcext:value-type="float">
            <text:p>15,96915</text:p>
          </table:table-cell>
          <table:table-cell table:style-name="ce28" table:formula="of:=DEGREES(ASIN(SIN([.$E$4])*SIN([.$D$13])+COS([.$E$4])*COS([.$D$13])*COS([.B28])))" office:value-type="float" office:value="17.6882264043887" calcext:value-type="float">
            <text:p>17,68823</text:p>
          </table:table-cell>
          <table:table-cell table:style-name="ce28" table:formula="of:=DEGREES(ASIN(SIN([.$E$4])*SIN([.$E$13])+COS([.$E$4])*COS([.$E$13])*COS([.B28])))" office:value-type="float" office:value="25.6278182363776" calcext:value-type="float">
            <text:p>25,62782</text:p>
          </table:table-cell>
          <table:table-cell table:style-name="ce28" table:formula="of:=DEGREES(ASIN(SIN([.$E$4])*SIN([.$F$13])+COS([.$E$4])*COS([.$F$13])*COS([.B28])))" office:value-type="float" office:value="36.0809612618548" calcext:value-type="float">
            <text:p>36,08096</text:p>
          </table:table-cell>
          <table:table-cell table:style-name="ce28" table:formula="of:=DEGREES(ASIN(SIN([.$E$4])*SIN([.$G$13])+COS([.$E$4])*COS([.$G$13])*COS([.B28])))" office:value-type="float" office:value="48.3223789949259" calcext:value-type="float">
            <text:p>48,32238</text:p>
          </table:table-cell>
          <table:table-cell table:style-name="ce28" table:formula="of:=DEGREES(ASIN(SIN([.$E$4])*SIN([.$H$13])+COS([.$E$4])*COS([.$H$13])*COS([.B28])))" office:value-type="float" office:value="57.7313762941853" calcext:value-type="float">
            <text:p>57,73138</text:p>
          </table:table-cell>
          <table:table-cell table:style-name="ce28" table:formula="of:=DEGREES(ASIN(SIN([.$E$4])*SIN([.$I$13])+COS([.$E$4])*COS([.$I$13])*COS([.B28])))" office:value-type="float" office:value="62.3033573112284" calcext:value-type="float">
            <text:p>62,30336</text:p>
          </table:table-cell>
          <table:table-cell table:style-name="ce28" table:formula="of:=DEGREES(ASIN(SIN([.$E$4])*SIN([.$J$13])+COS([.$E$4])*COS([.$J$13])*COS([.B28])))" office:value-type="float" office:value="60.5572559899014" calcext:value-type="float">
            <text:p>60,55726</text:p>
          </table:table-cell>
          <table:table-cell table:style-name="ce28" table:formula="of:=DEGREES(ASIN(SIN([.$E$4])*SIN([.$K$13])+COS([.$E$4])*COS([.$K$13])*COS([.B28])))" office:value-type="float" office:value="52.8650808820509" calcext:value-type="float">
            <text:p>52,86508</text:p>
          </table:table-cell>
          <table:table-cell table:style-name="ce28" table:formula="of:=DEGREES(ASIN(SIN([.$E$4])*SIN([.$L$13])+COS([.$E$4])*COS([.$L$13])*COS([.B28])))" office:value-type="float" office:value="41.3173322532859" calcext:value-type="float">
            <text:p>41,31733</text:p>
          </table:table-cell>
          <table:table-cell table:style-name="ce28" table:formula="of:=DEGREES(ASIN(SIN([.$E$4])*SIN([.$M$13])+COS([.$E$4])*COS([.$M$13])*COS([.B28])))" office:value-type="float" office:value="29.4927666699581" calcext:value-type="float">
            <text:p>29,49277</text:p>
          </table:table-cell>
          <table:table-cell table:style-name="ce28" table:formula="of:=DEGREES(ASIN(SIN([.$E$4])*SIN([.$N$13])+COS([.$E$4])*COS([.$N$13])*COS([.B28])))" office:value-type="float" office:value="19.9106191072323" calcext:value-type="float">
            <text:p>19,91062</text:p>
          </table:table-cell>
          <table:table-cell table:style-name="ce28" table:formula="of:=DEGREES(ASIN(SIN([.$E$4])*SIN([.$O$13])+COS([.$E$4])*COS([.$O$13])*COS([.B28])))" office:value-type="float" office:value="15.6749692730748" calcext:value-type="float">
            <text:p>15,67497</text:p>
          </table:table-cell>
          <table:table-cell table:style-name="ce28" table:formula="of:=DEGREES(ASIN(SIN([.$E$4])*SIN([.$P$13])+COS([.$E$4])*COS([.$P$13])*COS([.B28])))" office:value-type="float" office:value="15.8965884965704" calcext:value-type="float">
            <text:p>15,89659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28" table:formula="of:=DEGREES(ASIN(SIN([.$E$4])*SIN([.$C$13])+COS([.$E$4])*COS([.$C$13])*COS([.B29])))" office:value-type="float" office:value="14.7964241243636" calcext:value-type="float">
            <text:p>14,79642</text:p>
          </table:table-cell>
          <table:table-cell table:style-name="ce28" table:formula="of:=DEGREES(ASIN(SIN([.$E$4])*SIN([.$D$13])+COS([.$E$4])*COS([.$D$13])*COS([.B29])))" office:value-type="float" office:value="16.490723739111" calcext:value-type="float">
            <text:p>16,49072</text:p>
          </table:table-cell>
          <table:table-cell table:style-name="ce28" table:formula="of:=DEGREES(ASIN(SIN([.$E$4])*SIN([.$E$13])+COS([.$E$4])*COS([.$E$13])*COS([.B29])))" office:value-type="float" office:value="24.3092413431937" calcext:value-type="float">
            <text:p>24,30924</text:p>
          </table:table-cell>
          <table:table-cell table:style-name="ce28" table:formula="of:=DEGREES(ASIN(SIN([.$E$4])*SIN([.$F$13])+COS([.$E$4])*COS([.$F$13])*COS([.B29])))" office:value-type="float" office:value="34.5769177941914" calcext:value-type="float">
            <text:p>34,57692</text:p>
          </table:table-cell>
          <table:table-cell table:style-name="ce28" table:formula="of:=DEGREES(ASIN(SIN([.$E$4])*SIN([.$G$13])+COS([.$E$4])*COS([.$G$13])*COS([.B29])))" office:value-type="float" office:value="46.5302419997125" calcext:value-type="float">
            <text:p>46,53024</text:p>
          </table:table-cell>
          <table:table-cell table:style-name="ce28" table:formula="of:=DEGREES(ASIN(SIN([.$E$4])*SIN([.$H$13])+COS([.$E$4])*COS([.$H$13])*COS([.B29])))" office:value-type="float" office:value="55.6134930609646" calcext:value-type="float">
            <text:p>55,61349</text:p>
          </table:table-cell>
          <table:table-cell table:style-name="ce28" table:formula="of:=DEGREES(ASIN(SIN([.$E$4])*SIN([.$I$13])+COS([.$E$4])*COS([.$I$13])*COS([.B29])))" office:value-type="float" office:value="59.9657759145249" calcext:value-type="float">
            <text:p>59,96578</text:p>
          </table:table-cell>
          <table:table-cell table:style-name="ce28" table:formula="of:=DEGREES(ASIN(SIN([.$E$4])*SIN([.$J$13])+COS([.$E$4])*COS([.$J$13])*COS([.B29])))" office:value-type="float" office:value="58.3101005053767" calcext:value-type="float">
            <text:p>58,31010</text:p>
          </table:table-cell>
          <table:table-cell table:style-name="ce28" table:formula="of:=DEGREES(ASIN(SIN([.$E$4])*SIN([.$K$13])+COS([.$E$4])*COS([.$K$13])*COS([.B29])))" office:value-type="float" office:value="50.9318969894551" calcext:value-type="float">
            <text:p>50,93190</text:p>
          </table:table-cell>
          <table:table-cell table:style-name="ce28" table:formula="of:=DEGREES(ASIN(SIN([.$E$4])*SIN([.$L$13])+COS([.$E$4])*COS([.$L$13])*COS([.B29])))" office:value-type="float" office:value="39.7026098121126" calcext:value-type="float">
            <text:p>39,70261</text:p>
          </table:table-cell>
          <table:table-cell table:style-name="ce28" table:formula="of:=DEGREES(ASIN(SIN([.$E$4])*SIN([.$M$13])+COS([.$E$4])*COS([.$M$13])*COS([.B29])))" office:value-type="float" office:value="28.1099223023284" calcext:value-type="float">
            <text:p>28,10992</text:p>
          </table:table-cell>
          <table:table-cell table:style-name="ce28" table:formula="of:=DEGREES(ASIN(SIN([.$E$4])*SIN([.$N$13])+COS([.$E$4])*COS([.$N$13])*COS([.B29])))" office:value-type="float" office:value="18.6804296084422" calcext:value-type="float">
            <text:p>18,68043</text:p>
          </table:table-cell>
          <table:table-cell table:style-name="ce28" table:formula="of:=DEGREES(ASIN(SIN([.$E$4])*SIN([.$O$13])+COS([.$E$4])*COS([.$O$13])*COS([.B29])))" office:value-type="float" office:value="14.5064379185412" calcext:value-type="float">
            <text:p>14,50644</text:p>
          </table:table-cell>
          <table:table-cell table:style-name="ce28" table:formula="of:=DEGREES(ASIN(SIN([.$E$4])*SIN([.$P$13])+COS([.$E$4])*COS([.$P$13])*COS([.B29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28" table:formula="of:=DEGREES(ASIN(SIN([.$E$4])*SIN([.$C$13])+COS([.$E$4])*COS([.$C$13])*COS([.B30])))" office:value-type="float" office:value="11.3923869550355" calcext:value-type="float">
            <text:p>11,39239</text:p>
          </table:table-cell>
          <table:table-cell table:style-name="ce28" table:formula="of:=DEGREES(ASIN(SIN([.$E$4])*SIN([.$D$13])+COS([.$E$4])*COS([.$D$13])*COS([.B30])))" office:value-type="float" office:value="13.019929292917" calcext:value-type="float">
            <text:p>13,01993</text:p>
          </table:table-cell>
          <table:table-cell table:style-name="ce28" table:formula="of:=DEGREES(ASIN(SIN([.$E$4])*SIN([.$E$13])+COS([.$E$4])*COS([.$E$13])*COS([.B30])))" office:value-type="float" office:value="20.5176849854104" calcext:value-type="float">
            <text:p>20,51768</text:p>
          </table:table-cell>
          <table:table-cell table:style-name="ce28" table:formula="of:=DEGREES(ASIN(SIN([.$E$4])*SIN([.$F$13])+COS([.$E$4])*COS([.$F$13])*COS([.B30])))" office:value-type="float" office:value="30.3130518643687" calcext:value-type="float">
            <text:p>30,31305</text:p>
          </table:table-cell>
          <table:table-cell table:style-name="ce28" table:formula="of:=DEGREES(ASIN(SIN([.$E$4])*SIN([.$G$13])+COS([.$E$4])*COS([.$G$13])*COS([.B30])))" office:value-type="float" office:value="41.5825606803551" calcext:value-type="float">
            <text:p>41,58256</text:p>
          </table:table-cell>
          <table:table-cell table:style-name="ce28" table:formula="of:=DEGREES(ASIN(SIN([.$E$4])*SIN([.$H$13])+COS([.$E$4])*COS([.$H$13])*COS([.B30])))" office:value-type="float" office:value="49.9699358441348" calcext:value-type="float">
            <text:p>49,96994</text:p>
          </table:table-cell>
          <table:table-cell table:style-name="ce28" table:formula="of:=DEGREES(ASIN(SIN([.$E$4])*SIN([.$I$13])+COS([.$E$4])*COS([.$I$13])*COS([.B30])))" office:value-type="float" office:value="53.8996122980341" calcext:value-type="float">
            <text:p>53,89961</text:p>
          </table:table-cell>
          <table:table-cell table:style-name="ce28" table:formula="of:=DEGREES(ASIN(SIN([.$E$4])*SIN([.$J$13])+COS([.$E$4])*COS([.$J$13])*COS([.B30])))" office:value-type="float" office:value="52.4133715410409" calcext:value-type="float">
            <text:p>52,41337</text:p>
          </table:table-cell>
          <table:table-cell table:style-name="ce28" table:formula="of:=DEGREES(ASIN(SIN([.$E$4])*SIN([.$K$13])+COS([.$E$4])*COS([.$K$13])*COS([.B30])))" office:value-type="float" office:value="45.6726986760285" calcext:value-type="float">
            <text:p>45,67270</text:p>
          </table:table-cell>
          <table:table-cell table:style-name="ce28" table:formula="of:=DEGREES(ASIN(SIN([.$E$4])*SIN([.$L$13])+COS([.$E$4])*COS([.$L$13])*COS([.B30])))" office:value-type="float" office:value="35.1686348308622" calcext:value-type="float">
            <text:p>35,16863</text:p>
          </table:table-cell>
          <table:table-cell table:style-name="ce28" table:formula="of:=DEGREES(ASIN(SIN([.$E$4])*SIN([.$M$13])+COS([.$E$4])*COS([.$M$13])*COS([.B30])))" office:value-type="float" office:value="24.152002331559" calcext:value-type="float">
            <text:p>24,15200</text:p>
          </table:table-cell>
          <table:table-cell table:style-name="ce28" table:formula="of:=DEGREES(ASIN(SIN([.$E$4])*SIN([.$N$13])+COS([.$E$4])*COS([.$N$13])*COS([.B30])))" office:value-type="float" office:value="15.1221230784613" calcext:value-type="float">
            <text:p>15,12212</text:p>
          </table:table-cell>
          <table:table-cell table:style-name="ce28" table:formula="of:=DEGREES(ASIN(SIN([.$E$4])*SIN([.$O$13])+COS([.$E$4])*COS([.$O$13])*COS([.B30])))" office:value-type="float" office:value="11.1137531151246" calcext:value-type="float">
            <text:p>11,11375</text:p>
          </table:table-cell>
          <table:table-cell table:style-name="ce28" table:formula="of:=DEGREES(ASIN(SIN([.$E$4])*SIN([.$P$13])+COS([.$E$4])*COS([.$P$13])*COS([.B30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28" table:formula="of:=DEGREES(ASIN(SIN([.$E$4])*SIN([.$C$13])+COS([.$E$4])*COS([.$C$13])*COS([.B31])))" office:value-type="float" office:value="6.05527014420289" calcext:value-type="float">
            <text:p>6,05527</text:p>
          </table:table-cell>
          <table:table-cell table:style-name="ce28" table:formula="of:=DEGREES(ASIN(SIN([.$E$4])*SIN([.$D$13])+COS([.$E$4])*COS([.$D$13])*COS([.B31])))" office:value-type="float" office:value="7.59201826755095" calcext:value-type="float">
            <text:p>7,59202</text:p>
          </table:table-cell>
          <table:table-cell table:style-name="ce28" table:formula="of:=DEGREES(ASIN(SIN([.$E$4])*SIN([.$E$13])+COS([.$E$4])*COS([.$E$13])*COS([.B31])))" office:value-type="float" office:value="14.6667877155741" calcext:value-type="float">
            <text:p>14,66679</text:p>
          </table:table-cell>
          <table:table-cell table:style-name="ce28" table:formula="of:=DEGREES(ASIN(SIN([.$E$4])*SIN([.$F$13])+COS([.$E$4])*COS([.$F$13])*COS([.B31])))" office:value-type="float" office:value="23.8813094940694" calcext:value-type="float">
            <text:p>23,88131</text:p>
          </table:table-cell>
          <table:table-cell table:style-name="ce28" table:formula="of:=DEGREES(ASIN(SIN([.$E$4])*SIN([.$G$13])+COS([.$E$4])*COS([.$G$13])*COS([.B31])))" office:value-type="float" office:value="34.4028976677439" calcext:value-type="float">
            <text:p>34,40290</text:p>
          </table:table-cell>
          <table:table-cell table:style-name="ce28" table:formula="of:=DEGREES(ASIN(SIN([.$E$4])*SIN([.$H$13])+COS([.$E$4])*COS([.$H$13])*COS([.B31])))" office:value-type="float" office:value="42.1437851608863" calcext:value-type="float">
            <text:p>42,14379</text:p>
          </table:table-cell>
          <table:table-cell table:style-name="ce28" table:formula="of:=DEGREES(ASIN(SIN([.$E$4])*SIN([.$I$13])+COS([.$E$4])*COS([.$I$13])*COS([.B31])))" office:value-type="float" office:value="45.7361890245763" calcext:value-type="float">
            <text:p>45,73619</text:p>
          </table:table-cell>
          <table:table-cell table:style-name="ce28" table:formula="of:=DEGREES(ASIN(SIN([.$E$4])*SIN([.$J$13])+COS([.$E$4])*COS([.$J$13])*COS([.B31])))" office:value-type="float" office:value="44.3802445973064" calcext:value-type="float">
            <text:p>44,38024</text:p>
          </table:table-cell>
          <table:table-cell table:style-name="ce28" table:formula="of:=DEGREES(ASIN(SIN([.$E$4])*SIN([.$K$13])+COS([.$E$4])*COS([.$K$13])*COS([.B31])))" office:value-type="float" office:value="38.1894126543503" calcext:value-type="float">
            <text:p>38,18941</text:p>
          </table:table-cell>
          <table:table-cell table:style-name="ce28" table:formula="of:=DEGREES(ASIN(SIN([.$E$4])*SIN([.$L$13])+COS([.$E$4])*COS([.$L$13])*COS([.B31])))" office:value-type="float" office:value="28.4281258976986" calcext:value-type="float">
            <text:p>28,42813</text:p>
          </table:table-cell>
          <table:table-cell table:style-name="ce28" table:formula="of:=DEGREES(ASIN(SIN([.$E$4])*SIN([.$M$13])+COS([.$E$4])*COS([.$M$13])*COS([.B31])))" office:value-type="float" office:value="18.0906753595389" calcext:value-type="float">
            <text:p>18,09068</text:p>
          </table:table-cell>
          <table:table-cell table:style-name="ce28" table:formula="of:=DEGREES(ASIN(SIN([.$E$4])*SIN([.$N$13])+COS([.$E$4])*COS([.$N$13])*COS([.B31])))" office:value-type="float" office:value="9.57660808090918" calcext:value-type="float">
            <text:p>9,57661</text:p>
          </table:table-cell>
          <table:table-cell table:style-name="ce28" table:formula="of:=DEGREES(ASIN(SIN([.$E$4])*SIN([.$O$13])+COS([.$E$4])*COS([.$O$13])*COS([.B31])))" office:value-type="float" office:value="5.79216821816022" calcext:value-type="float">
            <text:p>5,79217</text:p>
          </table:table-cell>
          <table:table-cell table:style-name="ce28" table:formula="of:=DEGREES(ASIN(SIN([.$E$4])*SIN([.$P$13])+COS([.$E$4])*COS([.$P$13])*COS([.B31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28" table:formula="of:=DEGREES(ASIN(SIN([.$E$4])*SIN([.$C$13])+COS([.$E$4])*COS([.$C$13])*COS([.B32])))" office:value-type="float" office:value="-0.82853671938138" calcext:value-type="float">
            <text:p>-0,82854</text:p>
          </table:table-cell>
          <table:table-cell table:style-name="ce28" table:formula="of:=DEGREES(ASIN(SIN([.$E$4])*SIN([.$D$13])+COS([.$E$4])*COS([.$D$13])*COS([.B32])))" office:value-type="float" office:value="0.612769632752525" calcext:value-type="float">
            <text:p>0,61277</text:p>
          </table:table-cell>
          <table:table-cell table:style-name="ce28" table:formula="of:=DEGREES(ASIN(SIN([.$E$4])*SIN([.$E$13])+COS([.$E$4])*COS([.$E$13])*COS([.B32])))" office:value-type="float" office:value="7.26128419580968" calcext:value-type="float">
            <text:p>7,26128</text:p>
          </table:table-cell>
          <table:table-cell table:style-name="ce28" table:formula="of:=DEGREES(ASIN(SIN([.$E$4])*SIN([.$F$13])+COS([.$E$4])*COS([.$F$13])*COS([.B32])))" office:value-type="float" office:value="15.9427019279951" calcext:value-type="float">
            <text:p>15,94270</text:p>
          </table:table-cell>
          <table:table-cell table:style-name="ce28" table:formula="of:=DEGREES(ASIN(SIN([.$E$4])*SIN([.$G$13])+COS([.$E$4])*COS([.$G$13])*COS([.B32])))" office:value-type="float" office:value="25.8740058069062" calcext:value-type="float">
            <text:p>25,87401</text:p>
          </table:table-cell>
          <table:table-cell table:style-name="ce28" table:formula="of:=DEGREES(ASIN(SIN([.$E$4])*SIN([.$H$13])+COS([.$E$4])*COS([.$H$13])*COS([.B32])))" office:value-type="float" office:value="33.1997962549037" calcext:value-type="float">
            <text:p>33,19980</text:p>
          </table:table-cell>
          <table:table-cell table:style-name="ce28" table:formula="of:=DEGREES(ASIN(SIN([.$E$4])*SIN([.$I$13])+COS([.$E$4])*COS([.$I$13])*COS([.B32])))" office:value-type="float" office:value="36.6146149727627" calcext:value-type="float">
            <text:p>36,61461</text:p>
          </table:table-cell>
          <table:table-cell table:style-name="ce28" table:formula="of:=DEGREES(ASIN(SIN([.$E$4])*SIN([.$J$13])+COS([.$E$4])*COS([.$J$13])*COS([.B32])))" office:value-type="float" office:value="35.3238540627884" calcext:value-type="float">
            <text:p>35,32385</text:p>
          </table:table-cell>
          <table:table-cell table:style-name="ce28" table:formula="of:=DEGREES(ASIN(SIN([.$E$4])*SIN([.$K$13])+COS([.$E$4])*COS([.$K$13])*COS([.B32])))" office:value-type="float" office:value="29.4539781827098" calcext:value-type="float">
            <text:p>29,45398</text:p>
          </table:table-cell>
          <table:table-cell table:style-name="ce28" table:formula="of:=DEGREES(ASIN(SIN([.$E$4])*SIN([.$L$13])+COS([.$E$4])*COS([.$L$13])*COS([.B32])))" office:value-type="float" office:value="20.232227826187" calcext:value-type="float">
            <text:p>20,23223</text:p>
          </table:table-cell>
          <table:table-cell table:style-name="ce28" table:formula="of:=DEGREES(ASIN(SIN([.$E$4])*SIN([.$M$13])+COS([.$E$4])*COS([.$M$13])*COS([.B32])))" office:value-type="float" office:value="10.484843414895" calcext:value-type="float">
            <text:p>10,48484</text:p>
          </table:table-cell>
          <table:table-cell table:style-name="ce28" table:formula="of:=DEGREES(ASIN(SIN([.$E$4])*SIN([.$N$13])+COS([.$E$4])*COS([.$N$13])*COS([.B32])))" office:value-type="float" office:value="2.47577205888756" calcext:value-type="float">
            <text:p>2,47577</text:p>
          </table:table-cell>
          <table:table-cell table:style-name="ce28" table:formula="of:=DEGREES(ASIN(SIN([.$E$4])*SIN([.$O$13])+COS([.$E$4])*COS([.$O$13])*COS([.B32])))" office:value-type="float" office:value="-1.07517636309219" calcext:value-type="float">
            <text:p>-1,07518</text:p>
          </table:table-cell>
          <table:table-cell table:style-name="ce28" table:formula="of:=DEGREES(ASIN(SIN([.$E$4])*SIN([.$P$13])+COS([.$E$4])*COS([.$P$13])*COS([.B32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28" table:formula="of:=DEGREES(ASIN(SIN([.$E$4])*SIN([.$C$13])+COS([.$E$4])*COS([.$C$13])*COS([.B33])))" office:value-type="float" office:value="-8.86707061593753" calcext:value-type="float">
            <text:p>-8,86707</text:p>
          </table:table-cell>
          <table:table-cell table:style-name="ce28" table:formula="of:=DEGREES(ASIN(SIN([.$E$4])*SIN([.$D$13])+COS([.$E$4])*COS([.$D$13])*COS([.B33])))" office:value-type="float" office:value="-7.51040308634594" calcext:value-type="float">
            <text:p>-7,51040</text:p>
          </table:table-cell>
          <table:table-cell table:style-name="ce28" table:formula="of:=DEGREES(ASIN(SIN([.$E$4])*SIN([.$E$13])+COS([.$E$4])*COS([.$E$13])*COS([.B33])))" office:value-type="float" office:value="-1.21881527783412" calcext:value-type="float">
            <text:p>-1,21882</text:p>
          </table:table-cell>
          <table:table-cell table:style-name="ce28" table:formula="of:=DEGREES(ASIN(SIN([.$E$4])*SIN([.$F$13])+COS([.$E$4])*COS([.$F$13])*COS([.B33])))" office:value-type="float" office:value="7.07062845522611" calcext:value-type="float">
            <text:p>7,07063</text:p>
          </table:table-cell>
          <table:table-cell table:style-name="ce28" table:formula="of:=DEGREES(ASIN(SIN([.$E$4])*SIN([.$G$13])+COS([.$E$4])*COS([.$G$13])*COS([.B33])))" office:value-type="float" office:value="16.6555985583974" calcext:value-type="float">
            <text:p>16,65560</text:p>
          </table:table-cell>
          <table:table-cell table:style-name="ce28" table:formula="of:=DEGREES(ASIN(SIN([.$E$4])*SIN([.$H$13])+COS([.$E$4])*COS([.$H$13])*COS([.B33])))" office:value-type="float" office:value="23.8171566758599" calcext:value-type="float">
            <text:p>23,81716</text:p>
          </table:table-cell>
          <table:table-cell table:style-name="ce28" table:formula="of:=DEGREES(ASIN(SIN([.$E$4])*SIN([.$I$13])+COS([.$E$4])*COS([.$I$13])*COS([.B33])))" office:value-type="float" office:value="27.1957066359635" calcext:value-type="float">
            <text:p>27,19571</text:p>
          </table:table-cell>
          <table:table-cell table:style-name="ce28" table:formula="of:=DEGREES(ASIN(SIN([.$E$4])*SIN([.$J$13])+COS([.$E$4])*COS([.$J$13])*COS([.B33])))" office:value-type="float" office:value="25.9148009950097" calcext:value-type="float">
            <text:p>25,91480</text:p>
          </table:table-cell>
          <table:table-cell table:style-name="ce28" table:formula="of:=DEGREES(ASIN(SIN([.$E$4])*SIN([.$K$13])+COS([.$E$4])*COS([.$K$13])*COS([.B33])))" office:value-type="float" office:value="20.1431398389992" calcext:value-type="float">
            <text:p>20,14314</text:p>
          </table:table-cell>
          <table:table-cell table:style-name="ce28" table:formula="of:=DEGREES(ASIN(SIN([.$E$4])*SIN([.$L$13])+COS([.$E$4])*COS([.$L$13])*COS([.B33])))" office:value-type="float" office:value="11.1962449495822" calcext:value-type="float">
            <text:p>11,19624</text:p>
          </table:table-cell>
          <table:table-cell table:style-name="ce28" table:formula="of:=DEGREES(ASIN(SIN([.$E$4])*SIN([.$M$13])+COS([.$E$4])*COS([.$M$13])*COS([.B33])))" office:value-type="float" office:value="1.84983255059024" calcext:value-type="float">
            <text:p>1,84983</text:p>
          </table:table-cell>
          <table:table-cell table:style-name="ce28" table:formula="of:=DEGREES(ASIN(SIN([.$E$4])*SIN([.$N$13])+COS([.$E$4])*COS([.$N$13])*COS([.B33])))" office:value-type="float" office:value="-5.75280130116224" calcext:value-type="float">
            <text:p>-5,75280</text:p>
          </table:table-cell>
          <table:table-cell table:style-name="ce28" table:formula="of:=DEGREES(ASIN(SIN([.$E$4])*SIN([.$O$13])+COS([.$E$4])*COS([.$O$13])*COS([.B33])))" office:value-type="float" office:value="-9.09894595302693" calcext:value-type="float">
            <text:p>-9,09895</text:p>
          </table:table-cell>
          <table:table-cell table:style-name="ce28" table:formula="of:=DEGREES(ASIN(SIN([.$E$4])*SIN([.$P$13])+COS([.$E$4])*COS([.$P$13])*COS([.B3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28" table:formula="of:=DEGREES(ASIN(SIN([.$E$4])*SIN([.$C$13])+COS([.$E$4])*COS([.$C$13])*COS([.B34])))" office:value-type="float" office:value="-17.7004290973993" calcext:value-type="float">
            <text:p>-17,70043</text:p>
          </table:table-cell>
          <table:table-cell table:style-name="ce28" table:formula="of:=DEGREES(ASIN(SIN([.$E$4])*SIN([.$D$13])+COS([.$E$4])*COS([.$D$13])*COS([.B34])))" office:value-type="float" office:value="-16.4063638633487" calcext:value-type="float">
            <text:p>-16,40636</text:p>
          </table:table-cell>
          <table:table-cell table:style-name="ce28" table:formula="of:=DEGREES(ASIN(SIN([.$E$4])*SIN([.$E$13])+COS([.$E$4])*COS([.$E$13])*COS([.B34])))" office:value-type="float" office:value="-10.354317613384" calcext:value-type="float">
            <text:p>-10,35432</text:p>
          </table:table-cell>
          <table:table-cell table:style-name="ce28" table:formula="of:=DEGREES(ASIN(SIN([.$E$4])*SIN([.$F$13])+COS([.$E$4])*COS([.$F$13])*COS([.B34])))" office:value-type="float" office:value="-2.26813028338792" calcext:value-type="float">
            <text:p>-2,26813</text:p>
          </table:table-cell>
          <table:table-cell table:style-name="ce28" table:formula="of:=DEGREES(ASIN(SIN([.$E$4])*SIN([.$G$13])+COS([.$E$4])*COS([.$G$13])*COS([.B34])))" office:value-type="float" office:value="7.23211466358155" calcext:value-type="float">
            <text:p>7,23211</text:p>
          </table:table-cell>
          <table:table-cell table:style-name="ce28" table:formula="of:=DEGREES(ASIN(SIN([.$E$4])*SIN([.$H$13])+COS([.$E$4])*COS([.$H$13])*COS([.B34])))" office:value-type="float" office:value="14.4518417107578" calcext:value-type="float">
            <text:p>14,45184</text:p>
          </table:table-cell>
          <table:table-cell table:style-name="ce28" table:formula="of:=DEGREES(ASIN(SIN([.$E$4])*SIN([.$I$13])+COS([.$E$4])*COS([.$I$13])*COS([.B34])))" office:value-type="float" office:value="17.9049250021299" calcext:value-type="float">
            <text:p>17,90493</text:p>
          </table:table-cell>
          <table:table-cell table:style-name="ce28" table:formula="of:=DEGREES(ASIN(SIN([.$E$4])*SIN([.$J$13])+COS([.$E$4])*COS([.$J$13])*COS([.B34])))" office:value-type="float" office:value="16.5915705312373" calcext:value-type="float">
            <text:p>16,59157</text:p>
          </table:table-cell>
          <table:table-cell table:style-name="ce28" table:formula="of:=DEGREES(ASIN(SIN([.$E$4])*SIN([.$K$13])+COS([.$E$4])*COS([.$K$13])*COS([.B34])))" office:value-type="float" office:value="10.7329956139175" calcext:value-type="float">
            <text:p>10,73300</text:p>
          </table:table-cell>
          <table:table-cell table:style-name="ce28" table:formula="of:=DEGREES(ASIN(SIN([.$E$4])*SIN([.$L$13])+COS([.$E$4])*COS([.$L$13])*COS([.B34])))" office:value-type="float" office:value="1.80071087845066" calcext:value-type="float">
            <text:p>1,80071</text:p>
          </table:table-cell>
          <table:table-cell table:style-name="ce28" table:formula="of:=DEGREES(ASIN(SIN([.$E$4])*SIN([.$M$13])+COS([.$E$4])*COS([.$M$13])*COS([.B34])))" office:value-type="float" office:value="-7.37499761676306" calcext:value-type="float">
            <text:p>-7,37500</text:p>
          </table:table-cell>
          <table:table-cell table:style-name="ce28" table:formula="of:=DEGREES(ASIN(SIN([.$E$4])*SIN([.$N$13])+COS([.$E$4])*COS([.$N$13])*COS([.B34])))" office:value-type="float" office:value="-14.7238144665731" calcext:value-type="float">
            <text:p>-14,72381</text:p>
          </table:table-cell>
          <table:table-cell table:style-name="ce28" table:formula="of:=DEGREES(ASIN(SIN([.$E$4])*SIN([.$O$13])+COS([.$E$4])*COS([.$O$13])*COS([.B34])))" office:value-type="float" office:value="-17.9211811447466" calcext:value-type="float">
            <text:p>-17,92118</text:p>
          </table:table-cell>
          <table:table-cell table:style-name="ce28" table:formula="of:=DEGREES(ASIN(SIN([.$E$4])*SIN([.$P$13])+COS([.$E$4])*COS([.$P$13])*COS([.B34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28" table:formula="of:=DEGREES(ASIN(SIN([.$E$4])*SIN([.$C$13])+COS([.$E$4])*COS([.$C$13])*COS([.B35])))" office:value-type="float" office:value="-26.9966135788546" calcext:value-type="float">
            <text:p>-26,99661</text:p>
          </table:table-cell>
          <table:table-cell table:style-name="ce28" table:formula="of:=DEGREES(ASIN(SIN([.$E$4])*SIN([.$D$13])+COS([.$E$4])*COS([.$D$13])*COS([.B35])))" office:value-type="float" office:value="-25.733751308932" calcext:value-type="float">
            <text:p>-25,73375</text:p>
          </table:table-cell>
          <table:table-cell table:style-name="ce28" table:formula="of:=DEGREES(ASIN(SIN([.$E$4])*SIN([.$E$13])+COS([.$E$4])*COS([.$E$13])*COS([.B35])))" office:value-type="float" office:value="-19.7671866713" calcext:value-type="float">
            <text:p>-19,76719</text:p>
          </table:table-cell>
          <table:table-cell table:style-name="ce28" table:formula="of:=DEGREES(ASIN(SIN([.$E$4])*SIN([.$F$13])+COS([.$E$4])*COS([.$F$13])*COS([.B35])))" office:value-type="float" office:value="-11.6682576905866" calcext:value-type="float">
            <text:p>-11,66826</text:p>
          </table:table-cell>
          <table:table-cell table:style-name="ce28" table:formula="of:=DEGREES(ASIN(SIN([.$E$4])*SIN([.$G$13])+COS([.$E$4])*COS([.$G$13])*COS([.B35])))" office:value-type="float" office:value="-1.99656415699587" calcext:value-type="float">
            <text:p>-1,99656</text:p>
          </table:table-cell>
          <table:table-cell table:style-name="ce28" table:formula="of:=DEGREES(ASIN(SIN([.$E$4])*SIN([.$H$13])+COS([.$E$4])*COS([.$H$13])*COS([.B35])))" office:value-type="float" office:value="5.46933979615356" calcext:value-type="float">
            <text:p>5,46934</text:p>
          </table:table-cell>
          <table:table-cell table:style-name="ce28" table:formula="of:=DEGREES(ASIN(SIN([.$E$4])*SIN([.$I$13])+COS([.$E$4])*COS([.$I$13])*COS([.B35])))" office:value-type="float" office:value="9.08186617474483" calcext:value-type="float">
            <text:p>9,08187</text:p>
          </table:table-cell>
          <table:table-cell table:style-name="ce28" table:formula="of:=DEGREES(ASIN(SIN([.$E$4])*SIN([.$J$13])+COS([.$E$4])*COS([.$J$13])*COS([.B35])))" office:value-type="float" office:value="7.70430216557718" calcext:value-type="float">
            <text:p>7,70430</text:p>
          </table:table-cell>
          <table:table-cell table:style-name="ce28" table:formula="of:=DEGREES(ASIN(SIN([.$E$4])*SIN([.$K$13])+COS([.$E$4])*COS([.$K$13])*COS([.B35])))" office:value-type="float" office:value="1.61012224685788" calcext:value-type="float">
            <text:p>1,61012</text:p>
          </table:table-cell>
          <table:table-cell table:style-name="ce28" table:formula="of:=DEGREES(ASIN(SIN([.$E$4])*SIN([.$L$13])+COS([.$E$4])*COS([.$L$13])*COS([.B35])))" office:value-type="float" office:value="-7.54609291948348" calcext:value-type="float">
            <text:p>-7,54609</text:p>
          </table:table-cell>
          <table:table-cell table:style-name="ce28" table:formula="of:=DEGREES(ASIN(SIN([.$E$4])*SIN([.$M$13])+COS([.$E$4])*COS([.$M$13])*COS([.B35])))" office:value-type="float" office:value="-16.798441080395" calcext:value-type="float">
            <text:p>-16,79844</text:p>
          </table:table-cell>
          <table:table-cell table:style-name="ce28" table:formula="of:=DEGREES(ASIN(SIN([.$E$4])*SIN([.$N$13])+COS([.$E$4])*COS([.$N$13])*COS([.B35])))" office:value-type="float" office:value="-24.0844817895864" calcext:value-type="float">
            <text:p>-24,08448</text:p>
          </table:table-cell>
          <table:table-cell table:style-name="ce28" table:formula="of:=DEGREES(ASIN(SIN([.$E$4])*SIN([.$O$13])+COS([.$E$4])*COS([.$O$13])*COS([.B35])))" office:value-type="float" office:value="-27.211527602765" calcext:value-type="float">
            <text:p>-27,21153</text:p>
          </table:table-cell>
          <table:table-cell table:style-name="ce28" table:formula="of:=DEGREES(ASIN(SIN([.$E$4])*SIN([.$P$13])+COS([.$E$4])*COS([.$P$13])*COS([.B35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28" table:formula="of:=DEGREES(ASIN(SIN([.$E$4])*SIN([.$C$13])+COS([.$E$4])*COS([.$C$13])*COS([.B36])))" office:value-type="float" office:value="-36.4143317660273" calcext:value-type="float">
            <text:p>-36,41433</text:p>
          </table:table-cell>
          <table:table-cell table:style-name="ce28" table:formula="of:=DEGREES(ASIN(SIN([.$E$4])*SIN([.$D$13])+COS([.$E$4])*COS([.$D$13])*COS([.B36])))" office:value-type="float" office:value="-35.1410067439605" calcext:value-type="float">
            <text:p>-35,14101</text:p>
          </table:table-cell>
          <table:table-cell table:style-name="ce28" table:formula="of:=DEGREES(ASIN(SIN([.$E$4])*SIN([.$E$13])+COS([.$E$4])*COS([.$E$13])*COS([.B36])))" office:value-type="float" office:value="-29.0691011133664" calcext:value-type="float">
            <text:p>-29,06910</text:p>
          </table:table-cell>
          <table:table-cell table:style-name="ce28" table:formula="of:=DEGREES(ASIN(SIN([.$E$4])*SIN([.$F$13])+COS([.$E$4])*COS([.$F$13])*COS([.B36])))" office:value-type="float" office:value="-20.7216276389098" calcext:value-type="float">
            <text:p>-20,72163</text:p>
          </table:table-cell>
          <table:table-cell table:style-name="ce28" table:formula="of:=DEGREES(ASIN(SIN([.$E$4])*SIN([.$G$13])+COS([.$E$4])*COS([.$G$13])*COS([.B36])))" office:value-type="float" office:value="-10.6386884563587" calcext:value-type="float">
            <text:p>-10,63869</text:p>
          </table:table-cell>
          <table:table-cell table:style-name="ce28" table:formula="of:=DEGREES(ASIN(SIN([.$E$4])*SIN([.$H$13])+COS([.$E$4])*COS([.$H$13])*COS([.B36])))" office:value-type="float" office:value="-2.77580073324855" calcext:value-type="float">
            <text:p>-2,77580</text:p>
          </table:table-cell>
          <table:table-cell table:style-name="ce28" table:formula="of:=DEGREES(ASIN(SIN([.$E$4])*SIN([.$I$13])+COS([.$E$4])*COS([.$I$13])*COS([.B36])))" office:value-type="float" office:value="1.05700602462269" calcext:value-type="float">
            <text:p>1,05701</text:p>
          </table:table-cell>
          <table:table-cell table:style-name="ce28" table:formula="of:=DEGREES(ASIN(SIN([.$E$4])*SIN([.$J$13])+COS([.$E$4])*COS([.$J$13])*COS([.B36])))" office:value-type="float" office:value="-0.406953023698783" calcext:value-type="float">
            <text:p>-0,40695</text:p>
          </table:table-cell>
          <table:table-cell table:style-name="ce28" table:formula="of:=DEGREES(ASIN(SIN([.$E$4])*SIN([.$K$13])+COS([.$E$4])*COS([.$K$13])*COS([.B36])))" office:value-type="float" office:value="-6.84936216914789" calcext:value-type="float">
            <text:p>-6,84936</text:p>
          </table:table-cell>
          <table:table-cell table:style-name="ce28" table:formula="of:=DEGREES(ASIN(SIN([.$E$4])*SIN([.$L$13])+COS([.$E$4])*COS([.$L$13])*COS([.B36])))" office:value-type="float" office:value="-16.4381238602358" calcext:value-type="float">
            <text:p>-16,43812</text:p>
          </table:table-cell>
          <table:table-cell table:style-name="ce28" table:formula="of:=DEGREES(ASIN(SIN([.$E$4])*SIN([.$M$13])+COS([.$E$4])*COS([.$M$13])*COS([.B36])))" office:value-type="float" office:value="-26.02103593945" calcext:value-type="float">
            <text:p>-26,02104</text:p>
          </table:table-cell>
          <table:table-cell table:style-name="ce28" table:formula="of:=DEGREES(ASIN(SIN([.$E$4])*SIN([.$N$13])+COS([.$E$4])*COS([.$N$13])*COS([.B36])))" office:value-type="float" office:value="-33.4711372907387" calcext:value-type="float">
            <text:p>-33,47114</text:p>
          </table:table-cell>
          <table:table-cell table:style-name="ce28" table:formula="of:=DEGREES(ASIN(SIN([.$E$4])*SIN([.$O$13])+COS([.$E$4])*COS([.$O$13])*COS([.B36])))" office:value-type="float" office:value="-36.6305249102563" calcext:value-type="float">
            <text:p>-36,63052</text:p>
          </table:table-cell>
          <table:table-cell table:style-name="ce28" table:formula="of:=DEGREES(ASIN(SIN([.$E$4])*SIN([.$P$13])+COS([.$E$4])*COS([.$P$13])*COS([.B36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28" table:formula="of:=DEGREES(ASIN(SIN([.$E$4])*SIN([.$C$13])+COS([.$E$4])*COS([.$C$13])*COS([.B37])))" office:value-type="float" office:value="-45.5259778297897" calcext:value-type="float">
            <text:p>-45,52598</text:p>
          </table:table-cell>
          <table:table-cell table:style-name="ce28" table:formula="of:=DEGREES(ASIN(SIN([.$E$4])*SIN([.$D$13])+COS([.$E$4])*COS([.$D$13])*COS([.B37])))" office:value-type="float" office:value="-44.1879504563722" calcext:value-type="float">
            <text:p>-44,18795</text:p>
          </table:table-cell>
          <table:table-cell table:style-name="ce28" table:formula="of:=DEGREES(ASIN(SIN([.$E$4])*SIN([.$E$13])+COS([.$E$4])*COS([.$E$13])*COS([.B37])))" office:value-type="float" office:value="-37.7825930115002" calcext:value-type="float">
            <text:p>-37,78259</text:p>
          </table:table-cell>
          <table:table-cell table:style-name="ce28" table:formula="of:=DEGREES(ASIN(SIN([.$E$4])*SIN([.$F$13])+COS([.$E$4])*COS([.$F$13])*COS([.B37])))" office:value-type="float" office:value="-28.9466702190521" calcext:value-type="float">
            <text:p>-28,94667</text:p>
          </table:table-cell>
          <table:table-cell table:style-name="ce28" table:formula="of:=DEGREES(ASIN(SIN([.$E$4])*SIN([.$G$13])+COS([.$E$4])*COS([.$G$13])*COS([.B37])))" office:value-type="float" office:value="-18.2540014014908" calcext:value-type="float">
            <text:p>-18,25400</text:p>
          </table:table-cell>
          <table:table-cell table:style-name="ce28" table:formula="of:=DEGREES(ASIN(SIN([.$E$4])*SIN([.$H$13])+COS([.$E$4])*COS([.$H$13])*COS([.B37])))" office:value-type="float" office:value="-9.89604514158905" calcext:value-type="float">
            <text:p>-9,89605</text:p>
          </table:table-cell>
          <table:table-cell table:style-name="ce28" table:formula="of:=DEGREES(ASIN(SIN([.$E$4])*SIN([.$I$13])+COS([.$E$4])*COS([.$I$13])*COS([.B37])))" office:value-type="float" office:value="-5.81155270427479" calcext:value-type="float">
            <text:p>-5,81155</text:p>
          </table:table-cell>
          <table:table-cell table:style-name="ce28" table:formula="of:=DEGREES(ASIN(SIN([.$E$4])*SIN([.$J$13])+COS([.$E$4])*COS([.$J$13])*COS([.B37])))" office:value-type="float" office:value="-7.37264959023654" calcext:value-type="float">
            <text:p>-7,37265</text:p>
          </table:table-cell>
          <table:table-cell table:style-name="ce28" table:formula="of:=DEGREES(ASIN(SIN([.$E$4])*SIN([.$K$13])+COS([.$E$4])*COS([.$K$13])*COS([.B37])))" office:value-type="float" office:value="-14.22901352352" calcext:value-type="float">
            <text:p>-14,22901</text:p>
          </table:table-cell>
          <table:table-cell table:style-name="ce28" table:formula="of:=DEGREES(ASIN(SIN([.$E$4])*SIN([.$L$13])+COS([.$E$4])*COS([.$L$13])*COS([.B37])))" office:value-type="float" office:value="-24.4066195963051" calcext:value-type="float">
            <text:p>-24,40662</text:p>
          </table:table-cell>
          <table:table-cell table:style-name="ce28" table:formula="of:=DEGREES(ASIN(SIN([.$E$4])*SIN([.$M$13])+COS([.$E$4])*COS([.$M$13])*COS([.B37])))" office:value-type="float" office:value="-34.5585023728304" calcext:value-type="float">
            <text:p>-34,55850</text:p>
          </table:table-cell>
          <table:table-cell table:style-name="ce28" table:formula="of:=DEGREES(ASIN(SIN([.$E$4])*SIN([.$N$13])+COS([.$E$4])*COS([.$N$13])*COS([.B37])))" office:value-type="float" office:value="-42.4297789228744" calcext:value-type="float">
            <text:p>-42,42978</text:p>
          </table:table-cell>
          <table:table-cell table:style-name="ce28" table:formula="of:=DEGREES(ASIN(SIN([.$E$4])*SIN([.$O$13])+COS([.$E$4])*COS([.$O$13])*COS([.B37])))" office:value-type="float" office:value="-45.752884442602" calcext:value-type="float">
            <text:p>-45,75288</text:p>
          </table:table-cell>
          <table:table-cell table:style-name="ce28" table:formula="of:=DEGREES(ASIN(SIN([.$E$4])*SIN([.$P$13])+COS([.$E$4])*COS([.$P$13])*COS([.B37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28" table:formula="of:=DEGREES(ASIN(SIN([.$E$4])*SIN([.$C$13])+COS([.$E$4])*COS([.$C$13])*COS([.B38])))" office:value-type="float" office:value="-53.6689636483148" calcext:value-type="float">
            <text:p>-53,66896</text:p>
          </table:table-cell>
          <table:table-cell table:style-name="ce28" table:formula="of:=DEGREES(ASIN(SIN([.$E$4])*SIN([.$D$13])+COS([.$E$4])*COS([.$D$13])*COS([.B38])))" office:value-type="float" office:value="-52.2028941233768" calcext:value-type="float">
            <text:p>-52,20289</text:p>
          </table:table-cell>
          <table:table-cell table:style-name="ce28" table:formula="of:=DEGREES(ASIN(SIN([.$E$4])*SIN([.$E$13])+COS([.$E$4])*COS([.$E$13])*COS([.B38])))" office:value-type="float" office:value="-45.2321682595158" calcext:value-type="float">
            <text:p>-45,23217</text:p>
          </table:table-cell>
          <table:table-cell table:style-name="ce28" table:formula="of:=DEGREES(ASIN(SIN([.$E$4])*SIN([.$F$13])+COS([.$E$4])*COS([.$F$13])*COS([.B38])))" office:value-type="float" office:value="-35.723645115895" calcext:value-type="float">
            <text:p>-35,72365</text:p>
          </table:table-cell>
          <table:table-cell table:style-name="ce28" table:formula="of:=DEGREES(ASIN(SIN([.$E$4])*SIN([.$G$13])+COS([.$E$4])*COS([.$G$13])*COS([.B38])))" office:value-type="float" office:value="-24.3255015410663" calcext:value-type="float">
            <text:p>-24,32550</text:p>
          </table:table-cell>
          <table:table-cell table:style-name="ce28" table:formula="of:=DEGREES(ASIN(SIN([.$E$4])*SIN([.$H$13])+COS([.$E$4])*COS([.$H$13])*COS([.B38])))" office:value-type="float" office:value="-15.4605439355942" calcext:value-type="float">
            <text:p>-15,46054</text:p>
          </table:table-cell>
          <table:table-cell table:style-name="ce28" table:formula="of:=DEGREES(ASIN(SIN([.$E$4])*SIN([.$I$13])+COS([.$E$4])*COS([.$I$13])*COS([.B38])))" office:value-type="float" office:value="-11.1342818668984" calcext:value-type="float">
            <text:p>-11,13428</text:p>
          </table:table-cell>
          <table:table-cell table:style-name="ce28" table:formula="of:=DEGREES(ASIN(SIN([.$E$4])*SIN([.$J$13])+COS([.$E$4])*COS([.$J$13])*COS([.B38])))" office:value-type="float" office:value="-12.7875893120915" calcext:value-type="float">
            <text:p>-12,78759</text:p>
          </table:table-cell>
          <table:table-cell table:style-name="ce28" table:formula="of:=DEGREES(ASIN(SIN([.$E$4])*SIN([.$K$13])+COS([.$E$4])*COS([.$K$13])*COS([.B38])))" office:value-type="float" office:value="-20.053348640989" calcext:value-type="float">
            <text:p>-20,05335</text:p>
          </table:table-cell>
          <table:table-cell table:style-name="ce28" table:formula="of:=DEGREES(ASIN(SIN([.$E$4])*SIN([.$L$13])+COS([.$E$4])*COS([.$L$13])*COS([.B38])))" office:value-type="float" office:value="-30.8731162963547" calcext:value-type="float">
            <text:p>-30,87312</text:p>
          </table:table-cell>
          <table:table-cell table:style-name="ce28" table:formula="of:=DEGREES(ASIN(SIN([.$E$4])*SIN([.$M$13])+COS([.$E$4])*COS([.$M$13])*COS([.B38])))" office:value-type="float" office:value="-41.7502161919758" calcext:value-type="float">
            <text:p>-41,75022</text:p>
          </table:table-cell>
          <table:table-cell table:style-name="ce28" table:formula="of:=DEGREES(ASIN(SIN([.$E$4])*SIN([.$N$13])+COS([.$E$4])*COS([.$N$13])*COS([.B38])))" office:value-type="float" office:value="-50.2818523322539" calcext:value-type="float">
            <text:p>-50,28185</text:p>
          </table:table-cell>
          <table:table-cell table:style-name="ce28" table:formula="of:=DEGREES(ASIN(SIN([.$E$4])*SIN([.$O$13])+COS([.$E$4])*COS([.$O$13])*COS([.B38])))" office:value-type="float" office:value="-53.9179346166264" calcext:value-type="float">
            <text:p>-53,91793</text:p>
          </table:table-cell>
          <table:table-cell table:style-name="ce28" table:formula="of:=DEGREES(ASIN(SIN([.$E$4])*SIN([.$P$13])+COS([.$E$4])*COS([.$P$13])*COS([.B3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28" table:formula="of:=DEGREES(ASIN(SIN([.$E$4])*SIN([.$C$13])+COS([.$E$4])*COS([.$C$13])*COS([.B39])))" office:value-type="float" office:value="-59.7079796428976" calcext:value-type="float">
            <text:p>-59,70798</text:p>
          </table:table-cell>
          <table:table-cell table:style-name="ce28" table:formula="of:=DEGREES(ASIN(SIN([.$E$4])*SIN([.$D$13])+COS([.$E$4])*COS([.$D$13])*COS([.B39])))" office:value-type="float" office:value="-58.0766347650277" calcext:value-type="float">
            <text:p>-58,07663</text:p>
          </table:table-cell>
          <table:table-cell table:style-name="ce28" table:formula="of:=DEGREES(ASIN(SIN([.$E$4])*SIN([.$E$13])+COS([.$E$4])*COS([.$E$13])*COS([.B39])))" office:value-type="float" office:value="-50.4555706715988" calcext:value-type="float">
            <text:p>-50,45557</text:p>
          </table:table-cell>
          <table:table-cell table:style-name="ce28" table:formula="of:=DEGREES(ASIN(SIN([.$E$4])*SIN([.$F$13])+COS([.$E$4])*COS([.$F$13])*COS([.B39])))" office:value-type="float" office:value="-40.2905586179828" calcext:value-type="float">
            <text:p>-40,29056</text:p>
          </table:table-cell>
          <table:table-cell table:style-name="ce28" table:formula="of:=DEGREES(ASIN(SIN([.$E$4])*SIN([.$G$13])+COS([.$E$4])*COS([.$G$13])*COS([.B39])))" office:value-type="float" office:value="-28.2915920828739" calcext:value-type="float">
            <text:p>-28,29159</text:p>
          </table:table-cell>
          <table:table-cell table:style-name="ce28" table:formula="of:=DEGREES(ASIN(SIN([.$E$4])*SIN([.$H$13])+COS([.$E$4])*COS([.$H$13])*COS([.B39])))" office:value-type="float" office:value="-19.0330914609167" calcext:value-type="float">
            <text:p>-19,03309</text:p>
          </table:table-cell>
          <table:table-cell table:style-name="ce28" table:formula="of:=DEGREES(ASIN(SIN([.$E$4])*SIN([.$I$13])+COS([.$E$4])*COS([.$I$13])*COS([.B39])))" office:value-type="float" office:value="-14.5278023586624" calcext:value-type="float">
            <text:p>-14,52780</text:p>
          </table:table-cell>
          <table:table-cell table:style-name="ce28" table:formula="of:=DEGREES(ASIN(SIN([.$E$4])*SIN([.$J$13])+COS([.$E$4])*COS([.$J$13])*COS([.B39])))" office:value-type="float" office:value="-16.248804496317" calcext:value-type="float">
            <text:p>-16,24880</text:p>
          </table:table-cell>
          <table:table-cell table:style-name="ce28" table:formula="of:=DEGREES(ASIN(SIN([.$E$4])*SIN([.$K$13])+COS([.$E$4])*COS([.$K$13])*COS([.B39])))" office:value-type="float" office:value="-23.8242482140798" calcext:value-type="float">
            <text:p>-23,82425</text:p>
          </table:table-cell>
          <table:table-cell table:style-name="ce28" table:formula="of:=DEGREES(ASIN(SIN([.$E$4])*SIN([.$L$13])+COS([.$E$4])*COS([.$L$13])*COS([.B39])))" office:value-type="float" office:value="-35.1666470138516" calcext:value-type="float">
            <text:p>-35,16665</text:p>
          </table:table-cell>
          <table:table-cell table:style-name="ce28" table:formula="of:=DEGREES(ASIN(SIN([.$E$4])*SIN([.$M$13])+COS([.$E$4])*COS([.$M$13])*COS([.B39])))" office:value-type="float" office:value="-46.7098231442948" calcext:value-type="float">
            <text:p>-46,70982</text:p>
          </table:table-cell>
          <table:table-cell table:style-name="ce28" table:formula="of:=DEGREES(ASIN(SIN([.$E$4])*SIN([.$N$13])+COS([.$E$4])*COS([.$N$13])*COS([.B39])))" office:value-type="float" office:value="-55.9561487960439" calcext:value-type="float">
            <text:p>-55,95615</text:p>
          </table:table-cell>
          <table:table-cell table:style-name="ce28" table:formula="of:=DEGREES(ASIN(SIN([.$E$4])*SIN([.$O$13])+COS([.$E$4])*COS([.$O$13])*COS([.B39])))" office:value-type="float" office:value="-59.9862688589205" calcext:value-type="float">
            <text:p>-59,98627</text:p>
          </table:table-cell>
          <table:table-cell table:style-name="ce28" table:formula="of:=DEGREES(ASIN(SIN([.$E$4])*SIN([.$P$13])+COS([.$E$4])*COS([.$P$13])*COS([.B39])))" office:value-type="float" office:value="-59.776649986627" calcext:value-type="float">
            <text:p>-59,77665</text:p>
          </table:table-cell>
        </table:table-row>
        <table:table-row table:style-name="ro1">
          <table:table-cell/>
          <table:table-cell table:style-name="ce6"/>
          <table:table-cell table:style-name="ce29" office:value-type="string" calcext:value-type="string">
            <text:p>Fons gris indica Sol sota horitzó en aquell lloc per a aquest moment.</text:p>
          </table:table-cell>
          <table:table-cell table:style-name="ce28" table:number-columns-repeated="13"/>
        </table:table-row>
        <table:table-row table:style-name="ro1">
          <table:table-cell/>
          <table:table-cell table:style-name="ce6"/>
          <table:table-cell table:number-columns-repeated="14"/>
        </table:table-row>
        <table:table-row table:style-name="ro1">
          <table:table-cell table:style-name="ce2" office:value-type="string" calcext:value-type="string">
            <text:p>Distancia des de l fons de la gràfica, y = H - (L x tan A) <text:s/>→ (en mm)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31" table:formula="of:=[.$J$4]-([.$C$5]* TAN(RADIANS([.C20])))" office:value-type="float" office:value="180.025910070864" calcext:value-type="float">
            <text:p>180,02591</text:p>
          </table:table-cell>
          <table:table-cell table:style-name="ce31" table:formula="of:=[.$J$4]-([.$C$5]* TAN(RADIANS([.D20])))" office:value-type="float" office:value="177.735817431316" calcext:value-type="float">
            <text:p>177,73582</text:p>
          </table:table-cell>
          <table:table-cell table:style-name="ce31" table:formula="of:=[.$J$4]-([.$C$5]* TAN(RADIANS([.E20])))" office:value-type="float" office:value="167.699109369042" calcext:value-type="float">
            <text:p>167,69911</text:p>
          </table:table-cell>
          <table:table-cell table:style-name="ce31" table:formula="of:=[.$J$4]-([.$C$5]* TAN(RADIANS([.F20])))" office:value-type="float" office:value="155.6555347954" calcext:value-type="float">
            <text:p>155,65553</text:p>
          </table:table-cell>
          <table:table-cell table:style-name="ce31" table:formula="of:=[.$J$4]-([.$C$5]* TAN(RADIANS([.G20])))" office:value-type="float" office:value="142.739191673259" calcext:value-type="float">
            <text:p>142,73919</text:p>
          </table:table-cell>
          <table:table-cell table:style-name="ce31" table:formula="of:=[.$J$4]-([.$C$5]* TAN(RADIANS([.H20])))" office:value-type="float" office:value="133.288140845522" calcext:value-type="float">
            <text:p>133,28814</text:p>
          </table:table-cell>
          <table:table-cell table:style-name="ce31" table:formula="of:=[.$J$4]-([.$C$5]* TAN(RADIANS([.I20])))" office:value-type="float" office:value="128.748736149494" calcext:value-type="float">
            <text:p>128,74874</text:p>
          </table:table-cell>
          <table:table-cell table:style-name="ce31" table:formula="of:=[.$J$4]-([.$C$5]* TAN(RADIANS([.J20])))" office:value-type="float" office:value="130.481696782224" calcext:value-type="float">
            <text:p>130,48170</text:p>
          </table:table-cell>
          <table:table-cell table:style-name="ce31" table:formula="of:=[.$J$4]-([.$C$5]* TAN(RADIANS([.K20])))" office:value-type="float" office:value="138.146067739142" calcext:value-type="float">
            <text:p>138,14607</text:p>
          </table:table-cell>
          <table:table-cell table:style-name="ce31" table:formula="of:=[.$J$4]-([.$C$5]* TAN(RADIANS([.L20])))" office:value-type="float" office:value="150.00895805896" calcext:value-type="float">
            <text:p>150,00896</text:p>
          </table:table-cell>
          <table:table-cell table:style-name="ce31" table:formula="of:=[.$J$4]-([.$C$5]* TAN(RADIANS([.M20])))" office:value-type="float" office:value="163.107862462902" calcext:value-type="float">
            <text:p>163,10786</text:p>
          </table:table-cell>
          <table:table-cell table:style-name="ce31" table:formula="of:=[.$J$4]-([.$C$5]* TAN(RADIANS([.N20])))" office:value-type="float" office:value="174.838622500723" calcext:value-type="float">
            <text:p>174,83862</text:p>
          </table:table-cell>
          <table:table-cell table:style-name="ce31" table:formula="of:=[.$J$4]-([.$C$5]* TAN(RADIANS([.O20])))" office:value-type="float" office:value="180.422151328489" calcext:value-type="float">
            <text:p>180,42215</text:p>
          </table:table-cell>
          <table:table-cell table:style-name="ce31" table:formula="of:=[.$J$4]-([.$C$5]* TAN(RADIANS([.P20])))" office:value-type="float" office:value="180.123531920006" calcext:value-type="float">
            <text:p>180,12353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31" table:formula="of:=[.$J$4]-([.$C$5]* TAN(RADIANS([.C21])))" office:value-type="float" office:value="164.549933554082" calcext:value-type="float">
            <text:p>164,54993</text:p>
          </table:table-cell>
          <table:table-cell table:style-name="ce31" table:formula="of:=[.$J$4]-([.$C$5]* TAN(RADIANS([.D21])))" office:value-type="float" office:value="162.687802147722" calcext:value-type="float">
            <text:p>162,68780</text:p>
          </table:table-cell>
          <table:table-cell table:style-name="ce31" table:formula="of:=[.$J$4]-([.$C$5]* TAN(RADIANS([.E21])))" office:value-type="float" office:value="154.372107517616" calcext:value-type="float">
            <text:p>154,37211</text:p>
          </table:table-cell>
          <table:table-cell table:style-name="ce31" table:formula="of:=[.$J$4]-([.$C$5]* TAN(RADIANS([.F21])))" office:value-type="float" office:value="144.00524820275" calcext:value-type="float">
            <text:p>144,00525</text:p>
          </table:table-cell>
          <table:table-cell table:style-name="ce31" table:formula="of:=[.$J$4]-([.$C$5]* TAN(RADIANS([.G21])))" office:value-type="float" office:value="132.364183970545" calcext:value-type="float">
            <text:p>132,36418</text:p>
          </table:table-cell>
          <table:table-cell table:style-name="ce31" table:formula="of:=[.$J$4]-([.$C$5]* TAN(RADIANS([.H21])))" office:value-type="float" office:value="123.50649752926" calcext:value-type="float">
            <text:p>123,50650</text:p>
          </table:table-cell>
          <table:table-cell table:style-name="ce31" table:formula="of:=[.$J$4]-([.$C$5]* TAN(RADIANS([.I21])))" office:value-type="float" office:value="119.159334548647" calcext:value-type="float">
            <text:p>119,15933</text:p>
          </table:table-cell>
          <table:table-cell table:style-name="ce31" table:formula="of:=[.$J$4]-([.$C$5]* TAN(RADIANS([.J21])))" office:value-type="float" office:value="120.825465131624" calcext:value-type="float">
            <text:p>120,82547</text:p>
          </table:table-cell>
          <table:table-cell table:style-name="ce31" table:formula="of:=[.$J$4]-([.$C$5]* TAN(RADIANS([.K21])))" office:value-type="float" office:value="128.093681960787" calcext:value-type="float">
            <text:p>128,09368</text:p>
          </table:table-cell>
          <table:table-cell table:style-name="ce31" table:formula="of:=[.$J$4]-([.$C$5]* TAN(RADIANS([.L21])))" office:value-type="float" office:value="138.983914562021" calcext:value-type="float">
            <text:p>138,98391</text:p>
          </table:table-cell>
          <table:table-cell table:style-name="ce31" table:formula="of:=[.$J$4]-([.$C$5]* TAN(RADIANS([.M21])))" office:value-type="float" office:value="150.473439354222" calcext:value-type="float">
            <text:p>150,47344</text:p>
          </table:table-cell>
          <table:table-cell table:style-name="ce31" table:formula="of:=[.$J$4]-([.$C$5]* TAN(RADIANS([.N21])))" office:value-type="float" office:value="160.314403832673" calcext:value-type="float">
            <text:p>160,31440</text:p>
          </table:table-cell>
          <table:table-cell table:style-name="ce31" table:formula="of:=[.$J$4]-([.$C$5]* TAN(RADIANS([.O21])))" office:value-type="float" office:value="164.870953291181" calcext:value-type="float">
            <text:p>164,87095</text:p>
          </table:table-cell>
          <table:table-cell table:style-name="ce31" table:formula="of:=[.$J$4]-([.$C$5]* TAN(RADIANS([.P21])))" office:value-type="float" office:value="164.629054333137" calcext:value-type="float">
            <text:p>164,62905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31" table:formula="of:=[.$J$4]-([.$C$5]* TAN(RADIANS([.C22])))" office:value-type="float" office:value="151.644035128663" calcext:value-type="float">
            <text:p>151,64404</text:p>
          </table:table-cell>
          <table:table-cell table:style-name="ce31" table:formula="of:=[.$J$4]-([.$C$5]* TAN(RADIANS([.D22])))" office:value-type="float" office:value="149.968099748567" calcext:value-type="float">
            <text:p>149,96810</text:p>
          </table:table-cell>
          <table:table-cell table:style-name="ce31" table:formula="of:=[.$J$4]-([.$C$5]* TAN(RADIANS([.E22])))" office:value-type="float" office:value="142.391041879754" calcext:value-type="float">
            <text:p>142,39104</text:p>
          </table:table-cell>
          <table:table-cell table:style-name="ce31" table:formula="of:=[.$J$4]-([.$C$5]* TAN(RADIANS([.F22])))" office:value-type="float" office:value="132.686068602268" calcext:value-type="float">
            <text:p>132,68607</text:p>
          </table:table-cell>
          <table:table-cell table:style-name="ce31" table:formula="of:=[.$J$4]-([.$C$5]* TAN(RADIANS([.G22])))" office:value-type="float" office:value="121.393976021992" calcext:value-type="float">
            <text:p>121,39398</text:p>
          </table:table-cell>
          <table:table-cell table:style-name="ce31" table:formula="of:=[.$J$4]-([.$C$5]* TAN(RADIANS([.H22])))" office:value-type="float" office:value="112.521881765982" calcext:value-type="float">
            <text:p>112,52188</text:p>
          </table:table-cell>
          <table:table-cell table:style-name="ce31" table:formula="of:=[.$J$4]-([.$C$5]* TAN(RADIANS([.I22])))" office:value-type="float" office:value="108.088954292913" calcext:value-type="float">
            <text:p>108,08895</text:p>
          </table:table-cell>
          <table:table-cell table:style-name="ce31" table:formula="of:=[.$J$4]-([.$C$5]* TAN(RADIANS([.J22])))" office:value-type="float" office:value="109.793448403717" calcext:value-type="float">
            <text:p>109,79345</text:p>
          </table:table-cell>
          <table:table-cell table:style-name="ce31" table:formula="of:=[.$J$4]-([.$C$5]* TAN(RADIANS([.K22])))" office:value-type="float" office:value="117.145207333005" calcext:value-type="float">
            <text:p>117,14521</text:p>
          </table:table-cell>
          <table:table-cell table:style-name="ce31" table:formula="of:=[.$J$4]-([.$C$5]* TAN(RADIANS([.L22])))" office:value-type="float" office:value="127.867892128229" calcext:value-type="float">
            <text:p>127,86789</text:p>
          </table:table-cell>
          <table:table-cell table:style-name="ce31" table:formula="of:=[.$J$4]-([.$C$5]* TAN(RADIANS([.M22])))" office:value-type="float" office:value="138.777925139117" calcext:value-type="float">
            <text:p>138,77793</text:p>
          </table:table-cell>
          <table:table-cell table:style-name="ce31" table:formula="of:=[.$J$4]-([.$C$5]* TAN(RADIANS([.N22])))" office:value-type="float" office:value="147.821842971041" calcext:value-type="float">
            <text:p>147,82184</text:p>
          </table:table-cell>
          <table:table-cell table:style-name="ce31" table:formula="of:=[.$J$4]-([.$C$5]* TAN(RADIANS([.O22])))" office:value-type="float" office:value="151.932297709028" calcext:value-type="float">
            <text:p>151,93230</text:p>
          </table:table-cell>
          <table:table-cell table:style-name="ce31" table:formula="of:=[.$J$4]-([.$C$5]* TAN(RADIANS([.P22])))" office:value-type="float" office:value="151.715099695391" calcext:value-type="float">
            <text:p>151,71510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31" table:formula="of:=[.$J$4]-([.$C$5]* TAN(RADIANS([.C23])))" office:value-type="float" office:value="140.5800819365" calcext:value-type="float">
            <text:p>140,58008</text:p>
          </table:table-cell>
          <table:table-cell table:style-name="ce31" table:formula="of:=[.$J$4]-([.$C$5]* TAN(RADIANS([.D23])))" office:value-type="float" office:value="138.940932618664" calcext:value-type="float">
            <text:p>138,94093</text:p>
          </table:table-cell>
          <table:table-cell table:style-name="ce31" table:formula="of:=[.$J$4]-([.$C$5]* TAN(RADIANS([.E23])))" office:value-type="float" office:value="131.44286456106" calcext:value-type="float">
            <text:p>131,44286</text:p>
          </table:table-cell>
          <table:table-cell table:style-name="ce31" table:formula="of:=[.$J$4]-([.$C$5]* TAN(RADIANS([.F23])))" office:value-type="float" office:value="121.588127776367" calcext:value-type="float">
            <text:p>121,58813</text:p>
          </table:table-cell>
          <table:table-cell table:style-name="ce31" table:formula="of:=[.$J$4]-([.$C$5]* TAN(RADIANS([.G23])))" office:value-type="float" office:value="109.710906293227" calcext:value-type="float">
            <text:p>109,71091</text:p>
          </table:table-cell>
          <table:table-cell table:style-name="ce31" table:formula="of:=[.$J$4]-([.$C$5]* TAN(RADIANS([.H23])))" office:value-type="float" office:value="100.06444965268" calcext:value-type="float">
            <text:p>100,06445</text:p>
          </table:table-cell>
          <table:table-cell table:style-name="ce31" table:formula="of:=[.$J$4]-([.$C$5]* TAN(RADIANS([.I23])))" office:value-type="float" office:value="95.1527207898405" calcext:value-type="float">
            <text:p>95,15272</text:p>
          </table:table-cell>
          <table:table-cell table:style-name="ce31" table:formula="of:=[.$J$4]-([.$C$5]* TAN(RADIANS([.J23])))" office:value-type="float" office:value="97.0477098675607" calcext:value-type="float">
            <text:p>97,04771</text:p>
          </table:table-cell>
          <table:table-cell table:style-name="ce31" table:formula="of:=[.$J$4]-([.$C$5]* TAN(RADIANS([.K23])))" office:value-type="float" office:value="105.124230282422" calcext:value-type="float">
            <text:p>105,12423</text:p>
          </table:table-cell>
          <table:table-cell table:style-name="ce31" table:formula="of:=[.$J$4]-([.$C$5]* TAN(RADIANS([.L23])))" office:value-type="float" office:value="116.576298910559" calcext:value-type="float">
            <text:p>116,57630</text:p>
          </table:table-cell>
          <table:table-cell table:style-name="ce31" table:formula="of:=[.$J$4]-([.$C$5]* TAN(RADIANS([.M23])))" office:value-type="float" office:value="127.809690362901" calcext:value-type="float">
            <text:p>127,80969</text:p>
          </table:table-cell>
          <table:table-cell table:style-name="ce31" table:formula="of:=[.$J$4]-([.$C$5]* TAN(RADIANS([.N23])))" office:value-type="float" office:value="136.832260022802" calcext:value-type="float">
            <text:p>136,83226</text:p>
          </table:table-cell>
          <table:table-cell table:style-name="ce31" table:formula="of:=[.$J$4]-([.$C$5]* TAN(RADIANS([.O23])))" office:value-type="float" office:value="140.861399433484" calcext:value-type="float">
            <text:p>140,86140</text:p>
          </table:table-cell>
          <table:table-cell table:style-name="ce31" table:formula="of:=[.$J$4]-([.$C$5]* TAN(RADIANS([.P23])))" office:value-type="float" office:value="140.649450718674" calcext:value-type="float">
            <text:p>140,64945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31" table:formula="of:=[.$J$4]-([.$C$5]* TAN(RADIANS([.C24])))" office:value-type="float" office:value="130.980763277391" calcext:value-type="float">
            <text:p>130,98076</text:p>
          </table:table-cell>
          <table:table-cell table:style-name="ce31" table:formula="of:=[.$J$4]-([.$C$5]* TAN(RADIANS([.D24])))" office:value-type="float" office:value="129.274669473632" calcext:value-type="float">
            <text:p>129,27467</text:p>
          </table:table-cell>
          <table:table-cell table:style-name="ce31" table:formula="of:=[.$J$4]-([.$C$5]* TAN(RADIANS([.E24])))" office:value-type="float" office:value="121.358891335932" calcext:value-type="float">
            <text:p>121,35889</text:p>
          </table:table-cell>
          <table:table-cell table:style-name="ce31" table:formula="of:=[.$J$4]-([.$C$5]* TAN(RADIANS([.F24])))" office:value-type="float" office:value="110.626885715626" calcext:value-type="float">
            <text:p>110,62689</text:p>
          </table:table-cell>
          <table:table-cell table:style-name="ce31" table:formula="of:=[.$J$4]-([.$C$5]* TAN(RADIANS([.G24])))" office:value-type="float" office:value="97.1073765394475" calcext:value-type="float">
            <text:p>97,10738</text:p>
          </table:table-cell>
          <table:table-cell table:style-name="ce31" table:formula="of:=[.$J$4]-([.$C$5]* TAN(RADIANS([.H24])))" office:value-type="float" office:value="85.6215074909403" calcext:value-type="float">
            <text:p>85,62151</text:p>
          </table:table-cell>
          <table:table-cell table:style-name="ce31" table:formula="of:=[.$J$4]-([.$C$5]* TAN(RADIANS([.I24])))" office:value-type="float" office:value="79.6070842182004" calcext:value-type="float">
            <text:p>79,60708</text:p>
          </table:table-cell>
          <table:table-cell table:style-name="ce31" table:formula="of:=[.$J$4]-([.$C$5]* TAN(RADIANS([.J24])))" office:value-type="float" office:value="81.9397977271614" calcext:value-type="float">
            <text:p>81,93980</text:p>
          </table:table-cell>
          <table:table-cell table:style-name="ce31" table:formula="of:=[.$J$4]-([.$C$5]* TAN(RADIANS([.K24])))" office:value-type="float" office:value="91.702315778302" calcext:value-type="float">
            <text:p>91,70232</text:p>
          </table:table-cell>
          <table:table-cell table:style-name="ce31" table:formula="of:=[.$J$4]-([.$C$5]* TAN(RADIANS([.L24])))" office:value-type="float" office:value="105.004525731236" calcext:value-type="float">
            <text:p>105,00453</text:p>
          </table:table-cell>
          <table:table-cell table:style-name="ce31" table:formula="of:=[.$J$4]-([.$C$5]* TAN(RADIANS([.M24])))" office:value-type="float" office:value="117.449237339871" calcext:value-type="float">
            <text:p>117,44924</text:p>
          </table:table-cell>
          <table:table-cell table:style-name="ce31" table:formula="of:=[.$J$4]-([.$C$5]* TAN(RADIANS([.N24])))" office:value-type="float" office:value="127.067734888477" calcext:value-type="float">
            <text:p>127,06773</text:p>
          </table:table-cell>
          <table:table-cell table:style-name="ce31" table:formula="of:=[.$J$4]-([.$C$5]* TAN(RADIANS([.O24])))" office:value-type="float" office:value="131.272778563171" calcext:value-type="float">
            <text:p>131,27278</text:p>
          </table:table-cell>
          <table:table-cell table:style-name="ce31" table:formula="of:=[.$J$4]-([.$C$5]* TAN(RADIANS([.P24])))" office:value-type="float" office:value="131.052791064376" calcext:value-type="float">
            <text:p>131,05279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31" table:formula="of:=[.$J$4]-([.$C$5]* TAN(RADIANS([.C25])))" office:value-type="float" office:value="122.805894226269" calcext:value-type="float">
            <text:p>122,80589</text:p>
          </table:table-cell>
          <table:table-cell table:style-name="ce31" table:formula="of:=[.$J$4]-([.$C$5]* TAN(RADIANS([.D25])))" office:value-type="float" office:value="120.960766227245" calcext:value-type="float">
            <text:p>120,96077</text:p>
          </table:table-cell>
          <table:table-cell table:style-name="ce31" table:formula="of:=[.$J$4]-([.$C$5]* TAN(RADIANS([.E25])))" office:value-type="float" office:value="112.250299120843" calcext:value-type="float">
            <text:p>112,25030</text:p>
          </table:table-cell>
          <table:table-cell table:style-name="ce31" table:formula="of:=[.$J$4]-([.$C$5]* TAN(RADIANS([.F25])))" office:value-type="float" office:value="99.9736751997214" calcext:value-type="float">
            <text:p>99,97368</text:p>
          </table:table-cell>
          <table:table-cell table:style-name="ce31" table:formula="of:=[.$J$4]-([.$C$5]* TAN(RADIANS([.G25])))" office:value-type="float" office:value="83.5590278456378" calcext:value-type="float">
            <text:p>83,55903</text:p>
          </table:table-cell>
          <table:table-cell table:style-name="ce31" table:formula="of:=[.$J$4]-([.$C$5]* TAN(RADIANS([.H25])))" office:value-type="float" office:value="68.6275564653296" calcext:value-type="float">
            <text:p>68,62756</text:p>
          </table:table-cell>
          <table:table-cell table:style-name="ce31" table:formula="of:=[.$J$4]-([.$C$5]* TAN(RADIANS([.I25])))" office:value-type="float" office:value="60.4164702235592" calcext:value-type="float">
            <text:p>60,41647</text:p>
          </table:table-cell>
          <table:table-cell table:style-name="ce31" table:formula="of:=[.$J$4]-([.$C$5]* TAN(RADIANS([.J25])))" office:value-type="float" office:value="63.6335277989069" calcext:value-type="float">
            <text:p>63,63353</text:p>
          </table:table-cell>
          <table:table-cell table:style-name="ce31" table:formula="of:=[.$J$4]-([.$C$5]* TAN(RADIANS([.K25])))" office:value-type="float" office:value="76.6528078713256" calcext:value-type="float">
            <text:p>76,65281</text:p>
          </table:table-cell>
          <table:table-cell table:style-name="ce31" table:formula="of:=[.$J$4]-([.$C$5]* TAN(RADIANS([.L25])))" office:value-type="float" office:value="93.2879242981457" calcext:value-type="float">
            <text:p>93,28792</text:p>
          </table:table-cell>
          <table:table-cell table:style-name="ce31" table:formula="of:=[.$J$4]-([.$C$5]* TAN(RADIANS([.M25])))" office:value-type="float" office:value="107.845885706554" calcext:value-type="float">
            <text:p>107,84589</text:p>
          </table:table-cell>
          <table:table-cell table:style-name="ce31" table:formula="of:=[.$J$4]-([.$C$5]* TAN(RADIANS([.N25])))" office:value-type="float" office:value="118.557926615727" calcext:value-type="float">
            <text:p>118,55793</text:p>
          </table:table-cell>
          <table:table-cell table:style-name="ce31" table:formula="of:=[.$J$4]-([.$C$5]* TAN(RADIANS([.O25])))" office:value-type="float" office:value="123.120667256939" calcext:value-type="float">
            <text:p>123,12067</text:p>
          </table:table-cell>
          <table:table-cell table:style-name="ce31" table:formula="of:=[.$J$4]-([.$C$5]* TAN(RADIANS([.P25])))" office:value-type="float" office:value="122.883563086058" calcext:value-type="float">
            <text:p>122,88356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31" table:formula="of:=[.$J$4]-([.$C$5]* TAN(RADIANS([.C26])))" office:value-type="float" office:value="116.334875559934" calcext:value-type="float">
            <text:p>116,33488</text:p>
          </table:table-cell>
          <table:table-cell table:style-name="ce31" table:formula="of:=[.$J$4]-([.$C$5]* TAN(RADIANS([.D26])))" office:value-type="float" office:value="114.318139068053" calcext:value-type="float">
            <text:p>114,31814</text:p>
          </table:table-cell>
          <table:table-cell table:style-name="ce31" table:formula="of:=[.$J$4]-([.$C$5]* TAN(RADIANS([.E26])))" office:value-type="float" office:value="104.620037783769" calcext:value-type="float">
            <text:p>104,62004</text:p>
          </table:table-cell>
          <table:table-cell table:style-name="ce31" table:formula="of:=[.$J$4]-([.$C$5]* TAN(RADIANS([.F26])))" office:value-type="float" office:value="90.3496504159161" calcext:value-type="float">
            <text:p>90,34965</text:p>
          </table:table-cell>
          <table:table-cell table:style-name="ce31" table:formula="of:=[.$J$4]-([.$C$5]* TAN(RADIANS([.G26])))" office:value-type="float" office:value="69.8252907852656" calcext:value-type="float">
            <text:p>69,82529</text:p>
          </table:table-cell>
          <table:table-cell table:style-name="ce31" table:formula="of:=[.$J$4]-([.$C$5]* TAN(RADIANS([.H26])))" office:value-type="float" office:value="49.2637615171413" calcext:value-type="float">
            <text:p>49,26376</text:p>
          </table:table-cell>
          <table:table-cell table:style-name="ce31" table:formula="of:=[.$J$4]-([.$C$5]* TAN(RADIANS([.I26])))" office:value-type="float" office:value="36.9996694814315" calcext:value-type="float">
            <text:p>36,99967</text:p>
          </table:table-cell>
          <table:table-cell table:style-name="ce31" table:formula="of:=[.$J$4]-([.$C$5]* TAN(RADIANS([.J26])))" office:value-type="float" office:value="41.8940418816107" calcext:value-type="float">
            <text:p>41,89404</text:p>
          </table:table-cell>
          <table:table-cell table:style-name="ce31" table:formula="of:=[.$J$4]-([.$C$5]* TAN(RADIANS([.K26])))" office:value-type="float" office:value="60.5705592198174" calcext:value-type="float">
            <text:p>60,57056</text:p>
          </table:table-cell>
          <table:table-cell table:style-name="ce31" table:formula="of:=[.$J$4]-([.$C$5]* TAN(RADIANS([.L26])))" office:value-type="float" office:value="82.2152619313526" calcext:value-type="float">
            <text:p>82,21526</text:p>
          </table:table-cell>
          <table:table-cell table:style-name="ce31" table:formula="of:=[.$J$4]-([.$C$5]* TAN(RADIANS([.M26])))" office:value-type="float" office:value="99.5896565160195" calcext:value-type="float">
            <text:p>99,58966</text:p>
          </table:table-cell>
          <table:table-cell table:style-name="ce31" table:formula="of:=[.$J$4]-([.$C$5]* TAN(RADIANS([.N26])))" office:value-type="float" office:value="111.673211697054" calcext:value-type="float">
            <text:p>111,67321</text:p>
          </table:table-cell>
          <table:table-cell table:style-name="ce31" table:formula="of:=[.$J$4]-([.$C$5]* TAN(RADIANS([.O26])))" office:value-type="float" office:value="116.677736775215" calcext:value-type="float">
            <text:p>116,67774</text:p>
          </table:table-cell>
          <table:table-cell table:style-name="ce31" table:formula="of:=[.$J$4]-([.$C$5]* TAN(RADIANS([.P26])))" office:value-type="float" office:value="116.419506639253" calcext:value-type="float">
            <text:p>116,41951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31" table:formula="of:=[.$J$4]-([.$C$5]* TAN(RADIANS([.C27])))" office:value-type="float" office:value="112.086247018724" calcext:value-type="float">
            <text:p>112,08625</text:p>
          </table:table-cell>
          <table:table-cell table:style-name="ce31" table:formula="of:=[.$J$4]-([.$C$5]* TAN(RADIANS([.D27])))" office:value-type="float" office:value="109.923344314481" calcext:value-type="float">
            <text:p>109,92334</text:p>
          </table:table-cell>
          <table:table-cell table:style-name="ce31" table:formula="of:=[.$J$4]-([.$C$5]* TAN(RADIANS([.E27])))" office:value-type="float" office:value="99.3658423271561" calcext:value-type="float">
            <text:p>99,36584</text:p>
          </table:table-cell>
          <table:table-cell table:style-name="ce31" table:formula="of:=[.$J$4]-([.$C$5]* TAN(RADIANS([.F27])))" office:value-type="float" office:value="83.2558273638364" calcext:value-type="float">
            <text:p>83,25583</text:p>
          </table:table-cell>
          <table:table-cell table:style-name="ce31" table:formula="of:=[.$J$4]-([.$C$5]* TAN(RADIANS([.G27])))" office:value-type="float" office:value="58.4591821238007" calcext:value-type="float">
            <text:p>58,45918</text:p>
          </table:table-cell>
          <table:table-cell table:style-name="ce31" table:formula="of:=[.$J$4]-([.$C$5]* TAN(RADIANS([.H27])))" office:value-type="float" office:value="30.9042971572479" calcext:value-type="float">
            <text:p>30,90430</text:p>
          </table:table-cell>
          <table:table-cell table:style-name="ce31" table:formula="of:=[.$J$4]-([.$C$5]* TAN(RADIANS([.I27])))" office:value-type="float" office:value="12.6976973690006" calcext:value-type="float">
            <text:p>12,69770</text:p>
          </table:table-cell>
          <table:table-cell table:style-name="ce31" table:formula="of:=[.$J$4]-([.$C$5]* TAN(RADIANS([.J27])))" office:value-type="float" office:value="20.1500363237093" calcext:value-type="float">
            <text:p>20,15004</text:p>
          </table:table-cell>
          <table:table-cell table:style-name="ce31" table:formula="of:=[.$J$4]-([.$C$5]* TAN(RADIANS([.K27])))" office:value-type="float" office:value="46.4550194474381" calcext:value-type="float">
            <text:p>46,45502</text:p>
          </table:table-cell>
          <table:table-cell table:style-name="ce31" table:formula="of:=[.$J$4]-([.$C$5]* TAN(RADIANS([.L27])))" office:value-type="float" office:value="73.6912168930475" calcext:value-type="float">
            <text:p>73,69122</text:p>
          </table:table-cell>
          <table:table-cell table:style-name="ce31" table:formula="of:=[.$J$4]-([.$C$5]* TAN(RADIANS([.M27])))" office:value-type="float" office:value="93.773481350899" calcext:value-type="float">
            <text:p>93,77348</text:p>
          </table:table-cell>
          <table:table-cell table:style-name="ce31" table:formula="of:=[.$J$4]-([.$C$5]* TAN(RADIANS([.N27])))" office:value-type="float" office:value="107.070698523635" calcext:value-type="float">
            <text:p>107,07070</text:p>
          </table:table-cell>
          <table:table-cell table:style-name="ce31" table:formula="of:=[.$J$4]-([.$C$5]* TAN(RADIANS([.O27])))" office:value-type="float" office:value="112.452949941326" calcext:value-type="float">
            <text:p>112,45295</text:p>
          </table:table-cell>
          <table:table-cell table:style-name="ce31" table:formula="of:=[.$J$4]-([.$C$5]* TAN(RADIANS([.P27])))" office:value-type="float" office:value="112.17678986224" calcext:value-type="float">
            <text:p>112,17679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31" table:formula="of:=[.$J$4]-([.$C$5]* TAN(RADIANS([.C28])))" office:value-type="float" office:value="110.593015637536" calcext:value-type="float">
            <text:p>110,59302</text:p>
          </table:table-cell>
          <table:table-cell table:style-name="ce31" table:formula="of:=[.$J$4]-([.$C$5]* TAN(RADIANS([.D28])))" office:value-type="float" office:value="108.371878645856" calcext:value-type="float">
            <text:p>108,37188</text:p>
          </table:table-cell>
          <table:table-cell table:style-name="ce31" table:formula="of:=[.$J$4]-([.$C$5]* TAN(RADIANS([.E28])))" office:value-type="float" office:value="97.4665774764868" calcext:value-type="float">
            <text:p>97,46658</text:p>
          </table:table-cell>
          <table:table-cell table:style-name="ce31" table:formula="of:=[.$J$4]-([.$C$5]* TAN(RADIANS([.F28])))" office:value-type="float" office:value="80.5807945392538" calcext:value-type="float">
            <text:p>80,58079</text:p>
          </table:table-cell>
          <table:table-cell table:style-name="ce31" table:formula="of:=[.$J$4]-([.$C$5]* TAN(RADIANS([.G28])))" office:value-type="float" office:value="53.8228937909956" calcext:value-type="float">
            <text:p>53,82289</text:p>
          </table:table-cell>
          <table:table-cell table:style-name="ce31" table:formula="of:=[.$J$4]-([.$C$5]* TAN(RADIANS([.H28])))" office:value-type="float" office:value="22.5923972127523" calcext:value-type="float">
            <text:p>22,59240</text:p>
          </table:table-cell>
          <table:table-cell table:style-name="ce31" table:formula="of:=[.$J$4]-([.$C$5]* TAN(RADIANS([.I28])))" office:value-type="float" office:value="0.807406626639647" calcext:value-type="float">
            <text:p>0,80741</text:p>
          </table:table-cell>
          <table:table-cell table:style-name="ce31" table:formula="of:=[.$J$4]-([.$C$5]* TAN(RADIANS([.J28])))" office:value-type="float" office:value="9.85215729251006" calcext:value-type="float">
            <text:p>9,85216</text:p>
          </table:table-cell>
          <table:table-cell table:style-name="ce31" table:formula="of:=[.$J$4]-([.$C$5]* TAN(RADIANS([.K28])))" office:value-type="float" office:value="40.4420694523406" calcext:value-type="float">
            <text:p>40,44207</text:p>
          </table:table-cell>
          <table:table-cell table:style-name="ce31" table:formula="of:=[.$J$4]-([.$C$5]* TAN(RADIANS([.L28])))" office:value-type="float" office:value="70.3840977366098" calcext:value-type="float">
            <text:p>70,38410</text:p>
          </table:table-cell>
          <table:table-cell table:style-name="ce31" table:formula="of:=[.$J$4]-([.$C$5]* TAN(RADIANS([.M28])))" office:value-type="float" office:value="91.6417394110086" calcext:value-type="float">
            <text:p>91,64174</text:p>
          </table:table-cell>
          <table:table-cell table:style-name="ce31" table:formula="of:=[.$J$4]-([.$C$5]* TAN(RADIANS([.N28])))" office:value-type="float" office:value="105.43601976773" calcext:value-type="float">
            <text:p>105,43602</text:p>
          </table:table-cell>
          <table:table-cell table:style-name="ce31" table:formula="of:=[.$J$4]-([.$C$5]* TAN(RADIANS([.O28])))" office:value-type="float" office:value="110.969192457787" calcext:value-type="float">
            <text:p>110,96919</text:p>
          </table:table-cell>
          <table:table-cell table:style-name="ce31" table:formula="of:=[.$J$4]-([.$C$5]* TAN(RADIANS([.P28])))" office:value-type="float" office:value="110.6859082673" calcext:value-type="float">
            <text:p>110,6859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/>
        </table:table-row>
        <table:table-row table:style-name="ro1">
          <table:table-cell table:number-columns-repeated="16"/>
        </table:table-row>
        <table:table-row table:style-name="ro3" table:number-rows-repeated="36">
          <table:table-cell table:number-columns-repeated="16"/>
        </table:table-row>
        <table:table-row table:style-name="ro3">
          <table:table-cell table:number-columns-repeated="6"/>
          <table:table-cell table:style-name="ce2"/>
          <table:table-cell table:number-columns-repeated="9"/>
        </table:table-row>
        <table:table-row table:style-name="ro3" table:number-rows-repeated="40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'Latitud 51º b-n'.C18:'Latitud 51º b-n'.P40">
            <calcext:condition calcext:apply-style-name="Accent 2" calcext:value="&lt;0" calcext:base-cell-address="'Latitud 51º b-n'.C18"/>
          </calcext:conditional-format>
          <calcext:conditional-format calcext:target-range-address="'Latitud 51º b-n'.C44:'Latitud 51º b-n'.P52">
            <calcext:condition calcext:apply-style-name="Accent 2" calcext:value="&gt;[.$J$4]" calcext:base-cell-address="'Latitud 51º b-n'.C44"/>
            <calcext:condition calcext:apply-style-name="cap" calcext:value="&lt;=[.$J$4]" calcext:base-cell-address="'Latitud 51º b-n'.C44"/>
          </calcext:conditional-format>
        </calcext:conditional-formats>
      </table:table>
      <table:table table:name="Latitud 51º" table:style-name="ta1">
        <table:shapes>
          <draw:frame draw:z-index="0" draw:style-name="gr1" draw:text-style-name="P1" svg:width="29.437cm" svg:height="15.758cm" svg:x="4.494cm" svg:y="24.47cm">
            <draw:object draw:notify-on-update-of-ranges="'Latitud 51º'.C43:'Latitud 51º'.P43 'Latitud 51º'.C43:'Latitud 51º'.P43 'Latitud 51º'.B44:'Latitud 51º'.B44 'Latitud 51º'.C44:'Latitud 51º'.P44 'Latitud 51º'.C43:'Latitud 51º'.P43 'Latitud 51º'.B45:'Latitud 51º'.B45 'Latitud 51º'.C45:'Latitud 51º'.P45 'Latitud 51º'.C43:'Latitud 51º'.P43 'Latitud 51º'.B46:'Latitud 51º'.B46 'Latitud 51º'.C46:'Latitud 51º'.P46 'Latitud 51º'.C43:'Latitud 51º'.P43 'Latitud 51º'.B47:'Latitud 51º'.B47 'Latitud 51º'.C47:'Latitud 51º'.P47 'Latitud 51º'.C43:'Latitud 51º'.P43 'Latitud 51º'.B48:'Latitud 51º'.B48 'Latitud 51º'.C48:'Latitud 51º'.P48 'Latitud 51º'.C43:'Latitud 51º'.P43 'Latitud 51º'.B49:'Latitud 51º'.B49 'Latitud 51º'.C49:'Latitud 51º'.P49 'Latitud 51º'.C43:'Latitud 51º'.P43 'Latitud 51º'.B50:'Latitud 51º'.B50 'Latitud 51º'.C50:'Latitud 51º'.P50 'Latitud 51º'.C43:'Latitud 51º'.P43 'Latitud 51º'.B51:'Latitud 51º'.B51 'Latitud 51º'.C51:'Latitud 51º'.P51 'Latitud 51º'.C43:'Latitud 51º'.P43 'Latitud 51º'.B52:'Latitud 51º'.B52 'Latitud 51º'.C52:'Latitud 51º'.P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890117918517108" calcext:value-type="float">
            <text:p>0,89012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73.0347384181887" calcext:value-type="float">
            <text:p>73,0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32" table:formula="of:=DEGREES(ASIN(SIN([.$E$4])*SIN([.$C$13])+COS([.$E$4])*COS([.$C$13])*COS([.B18])))" office:value-type="float" office:value="-53.6689636483148" calcext:value-type="float">
            <text:p>-53,66896</text:p>
          </table:table-cell>
          <table:table-cell table:style-name="ce32" table:formula="of:=DEGREES(ASIN(SIN([.$E$4])*SIN([.$D$13])+COS([.$E$4])*COS([.$D$13])*COS([.B18])))" office:value-type="float" office:value="-52.2028941233768" calcext:value-type="float">
            <text:p>-52,20289</text:p>
          </table:table-cell>
          <table:table-cell table:style-name="ce32" table:formula="of:=DEGREES(ASIN(SIN([.$E$4])*SIN([.$E$13])+COS([.$E$4])*COS([.$E$13])*COS([.B18])))" office:value-type="float" office:value="-45.2321682595158" calcext:value-type="float">
            <text:p>-45,23217</text:p>
          </table:table-cell>
          <table:table-cell table:style-name="ce32" table:formula="of:=DEGREES(ASIN(SIN([.$E$4])*SIN([.$F$13])+COS([.$E$4])*COS([.$F$13])*COS([.B18])))" office:value-type="float" office:value="-35.723645115895" calcext:value-type="float">
            <text:p>-35,72365</text:p>
          </table:table-cell>
          <table:table-cell table:style-name="ce32" table:formula="of:=DEGREES(ASIN(SIN([.$E$4])*SIN([.$G$13])+COS([.$E$4])*COS([.$G$13])*COS([.B18])))" office:value-type="float" office:value="-24.3255015410663" calcext:value-type="float">
            <text:p>-24,32550</text:p>
          </table:table-cell>
          <table:table-cell table:style-name="ce32" table:formula="of:=DEGREES(ASIN(SIN([.$E$4])*SIN([.$H$13])+COS([.$E$4])*COS([.$H$13])*COS([.B18])))" office:value-type="float" office:value="-15.4605439355942" calcext:value-type="float">
            <text:p>-15,46054</text:p>
          </table:table-cell>
          <table:table-cell table:style-name="ce32" table:formula="of:=DEGREES(ASIN(SIN([.$E$4])*SIN([.$I$13])+COS([.$E$4])*COS([.$I$13])*COS([.B18])))" office:value-type="float" office:value="-11.1342818668984" calcext:value-type="float">
            <text:p>-11,13428</text:p>
          </table:table-cell>
          <table:table-cell table:style-name="ce32" table:formula="of:=DEGREES(ASIN(SIN([.$E$4])*SIN([.$J$13])+COS([.$E$4])*COS([.$J$13])*COS([.B18])))" office:value-type="float" office:value="-12.7875893120915" calcext:value-type="float">
            <text:p>-12,78759</text:p>
          </table:table-cell>
          <table:table-cell table:style-name="ce32" table:formula="of:=DEGREES(ASIN(SIN([.$E$4])*SIN([.$K$13])+COS([.$E$4])*COS([.$K$13])*COS([.B18])))" office:value-type="float" office:value="-20.053348640989" calcext:value-type="float">
            <text:p>-20,05335</text:p>
          </table:table-cell>
          <table:table-cell table:style-name="ce32" table:formula="of:=DEGREES(ASIN(SIN([.$E$4])*SIN([.$L$13])+COS([.$E$4])*COS([.$L$13])*COS([.B18])))" office:value-type="float" office:value="-30.8731162963547" calcext:value-type="float">
            <text:p>-30,87312</text:p>
          </table:table-cell>
          <table:table-cell table:style-name="ce32" table:formula="of:=DEGREES(ASIN(SIN([.$E$4])*SIN([.$M$13])+COS([.$E$4])*COS([.$M$13])*COS([.B18])))" office:value-type="float" office:value="-41.7502161919758" calcext:value-type="float">
            <text:p>-41,75022</text:p>
          </table:table-cell>
          <table:table-cell table:style-name="ce32" table:formula="of:=DEGREES(ASIN(SIN([.$E$4])*SIN([.$N$13])+COS([.$E$4])*COS([.$N$13])*COS([.B18])))" office:value-type="float" office:value="-50.2818523322539" calcext:value-type="float">
            <text:p>-50,28185</text:p>
          </table:table-cell>
          <table:table-cell table:style-name="ce32" table:formula="of:=DEGREES(ASIN(SIN([.$E$4])*SIN([.$O$13])+COS([.$E$4])*COS([.$O$13])*COS([.B18])))" office:value-type="float" office:value="-53.9179346166264" calcext:value-type="float">
            <text:p>-53,91793</text:p>
          </table:table-cell>
          <table:table-cell table:style-name="ce32" table:formula="of:=DEGREES(ASIN(SIN([.$E$4])*SIN([.$P$13])+COS([.$E$4])*COS([.$P$13])*COS([.B1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32" table:formula="of:=DEGREES(ASIN(SIN([.$E$4])*SIN([.$C$13])+COS([.$E$4])*COS([.$C$13])*COS([.B19])))" office:value-type="float" office:value="-45.5259778297897" calcext:value-type="float">
            <text:p>-45,52598</text:p>
          </table:table-cell>
          <table:table-cell table:style-name="ce32" table:formula="of:=DEGREES(ASIN(SIN([.$E$4])*SIN([.$D$13])+COS([.$E$4])*COS([.$D$13])*COS([.B19])))" office:value-type="float" office:value="-44.1879504563722" calcext:value-type="float">
            <text:p>-44,18795</text:p>
          </table:table-cell>
          <table:table-cell table:style-name="ce32" table:formula="of:=DEGREES(ASIN(SIN([.$E$4])*SIN([.$E$13])+COS([.$E$4])*COS([.$E$13])*COS([.B19])))" office:value-type="float" office:value="-37.7825930115002" calcext:value-type="float">
            <text:p>-37,78259</text:p>
          </table:table-cell>
          <table:table-cell table:style-name="ce32" table:formula="of:=DEGREES(ASIN(SIN([.$E$4])*SIN([.$F$13])+COS([.$E$4])*COS([.$F$13])*COS([.B19])))" office:value-type="float" office:value="-28.9466702190521" calcext:value-type="float">
            <text:p>-28,94667</text:p>
          </table:table-cell>
          <table:table-cell table:style-name="ce32" table:formula="of:=DEGREES(ASIN(SIN([.$E$4])*SIN([.$G$13])+COS([.$E$4])*COS([.$G$13])*COS([.B19])))" office:value-type="float" office:value="-18.2540014014908" calcext:value-type="float">
            <text:p>-18,25400</text:p>
          </table:table-cell>
          <table:table-cell table:style-name="ce32" table:formula="of:=DEGREES(ASIN(SIN([.$E$4])*SIN([.$H$13])+COS([.$E$4])*COS([.$H$13])*COS([.B19])))" office:value-type="float" office:value="-9.89604514158905" calcext:value-type="float">
            <text:p>-9,89605</text:p>
          </table:table-cell>
          <table:table-cell table:style-name="ce32" table:formula="of:=DEGREES(ASIN(SIN([.$E$4])*SIN([.$I$13])+COS([.$E$4])*COS([.$I$13])*COS([.B19])))" office:value-type="float" office:value="-5.81155270427479" calcext:value-type="float">
            <text:p>-5,81155</text:p>
          </table:table-cell>
          <table:table-cell table:style-name="ce32" table:formula="of:=DEGREES(ASIN(SIN([.$E$4])*SIN([.$J$13])+COS([.$E$4])*COS([.$J$13])*COS([.B19])))" office:value-type="float" office:value="-7.37264959023654" calcext:value-type="float">
            <text:p>-7,37265</text:p>
          </table:table-cell>
          <table:table-cell table:style-name="ce32" table:formula="of:=DEGREES(ASIN(SIN([.$E$4])*SIN([.$K$13])+COS([.$E$4])*COS([.$K$13])*COS([.B19])))" office:value-type="float" office:value="-14.22901352352" calcext:value-type="float">
            <text:p>-14,22901</text:p>
          </table:table-cell>
          <table:table-cell table:style-name="ce32" table:formula="of:=DEGREES(ASIN(SIN([.$E$4])*SIN([.$L$13])+COS([.$E$4])*COS([.$L$13])*COS([.B19])))" office:value-type="float" office:value="-24.4066195963051" calcext:value-type="float">
            <text:p>-24,40662</text:p>
          </table:table-cell>
          <table:table-cell table:style-name="ce32" table:formula="of:=DEGREES(ASIN(SIN([.$E$4])*SIN([.$M$13])+COS([.$E$4])*COS([.$M$13])*COS([.B19])))" office:value-type="float" office:value="-34.5585023728304" calcext:value-type="float">
            <text:p>-34,55850</text:p>
          </table:table-cell>
          <table:table-cell table:style-name="ce32" table:formula="of:=DEGREES(ASIN(SIN([.$E$4])*SIN([.$N$13])+COS([.$E$4])*COS([.$N$13])*COS([.B19])))" office:value-type="float" office:value="-42.4297789228744" calcext:value-type="float">
            <text:p>-42,42978</text:p>
          </table:table-cell>
          <table:table-cell table:style-name="ce32" table:formula="of:=DEGREES(ASIN(SIN([.$E$4])*SIN([.$O$13])+COS([.$E$4])*COS([.$O$13])*COS([.B19])))" office:value-type="float" office:value="-45.752884442602" calcext:value-type="float">
            <text:p>-45,75288</text:p>
          </table:table-cell>
          <table:table-cell table:style-name="ce32" table:formula="of:=DEGREES(ASIN(SIN([.$E$4])*SIN([.$P$13])+COS([.$E$4])*COS([.$P$13])*COS([.B19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32" table:formula="of:=DEGREES(ASIN(SIN([.$E$4])*SIN([.$C$13])+COS([.$E$4])*COS([.$C$13])*COS([.B20])))" office:value-type="float" office:value="-36.4143317660273" calcext:value-type="float">
            <text:p>-36,41433</text:p>
          </table:table-cell>
          <table:table-cell table:style-name="ce32" table:formula="of:=DEGREES(ASIN(SIN([.$E$4])*SIN([.$D$13])+COS([.$E$4])*COS([.$D$13])*COS([.B20])))" office:value-type="float" office:value="-35.1410067439605" calcext:value-type="float">
            <text:p>-35,14101</text:p>
          </table:table-cell>
          <table:table-cell table:style-name="ce32" table:formula="of:=DEGREES(ASIN(SIN([.$E$4])*SIN([.$E$13])+COS([.$E$4])*COS([.$E$13])*COS([.B20])))" office:value-type="float" office:value="-29.0691011133664" calcext:value-type="float">
            <text:p>-29,06910</text:p>
          </table:table-cell>
          <table:table-cell table:style-name="ce32" table:formula="of:=DEGREES(ASIN(SIN([.$E$4])*SIN([.$F$13])+COS([.$E$4])*COS([.$F$13])*COS([.B20])))" office:value-type="float" office:value="-20.7216276389098" calcext:value-type="float">
            <text:p>-20,72163</text:p>
          </table:table-cell>
          <table:table-cell table:style-name="ce32" table:formula="of:=DEGREES(ASIN(SIN([.$E$4])*SIN([.$G$13])+COS([.$E$4])*COS([.$G$13])*COS([.B20])))" office:value-type="float" office:value="-10.6386884563587" calcext:value-type="float">
            <text:p>-10,63869</text:p>
          </table:table-cell>
          <table:table-cell table:style-name="ce32" table:formula="of:=DEGREES(ASIN(SIN([.$E$4])*SIN([.$H$13])+COS([.$E$4])*COS([.$H$13])*COS([.B20])))" office:value-type="float" office:value="-2.77580073324855" calcext:value-type="float">
            <text:p>-2,77580</text:p>
          </table:table-cell>
          <table:table-cell table:style-name="ce32" table:formula="of:=DEGREES(ASIN(SIN([.$E$4])*SIN([.$I$13])+COS([.$E$4])*COS([.$I$13])*COS([.B20])))" office:value-type="float" office:value="1.05700602462269" calcext:value-type="float">
            <text:p>1,05701</text:p>
          </table:table-cell>
          <table:table-cell table:style-name="ce32" table:formula="of:=DEGREES(ASIN(SIN([.$E$4])*SIN([.$J$13])+COS([.$E$4])*COS([.$J$13])*COS([.B20])))" office:value-type="float" office:value="-0.406953023698783" calcext:value-type="float">
            <text:p>-0,40695</text:p>
          </table:table-cell>
          <table:table-cell table:style-name="ce32" table:formula="of:=DEGREES(ASIN(SIN([.$E$4])*SIN([.$K$13])+COS([.$E$4])*COS([.$K$13])*COS([.B20])))" office:value-type="float" office:value="-6.84936216914789" calcext:value-type="float">
            <text:p>-6,84936</text:p>
          </table:table-cell>
          <table:table-cell table:style-name="ce32" table:formula="of:=DEGREES(ASIN(SIN([.$E$4])*SIN([.$L$13])+COS([.$E$4])*COS([.$L$13])*COS([.B20])))" office:value-type="float" office:value="-16.4381238602358" calcext:value-type="float">
            <text:p>-16,43812</text:p>
          </table:table-cell>
          <table:table-cell table:style-name="ce32" table:formula="of:=DEGREES(ASIN(SIN([.$E$4])*SIN([.$M$13])+COS([.$E$4])*COS([.$M$13])*COS([.B20])))" office:value-type="float" office:value="-26.02103593945" calcext:value-type="float">
            <text:p>-26,02104</text:p>
          </table:table-cell>
          <table:table-cell table:style-name="ce32" table:formula="of:=DEGREES(ASIN(SIN([.$E$4])*SIN([.$N$13])+COS([.$E$4])*COS([.$N$13])*COS([.B20])))" office:value-type="float" office:value="-33.4711372907387" calcext:value-type="float">
            <text:p>-33,47114</text:p>
          </table:table-cell>
          <table:table-cell table:style-name="ce32" table:formula="of:=DEGREES(ASIN(SIN([.$E$4])*SIN([.$O$13])+COS([.$E$4])*COS([.$O$13])*COS([.B20])))" office:value-type="float" office:value="-36.6305249102563" calcext:value-type="float">
            <text:p>-36,63052</text:p>
          </table:table-cell>
          <table:table-cell table:style-name="ce32" table:formula="of:=DEGREES(ASIN(SIN([.$E$4])*SIN([.$P$13])+COS([.$E$4])*COS([.$P$13])*COS([.B20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32" table:formula="of:=DEGREES(ASIN(SIN([.$E$4])*SIN([.$C$13])+COS([.$E$4])*COS([.$C$13])*COS([.B21])))" office:value-type="float" office:value="-26.9966135788546" calcext:value-type="float">
            <text:p>-26,99661</text:p>
          </table:table-cell>
          <table:table-cell table:style-name="ce32" table:formula="of:=DEGREES(ASIN(SIN([.$E$4])*SIN([.$D$13])+COS([.$E$4])*COS([.$D$13])*COS([.B21])))" office:value-type="float" office:value="-25.733751308932" calcext:value-type="float">
            <text:p>-25,73375</text:p>
          </table:table-cell>
          <table:table-cell table:style-name="ce32" table:formula="of:=DEGREES(ASIN(SIN([.$E$4])*SIN([.$E$13])+COS([.$E$4])*COS([.$E$13])*COS([.B21])))" office:value-type="float" office:value="-19.7671866713" calcext:value-type="float">
            <text:p>-19,76719</text:p>
          </table:table-cell>
          <table:table-cell table:style-name="ce32" table:formula="of:=DEGREES(ASIN(SIN([.$E$4])*SIN([.$F$13])+COS([.$E$4])*COS([.$F$13])*COS([.B21])))" office:value-type="float" office:value="-11.6682576905866" calcext:value-type="float">
            <text:p>-11,66826</text:p>
          </table:table-cell>
          <table:table-cell table:style-name="ce32" table:formula="of:=DEGREES(ASIN(SIN([.$E$4])*SIN([.$G$13])+COS([.$E$4])*COS([.$G$13])*COS([.B21])))" office:value-type="float" office:value="-1.99656415699587" calcext:value-type="float">
            <text:p>-1,99656</text:p>
          </table:table-cell>
          <table:table-cell table:style-name="ce32" table:formula="of:=DEGREES(ASIN(SIN([.$E$4])*SIN([.$H$13])+COS([.$E$4])*COS([.$H$13])*COS([.B21])))" office:value-type="float" office:value="5.46933979615356" calcext:value-type="float">
            <text:p>5,46934</text:p>
          </table:table-cell>
          <table:table-cell table:style-name="ce32" table:formula="of:=DEGREES(ASIN(SIN([.$E$4])*SIN([.$I$13])+COS([.$E$4])*COS([.$I$13])*COS([.B21])))" office:value-type="float" office:value="9.08186617474483" calcext:value-type="float">
            <text:p>9,08187</text:p>
          </table:table-cell>
          <table:table-cell table:style-name="ce32" table:formula="of:=DEGREES(ASIN(SIN([.$E$4])*SIN([.$J$13])+COS([.$E$4])*COS([.$J$13])*COS([.B21])))" office:value-type="float" office:value="7.70430216557718" calcext:value-type="float">
            <text:p>7,70430</text:p>
          </table:table-cell>
          <table:table-cell table:style-name="ce32" table:formula="of:=DEGREES(ASIN(SIN([.$E$4])*SIN([.$K$13])+COS([.$E$4])*COS([.$K$13])*COS([.B21])))" office:value-type="float" office:value="1.61012224685788" calcext:value-type="float">
            <text:p>1,61012</text:p>
          </table:table-cell>
          <table:table-cell table:style-name="ce32" table:formula="of:=DEGREES(ASIN(SIN([.$E$4])*SIN([.$L$13])+COS([.$E$4])*COS([.$L$13])*COS([.B21])))" office:value-type="float" office:value="-7.54609291948348" calcext:value-type="float">
            <text:p>-7,54609</text:p>
          </table:table-cell>
          <table:table-cell table:style-name="ce32" table:formula="of:=DEGREES(ASIN(SIN([.$E$4])*SIN([.$M$13])+COS([.$E$4])*COS([.$M$13])*COS([.B21])))" office:value-type="float" office:value="-16.798441080395" calcext:value-type="float">
            <text:p>-16,79844</text:p>
          </table:table-cell>
          <table:table-cell table:style-name="ce32" table:formula="of:=DEGREES(ASIN(SIN([.$E$4])*SIN([.$N$13])+COS([.$E$4])*COS([.$N$13])*COS([.B21])))" office:value-type="float" office:value="-24.0844817895864" calcext:value-type="float">
            <text:p>-24,08448</text:p>
          </table:table-cell>
          <table:table-cell table:style-name="ce32" table:formula="of:=DEGREES(ASIN(SIN([.$E$4])*SIN([.$O$13])+COS([.$E$4])*COS([.$O$13])*COS([.B21])))" office:value-type="float" office:value="-27.211527602765" calcext:value-type="float">
            <text:p>-27,21153</text:p>
          </table:table-cell>
          <table:table-cell table:style-name="ce32" table:formula="of:=DEGREES(ASIN(SIN([.$E$4])*SIN([.$P$13])+COS([.$E$4])*COS([.$P$13])*COS([.B21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32" table:formula="of:=DEGREES(ASIN(SIN([.$E$4])*SIN([.$C$13])+COS([.$E$4])*COS([.$C$13])*COS([.B22])))" office:value-type="float" office:value="-17.7004290973993" calcext:value-type="float">
            <text:p>-17,70043</text:p>
          </table:table-cell>
          <table:table-cell table:style-name="ce32" table:formula="of:=DEGREES(ASIN(SIN([.$E$4])*SIN([.$D$13])+COS([.$E$4])*COS([.$D$13])*COS([.B22])))" office:value-type="float" office:value="-16.4063638633487" calcext:value-type="float">
            <text:p>-16,40636</text:p>
          </table:table-cell>
          <table:table-cell table:style-name="ce32" table:formula="of:=DEGREES(ASIN(SIN([.$E$4])*SIN([.$E$13])+COS([.$E$4])*COS([.$E$13])*COS([.B22])))" office:value-type="float" office:value="-10.354317613384" calcext:value-type="float">
            <text:p>-10,35432</text:p>
          </table:table-cell>
          <table:table-cell table:style-name="ce32" table:formula="of:=DEGREES(ASIN(SIN([.$E$4])*SIN([.$F$13])+COS([.$E$4])*COS([.$F$13])*COS([.B22])))" office:value-type="float" office:value="-2.26813028338792" calcext:value-type="float">
            <text:p>-2,26813</text:p>
          </table:table-cell>
          <table:table-cell table:style-name="ce32" table:formula="of:=DEGREES(ASIN(SIN([.$E$4])*SIN([.$G$13])+COS([.$E$4])*COS([.$G$13])*COS([.B22])))" office:value-type="float" office:value="7.23211466358155" calcext:value-type="float">
            <text:p>7,23211</text:p>
          </table:table-cell>
          <table:table-cell table:style-name="ce32" table:formula="of:=DEGREES(ASIN(SIN([.$E$4])*SIN([.$H$13])+COS([.$E$4])*COS([.$H$13])*COS([.B22])))" office:value-type="float" office:value="14.4518417107578" calcext:value-type="float">
            <text:p>14,45184</text:p>
          </table:table-cell>
          <table:table-cell table:style-name="ce32" table:formula="of:=DEGREES(ASIN(SIN([.$E$4])*SIN([.$I$13])+COS([.$E$4])*COS([.$I$13])*COS([.B22])))" office:value-type="float" office:value="17.9049250021299" calcext:value-type="float">
            <text:p>17,90493</text:p>
          </table:table-cell>
          <table:table-cell table:style-name="ce32" table:formula="of:=DEGREES(ASIN(SIN([.$E$4])*SIN([.$J$13])+COS([.$E$4])*COS([.$J$13])*COS([.B22])))" office:value-type="float" office:value="16.5915705312373" calcext:value-type="float">
            <text:p>16,59157</text:p>
          </table:table-cell>
          <table:table-cell table:style-name="ce32" table:formula="of:=DEGREES(ASIN(SIN([.$E$4])*SIN([.$K$13])+COS([.$E$4])*COS([.$K$13])*COS([.B22])))" office:value-type="float" office:value="10.7329956139175" calcext:value-type="float">
            <text:p>10,73300</text:p>
          </table:table-cell>
          <table:table-cell table:style-name="ce32" table:formula="of:=DEGREES(ASIN(SIN([.$E$4])*SIN([.$L$13])+COS([.$E$4])*COS([.$L$13])*COS([.B22])))" office:value-type="float" office:value="1.80071087845066" calcext:value-type="float">
            <text:p>1,80071</text:p>
          </table:table-cell>
          <table:table-cell table:style-name="ce32" table:formula="of:=DEGREES(ASIN(SIN([.$E$4])*SIN([.$M$13])+COS([.$E$4])*COS([.$M$13])*COS([.B22])))" office:value-type="float" office:value="-7.37499761676306" calcext:value-type="float">
            <text:p>-7,37500</text:p>
          </table:table-cell>
          <table:table-cell table:style-name="ce32" table:formula="of:=DEGREES(ASIN(SIN([.$E$4])*SIN([.$N$13])+COS([.$E$4])*COS([.$N$13])*COS([.B22])))" office:value-type="float" office:value="-14.7238144665731" calcext:value-type="float">
            <text:p>-14,72381</text:p>
          </table:table-cell>
          <table:table-cell table:style-name="ce32" table:formula="of:=DEGREES(ASIN(SIN([.$E$4])*SIN([.$O$13])+COS([.$E$4])*COS([.$O$13])*COS([.B22])))" office:value-type="float" office:value="-17.9211811447466" calcext:value-type="float">
            <text:p>-17,92118</text:p>
          </table:table-cell>
          <table:table-cell table:style-name="ce32" table:formula="of:=DEGREES(ASIN(SIN([.$E$4])*SIN([.$P$13])+COS([.$E$4])*COS([.$P$13])*COS([.B22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32" table:formula="of:=DEGREES(ASIN(SIN([.$E$4])*SIN([.$C$13])+COS([.$E$4])*COS([.$C$13])*COS([.B23])))" office:value-type="float" office:value="-8.86707061593753" calcext:value-type="float">
            <text:p>-8,86707</text:p>
          </table:table-cell>
          <table:table-cell table:style-name="ce32" table:formula="of:=DEGREES(ASIN(SIN([.$E$4])*SIN([.$D$13])+COS([.$E$4])*COS([.$D$13])*COS([.B23])))" office:value-type="float" office:value="-7.51040308634594" calcext:value-type="float">
            <text:p>-7,51040</text:p>
          </table:table-cell>
          <table:table-cell table:style-name="ce32" table:formula="of:=DEGREES(ASIN(SIN([.$E$4])*SIN([.$E$13])+COS([.$E$4])*COS([.$E$13])*COS([.B23])))" office:value-type="float" office:value="-1.21881527783412" calcext:value-type="float">
            <text:p>-1,21882</text:p>
          </table:table-cell>
          <table:table-cell table:style-name="ce32" table:formula="of:=DEGREES(ASIN(SIN([.$E$4])*SIN([.$F$13])+COS([.$E$4])*COS([.$F$13])*COS([.B23])))" office:value-type="float" office:value="7.07062845522611" calcext:value-type="float">
            <text:p>7,07063</text:p>
          </table:table-cell>
          <table:table-cell table:style-name="ce32" table:formula="of:=DEGREES(ASIN(SIN([.$E$4])*SIN([.$G$13])+COS([.$E$4])*COS([.$G$13])*COS([.B23])))" office:value-type="float" office:value="16.6555985583974" calcext:value-type="float">
            <text:p>16,65560</text:p>
          </table:table-cell>
          <table:table-cell table:style-name="ce32" table:formula="of:=DEGREES(ASIN(SIN([.$E$4])*SIN([.$H$13])+COS([.$E$4])*COS([.$H$13])*COS([.B23])))" office:value-type="float" office:value="23.8171566758599" calcext:value-type="float">
            <text:p>23,81716</text:p>
          </table:table-cell>
          <table:table-cell table:style-name="ce32" table:formula="of:=DEGREES(ASIN(SIN([.$E$4])*SIN([.$I$13])+COS([.$E$4])*COS([.$I$13])*COS([.B23])))" office:value-type="float" office:value="27.1957066359635" calcext:value-type="float">
            <text:p>27,19571</text:p>
          </table:table-cell>
          <table:table-cell table:style-name="ce32" table:formula="of:=DEGREES(ASIN(SIN([.$E$4])*SIN([.$J$13])+COS([.$E$4])*COS([.$J$13])*COS([.B23])))" office:value-type="float" office:value="25.9148009950097" calcext:value-type="float">
            <text:p>25,91480</text:p>
          </table:table-cell>
          <table:table-cell table:style-name="ce32" table:formula="of:=DEGREES(ASIN(SIN([.$E$4])*SIN([.$K$13])+COS([.$E$4])*COS([.$K$13])*COS([.B23])))" office:value-type="float" office:value="20.1431398389992" calcext:value-type="float">
            <text:p>20,14314</text:p>
          </table:table-cell>
          <table:table-cell table:style-name="ce32" table:formula="of:=DEGREES(ASIN(SIN([.$E$4])*SIN([.$L$13])+COS([.$E$4])*COS([.$L$13])*COS([.B23])))" office:value-type="float" office:value="11.1962449495822" calcext:value-type="float">
            <text:p>11,19624</text:p>
          </table:table-cell>
          <table:table-cell table:style-name="ce32" table:formula="of:=DEGREES(ASIN(SIN([.$E$4])*SIN([.$M$13])+COS([.$E$4])*COS([.$M$13])*COS([.B23])))" office:value-type="float" office:value="1.84983255059024" calcext:value-type="float">
            <text:p>1,84983</text:p>
          </table:table-cell>
          <table:table-cell table:style-name="ce32" table:formula="of:=DEGREES(ASIN(SIN([.$E$4])*SIN([.$N$13])+COS([.$E$4])*COS([.$N$13])*COS([.B23])))" office:value-type="float" office:value="-5.75280130116224" calcext:value-type="float">
            <text:p>-5,75280</text:p>
          </table:table-cell>
          <table:table-cell table:style-name="ce32" table:formula="of:=DEGREES(ASIN(SIN([.$E$4])*SIN([.$O$13])+COS([.$E$4])*COS([.$O$13])*COS([.B23])))" office:value-type="float" office:value="-9.09894595302693" calcext:value-type="float">
            <text:p>-9,09895</text:p>
          </table:table-cell>
          <table:table-cell table:style-name="ce32" table:formula="of:=DEGREES(ASIN(SIN([.$E$4])*SIN([.$P$13])+COS([.$E$4])*COS([.$P$13])*COS([.B2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32" table:formula="of:=DEGREES(ASIN(SIN([.$E$4])*SIN([.$C$13])+COS([.$E$4])*COS([.$C$13])*COS([.B24])))" office:value-type="float" office:value="-0.82853671938138" calcext:value-type="float">
            <text:p>-0,82854</text:p>
          </table:table-cell>
          <table:table-cell table:style-name="ce32" table:formula="of:=DEGREES(ASIN(SIN([.$E$4])*SIN([.$D$13])+COS([.$E$4])*COS([.$D$13])*COS([.B24])))" office:value-type="float" office:value="0.612769632752525" calcext:value-type="float">
            <text:p>0,61277</text:p>
          </table:table-cell>
          <table:table-cell table:style-name="ce32" table:formula="of:=DEGREES(ASIN(SIN([.$E$4])*SIN([.$E$13])+COS([.$E$4])*COS([.$E$13])*COS([.B24])))" office:value-type="float" office:value="7.26128419580968" calcext:value-type="float">
            <text:p>7,26128</text:p>
          </table:table-cell>
          <table:table-cell table:style-name="ce32" table:formula="of:=DEGREES(ASIN(SIN([.$E$4])*SIN([.$F$13])+COS([.$E$4])*COS([.$F$13])*COS([.B24])))" office:value-type="float" office:value="15.9427019279951" calcext:value-type="float">
            <text:p>15,94270</text:p>
          </table:table-cell>
          <table:table-cell table:style-name="ce32" table:formula="of:=DEGREES(ASIN(SIN([.$E$4])*SIN([.$G$13])+COS([.$E$4])*COS([.$G$13])*COS([.B24])))" office:value-type="float" office:value="25.8740058069062" calcext:value-type="float">
            <text:p>25,87401</text:p>
          </table:table-cell>
          <table:table-cell table:style-name="ce32" table:formula="of:=DEGREES(ASIN(SIN([.$E$4])*SIN([.$H$13])+COS([.$E$4])*COS([.$H$13])*COS([.B24])))" office:value-type="float" office:value="33.1997962549037" calcext:value-type="float">
            <text:p>33,19980</text:p>
          </table:table-cell>
          <table:table-cell table:style-name="ce32" table:formula="of:=DEGREES(ASIN(SIN([.$E$4])*SIN([.$I$13])+COS([.$E$4])*COS([.$I$13])*COS([.B24])))" office:value-type="float" office:value="36.6146149727627" calcext:value-type="float">
            <text:p>36,61461</text:p>
          </table:table-cell>
          <table:table-cell table:style-name="ce32" table:formula="of:=DEGREES(ASIN(SIN([.$E$4])*SIN([.$J$13])+COS([.$E$4])*COS([.$J$13])*COS([.B24])))" office:value-type="float" office:value="35.3238540627884" calcext:value-type="float">
            <text:p>35,32385</text:p>
          </table:table-cell>
          <table:table-cell table:style-name="ce32" table:formula="of:=DEGREES(ASIN(SIN([.$E$4])*SIN([.$K$13])+COS([.$E$4])*COS([.$K$13])*COS([.B24])))" office:value-type="float" office:value="29.4539781827098" calcext:value-type="float">
            <text:p>29,45398</text:p>
          </table:table-cell>
          <table:table-cell table:style-name="ce32" table:formula="of:=DEGREES(ASIN(SIN([.$E$4])*SIN([.$L$13])+COS([.$E$4])*COS([.$L$13])*COS([.B24])))" office:value-type="float" office:value="20.232227826187" calcext:value-type="float">
            <text:p>20,23223</text:p>
          </table:table-cell>
          <table:table-cell table:style-name="ce32" table:formula="of:=DEGREES(ASIN(SIN([.$E$4])*SIN([.$M$13])+COS([.$E$4])*COS([.$M$13])*COS([.B24])))" office:value-type="float" office:value="10.484843414895" calcext:value-type="float">
            <text:p>10,48484</text:p>
          </table:table-cell>
          <table:table-cell table:style-name="ce32" table:formula="of:=DEGREES(ASIN(SIN([.$E$4])*SIN([.$N$13])+COS([.$E$4])*COS([.$N$13])*COS([.B24])))" office:value-type="float" office:value="2.47577205888756" calcext:value-type="float">
            <text:p>2,47577</text:p>
          </table:table-cell>
          <table:table-cell table:style-name="ce32" table:formula="of:=DEGREES(ASIN(SIN([.$E$4])*SIN([.$O$13])+COS([.$E$4])*COS([.$O$13])*COS([.B24])))" office:value-type="float" office:value="-1.07517636309219" calcext:value-type="float">
            <text:p>-1,07518</text:p>
          </table:table-cell>
          <table:table-cell table:style-name="ce32" table:formula="of:=DEGREES(ASIN(SIN([.$E$4])*SIN([.$P$13])+COS([.$E$4])*COS([.$P$13])*COS([.B24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32" table:formula="of:=DEGREES(ASIN(SIN([.$E$4])*SIN([.$C$13])+COS([.$E$4])*COS([.$C$13])*COS([.B25])))" office:value-type="float" office:value="6.05527014420289" calcext:value-type="float">
            <text:p>6,05527</text:p>
          </table:table-cell>
          <table:table-cell table:style-name="ce32" table:formula="of:=DEGREES(ASIN(SIN([.$E$4])*SIN([.$D$13])+COS([.$E$4])*COS([.$D$13])*COS([.B25])))" office:value-type="float" office:value="7.59201826755095" calcext:value-type="float">
            <text:p>7,59202</text:p>
          </table:table-cell>
          <table:table-cell table:style-name="ce32" table:formula="of:=DEGREES(ASIN(SIN([.$E$4])*SIN([.$E$13])+COS([.$E$4])*COS([.$E$13])*COS([.B25])))" office:value-type="float" office:value="14.6667877155741" calcext:value-type="float">
            <text:p>14,66679</text:p>
          </table:table-cell>
          <table:table-cell table:style-name="ce32" table:formula="of:=DEGREES(ASIN(SIN([.$E$4])*SIN([.$F$13])+COS([.$E$4])*COS([.$F$13])*COS([.B25])))" office:value-type="float" office:value="23.8813094940694" calcext:value-type="float">
            <text:p>23,88131</text:p>
          </table:table-cell>
          <table:table-cell table:style-name="ce32" table:formula="of:=DEGREES(ASIN(SIN([.$E$4])*SIN([.$G$13])+COS([.$E$4])*COS([.$G$13])*COS([.B25])))" office:value-type="float" office:value="34.4028976677439" calcext:value-type="float">
            <text:p>34,40290</text:p>
          </table:table-cell>
          <table:table-cell table:style-name="ce32" table:formula="of:=DEGREES(ASIN(SIN([.$E$4])*SIN([.$H$13])+COS([.$E$4])*COS([.$H$13])*COS([.B25])))" office:value-type="float" office:value="42.1437851608863" calcext:value-type="float">
            <text:p>42,14379</text:p>
          </table:table-cell>
          <table:table-cell table:style-name="ce32" table:formula="of:=DEGREES(ASIN(SIN([.$E$4])*SIN([.$I$13])+COS([.$E$4])*COS([.$I$13])*COS([.B25])))" office:value-type="float" office:value="45.7361890245763" calcext:value-type="float">
            <text:p>45,73619</text:p>
          </table:table-cell>
          <table:table-cell table:style-name="ce32" table:formula="of:=DEGREES(ASIN(SIN([.$E$4])*SIN([.$J$13])+COS([.$E$4])*COS([.$J$13])*COS([.B25])))" office:value-type="float" office:value="44.3802445973064" calcext:value-type="float">
            <text:p>44,38024</text:p>
          </table:table-cell>
          <table:table-cell table:style-name="ce32" table:formula="of:=DEGREES(ASIN(SIN([.$E$4])*SIN([.$K$13])+COS([.$E$4])*COS([.$K$13])*COS([.B25])))" office:value-type="float" office:value="38.1894126543503" calcext:value-type="float">
            <text:p>38,18941</text:p>
          </table:table-cell>
          <table:table-cell table:style-name="ce32" table:formula="of:=DEGREES(ASIN(SIN([.$E$4])*SIN([.$L$13])+COS([.$E$4])*COS([.$L$13])*COS([.B25])))" office:value-type="float" office:value="28.4281258976986" calcext:value-type="float">
            <text:p>28,42813</text:p>
          </table:table-cell>
          <table:table-cell table:style-name="ce32" table:formula="of:=DEGREES(ASIN(SIN([.$E$4])*SIN([.$M$13])+COS([.$E$4])*COS([.$M$13])*COS([.B25])))" office:value-type="float" office:value="18.0906753595389" calcext:value-type="float">
            <text:p>18,09068</text:p>
          </table:table-cell>
          <table:table-cell table:style-name="ce32" table:formula="of:=DEGREES(ASIN(SIN([.$E$4])*SIN([.$N$13])+COS([.$E$4])*COS([.$N$13])*COS([.B25])))" office:value-type="float" office:value="9.57660808090918" calcext:value-type="float">
            <text:p>9,57661</text:p>
          </table:table-cell>
          <table:table-cell table:style-name="ce32" table:formula="of:=DEGREES(ASIN(SIN([.$E$4])*SIN([.$O$13])+COS([.$E$4])*COS([.$O$13])*COS([.B25])))" office:value-type="float" office:value="5.79216821816022" calcext:value-type="float">
            <text:p>5,79217</text:p>
          </table:table-cell>
          <table:table-cell table:style-name="ce32" table:formula="of:=DEGREES(ASIN(SIN([.$E$4])*SIN([.$P$13])+COS([.$E$4])*COS([.$P$13])*COS([.B25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32" table:formula="of:=DEGREES(ASIN(SIN([.$E$4])*SIN([.$C$13])+COS([.$E$4])*COS([.$C$13])*COS([.B26])))" office:value-type="float" office:value="11.3923869550355" calcext:value-type="float">
            <text:p>11,39239</text:p>
          </table:table-cell>
          <table:table-cell table:style-name="ce32" table:formula="of:=DEGREES(ASIN(SIN([.$E$4])*SIN([.$D$13])+COS([.$E$4])*COS([.$D$13])*COS([.B26])))" office:value-type="float" office:value="13.019929292917" calcext:value-type="float">
            <text:p>13,01993</text:p>
          </table:table-cell>
          <table:table-cell table:style-name="ce32" table:formula="of:=DEGREES(ASIN(SIN([.$E$4])*SIN([.$E$13])+COS([.$E$4])*COS([.$E$13])*COS([.B26])))" office:value-type="float" office:value="20.5176849854104" calcext:value-type="float">
            <text:p>20,51768</text:p>
          </table:table-cell>
          <table:table-cell table:style-name="ce32" table:formula="of:=DEGREES(ASIN(SIN([.$E$4])*SIN([.$F$13])+COS([.$E$4])*COS([.$F$13])*COS([.B26])))" office:value-type="float" office:value="30.3130518643687" calcext:value-type="float">
            <text:p>30,31305</text:p>
          </table:table-cell>
          <table:table-cell table:style-name="ce32" table:formula="of:=DEGREES(ASIN(SIN([.$E$4])*SIN([.$G$13])+COS([.$E$4])*COS([.$G$13])*COS([.B26])))" office:value-type="float" office:value="41.5825606803551" calcext:value-type="float">
            <text:p>41,58256</text:p>
          </table:table-cell>
          <table:table-cell table:style-name="ce32" table:formula="of:=DEGREES(ASIN(SIN([.$E$4])*SIN([.$H$13])+COS([.$E$4])*COS([.$H$13])*COS([.B26])))" office:value-type="float" office:value="49.9699358441348" calcext:value-type="float">
            <text:p>49,96994</text:p>
          </table:table-cell>
          <table:table-cell table:style-name="ce32" table:formula="of:=DEGREES(ASIN(SIN([.$E$4])*SIN([.$I$13])+COS([.$E$4])*COS([.$I$13])*COS([.B26])))" office:value-type="float" office:value="53.8996122980341" calcext:value-type="float">
            <text:p>53,89961</text:p>
          </table:table-cell>
          <table:table-cell table:style-name="ce32" table:formula="of:=DEGREES(ASIN(SIN([.$E$4])*SIN([.$J$13])+COS([.$E$4])*COS([.$J$13])*COS([.B26])))" office:value-type="float" office:value="52.4133715410409" calcext:value-type="float">
            <text:p>52,41337</text:p>
          </table:table-cell>
          <table:table-cell table:style-name="ce32" table:formula="of:=DEGREES(ASIN(SIN([.$E$4])*SIN([.$K$13])+COS([.$E$4])*COS([.$K$13])*COS([.B26])))" office:value-type="float" office:value="45.6726986760285" calcext:value-type="float">
            <text:p>45,67270</text:p>
          </table:table-cell>
          <table:table-cell table:style-name="ce32" table:formula="of:=DEGREES(ASIN(SIN([.$E$4])*SIN([.$L$13])+COS([.$E$4])*COS([.$L$13])*COS([.B26])))" office:value-type="float" office:value="35.1686348308622" calcext:value-type="float">
            <text:p>35,16863</text:p>
          </table:table-cell>
          <table:table-cell table:style-name="ce32" table:formula="of:=DEGREES(ASIN(SIN([.$E$4])*SIN([.$M$13])+COS([.$E$4])*COS([.$M$13])*COS([.B26])))" office:value-type="float" office:value="24.152002331559" calcext:value-type="float">
            <text:p>24,15200</text:p>
          </table:table-cell>
          <table:table-cell table:style-name="ce32" table:formula="of:=DEGREES(ASIN(SIN([.$E$4])*SIN([.$N$13])+COS([.$E$4])*COS([.$N$13])*COS([.B26])))" office:value-type="float" office:value="15.1221230784613" calcext:value-type="float">
            <text:p>15,12212</text:p>
          </table:table-cell>
          <table:table-cell table:style-name="ce32" table:formula="of:=DEGREES(ASIN(SIN([.$E$4])*SIN([.$O$13])+COS([.$E$4])*COS([.$O$13])*COS([.B26])))" office:value-type="float" office:value="11.1137531151246" calcext:value-type="float">
            <text:p>11,11375</text:p>
          </table:table-cell>
          <table:table-cell table:style-name="ce32" table:formula="of:=DEGREES(ASIN(SIN([.$E$4])*SIN([.$P$13])+COS([.$E$4])*COS([.$P$13])*COS([.B26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32" table:formula="of:=DEGREES(ASIN(SIN([.$E$4])*SIN([.$C$13])+COS([.$E$4])*COS([.$C$13])*COS([.B27])))" office:value-type="float" office:value="14.7964241243636" calcext:value-type="float">
            <text:p>14,79642</text:p>
          </table:table-cell>
          <table:table-cell table:style-name="ce32" table:formula="of:=DEGREES(ASIN(SIN([.$E$4])*SIN([.$D$13])+COS([.$E$4])*COS([.$D$13])*COS([.B27])))" office:value-type="float" office:value="16.490723739111" calcext:value-type="float">
            <text:p>16,49072</text:p>
          </table:table-cell>
          <table:table-cell table:style-name="ce32" table:formula="of:=DEGREES(ASIN(SIN([.$E$4])*SIN([.$E$13])+COS([.$E$4])*COS([.$E$13])*COS([.B27])))" office:value-type="float" office:value="24.3092413431937" calcext:value-type="float">
            <text:p>24,30924</text:p>
          </table:table-cell>
          <table:table-cell table:style-name="ce32" table:formula="of:=DEGREES(ASIN(SIN([.$E$4])*SIN([.$F$13])+COS([.$E$4])*COS([.$F$13])*COS([.B27])))" office:value-type="float" office:value="34.5769177941914" calcext:value-type="float">
            <text:p>34,57692</text:p>
          </table:table-cell>
          <table:table-cell table:style-name="ce32" table:formula="of:=DEGREES(ASIN(SIN([.$E$4])*SIN([.$G$13])+COS([.$E$4])*COS([.$G$13])*COS([.B27])))" office:value-type="float" office:value="46.5302419997125" calcext:value-type="float">
            <text:p>46,53024</text:p>
          </table:table-cell>
          <table:table-cell table:style-name="ce32" table:formula="of:=DEGREES(ASIN(SIN([.$E$4])*SIN([.$H$13])+COS([.$E$4])*COS([.$H$13])*COS([.B27])))" office:value-type="float" office:value="55.6134930609646" calcext:value-type="float">
            <text:p>55,61349</text:p>
          </table:table-cell>
          <table:table-cell table:style-name="ce32" table:formula="of:=DEGREES(ASIN(SIN([.$E$4])*SIN([.$I$13])+COS([.$E$4])*COS([.$I$13])*COS([.B27])))" office:value-type="float" office:value="59.9657759145249" calcext:value-type="float">
            <text:p>59,96578</text:p>
          </table:table-cell>
          <table:table-cell table:style-name="ce32" table:formula="of:=DEGREES(ASIN(SIN([.$E$4])*SIN([.$J$13])+COS([.$E$4])*COS([.$J$13])*COS([.B27])))" office:value-type="float" office:value="58.3101005053767" calcext:value-type="float">
            <text:p>58,31010</text:p>
          </table:table-cell>
          <table:table-cell table:style-name="ce32" table:formula="of:=DEGREES(ASIN(SIN([.$E$4])*SIN([.$K$13])+COS([.$E$4])*COS([.$K$13])*COS([.B27])))" office:value-type="float" office:value="50.9318969894551" calcext:value-type="float">
            <text:p>50,93190</text:p>
          </table:table-cell>
          <table:table-cell table:style-name="ce32" table:formula="of:=DEGREES(ASIN(SIN([.$E$4])*SIN([.$L$13])+COS([.$E$4])*COS([.$L$13])*COS([.B27])))" office:value-type="float" office:value="39.7026098121126" calcext:value-type="float">
            <text:p>39,70261</text:p>
          </table:table-cell>
          <table:table-cell table:style-name="ce32" table:formula="of:=DEGREES(ASIN(SIN([.$E$4])*SIN([.$M$13])+COS([.$E$4])*COS([.$M$13])*COS([.B27])))" office:value-type="float" office:value="28.1099223023284" calcext:value-type="float">
            <text:p>28,10992</text:p>
          </table:table-cell>
          <table:table-cell table:style-name="ce32" table:formula="of:=DEGREES(ASIN(SIN([.$E$4])*SIN([.$N$13])+COS([.$E$4])*COS([.$N$13])*COS([.B27])))" office:value-type="float" office:value="18.6804296084422" calcext:value-type="float">
            <text:p>18,68043</text:p>
          </table:table-cell>
          <table:table-cell table:style-name="ce32" table:formula="of:=DEGREES(ASIN(SIN([.$E$4])*SIN([.$O$13])+COS([.$E$4])*COS([.$O$13])*COS([.B27])))" office:value-type="float" office:value="14.5064379185412" calcext:value-type="float">
            <text:p>14,50644</text:p>
          </table:table-cell>
          <table:table-cell table:style-name="ce32" table:formula="of:=DEGREES(ASIN(SIN([.$E$4])*SIN([.$P$13])+COS([.$E$4])*COS([.$P$13])*COS([.B27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32" table:formula="of:=DEGREES(ASIN(SIN([.$E$4])*SIN([.$C$13])+COS([.$E$4])*COS([.$C$13])*COS([.B28])))" office:value-type="float" office:value="15.9691545423954" calcext:value-type="float">
            <text:p>15,96915</text:p>
          </table:table-cell>
          <table:table-cell table:style-name="ce32" table:formula="of:=DEGREES(ASIN(SIN([.$E$4])*SIN([.$D$13])+COS([.$E$4])*COS([.$D$13])*COS([.B28])))" office:value-type="float" office:value="17.6882264043887" calcext:value-type="float">
            <text:p>17,68823</text:p>
          </table:table-cell>
          <table:table-cell table:style-name="ce32" table:formula="of:=DEGREES(ASIN(SIN([.$E$4])*SIN([.$E$13])+COS([.$E$4])*COS([.$E$13])*COS([.B28])))" office:value-type="float" office:value="25.6278182363776" calcext:value-type="float">
            <text:p>25,62782</text:p>
          </table:table-cell>
          <table:table-cell table:style-name="ce32" table:formula="of:=DEGREES(ASIN(SIN([.$E$4])*SIN([.$F$13])+COS([.$E$4])*COS([.$F$13])*COS([.B28])))" office:value-type="float" office:value="36.0809612618548" calcext:value-type="float">
            <text:p>36,08096</text:p>
          </table:table-cell>
          <table:table-cell table:style-name="ce32" table:formula="of:=DEGREES(ASIN(SIN([.$E$4])*SIN([.$G$13])+COS([.$E$4])*COS([.$G$13])*COS([.B28])))" office:value-type="float" office:value="48.3223789949259" calcext:value-type="float">
            <text:p>48,32238</text:p>
          </table:table-cell>
          <table:table-cell table:style-name="ce32" table:formula="of:=DEGREES(ASIN(SIN([.$E$4])*SIN([.$H$13])+COS([.$E$4])*COS([.$H$13])*COS([.B28])))" office:value-type="float" office:value="57.7313762941853" calcext:value-type="float">
            <text:p>57,73138</text:p>
          </table:table-cell>
          <table:table-cell table:style-name="ce32" table:formula="of:=DEGREES(ASIN(SIN([.$E$4])*SIN([.$I$13])+COS([.$E$4])*COS([.$I$13])*COS([.B28])))" office:value-type="float" office:value="62.3033573112284" calcext:value-type="float">
            <text:p>62,30336</text:p>
          </table:table-cell>
          <table:table-cell table:style-name="ce32" table:formula="of:=DEGREES(ASIN(SIN([.$E$4])*SIN([.$J$13])+COS([.$E$4])*COS([.$J$13])*COS([.B28])))" office:value-type="float" office:value="60.5572559899014" calcext:value-type="float">
            <text:p>60,55726</text:p>
          </table:table-cell>
          <table:table-cell table:style-name="ce32" table:formula="of:=DEGREES(ASIN(SIN([.$E$4])*SIN([.$K$13])+COS([.$E$4])*COS([.$K$13])*COS([.B28])))" office:value-type="float" office:value="52.8650808820509" calcext:value-type="float">
            <text:p>52,86508</text:p>
          </table:table-cell>
          <table:table-cell table:style-name="ce32" table:formula="of:=DEGREES(ASIN(SIN([.$E$4])*SIN([.$L$13])+COS([.$E$4])*COS([.$L$13])*COS([.B28])))" office:value-type="float" office:value="41.3173322532859" calcext:value-type="float">
            <text:p>41,31733</text:p>
          </table:table-cell>
          <table:table-cell table:style-name="ce32" table:formula="of:=DEGREES(ASIN(SIN([.$E$4])*SIN([.$M$13])+COS([.$E$4])*COS([.$M$13])*COS([.B28])))" office:value-type="float" office:value="29.4927666699581" calcext:value-type="float">
            <text:p>29,49277</text:p>
          </table:table-cell>
          <table:table-cell table:style-name="ce32" table:formula="of:=DEGREES(ASIN(SIN([.$E$4])*SIN([.$N$13])+COS([.$E$4])*COS([.$N$13])*COS([.B28])))" office:value-type="float" office:value="19.9106191072323" calcext:value-type="float">
            <text:p>19,91062</text:p>
          </table:table-cell>
          <table:table-cell table:style-name="ce32" table:formula="of:=DEGREES(ASIN(SIN([.$E$4])*SIN([.$O$13])+COS([.$E$4])*COS([.$O$13])*COS([.B28])))" office:value-type="float" office:value="15.6749692730748" calcext:value-type="float">
            <text:p>15,67497</text:p>
          </table:table-cell>
          <table:table-cell table:style-name="ce32" table:formula="of:=DEGREES(ASIN(SIN([.$E$4])*SIN([.$P$13])+COS([.$E$4])*COS([.$P$13])*COS([.B28])))" office:value-type="float" office:value="15.8965884965704" calcext:value-type="float">
            <text:p>15,89659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32" table:formula="of:=DEGREES(ASIN(SIN([.$E$4])*SIN([.$C$13])+COS([.$E$4])*COS([.$C$13])*COS([.B29])))" office:value-type="float" office:value="14.7964241243636" calcext:value-type="float">
            <text:p>14,79642</text:p>
          </table:table-cell>
          <table:table-cell table:style-name="ce32" table:formula="of:=DEGREES(ASIN(SIN([.$E$4])*SIN([.$D$13])+COS([.$E$4])*COS([.$D$13])*COS([.B29])))" office:value-type="float" office:value="16.490723739111" calcext:value-type="float">
            <text:p>16,49072</text:p>
          </table:table-cell>
          <table:table-cell table:style-name="ce32" table:formula="of:=DEGREES(ASIN(SIN([.$E$4])*SIN([.$E$13])+COS([.$E$4])*COS([.$E$13])*COS([.B29])))" office:value-type="float" office:value="24.3092413431937" calcext:value-type="float">
            <text:p>24,30924</text:p>
          </table:table-cell>
          <table:table-cell table:style-name="ce32" table:formula="of:=DEGREES(ASIN(SIN([.$E$4])*SIN([.$F$13])+COS([.$E$4])*COS([.$F$13])*COS([.B29])))" office:value-type="float" office:value="34.5769177941914" calcext:value-type="float">
            <text:p>34,57692</text:p>
          </table:table-cell>
          <table:table-cell table:style-name="ce32" table:formula="of:=DEGREES(ASIN(SIN([.$E$4])*SIN([.$G$13])+COS([.$E$4])*COS([.$G$13])*COS([.B29])))" office:value-type="float" office:value="46.5302419997125" calcext:value-type="float">
            <text:p>46,53024</text:p>
          </table:table-cell>
          <table:table-cell table:style-name="ce32" table:formula="of:=DEGREES(ASIN(SIN([.$E$4])*SIN([.$H$13])+COS([.$E$4])*COS([.$H$13])*COS([.B29])))" office:value-type="float" office:value="55.6134930609646" calcext:value-type="float">
            <text:p>55,61349</text:p>
          </table:table-cell>
          <table:table-cell table:style-name="ce32" table:formula="of:=DEGREES(ASIN(SIN([.$E$4])*SIN([.$I$13])+COS([.$E$4])*COS([.$I$13])*COS([.B29])))" office:value-type="float" office:value="59.9657759145249" calcext:value-type="float">
            <text:p>59,96578</text:p>
          </table:table-cell>
          <table:table-cell table:style-name="ce32" table:formula="of:=DEGREES(ASIN(SIN([.$E$4])*SIN([.$J$13])+COS([.$E$4])*COS([.$J$13])*COS([.B29])))" office:value-type="float" office:value="58.3101005053767" calcext:value-type="float">
            <text:p>58,31010</text:p>
          </table:table-cell>
          <table:table-cell table:style-name="ce32" table:formula="of:=DEGREES(ASIN(SIN([.$E$4])*SIN([.$K$13])+COS([.$E$4])*COS([.$K$13])*COS([.B29])))" office:value-type="float" office:value="50.9318969894551" calcext:value-type="float">
            <text:p>50,93190</text:p>
          </table:table-cell>
          <table:table-cell table:style-name="ce32" table:formula="of:=DEGREES(ASIN(SIN([.$E$4])*SIN([.$L$13])+COS([.$E$4])*COS([.$L$13])*COS([.B29])))" office:value-type="float" office:value="39.7026098121126" calcext:value-type="float">
            <text:p>39,70261</text:p>
          </table:table-cell>
          <table:table-cell table:style-name="ce32" table:formula="of:=DEGREES(ASIN(SIN([.$E$4])*SIN([.$M$13])+COS([.$E$4])*COS([.$M$13])*COS([.B29])))" office:value-type="float" office:value="28.1099223023284" calcext:value-type="float">
            <text:p>28,10992</text:p>
          </table:table-cell>
          <table:table-cell table:style-name="ce32" table:formula="of:=DEGREES(ASIN(SIN([.$E$4])*SIN([.$N$13])+COS([.$E$4])*COS([.$N$13])*COS([.B29])))" office:value-type="float" office:value="18.6804296084422" calcext:value-type="float">
            <text:p>18,68043</text:p>
          </table:table-cell>
          <table:table-cell table:style-name="ce32" table:formula="of:=DEGREES(ASIN(SIN([.$E$4])*SIN([.$O$13])+COS([.$E$4])*COS([.$O$13])*COS([.B29])))" office:value-type="float" office:value="14.5064379185412" calcext:value-type="float">
            <text:p>14,50644</text:p>
          </table:table-cell>
          <table:table-cell table:style-name="ce32" table:formula="of:=DEGREES(ASIN(SIN([.$E$4])*SIN([.$P$13])+COS([.$E$4])*COS([.$P$13])*COS([.B29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32" table:formula="of:=DEGREES(ASIN(SIN([.$E$4])*SIN([.$C$13])+COS([.$E$4])*COS([.$C$13])*COS([.B30])))" office:value-type="float" office:value="11.3923869550355" calcext:value-type="float">
            <text:p>11,39239</text:p>
          </table:table-cell>
          <table:table-cell table:style-name="ce32" table:formula="of:=DEGREES(ASIN(SIN([.$E$4])*SIN([.$D$13])+COS([.$E$4])*COS([.$D$13])*COS([.B30])))" office:value-type="float" office:value="13.019929292917" calcext:value-type="float">
            <text:p>13,01993</text:p>
          </table:table-cell>
          <table:table-cell table:style-name="ce32" table:formula="of:=DEGREES(ASIN(SIN([.$E$4])*SIN([.$E$13])+COS([.$E$4])*COS([.$E$13])*COS([.B30])))" office:value-type="float" office:value="20.5176849854104" calcext:value-type="float">
            <text:p>20,51768</text:p>
          </table:table-cell>
          <table:table-cell table:style-name="ce32" table:formula="of:=DEGREES(ASIN(SIN([.$E$4])*SIN([.$F$13])+COS([.$E$4])*COS([.$F$13])*COS([.B30])))" office:value-type="float" office:value="30.3130518643687" calcext:value-type="float">
            <text:p>30,31305</text:p>
          </table:table-cell>
          <table:table-cell table:style-name="ce32" table:formula="of:=DEGREES(ASIN(SIN([.$E$4])*SIN([.$G$13])+COS([.$E$4])*COS([.$G$13])*COS([.B30])))" office:value-type="float" office:value="41.5825606803551" calcext:value-type="float">
            <text:p>41,58256</text:p>
          </table:table-cell>
          <table:table-cell table:style-name="ce32" table:formula="of:=DEGREES(ASIN(SIN([.$E$4])*SIN([.$H$13])+COS([.$E$4])*COS([.$H$13])*COS([.B30])))" office:value-type="float" office:value="49.9699358441348" calcext:value-type="float">
            <text:p>49,96994</text:p>
          </table:table-cell>
          <table:table-cell table:style-name="ce32" table:formula="of:=DEGREES(ASIN(SIN([.$E$4])*SIN([.$I$13])+COS([.$E$4])*COS([.$I$13])*COS([.B30])))" office:value-type="float" office:value="53.8996122980341" calcext:value-type="float">
            <text:p>53,89961</text:p>
          </table:table-cell>
          <table:table-cell table:style-name="ce32" table:formula="of:=DEGREES(ASIN(SIN([.$E$4])*SIN([.$J$13])+COS([.$E$4])*COS([.$J$13])*COS([.B30])))" office:value-type="float" office:value="52.4133715410409" calcext:value-type="float">
            <text:p>52,41337</text:p>
          </table:table-cell>
          <table:table-cell table:style-name="ce32" table:formula="of:=DEGREES(ASIN(SIN([.$E$4])*SIN([.$K$13])+COS([.$E$4])*COS([.$K$13])*COS([.B30])))" office:value-type="float" office:value="45.6726986760285" calcext:value-type="float">
            <text:p>45,67270</text:p>
          </table:table-cell>
          <table:table-cell table:style-name="ce32" table:formula="of:=DEGREES(ASIN(SIN([.$E$4])*SIN([.$L$13])+COS([.$E$4])*COS([.$L$13])*COS([.B30])))" office:value-type="float" office:value="35.1686348308622" calcext:value-type="float">
            <text:p>35,16863</text:p>
          </table:table-cell>
          <table:table-cell table:style-name="ce32" table:formula="of:=DEGREES(ASIN(SIN([.$E$4])*SIN([.$M$13])+COS([.$E$4])*COS([.$M$13])*COS([.B30])))" office:value-type="float" office:value="24.152002331559" calcext:value-type="float">
            <text:p>24,15200</text:p>
          </table:table-cell>
          <table:table-cell table:style-name="ce32" table:formula="of:=DEGREES(ASIN(SIN([.$E$4])*SIN([.$N$13])+COS([.$E$4])*COS([.$N$13])*COS([.B30])))" office:value-type="float" office:value="15.1221230784613" calcext:value-type="float">
            <text:p>15,12212</text:p>
          </table:table-cell>
          <table:table-cell table:style-name="ce32" table:formula="of:=DEGREES(ASIN(SIN([.$E$4])*SIN([.$O$13])+COS([.$E$4])*COS([.$O$13])*COS([.B30])))" office:value-type="float" office:value="11.1137531151246" calcext:value-type="float">
            <text:p>11,11375</text:p>
          </table:table-cell>
          <table:table-cell table:style-name="ce32" table:formula="of:=DEGREES(ASIN(SIN([.$E$4])*SIN([.$P$13])+COS([.$E$4])*COS([.$P$13])*COS([.B30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32" table:formula="of:=DEGREES(ASIN(SIN([.$E$4])*SIN([.$C$13])+COS([.$E$4])*COS([.$C$13])*COS([.B31])))" office:value-type="float" office:value="6.05527014420289" calcext:value-type="float">
            <text:p>6,05527</text:p>
          </table:table-cell>
          <table:table-cell table:style-name="ce32" table:formula="of:=DEGREES(ASIN(SIN([.$E$4])*SIN([.$D$13])+COS([.$E$4])*COS([.$D$13])*COS([.B31])))" office:value-type="float" office:value="7.59201826755095" calcext:value-type="float">
            <text:p>7,59202</text:p>
          </table:table-cell>
          <table:table-cell table:style-name="ce32" table:formula="of:=DEGREES(ASIN(SIN([.$E$4])*SIN([.$E$13])+COS([.$E$4])*COS([.$E$13])*COS([.B31])))" office:value-type="float" office:value="14.6667877155741" calcext:value-type="float">
            <text:p>14,66679</text:p>
          </table:table-cell>
          <table:table-cell table:style-name="ce32" table:formula="of:=DEGREES(ASIN(SIN([.$E$4])*SIN([.$F$13])+COS([.$E$4])*COS([.$F$13])*COS([.B31])))" office:value-type="float" office:value="23.8813094940694" calcext:value-type="float">
            <text:p>23,88131</text:p>
          </table:table-cell>
          <table:table-cell table:style-name="ce32" table:formula="of:=DEGREES(ASIN(SIN([.$E$4])*SIN([.$G$13])+COS([.$E$4])*COS([.$G$13])*COS([.B31])))" office:value-type="float" office:value="34.4028976677439" calcext:value-type="float">
            <text:p>34,40290</text:p>
          </table:table-cell>
          <table:table-cell table:style-name="ce32" table:formula="of:=DEGREES(ASIN(SIN([.$E$4])*SIN([.$H$13])+COS([.$E$4])*COS([.$H$13])*COS([.B31])))" office:value-type="float" office:value="42.1437851608863" calcext:value-type="float">
            <text:p>42,14379</text:p>
          </table:table-cell>
          <table:table-cell table:style-name="ce32" table:formula="of:=DEGREES(ASIN(SIN([.$E$4])*SIN([.$I$13])+COS([.$E$4])*COS([.$I$13])*COS([.B31])))" office:value-type="float" office:value="45.7361890245763" calcext:value-type="float">
            <text:p>45,73619</text:p>
          </table:table-cell>
          <table:table-cell table:style-name="ce32" table:formula="of:=DEGREES(ASIN(SIN([.$E$4])*SIN([.$J$13])+COS([.$E$4])*COS([.$J$13])*COS([.B31])))" office:value-type="float" office:value="44.3802445973064" calcext:value-type="float">
            <text:p>44,38024</text:p>
          </table:table-cell>
          <table:table-cell table:style-name="ce32" table:formula="of:=DEGREES(ASIN(SIN([.$E$4])*SIN([.$K$13])+COS([.$E$4])*COS([.$K$13])*COS([.B31])))" office:value-type="float" office:value="38.1894126543503" calcext:value-type="float">
            <text:p>38,18941</text:p>
          </table:table-cell>
          <table:table-cell table:style-name="ce32" table:formula="of:=DEGREES(ASIN(SIN([.$E$4])*SIN([.$L$13])+COS([.$E$4])*COS([.$L$13])*COS([.B31])))" office:value-type="float" office:value="28.4281258976986" calcext:value-type="float">
            <text:p>28,42813</text:p>
          </table:table-cell>
          <table:table-cell table:style-name="ce32" table:formula="of:=DEGREES(ASIN(SIN([.$E$4])*SIN([.$M$13])+COS([.$E$4])*COS([.$M$13])*COS([.B31])))" office:value-type="float" office:value="18.0906753595389" calcext:value-type="float">
            <text:p>18,09068</text:p>
          </table:table-cell>
          <table:table-cell table:style-name="ce32" table:formula="of:=DEGREES(ASIN(SIN([.$E$4])*SIN([.$N$13])+COS([.$E$4])*COS([.$N$13])*COS([.B31])))" office:value-type="float" office:value="9.57660808090918" calcext:value-type="float">
            <text:p>9,57661</text:p>
          </table:table-cell>
          <table:table-cell table:style-name="ce32" table:formula="of:=DEGREES(ASIN(SIN([.$E$4])*SIN([.$O$13])+COS([.$E$4])*COS([.$O$13])*COS([.B31])))" office:value-type="float" office:value="5.79216821816022" calcext:value-type="float">
            <text:p>5,79217</text:p>
          </table:table-cell>
          <table:table-cell table:style-name="ce32" table:formula="of:=DEGREES(ASIN(SIN([.$E$4])*SIN([.$P$13])+COS([.$E$4])*COS([.$P$13])*COS([.B31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32" table:formula="of:=DEGREES(ASIN(SIN([.$E$4])*SIN([.$C$13])+COS([.$E$4])*COS([.$C$13])*COS([.B32])))" office:value-type="float" office:value="-0.82853671938138" calcext:value-type="float">
            <text:p>-0,82854</text:p>
          </table:table-cell>
          <table:table-cell table:style-name="ce32" table:formula="of:=DEGREES(ASIN(SIN([.$E$4])*SIN([.$D$13])+COS([.$E$4])*COS([.$D$13])*COS([.B32])))" office:value-type="float" office:value="0.612769632752525" calcext:value-type="float">
            <text:p>0,61277</text:p>
          </table:table-cell>
          <table:table-cell table:style-name="ce32" table:formula="of:=DEGREES(ASIN(SIN([.$E$4])*SIN([.$E$13])+COS([.$E$4])*COS([.$E$13])*COS([.B32])))" office:value-type="float" office:value="7.26128419580968" calcext:value-type="float">
            <text:p>7,26128</text:p>
          </table:table-cell>
          <table:table-cell table:style-name="ce32" table:formula="of:=DEGREES(ASIN(SIN([.$E$4])*SIN([.$F$13])+COS([.$E$4])*COS([.$F$13])*COS([.B32])))" office:value-type="float" office:value="15.9427019279951" calcext:value-type="float">
            <text:p>15,94270</text:p>
          </table:table-cell>
          <table:table-cell table:style-name="ce32" table:formula="of:=DEGREES(ASIN(SIN([.$E$4])*SIN([.$G$13])+COS([.$E$4])*COS([.$G$13])*COS([.B32])))" office:value-type="float" office:value="25.8740058069062" calcext:value-type="float">
            <text:p>25,87401</text:p>
          </table:table-cell>
          <table:table-cell table:style-name="ce32" table:formula="of:=DEGREES(ASIN(SIN([.$E$4])*SIN([.$H$13])+COS([.$E$4])*COS([.$H$13])*COS([.B32])))" office:value-type="float" office:value="33.1997962549037" calcext:value-type="float">
            <text:p>33,19980</text:p>
          </table:table-cell>
          <table:table-cell table:style-name="ce32" table:formula="of:=DEGREES(ASIN(SIN([.$E$4])*SIN([.$I$13])+COS([.$E$4])*COS([.$I$13])*COS([.B32])))" office:value-type="float" office:value="36.6146149727627" calcext:value-type="float">
            <text:p>36,61461</text:p>
          </table:table-cell>
          <table:table-cell table:style-name="ce32" table:formula="of:=DEGREES(ASIN(SIN([.$E$4])*SIN([.$J$13])+COS([.$E$4])*COS([.$J$13])*COS([.B32])))" office:value-type="float" office:value="35.3238540627884" calcext:value-type="float">
            <text:p>35,32385</text:p>
          </table:table-cell>
          <table:table-cell table:style-name="ce32" table:formula="of:=DEGREES(ASIN(SIN([.$E$4])*SIN([.$K$13])+COS([.$E$4])*COS([.$K$13])*COS([.B32])))" office:value-type="float" office:value="29.4539781827098" calcext:value-type="float">
            <text:p>29,45398</text:p>
          </table:table-cell>
          <table:table-cell table:style-name="ce32" table:formula="of:=DEGREES(ASIN(SIN([.$E$4])*SIN([.$L$13])+COS([.$E$4])*COS([.$L$13])*COS([.B32])))" office:value-type="float" office:value="20.232227826187" calcext:value-type="float">
            <text:p>20,23223</text:p>
          </table:table-cell>
          <table:table-cell table:style-name="ce32" table:formula="of:=DEGREES(ASIN(SIN([.$E$4])*SIN([.$M$13])+COS([.$E$4])*COS([.$M$13])*COS([.B32])))" office:value-type="float" office:value="10.484843414895" calcext:value-type="float">
            <text:p>10,48484</text:p>
          </table:table-cell>
          <table:table-cell table:style-name="ce32" table:formula="of:=DEGREES(ASIN(SIN([.$E$4])*SIN([.$N$13])+COS([.$E$4])*COS([.$N$13])*COS([.B32])))" office:value-type="float" office:value="2.47577205888756" calcext:value-type="float">
            <text:p>2,47577</text:p>
          </table:table-cell>
          <table:table-cell table:style-name="ce32" table:formula="of:=DEGREES(ASIN(SIN([.$E$4])*SIN([.$O$13])+COS([.$E$4])*COS([.$O$13])*COS([.B32])))" office:value-type="float" office:value="-1.07517636309219" calcext:value-type="float">
            <text:p>-1,07518</text:p>
          </table:table-cell>
          <table:table-cell table:style-name="ce32" table:formula="of:=DEGREES(ASIN(SIN([.$E$4])*SIN([.$P$13])+COS([.$E$4])*COS([.$P$13])*COS([.B32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32" table:formula="of:=DEGREES(ASIN(SIN([.$E$4])*SIN([.$C$13])+COS([.$E$4])*COS([.$C$13])*COS([.B33])))" office:value-type="float" office:value="-8.86707061593753" calcext:value-type="float">
            <text:p>-8,86707</text:p>
          </table:table-cell>
          <table:table-cell table:style-name="ce32" table:formula="of:=DEGREES(ASIN(SIN([.$E$4])*SIN([.$D$13])+COS([.$E$4])*COS([.$D$13])*COS([.B33])))" office:value-type="float" office:value="-7.51040308634594" calcext:value-type="float">
            <text:p>-7,51040</text:p>
          </table:table-cell>
          <table:table-cell table:style-name="ce32" table:formula="of:=DEGREES(ASIN(SIN([.$E$4])*SIN([.$E$13])+COS([.$E$4])*COS([.$E$13])*COS([.B33])))" office:value-type="float" office:value="-1.21881527783412" calcext:value-type="float">
            <text:p>-1,21882</text:p>
          </table:table-cell>
          <table:table-cell table:style-name="ce32" table:formula="of:=DEGREES(ASIN(SIN([.$E$4])*SIN([.$F$13])+COS([.$E$4])*COS([.$F$13])*COS([.B33])))" office:value-type="float" office:value="7.07062845522611" calcext:value-type="float">
            <text:p>7,07063</text:p>
          </table:table-cell>
          <table:table-cell table:style-name="ce32" table:formula="of:=DEGREES(ASIN(SIN([.$E$4])*SIN([.$G$13])+COS([.$E$4])*COS([.$G$13])*COS([.B33])))" office:value-type="float" office:value="16.6555985583974" calcext:value-type="float">
            <text:p>16,65560</text:p>
          </table:table-cell>
          <table:table-cell table:style-name="ce32" table:formula="of:=DEGREES(ASIN(SIN([.$E$4])*SIN([.$H$13])+COS([.$E$4])*COS([.$H$13])*COS([.B33])))" office:value-type="float" office:value="23.8171566758599" calcext:value-type="float">
            <text:p>23,81716</text:p>
          </table:table-cell>
          <table:table-cell table:style-name="ce32" table:formula="of:=DEGREES(ASIN(SIN([.$E$4])*SIN([.$I$13])+COS([.$E$4])*COS([.$I$13])*COS([.B33])))" office:value-type="float" office:value="27.1957066359635" calcext:value-type="float">
            <text:p>27,19571</text:p>
          </table:table-cell>
          <table:table-cell table:style-name="ce32" table:formula="of:=DEGREES(ASIN(SIN([.$E$4])*SIN([.$J$13])+COS([.$E$4])*COS([.$J$13])*COS([.B33])))" office:value-type="float" office:value="25.9148009950097" calcext:value-type="float">
            <text:p>25,91480</text:p>
          </table:table-cell>
          <table:table-cell table:style-name="ce32" table:formula="of:=DEGREES(ASIN(SIN([.$E$4])*SIN([.$K$13])+COS([.$E$4])*COS([.$K$13])*COS([.B33])))" office:value-type="float" office:value="20.1431398389992" calcext:value-type="float">
            <text:p>20,14314</text:p>
          </table:table-cell>
          <table:table-cell table:style-name="ce32" table:formula="of:=DEGREES(ASIN(SIN([.$E$4])*SIN([.$L$13])+COS([.$E$4])*COS([.$L$13])*COS([.B33])))" office:value-type="float" office:value="11.1962449495822" calcext:value-type="float">
            <text:p>11,19624</text:p>
          </table:table-cell>
          <table:table-cell table:style-name="ce32" table:formula="of:=DEGREES(ASIN(SIN([.$E$4])*SIN([.$M$13])+COS([.$E$4])*COS([.$M$13])*COS([.B33])))" office:value-type="float" office:value="1.84983255059024" calcext:value-type="float">
            <text:p>1,84983</text:p>
          </table:table-cell>
          <table:table-cell table:style-name="ce32" table:formula="of:=DEGREES(ASIN(SIN([.$E$4])*SIN([.$N$13])+COS([.$E$4])*COS([.$N$13])*COS([.B33])))" office:value-type="float" office:value="-5.75280130116224" calcext:value-type="float">
            <text:p>-5,75280</text:p>
          </table:table-cell>
          <table:table-cell table:style-name="ce32" table:formula="of:=DEGREES(ASIN(SIN([.$E$4])*SIN([.$O$13])+COS([.$E$4])*COS([.$O$13])*COS([.B33])))" office:value-type="float" office:value="-9.09894595302693" calcext:value-type="float">
            <text:p>-9,09895</text:p>
          </table:table-cell>
          <table:table-cell table:style-name="ce32" table:formula="of:=DEGREES(ASIN(SIN([.$E$4])*SIN([.$P$13])+COS([.$E$4])*COS([.$P$13])*COS([.B3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32" table:formula="of:=DEGREES(ASIN(SIN([.$E$4])*SIN([.$C$13])+COS([.$E$4])*COS([.$C$13])*COS([.B34])))" office:value-type="float" office:value="-17.7004290973993" calcext:value-type="float">
            <text:p>-17,70043</text:p>
          </table:table-cell>
          <table:table-cell table:style-name="ce32" table:formula="of:=DEGREES(ASIN(SIN([.$E$4])*SIN([.$D$13])+COS([.$E$4])*COS([.$D$13])*COS([.B34])))" office:value-type="float" office:value="-16.4063638633487" calcext:value-type="float">
            <text:p>-16,40636</text:p>
          </table:table-cell>
          <table:table-cell table:style-name="ce32" table:formula="of:=DEGREES(ASIN(SIN([.$E$4])*SIN([.$E$13])+COS([.$E$4])*COS([.$E$13])*COS([.B34])))" office:value-type="float" office:value="-10.354317613384" calcext:value-type="float">
            <text:p>-10,35432</text:p>
          </table:table-cell>
          <table:table-cell table:style-name="ce32" table:formula="of:=DEGREES(ASIN(SIN([.$E$4])*SIN([.$F$13])+COS([.$E$4])*COS([.$F$13])*COS([.B34])))" office:value-type="float" office:value="-2.26813028338792" calcext:value-type="float">
            <text:p>-2,26813</text:p>
          </table:table-cell>
          <table:table-cell table:style-name="ce32" table:formula="of:=DEGREES(ASIN(SIN([.$E$4])*SIN([.$G$13])+COS([.$E$4])*COS([.$G$13])*COS([.B34])))" office:value-type="float" office:value="7.23211466358155" calcext:value-type="float">
            <text:p>7,23211</text:p>
          </table:table-cell>
          <table:table-cell table:style-name="ce32" table:formula="of:=DEGREES(ASIN(SIN([.$E$4])*SIN([.$H$13])+COS([.$E$4])*COS([.$H$13])*COS([.B34])))" office:value-type="float" office:value="14.4518417107578" calcext:value-type="float">
            <text:p>14,45184</text:p>
          </table:table-cell>
          <table:table-cell table:style-name="ce32" table:formula="of:=DEGREES(ASIN(SIN([.$E$4])*SIN([.$I$13])+COS([.$E$4])*COS([.$I$13])*COS([.B34])))" office:value-type="float" office:value="17.9049250021299" calcext:value-type="float">
            <text:p>17,90493</text:p>
          </table:table-cell>
          <table:table-cell table:style-name="ce32" table:formula="of:=DEGREES(ASIN(SIN([.$E$4])*SIN([.$J$13])+COS([.$E$4])*COS([.$J$13])*COS([.B34])))" office:value-type="float" office:value="16.5915705312373" calcext:value-type="float">
            <text:p>16,59157</text:p>
          </table:table-cell>
          <table:table-cell table:style-name="ce32" table:formula="of:=DEGREES(ASIN(SIN([.$E$4])*SIN([.$K$13])+COS([.$E$4])*COS([.$K$13])*COS([.B34])))" office:value-type="float" office:value="10.7329956139175" calcext:value-type="float">
            <text:p>10,73300</text:p>
          </table:table-cell>
          <table:table-cell table:style-name="ce32" table:formula="of:=DEGREES(ASIN(SIN([.$E$4])*SIN([.$L$13])+COS([.$E$4])*COS([.$L$13])*COS([.B34])))" office:value-type="float" office:value="1.80071087845066" calcext:value-type="float">
            <text:p>1,80071</text:p>
          </table:table-cell>
          <table:table-cell table:style-name="ce32" table:formula="of:=DEGREES(ASIN(SIN([.$E$4])*SIN([.$M$13])+COS([.$E$4])*COS([.$M$13])*COS([.B34])))" office:value-type="float" office:value="-7.37499761676306" calcext:value-type="float">
            <text:p>-7,37500</text:p>
          </table:table-cell>
          <table:table-cell table:style-name="ce32" table:formula="of:=DEGREES(ASIN(SIN([.$E$4])*SIN([.$N$13])+COS([.$E$4])*COS([.$N$13])*COS([.B34])))" office:value-type="float" office:value="-14.7238144665731" calcext:value-type="float">
            <text:p>-14,72381</text:p>
          </table:table-cell>
          <table:table-cell table:style-name="ce32" table:formula="of:=DEGREES(ASIN(SIN([.$E$4])*SIN([.$O$13])+COS([.$E$4])*COS([.$O$13])*COS([.B34])))" office:value-type="float" office:value="-17.9211811447466" calcext:value-type="float">
            <text:p>-17,92118</text:p>
          </table:table-cell>
          <table:table-cell table:style-name="ce32" table:formula="of:=DEGREES(ASIN(SIN([.$E$4])*SIN([.$P$13])+COS([.$E$4])*COS([.$P$13])*COS([.B34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32" table:formula="of:=DEGREES(ASIN(SIN([.$E$4])*SIN([.$C$13])+COS([.$E$4])*COS([.$C$13])*COS([.B35])))" office:value-type="float" office:value="-26.9966135788546" calcext:value-type="float">
            <text:p>-26,99661</text:p>
          </table:table-cell>
          <table:table-cell table:style-name="ce32" table:formula="of:=DEGREES(ASIN(SIN([.$E$4])*SIN([.$D$13])+COS([.$E$4])*COS([.$D$13])*COS([.B35])))" office:value-type="float" office:value="-25.733751308932" calcext:value-type="float">
            <text:p>-25,73375</text:p>
          </table:table-cell>
          <table:table-cell table:style-name="ce32" table:formula="of:=DEGREES(ASIN(SIN([.$E$4])*SIN([.$E$13])+COS([.$E$4])*COS([.$E$13])*COS([.B35])))" office:value-type="float" office:value="-19.7671866713" calcext:value-type="float">
            <text:p>-19,76719</text:p>
          </table:table-cell>
          <table:table-cell table:style-name="ce32" table:formula="of:=DEGREES(ASIN(SIN([.$E$4])*SIN([.$F$13])+COS([.$E$4])*COS([.$F$13])*COS([.B35])))" office:value-type="float" office:value="-11.6682576905866" calcext:value-type="float">
            <text:p>-11,66826</text:p>
          </table:table-cell>
          <table:table-cell table:style-name="ce32" table:formula="of:=DEGREES(ASIN(SIN([.$E$4])*SIN([.$G$13])+COS([.$E$4])*COS([.$G$13])*COS([.B35])))" office:value-type="float" office:value="-1.99656415699587" calcext:value-type="float">
            <text:p>-1,99656</text:p>
          </table:table-cell>
          <table:table-cell table:style-name="ce32" table:formula="of:=DEGREES(ASIN(SIN([.$E$4])*SIN([.$H$13])+COS([.$E$4])*COS([.$H$13])*COS([.B35])))" office:value-type="float" office:value="5.46933979615356" calcext:value-type="float">
            <text:p>5,46934</text:p>
          </table:table-cell>
          <table:table-cell table:style-name="ce32" table:formula="of:=DEGREES(ASIN(SIN([.$E$4])*SIN([.$I$13])+COS([.$E$4])*COS([.$I$13])*COS([.B35])))" office:value-type="float" office:value="9.08186617474483" calcext:value-type="float">
            <text:p>9,08187</text:p>
          </table:table-cell>
          <table:table-cell table:style-name="ce32" table:formula="of:=DEGREES(ASIN(SIN([.$E$4])*SIN([.$J$13])+COS([.$E$4])*COS([.$J$13])*COS([.B35])))" office:value-type="float" office:value="7.70430216557718" calcext:value-type="float">
            <text:p>7,70430</text:p>
          </table:table-cell>
          <table:table-cell table:style-name="ce32" table:formula="of:=DEGREES(ASIN(SIN([.$E$4])*SIN([.$K$13])+COS([.$E$4])*COS([.$K$13])*COS([.B35])))" office:value-type="float" office:value="1.61012224685788" calcext:value-type="float">
            <text:p>1,61012</text:p>
          </table:table-cell>
          <table:table-cell table:style-name="ce32" table:formula="of:=DEGREES(ASIN(SIN([.$E$4])*SIN([.$L$13])+COS([.$E$4])*COS([.$L$13])*COS([.B35])))" office:value-type="float" office:value="-7.54609291948348" calcext:value-type="float">
            <text:p>-7,54609</text:p>
          </table:table-cell>
          <table:table-cell table:style-name="ce32" table:formula="of:=DEGREES(ASIN(SIN([.$E$4])*SIN([.$M$13])+COS([.$E$4])*COS([.$M$13])*COS([.B35])))" office:value-type="float" office:value="-16.798441080395" calcext:value-type="float">
            <text:p>-16,79844</text:p>
          </table:table-cell>
          <table:table-cell table:style-name="ce32" table:formula="of:=DEGREES(ASIN(SIN([.$E$4])*SIN([.$N$13])+COS([.$E$4])*COS([.$N$13])*COS([.B35])))" office:value-type="float" office:value="-24.0844817895864" calcext:value-type="float">
            <text:p>-24,08448</text:p>
          </table:table-cell>
          <table:table-cell table:style-name="ce32" table:formula="of:=DEGREES(ASIN(SIN([.$E$4])*SIN([.$O$13])+COS([.$E$4])*COS([.$O$13])*COS([.B35])))" office:value-type="float" office:value="-27.211527602765" calcext:value-type="float">
            <text:p>-27,21153</text:p>
          </table:table-cell>
          <table:table-cell table:style-name="ce32" table:formula="of:=DEGREES(ASIN(SIN([.$E$4])*SIN([.$P$13])+COS([.$E$4])*COS([.$P$13])*COS([.B35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32" table:formula="of:=DEGREES(ASIN(SIN([.$E$4])*SIN([.$C$13])+COS([.$E$4])*COS([.$C$13])*COS([.B36])))" office:value-type="float" office:value="-36.4143317660273" calcext:value-type="float">
            <text:p>-36,41433</text:p>
          </table:table-cell>
          <table:table-cell table:style-name="ce32" table:formula="of:=DEGREES(ASIN(SIN([.$E$4])*SIN([.$D$13])+COS([.$E$4])*COS([.$D$13])*COS([.B36])))" office:value-type="float" office:value="-35.1410067439605" calcext:value-type="float">
            <text:p>-35,14101</text:p>
          </table:table-cell>
          <table:table-cell table:style-name="ce32" table:formula="of:=DEGREES(ASIN(SIN([.$E$4])*SIN([.$E$13])+COS([.$E$4])*COS([.$E$13])*COS([.B36])))" office:value-type="float" office:value="-29.0691011133664" calcext:value-type="float">
            <text:p>-29,06910</text:p>
          </table:table-cell>
          <table:table-cell table:style-name="ce32" table:formula="of:=DEGREES(ASIN(SIN([.$E$4])*SIN([.$F$13])+COS([.$E$4])*COS([.$F$13])*COS([.B36])))" office:value-type="float" office:value="-20.7216276389098" calcext:value-type="float">
            <text:p>-20,72163</text:p>
          </table:table-cell>
          <table:table-cell table:style-name="ce32" table:formula="of:=DEGREES(ASIN(SIN([.$E$4])*SIN([.$G$13])+COS([.$E$4])*COS([.$G$13])*COS([.B36])))" office:value-type="float" office:value="-10.6386884563587" calcext:value-type="float">
            <text:p>-10,63869</text:p>
          </table:table-cell>
          <table:table-cell table:style-name="ce32" table:formula="of:=DEGREES(ASIN(SIN([.$E$4])*SIN([.$H$13])+COS([.$E$4])*COS([.$H$13])*COS([.B36])))" office:value-type="float" office:value="-2.77580073324855" calcext:value-type="float">
            <text:p>-2,77580</text:p>
          </table:table-cell>
          <table:table-cell table:style-name="ce32" table:formula="of:=DEGREES(ASIN(SIN([.$E$4])*SIN([.$I$13])+COS([.$E$4])*COS([.$I$13])*COS([.B36])))" office:value-type="float" office:value="1.05700602462269" calcext:value-type="float">
            <text:p>1,05701</text:p>
          </table:table-cell>
          <table:table-cell table:style-name="ce32" table:formula="of:=DEGREES(ASIN(SIN([.$E$4])*SIN([.$J$13])+COS([.$E$4])*COS([.$J$13])*COS([.B36])))" office:value-type="float" office:value="-0.406953023698783" calcext:value-type="float">
            <text:p>-0,40695</text:p>
          </table:table-cell>
          <table:table-cell table:style-name="ce32" table:formula="of:=DEGREES(ASIN(SIN([.$E$4])*SIN([.$K$13])+COS([.$E$4])*COS([.$K$13])*COS([.B36])))" office:value-type="float" office:value="-6.84936216914789" calcext:value-type="float">
            <text:p>-6,84936</text:p>
          </table:table-cell>
          <table:table-cell table:style-name="ce32" table:formula="of:=DEGREES(ASIN(SIN([.$E$4])*SIN([.$L$13])+COS([.$E$4])*COS([.$L$13])*COS([.B36])))" office:value-type="float" office:value="-16.4381238602358" calcext:value-type="float">
            <text:p>-16,43812</text:p>
          </table:table-cell>
          <table:table-cell table:style-name="ce32" table:formula="of:=DEGREES(ASIN(SIN([.$E$4])*SIN([.$M$13])+COS([.$E$4])*COS([.$M$13])*COS([.B36])))" office:value-type="float" office:value="-26.02103593945" calcext:value-type="float">
            <text:p>-26,02104</text:p>
          </table:table-cell>
          <table:table-cell table:style-name="ce32" table:formula="of:=DEGREES(ASIN(SIN([.$E$4])*SIN([.$N$13])+COS([.$E$4])*COS([.$N$13])*COS([.B36])))" office:value-type="float" office:value="-33.4711372907387" calcext:value-type="float">
            <text:p>-33,47114</text:p>
          </table:table-cell>
          <table:table-cell table:style-name="ce32" table:formula="of:=DEGREES(ASIN(SIN([.$E$4])*SIN([.$O$13])+COS([.$E$4])*COS([.$O$13])*COS([.B36])))" office:value-type="float" office:value="-36.6305249102563" calcext:value-type="float">
            <text:p>-36,63052</text:p>
          </table:table-cell>
          <table:table-cell table:style-name="ce32" table:formula="of:=DEGREES(ASIN(SIN([.$E$4])*SIN([.$P$13])+COS([.$E$4])*COS([.$P$13])*COS([.B36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32" table:formula="of:=DEGREES(ASIN(SIN([.$E$4])*SIN([.$C$13])+COS([.$E$4])*COS([.$C$13])*COS([.B37])))" office:value-type="float" office:value="-45.5259778297897" calcext:value-type="float">
            <text:p>-45,52598</text:p>
          </table:table-cell>
          <table:table-cell table:style-name="ce32" table:formula="of:=DEGREES(ASIN(SIN([.$E$4])*SIN([.$D$13])+COS([.$E$4])*COS([.$D$13])*COS([.B37])))" office:value-type="float" office:value="-44.1879504563722" calcext:value-type="float">
            <text:p>-44,18795</text:p>
          </table:table-cell>
          <table:table-cell table:style-name="ce32" table:formula="of:=DEGREES(ASIN(SIN([.$E$4])*SIN([.$E$13])+COS([.$E$4])*COS([.$E$13])*COS([.B37])))" office:value-type="float" office:value="-37.7825930115002" calcext:value-type="float">
            <text:p>-37,78259</text:p>
          </table:table-cell>
          <table:table-cell table:style-name="ce32" table:formula="of:=DEGREES(ASIN(SIN([.$E$4])*SIN([.$F$13])+COS([.$E$4])*COS([.$F$13])*COS([.B37])))" office:value-type="float" office:value="-28.9466702190521" calcext:value-type="float">
            <text:p>-28,94667</text:p>
          </table:table-cell>
          <table:table-cell table:style-name="ce32" table:formula="of:=DEGREES(ASIN(SIN([.$E$4])*SIN([.$G$13])+COS([.$E$4])*COS([.$G$13])*COS([.B37])))" office:value-type="float" office:value="-18.2540014014908" calcext:value-type="float">
            <text:p>-18,25400</text:p>
          </table:table-cell>
          <table:table-cell table:style-name="ce32" table:formula="of:=DEGREES(ASIN(SIN([.$E$4])*SIN([.$H$13])+COS([.$E$4])*COS([.$H$13])*COS([.B37])))" office:value-type="float" office:value="-9.89604514158905" calcext:value-type="float">
            <text:p>-9,89605</text:p>
          </table:table-cell>
          <table:table-cell table:style-name="ce32" table:formula="of:=DEGREES(ASIN(SIN([.$E$4])*SIN([.$I$13])+COS([.$E$4])*COS([.$I$13])*COS([.B37])))" office:value-type="float" office:value="-5.81155270427479" calcext:value-type="float">
            <text:p>-5,81155</text:p>
          </table:table-cell>
          <table:table-cell table:style-name="ce32" table:formula="of:=DEGREES(ASIN(SIN([.$E$4])*SIN([.$J$13])+COS([.$E$4])*COS([.$J$13])*COS([.B37])))" office:value-type="float" office:value="-7.37264959023654" calcext:value-type="float">
            <text:p>-7,37265</text:p>
          </table:table-cell>
          <table:table-cell table:style-name="ce32" table:formula="of:=DEGREES(ASIN(SIN([.$E$4])*SIN([.$K$13])+COS([.$E$4])*COS([.$K$13])*COS([.B37])))" office:value-type="float" office:value="-14.22901352352" calcext:value-type="float">
            <text:p>-14,22901</text:p>
          </table:table-cell>
          <table:table-cell table:style-name="ce32" table:formula="of:=DEGREES(ASIN(SIN([.$E$4])*SIN([.$L$13])+COS([.$E$4])*COS([.$L$13])*COS([.B37])))" office:value-type="float" office:value="-24.4066195963051" calcext:value-type="float">
            <text:p>-24,40662</text:p>
          </table:table-cell>
          <table:table-cell table:style-name="ce32" table:formula="of:=DEGREES(ASIN(SIN([.$E$4])*SIN([.$M$13])+COS([.$E$4])*COS([.$M$13])*COS([.B37])))" office:value-type="float" office:value="-34.5585023728304" calcext:value-type="float">
            <text:p>-34,55850</text:p>
          </table:table-cell>
          <table:table-cell table:style-name="ce32" table:formula="of:=DEGREES(ASIN(SIN([.$E$4])*SIN([.$N$13])+COS([.$E$4])*COS([.$N$13])*COS([.B37])))" office:value-type="float" office:value="-42.4297789228744" calcext:value-type="float">
            <text:p>-42,42978</text:p>
          </table:table-cell>
          <table:table-cell table:style-name="ce32" table:formula="of:=DEGREES(ASIN(SIN([.$E$4])*SIN([.$O$13])+COS([.$E$4])*COS([.$O$13])*COS([.B37])))" office:value-type="float" office:value="-45.752884442602" calcext:value-type="float">
            <text:p>-45,75288</text:p>
          </table:table-cell>
          <table:table-cell table:style-name="ce32" table:formula="of:=DEGREES(ASIN(SIN([.$E$4])*SIN([.$P$13])+COS([.$E$4])*COS([.$P$13])*COS([.B37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32" table:formula="of:=DEGREES(ASIN(SIN([.$E$4])*SIN([.$C$13])+COS([.$E$4])*COS([.$C$13])*COS([.B38])))" office:value-type="float" office:value="-53.6689636483148" calcext:value-type="float">
            <text:p>-53,66896</text:p>
          </table:table-cell>
          <table:table-cell table:style-name="ce32" table:formula="of:=DEGREES(ASIN(SIN([.$E$4])*SIN([.$D$13])+COS([.$E$4])*COS([.$D$13])*COS([.B38])))" office:value-type="float" office:value="-52.2028941233768" calcext:value-type="float">
            <text:p>-52,20289</text:p>
          </table:table-cell>
          <table:table-cell table:style-name="ce32" table:formula="of:=DEGREES(ASIN(SIN([.$E$4])*SIN([.$E$13])+COS([.$E$4])*COS([.$E$13])*COS([.B38])))" office:value-type="float" office:value="-45.2321682595158" calcext:value-type="float">
            <text:p>-45,23217</text:p>
          </table:table-cell>
          <table:table-cell table:style-name="ce32" table:formula="of:=DEGREES(ASIN(SIN([.$E$4])*SIN([.$F$13])+COS([.$E$4])*COS([.$F$13])*COS([.B38])))" office:value-type="float" office:value="-35.723645115895" calcext:value-type="float">
            <text:p>-35,72365</text:p>
          </table:table-cell>
          <table:table-cell table:style-name="ce32" table:formula="of:=DEGREES(ASIN(SIN([.$E$4])*SIN([.$G$13])+COS([.$E$4])*COS([.$G$13])*COS([.B38])))" office:value-type="float" office:value="-24.3255015410663" calcext:value-type="float">
            <text:p>-24,32550</text:p>
          </table:table-cell>
          <table:table-cell table:style-name="ce32" table:formula="of:=DEGREES(ASIN(SIN([.$E$4])*SIN([.$H$13])+COS([.$E$4])*COS([.$H$13])*COS([.B38])))" office:value-type="float" office:value="-15.4605439355942" calcext:value-type="float">
            <text:p>-15,46054</text:p>
          </table:table-cell>
          <table:table-cell table:style-name="ce32" table:formula="of:=DEGREES(ASIN(SIN([.$E$4])*SIN([.$I$13])+COS([.$E$4])*COS([.$I$13])*COS([.B38])))" office:value-type="float" office:value="-11.1342818668984" calcext:value-type="float">
            <text:p>-11,13428</text:p>
          </table:table-cell>
          <table:table-cell table:style-name="ce32" table:formula="of:=DEGREES(ASIN(SIN([.$E$4])*SIN([.$J$13])+COS([.$E$4])*COS([.$J$13])*COS([.B38])))" office:value-type="float" office:value="-12.7875893120915" calcext:value-type="float">
            <text:p>-12,78759</text:p>
          </table:table-cell>
          <table:table-cell table:style-name="ce32" table:formula="of:=DEGREES(ASIN(SIN([.$E$4])*SIN([.$K$13])+COS([.$E$4])*COS([.$K$13])*COS([.B38])))" office:value-type="float" office:value="-20.053348640989" calcext:value-type="float">
            <text:p>-20,05335</text:p>
          </table:table-cell>
          <table:table-cell table:style-name="ce32" table:formula="of:=DEGREES(ASIN(SIN([.$E$4])*SIN([.$L$13])+COS([.$E$4])*COS([.$L$13])*COS([.B38])))" office:value-type="float" office:value="-30.8731162963547" calcext:value-type="float">
            <text:p>-30,87312</text:p>
          </table:table-cell>
          <table:table-cell table:style-name="ce32" table:formula="of:=DEGREES(ASIN(SIN([.$E$4])*SIN([.$M$13])+COS([.$E$4])*COS([.$M$13])*COS([.B38])))" office:value-type="float" office:value="-41.7502161919758" calcext:value-type="float">
            <text:p>-41,75022</text:p>
          </table:table-cell>
          <table:table-cell table:style-name="ce32" table:formula="of:=DEGREES(ASIN(SIN([.$E$4])*SIN([.$N$13])+COS([.$E$4])*COS([.$N$13])*COS([.B38])))" office:value-type="float" office:value="-50.2818523322539" calcext:value-type="float">
            <text:p>-50,28185</text:p>
          </table:table-cell>
          <table:table-cell table:style-name="ce32" table:formula="of:=DEGREES(ASIN(SIN([.$E$4])*SIN([.$O$13])+COS([.$E$4])*COS([.$O$13])*COS([.B38])))" office:value-type="float" office:value="-53.9179346166264" calcext:value-type="float">
            <text:p>-53,91793</text:p>
          </table:table-cell>
          <table:table-cell table:style-name="ce32" table:formula="of:=DEGREES(ASIN(SIN([.$E$4])*SIN([.$P$13])+COS([.$E$4])*COS([.$P$13])*COS([.B3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32" table:formula="of:=DEGREES(ASIN(SIN([.$E$4])*SIN([.$C$13])+COS([.$E$4])*COS([.$C$13])*COS([.B39])))" office:value-type="float" office:value="-59.7079796428976" calcext:value-type="float">
            <text:p>-59,70798</text:p>
          </table:table-cell>
          <table:table-cell table:style-name="ce32" table:formula="of:=DEGREES(ASIN(SIN([.$E$4])*SIN([.$D$13])+COS([.$E$4])*COS([.$D$13])*COS([.B39])))" office:value-type="float" office:value="-58.0766347650277" calcext:value-type="float">
            <text:p>-58,07663</text:p>
          </table:table-cell>
          <table:table-cell table:style-name="ce32" table:formula="of:=DEGREES(ASIN(SIN([.$E$4])*SIN([.$E$13])+COS([.$E$4])*COS([.$E$13])*COS([.B39])))" office:value-type="float" office:value="-50.4555706715988" calcext:value-type="float">
            <text:p>-50,45557</text:p>
          </table:table-cell>
          <table:table-cell table:style-name="ce32" table:formula="of:=DEGREES(ASIN(SIN([.$E$4])*SIN([.$F$13])+COS([.$E$4])*COS([.$F$13])*COS([.B39])))" office:value-type="float" office:value="-40.2905586179828" calcext:value-type="float">
            <text:p>-40,29056</text:p>
          </table:table-cell>
          <table:table-cell table:style-name="ce32" table:formula="of:=DEGREES(ASIN(SIN([.$E$4])*SIN([.$G$13])+COS([.$E$4])*COS([.$G$13])*COS([.B39])))" office:value-type="float" office:value="-28.2915920828739" calcext:value-type="float">
            <text:p>-28,29159</text:p>
          </table:table-cell>
          <table:table-cell table:style-name="ce32" table:formula="of:=DEGREES(ASIN(SIN([.$E$4])*SIN([.$H$13])+COS([.$E$4])*COS([.$H$13])*COS([.B39])))" office:value-type="float" office:value="-19.0330914609167" calcext:value-type="float">
            <text:p>-19,03309</text:p>
          </table:table-cell>
          <table:table-cell table:style-name="ce32" table:formula="of:=DEGREES(ASIN(SIN([.$E$4])*SIN([.$I$13])+COS([.$E$4])*COS([.$I$13])*COS([.B39])))" office:value-type="float" office:value="-14.5278023586624" calcext:value-type="float">
            <text:p>-14,52780</text:p>
          </table:table-cell>
          <table:table-cell table:style-name="ce32" table:formula="of:=DEGREES(ASIN(SIN([.$E$4])*SIN([.$J$13])+COS([.$E$4])*COS([.$J$13])*COS([.B39])))" office:value-type="float" office:value="-16.248804496317" calcext:value-type="float">
            <text:p>-16,24880</text:p>
          </table:table-cell>
          <table:table-cell table:style-name="ce32" table:formula="of:=DEGREES(ASIN(SIN([.$E$4])*SIN([.$K$13])+COS([.$E$4])*COS([.$K$13])*COS([.B39])))" office:value-type="float" office:value="-23.8242482140798" calcext:value-type="float">
            <text:p>-23,82425</text:p>
          </table:table-cell>
          <table:table-cell table:style-name="ce32" table:formula="of:=DEGREES(ASIN(SIN([.$E$4])*SIN([.$L$13])+COS([.$E$4])*COS([.$L$13])*COS([.B39])))" office:value-type="float" office:value="-35.1666470138516" calcext:value-type="float">
            <text:p>-35,16665</text:p>
          </table:table-cell>
          <table:table-cell table:style-name="ce32" table:formula="of:=DEGREES(ASIN(SIN([.$E$4])*SIN([.$M$13])+COS([.$E$4])*COS([.$M$13])*COS([.B39])))" office:value-type="float" office:value="-46.7098231442948" calcext:value-type="float">
            <text:p>-46,70982</text:p>
          </table:table-cell>
          <table:table-cell table:style-name="ce32" table:formula="of:=DEGREES(ASIN(SIN([.$E$4])*SIN([.$N$13])+COS([.$E$4])*COS([.$N$13])*COS([.B39])))" office:value-type="float" office:value="-55.9561487960439" calcext:value-type="float">
            <text:p>-55,95615</text:p>
          </table:table-cell>
          <table:table-cell table:style-name="ce32" table:formula="of:=DEGREES(ASIN(SIN([.$E$4])*SIN([.$O$13])+COS([.$E$4])*COS([.$O$13])*COS([.B39])))" office:value-type="float" office:value="-59.9862688589205" calcext:value-type="float">
            <text:p>-59,98627</text:p>
          </table:table-cell>
          <table:table-cell table:style-name="ce32" table:formula="of:=DEGREES(ASIN(SIN([.$E$4])*SIN([.$P$13])+COS([.$E$4])*COS([.$P$13])*COS([.B39])))" office:value-type="float" office:value="-59.776649986627" calcext:value-type="float">
            <text:p>-59,77665</text:p>
          </table:table-cell>
        </table:table-row>
        <table:table-row table:style-name="ro1">
          <table:table-cell/>
          <table:table-cell table:style-name="ce6"/>
          <table:table-cell table:style-name="ce33" office:value-type="string" calcext:value-type="string">
            <text:p>Fons gris indica Sol sota horitzó en aquell lloc per a aquest moment.</text:p>
          </table:table-cell>
          <table:table-cell table:style-name="ce32" table:number-columns-repeated="13"/>
        </table:table-row>
        <table:table-row table:style-name="ro1">
          <table:table-cell/>
          <table:table-cell table:style-name="ce6"/>
          <table:table-cell table:number-columns-repeated="14"/>
        </table:table-row>
        <table:table-row table:style-name="ro1">
          <table:table-cell table:style-name="ce2" office:value-type="string" calcext:value-type="string">
            <text:p>Distancia des de l fons de la gràfica, y = H - (L x tan A) <text:s/>→ (en mm)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34" table:formula="of:=[.$J$4]-([.$C$5]* TAN(RADIANS([.C20])))" office:value-type="float" office:value="193.874056999392" calcext:value-type="float">
            <text:p>193,87406</text:p>
          </table:table-cell>
          <table:table-cell table:style-name="ce34" table:formula="of:=[.$J$4]-([.$C$5]* TAN(RADIANS([.D20])))" office:value-type="float" office:value="191.407803387571" calcext:value-type="float">
            <text:p>191,40780</text:p>
          </table:table-cell>
          <table:table-cell table:style-name="ce34" table:formula="of:=[.$J$4]-([.$C$5]* TAN(RADIANS([.E20])))" office:value-type="float" office:value="180.599040858968" calcext:value-type="float">
            <text:p>180,59904</text:p>
          </table:table-cell>
          <table:table-cell table:style-name="ce34" table:formula="of:=[.$J$4]-([.$C$5]* TAN(RADIANS([.F20])))" office:value-type="float" office:value="167.629037471969" calcext:value-type="float">
            <text:p>167,62904</text:p>
          </table:table-cell>
          <table:table-cell table:style-name="ce34" table:formula="of:=[.$J$4]-([.$C$5]* TAN(RADIANS([.G20])))" office:value-type="float" office:value="153.719129494279" calcext:value-type="float">
            <text:p>153,71913</text:p>
          </table:table-cell>
          <table:table-cell table:style-name="ce34" table:formula="of:=[.$J$4]-([.$C$5]* TAN(RADIANS([.H20])))" office:value-type="float" office:value="143.541074756716" calcext:value-type="float">
            <text:p>143,54107</text:p>
          </table:table-cell>
          <table:table-cell table:style-name="ce34" table:formula="of:=[.$J$4]-([.$C$5]* TAN(RADIANS([.I20])))" office:value-type="float" office:value="138.65248508407" calcext:value-type="float">
            <text:p>138,65249</text:p>
          </table:table-cell>
          <table:table-cell table:style-name="ce34" table:formula="of:=[.$J$4]-([.$C$5]* TAN(RADIANS([.J20])))" office:value-type="float" office:value="140.518750380857" calcext:value-type="float">
            <text:p>140,51875</text:p>
          </table:table-cell>
          <table:table-cell table:style-name="ce34" table:formula="of:=[.$J$4]-([.$C$5]* TAN(RADIANS([.K20])))" office:value-type="float" office:value="148.772688334461" calcext:value-type="float">
            <text:p>148,77269</text:p>
          </table:table-cell>
          <table:table-cell table:style-name="ce34" table:formula="of:=[.$J$4]-([.$C$5]* TAN(RADIANS([.L20])))" office:value-type="float" office:value="161.54810867888" calcext:value-type="float">
            <text:p>161,54811</text:p>
          </table:table-cell>
          <table:table-cell table:style-name="ce34" table:formula="of:=[.$J$4]-([.$C$5]* TAN(RADIANS([.M20])))" office:value-type="float" office:value="175.654621113894" calcext:value-type="float">
            <text:p>175,65462</text:p>
          </table:table-cell>
          <table:table-cell table:style-name="ce34" table:formula="of:=[.$J$4]-([.$C$5]* TAN(RADIANS([.N20])))" office:value-type="float" office:value="188.287747308471" calcext:value-type="float">
            <text:p>188,28775</text:p>
          </table:table-cell>
          <table:table-cell table:style-name="ce34" table:formula="of:=[.$J$4]-([.$C$5]* TAN(RADIANS([.O20])))" office:value-type="float" office:value="194.300778353758" calcext:value-type="float">
            <text:p>194,30078</text:p>
          </table:table-cell>
          <table:table-cell table:style-name="ce34" table:formula="of:=[.$J$4]-([.$C$5]* TAN(RADIANS([.P20])))" office:value-type="float" office:value="193.979188221545" calcext:value-type="float">
            <text:p>193,97919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34" table:formula="of:=[.$J$4]-([.$C$5]* TAN(RADIANS([.C21])))" office:value-type="float" office:value="177.20762075055" calcext:value-type="float">
            <text:p>177,20762</text:p>
          </table:table-cell>
          <table:table-cell table:style-name="ce34" table:formula="of:=[.$J$4]-([.$C$5]* TAN(RADIANS([.D21])))" office:value-type="float" office:value="175.202248466778" calcext:value-type="float">
            <text:p>175,20225</text:p>
          </table:table-cell>
          <table:table-cell table:style-name="ce34" table:formula="of:=[.$J$4]-([.$C$5]* TAN(RADIANS([.E21])))" office:value-type="float" office:value="166.246885018971" calcext:value-type="float">
            <text:p>166,24689</text:p>
          </table:table-cell>
          <table:table-cell table:style-name="ce34" table:formula="of:=[.$J$4]-([.$C$5]* TAN(RADIANS([.F21])))" office:value-type="float" office:value="155.082574987577" calcext:value-type="float">
            <text:p>155,08257</text:p>
          </table:table-cell>
          <table:table-cell table:style-name="ce34" table:formula="of:=[.$J$4]-([.$C$5]* TAN(RADIANS([.G21])))" office:value-type="float" office:value="142.546044275971" calcext:value-type="float">
            <text:p>142,54604</text:p>
          </table:table-cell>
          <table:table-cell table:style-name="ce34" table:formula="of:=[.$J$4]-([.$C$5]* TAN(RADIANS([.H21])))" office:value-type="float" office:value="133.006997339203" calcext:value-type="float">
            <text:p>133,00700</text:p>
          </table:table-cell>
          <table:table-cell table:style-name="ce34" table:formula="of:=[.$J$4]-([.$C$5]* TAN(RADIANS([.I21])))" office:value-type="float" office:value="128.325437206236" calcext:value-type="float">
            <text:p>128,32544</text:p>
          </table:table-cell>
          <table:table-cell table:style-name="ce34" table:formula="of:=[.$J$4]-([.$C$5]* TAN(RADIANS([.J21])))" office:value-type="float" office:value="130.11973168021" calcext:value-type="float">
            <text:p>130,11973</text:p>
          </table:table-cell>
          <table:table-cell table:style-name="ce34" table:formula="of:=[.$J$4]-([.$C$5]* TAN(RADIANS([.K21])))" office:value-type="float" office:value="137.947042111617" calcext:value-type="float">
            <text:p>137,94704</text:p>
          </table:table-cell>
          <table:table-cell table:style-name="ce34" table:formula="of:=[.$J$4]-([.$C$5]* TAN(RADIANS([.L21])))" office:value-type="float" office:value="149.674984912945" calcext:value-type="float">
            <text:p>149,67498</text:p>
          </table:table-cell>
          <table:table-cell table:style-name="ce34" table:formula="of:=[.$J$4]-([.$C$5]* TAN(RADIANS([.M21])))" office:value-type="float" office:value="162.048319304547" calcext:value-type="float">
            <text:p>162,04832</text:p>
          </table:table-cell>
          <table:table-cell table:style-name="ce34" table:formula="of:=[.$J$4]-([.$C$5]* TAN(RADIANS([.N21])))" office:value-type="float" office:value="172.646281050571" calcext:value-type="float">
            <text:p>172,64628</text:p>
          </table:table-cell>
          <table:table-cell table:style-name="ce34" table:formula="of:=[.$J$4]-([.$C$5]* TAN(RADIANS([.O21])))" office:value-type="float" office:value="177.55333431358" calcext:value-type="float">
            <text:p>177,55333</text:p>
          </table:table-cell>
          <table:table-cell table:style-name="ce34" table:formula="of:=[.$J$4]-([.$C$5]* TAN(RADIANS([.P21])))" office:value-type="float" office:value="177.292827743378" calcext:value-type="float">
            <text:p>177,29283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34" table:formula="of:=[.$J$4]-([.$C$5]* TAN(RADIANS([.C22])))" office:value-type="float" office:value="163.308960907791" calcext:value-type="float">
            <text:p>163,30896</text:p>
          </table:table-cell>
          <table:table-cell table:style-name="ce34" table:formula="of:=[.$J$4]-([.$C$5]* TAN(RADIANS([.D22])))" office:value-type="float" office:value="161.504107421534" calcext:value-type="float">
            <text:p>161,50411</text:p>
          </table:table-cell>
          <table:table-cell table:style-name="ce34" table:formula="of:=[.$J$4]-([.$C$5]* TAN(RADIANS([.E22])))" office:value-type="float" office:value="153.344198947428" calcext:value-type="float">
            <text:p>153,34420</text:p>
          </table:table-cell>
          <table:table-cell table:style-name="ce34" table:formula="of:=[.$J$4]-([.$C$5]* TAN(RADIANS([.F22])))" office:value-type="float" office:value="142.892689263981" calcext:value-type="float">
            <text:p>142,89269</text:p>
          </table:table-cell>
          <table:table-cell table:style-name="ce34" table:formula="of:=[.$J$4]-([.$C$5]* TAN(RADIANS([.G22])))" office:value-type="float" office:value="130.73197417753" calcext:value-type="float">
            <text:p>130,73197</text:p>
          </table:table-cell>
          <table:table-cell table:style-name="ce34" table:formula="of:=[.$J$4]-([.$C$5]* TAN(RADIANS([.H22])))" office:value-type="float" office:value="121.177411132596" calcext:value-type="float">
            <text:p>121,17741</text:p>
          </table:table-cell>
          <table:table-cell table:style-name="ce34" table:formula="of:=[.$J$4]-([.$C$5]* TAN(RADIANS([.I22])))" office:value-type="float" office:value="116.403489238522" calcext:value-type="float">
            <text:p>116,40349</text:p>
          </table:table-cell>
          <table:table-cell table:style-name="ce34" table:formula="of:=[.$J$4]-([.$C$5]* TAN(RADIANS([.J22])))" office:value-type="float" office:value="118.239098280926" calcext:value-type="float">
            <text:p>118,23910</text:p>
          </table:table-cell>
          <table:table-cell table:style-name="ce34" table:formula="of:=[.$J$4]-([.$C$5]* TAN(RADIANS([.K22])))" office:value-type="float" office:value="126.156377127852" calcext:value-type="float">
            <text:p>126,15638</text:p>
          </table:table-cell>
          <table:table-cell table:style-name="ce34" table:formula="of:=[.$J$4]-([.$C$5]* TAN(RADIANS([.L22])))" office:value-type="float" office:value="137.7038838304" calcext:value-type="float">
            <text:p>137,70388</text:p>
          </table:table-cell>
          <table:table-cell table:style-name="ce34" table:formula="of:=[.$J$4]-([.$C$5]* TAN(RADIANS([.M22])))" office:value-type="float" office:value="149.453150149818" calcext:value-type="float">
            <text:p>149,45315</text:p>
          </table:table-cell>
          <table:table-cell table:style-name="ce34" table:formula="of:=[.$J$4]-([.$C$5]* TAN(RADIANS([.N22])))" office:value-type="float" office:value="159.192753968814" calcext:value-type="float">
            <text:p>159,19275</text:p>
          </table:table-cell>
          <table:table-cell table:style-name="ce34" table:formula="of:=[.$J$4]-([.$C$5]* TAN(RADIANS([.O22])))" office:value-type="float" office:value="163.6193975328" calcext:value-type="float">
            <text:p>163,61940</text:p>
          </table:table-cell>
          <table:table-cell table:style-name="ce34" table:formula="of:=[.$J$4]-([.$C$5]* TAN(RADIANS([.P22])))" office:value-type="float" office:value="163.385491979652" calcext:value-type="float">
            <text:p>163,38549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34" table:formula="of:=[.$J$4]-([.$C$5]* TAN(RADIANS([.C23])))" office:value-type="float" office:value="151.393934393154" calcext:value-type="float">
            <text:p>151,39393</text:p>
          </table:table-cell>
          <table:table-cell table:style-name="ce34" table:formula="of:=[.$J$4]-([.$C$5]* TAN(RADIANS([.D23])))" office:value-type="float" office:value="149.628696666253" calcext:value-type="float">
            <text:p>149,62870</text:p>
          </table:table-cell>
          <table:table-cell table:style-name="ce34" table:formula="of:=[.$J$4]-([.$C$5]* TAN(RADIANS([.E23])))" office:value-type="float" office:value="141.55385414268" calcext:value-type="float">
            <text:p>141,55385</text:p>
          </table:table-cell>
          <table:table-cell table:style-name="ce34" table:formula="of:=[.$J$4]-([.$C$5]* TAN(RADIANS([.F23])))" office:value-type="float" office:value="130.941060682242" calcext:value-type="float">
            <text:p>130,94106</text:p>
          </table:table-cell>
          <table:table-cell table:style-name="ce34" table:formula="of:=[.$J$4]-([.$C$5]* TAN(RADIANS([.G23])))" office:value-type="float" office:value="118.150206777321" calcext:value-type="float">
            <text:p>118,15021</text:p>
          </table:table-cell>
          <table:table-cell table:style-name="ce34" table:formula="of:=[.$J$4]-([.$C$5]* TAN(RADIANS([.H23])))" office:value-type="float" office:value="107.761715010579" calcext:value-type="float">
            <text:p>107,76172</text:p>
          </table:table-cell>
          <table:table-cell table:style-name="ce34" table:formula="of:=[.$J$4]-([.$C$5]* TAN(RADIANS([.I23])))" office:value-type="float" office:value="102.472160850597" calcext:value-type="float">
            <text:p>102,47216</text:p>
          </table:table-cell>
          <table:table-cell table:style-name="ce34" table:formula="of:=[.$J$4]-([.$C$5]* TAN(RADIANS([.J23])))" office:value-type="float" office:value="104.512918318912" calcext:value-type="float">
            <text:p>104,51292</text:p>
          </table:table-cell>
          <table:table-cell table:style-name="ce34" table:formula="of:=[.$J$4]-([.$C$5]* TAN(RADIANS([.K23])))" office:value-type="float" office:value="113.210709534916" calcext:value-type="float">
            <text:p>113,21071</text:p>
          </table:table-cell>
          <table:table-cell table:style-name="ce34" table:formula="of:=[.$J$4]-([.$C$5]* TAN(RADIANS([.L23])))" office:value-type="float" office:value="125.543706519063" calcext:value-type="float">
            <text:p>125,54371</text:p>
          </table:table-cell>
          <table:table-cell table:style-name="ce34" table:formula="of:=[.$J$4]-([.$C$5]* TAN(RADIANS([.M23])))" office:value-type="float" office:value="137.641205006201" calcext:value-type="float">
            <text:p>137,64121</text:p>
          </table:table-cell>
          <table:table-cell table:style-name="ce34" table:formula="of:=[.$J$4]-([.$C$5]* TAN(RADIANS([.N23])))" office:value-type="float" office:value="147.357818486095" calcext:value-type="float">
            <text:p>147,35782</text:p>
          </table:table-cell>
          <table:table-cell table:style-name="ce34" table:formula="of:=[.$J$4]-([.$C$5]* TAN(RADIANS([.O23])))" office:value-type="float" office:value="151.696891697598" calcext:value-type="float">
            <text:p>151,69689</text:p>
          </table:table-cell>
          <table:table-cell table:style-name="ce34" table:formula="of:=[.$J$4]-([.$C$5]* TAN(RADIANS([.P23])))" office:value-type="float" office:value="151.468639235495" calcext:value-type="float">
            <text:p>151,46864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34" table:formula="of:=[.$J$4]-([.$C$5]* TAN(RADIANS([.C24])))" office:value-type="float" office:value="141.056206606421" calcext:value-type="float">
            <text:p>141,05621</text:p>
          </table:table-cell>
          <table:table-cell table:style-name="ce34" table:formula="of:=[.$J$4]-([.$C$5]* TAN(RADIANS([.D24])))" office:value-type="float" office:value="139.218874817757" calcext:value-type="float">
            <text:p>139,21887</text:p>
          </table:table-cell>
          <table:table-cell table:style-name="ce34" table:formula="of:=[.$J$4]-([.$C$5]* TAN(RADIANS([.E24])))" office:value-type="float" office:value="130.694190669466" calcext:value-type="float">
            <text:p>130,69419</text:p>
          </table:table-cell>
          <table:table-cell table:style-name="ce34" table:formula="of:=[.$J$4]-([.$C$5]* TAN(RADIANS([.F24])))" office:value-type="float" office:value="119.136646155289" calcext:value-type="float">
            <text:p>119,13665</text:p>
          </table:table-cell>
          <table:table-cell table:style-name="ce34" table:formula="of:=[.$J$4]-([.$C$5]* TAN(RADIANS([.G24])))" office:value-type="float" office:value="104.57717473479" calcext:value-type="float">
            <text:p>104,57717</text:p>
          </table:table-cell>
          <table:table-cell table:style-name="ce34" table:formula="of:=[.$J$4]-([.$C$5]* TAN(RADIANS([.H24])))" office:value-type="float" office:value="92.2077772979357" calcext:value-type="float">
            <text:p>92,20778</text:p>
          </table:table-cell>
          <table:table-cell table:style-name="ce34" table:formula="of:=[.$J$4]-([.$C$5]* TAN(RADIANS([.I24])))" office:value-type="float" office:value="85.730706081139" calcext:value-type="float">
            <text:p>85,73071</text:p>
          </table:table-cell>
          <table:table-cell table:style-name="ce34" table:formula="of:=[.$J$4]-([.$C$5]* TAN(RADIANS([.J24])))" office:value-type="float" office:value="88.2428590907892" calcext:value-type="float">
            <text:p>88,24286</text:p>
          </table:table-cell>
          <table:table-cell table:style-name="ce34" table:formula="of:=[.$J$4]-([.$C$5]* TAN(RADIANS([.K24])))" office:value-type="float" office:value="98.7563400689406" calcext:value-type="float">
            <text:p>98,75634</text:p>
          </table:table-cell>
          <table:table-cell table:style-name="ce34" table:formula="of:=[.$J$4]-([.$C$5]* TAN(RADIANS([.L24])))" office:value-type="float" office:value="113.081796941331" calcext:value-type="float">
            <text:p>113,08180</text:p>
          </table:table-cell>
          <table:table-cell table:style-name="ce34" table:formula="of:=[.$J$4]-([.$C$5]* TAN(RADIANS([.M24])))" office:value-type="float" office:value="126.483794058323" calcext:value-type="float">
            <text:p>126,48379</text:p>
          </table:table-cell>
          <table:table-cell table:style-name="ce34" table:formula="of:=[.$J$4]-([.$C$5]* TAN(RADIANS([.N24])))" office:value-type="float" office:value="136.842176033745" calcext:value-type="float">
            <text:p>136,84218</text:p>
          </table:table-cell>
          <table:table-cell table:style-name="ce34" table:formula="of:=[.$J$4]-([.$C$5]* TAN(RADIANS([.O24])))" office:value-type="float" office:value="141.370684606492" calcext:value-type="float">
            <text:p>141,37068</text:p>
          </table:table-cell>
          <table:table-cell table:style-name="ce34" table:formula="of:=[.$J$4]-([.$C$5]* TAN(RADIANS([.P24])))" office:value-type="float" office:value="141.133774992405" calcext:value-type="float">
            <text:p>141,13377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34" table:formula="of:=[.$J$4]-([.$C$5]* TAN(RADIANS([.C25])))" office:value-type="float" office:value="132.252501474443" calcext:value-type="float">
            <text:p>132,25250</text:p>
          </table:table-cell>
          <table:table-cell table:style-name="ce34" table:formula="of:=[.$J$4]-([.$C$5]* TAN(RADIANS([.D25])))" office:value-type="float" office:value="130.265440552418" calcext:value-type="float">
            <text:p>130,26544</text:p>
          </table:table-cell>
          <table:table-cell table:style-name="ce34" table:formula="of:=[.$J$4]-([.$C$5]* TAN(RADIANS([.E25])))" office:value-type="float" office:value="120.884937514754" calcext:value-type="float">
            <text:p>120,88494</text:p>
          </table:table-cell>
          <table:table-cell table:style-name="ce34" table:formula="of:=[.$J$4]-([.$C$5]* TAN(RADIANS([.F25])))" office:value-type="float" office:value="107.663957907392" calcext:value-type="float">
            <text:p>107,66396</text:p>
          </table:table-cell>
          <table:table-cell table:style-name="ce34" table:formula="of:=[.$J$4]-([.$C$5]* TAN(RADIANS([.G25])))" office:value-type="float" office:value="89.9866453722253" calcext:value-type="float">
            <text:p>89,98665</text:p>
          </table:table-cell>
          <table:table-cell table:style-name="ce34" table:formula="of:=[.$J$4]-([.$C$5]* TAN(RADIANS([.H25])))" office:value-type="float" office:value="73.906599270355" calcext:value-type="float">
            <text:p>73,90660</text:p>
          </table:table-cell>
          <table:table-cell table:style-name="ce34" table:formula="of:=[.$J$4]-([.$C$5]* TAN(RADIANS([.I25])))" office:value-type="float" office:value="65.0638910099869" calcext:value-type="float">
            <text:p>65,06389</text:p>
          </table:table-cell>
          <table:table-cell table:style-name="ce34" table:formula="of:=[.$J$4]-([.$C$5]* TAN(RADIANS([.J25])))" office:value-type="float" office:value="68.528414552669" calcext:value-type="float">
            <text:p>68,52841</text:p>
          </table:table-cell>
          <table:table-cell table:style-name="ce34" table:formula="of:=[.$J$4]-([.$C$5]* TAN(RADIANS([.K25])))" office:value-type="float" office:value="82.5491777075814" calcext:value-type="float">
            <text:p>82,54918</text:p>
          </table:table-cell>
          <table:table-cell table:style-name="ce34" table:formula="of:=[.$J$4]-([.$C$5]* TAN(RADIANS([.L25])))" office:value-type="float" office:value="100.463918474926" calcext:value-type="float">
            <text:p>100,46392</text:p>
          </table:table-cell>
          <table:table-cell table:style-name="ce34" table:formula="of:=[.$J$4]-([.$C$5]* TAN(RADIANS([.M25])))" office:value-type="float" office:value="116.141723068596" calcext:value-type="float">
            <text:p>116,14172</text:p>
          </table:table-cell>
          <table:table-cell table:style-name="ce34" table:formula="of:=[.$J$4]-([.$C$5]* TAN(RADIANS([.N25])))" office:value-type="float" office:value="127.677767124629" calcext:value-type="float">
            <text:p>127,67777</text:p>
          </table:table-cell>
          <table:table-cell table:style-name="ce34" table:formula="of:=[.$J$4]-([.$C$5]* TAN(RADIANS([.O25])))" office:value-type="float" office:value="132.591487815165" calcext:value-type="float">
            <text:p>132,59149</text:p>
          </table:table-cell>
          <table:table-cell table:style-name="ce34" table:formula="of:=[.$J$4]-([.$C$5]* TAN(RADIANS([.P25])))" office:value-type="float" office:value="132.336144861909" calcext:value-type="float">
            <text:p>132,33614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34" table:formula="of:=[.$J$4]-([.$C$5]* TAN(RADIANS([.C26])))" office:value-type="float" office:value="125.283712141467" calcext:value-type="float">
            <text:p>125,28371</text:p>
          </table:table-cell>
          <table:table-cell table:style-name="ce34" table:formula="of:=[.$J$4]-([.$C$5]* TAN(RADIANS([.D26])))" office:value-type="float" office:value="123.111842073288" calcext:value-type="float">
            <text:p>123,11184</text:p>
          </table:table-cell>
          <table:table-cell table:style-name="ce34" table:formula="of:=[.$J$4]-([.$C$5]* TAN(RADIANS([.E26])))" office:value-type="float" office:value="112.667732997905" calcext:value-type="float">
            <text:p>112,66773</text:p>
          </table:table-cell>
          <table:table-cell table:style-name="ce34" table:formula="of:=[.$J$4]-([.$C$5]* TAN(RADIANS([.F26])))" office:value-type="float" office:value="97.2996235248327" calcext:value-type="float">
            <text:p>97,29962</text:p>
          </table:table-cell>
          <table:table-cell table:style-name="ce34" table:formula="of:=[.$J$4]-([.$C$5]* TAN(RADIANS([.G26])))" office:value-type="float" office:value="75.1964669995168" calcext:value-type="float">
            <text:p>75,19647</text:p>
          </table:table-cell>
          <table:table-cell table:style-name="ce34" table:formula="of:=[.$J$4]-([.$C$5]* TAN(RADIANS([.H26])))" office:value-type="float" office:value="53.0532816338445" calcext:value-type="float">
            <text:p>53,05328</text:p>
          </table:table-cell>
          <table:table-cell table:style-name="ce34" table:formula="of:=[.$J$4]-([.$C$5]* TAN(RADIANS([.I26])))" office:value-type="float" office:value="39.84579790308" calcext:value-type="float">
            <text:p>39,84580</text:p>
          </table:table-cell>
          <table:table-cell table:style-name="ce34" table:formula="of:=[.$J$4]-([.$C$5]* TAN(RADIANS([.J26])))" office:value-type="float" office:value="45.1166604878884" calcext:value-type="float">
            <text:p>45,11666</text:p>
          </table:table-cell>
          <table:table-cell table:style-name="ce34" table:formula="of:=[.$J$4]-([.$C$5]* TAN(RADIANS([.K26])))" office:value-type="float" office:value="65.2298330059572" calcext:value-type="float">
            <text:p>65,22983</text:p>
          </table:table-cell>
          <table:table-cell table:style-name="ce34" table:formula="of:=[.$J$4]-([.$C$5]* TAN(RADIANS([.L26])))" office:value-type="float" office:value="88.5395128491489" calcext:value-type="float">
            <text:p>88,53951</text:p>
          </table:table-cell>
          <table:table-cell table:style-name="ce34" table:formula="of:=[.$J$4]-([.$C$5]* TAN(RADIANS([.M26])))" office:value-type="float" office:value="107.250399324944" calcext:value-type="float">
            <text:p>107,25040</text:p>
          </table:table-cell>
          <table:table-cell table:style-name="ce34" table:formula="of:=[.$J$4]-([.$C$5]* TAN(RADIANS([.N26])))" office:value-type="float" office:value="120.263458750673" calcext:value-type="float">
            <text:p>120,26346</text:p>
          </table:table-cell>
          <table:table-cell table:style-name="ce34" table:formula="of:=[.$J$4]-([.$C$5]* TAN(RADIANS([.O26])))" office:value-type="float" office:value="125.652947296386" calcext:value-type="float">
            <text:p>125,65295</text:p>
          </table:table-cell>
          <table:table-cell table:style-name="ce34" table:formula="of:=[.$J$4]-([.$C$5]* TAN(RADIANS([.P26])))" office:value-type="float" office:value="125.374853303811" calcext:value-type="float">
            <text:p>125,37485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34" table:formula="of:=[.$J$4]-([.$C$5]* TAN(RADIANS([.C27])))" office:value-type="float" office:value="120.708266020165" calcext:value-type="float">
            <text:p>120,70827</text:p>
          </table:table-cell>
          <table:table-cell table:style-name="ce34" table:formula="of:=[.$J$4]-([.$C$5]* TAN(RADIANS([.D27])))" office:value-type="float" office:value="118.378986184825" calcext:value-type="float">
            <text:p>118,37899</text:p>
          </table:table-cell>
          <table:table-cell table:style-name="ce34" table:formula="of:=[.$J$4]-([.$C$5]* TAN(RADIANS([.E27])))" office:value-type="float" office:value="107.009368660014" calcext:value-type="float">
            <text:p>107,00937</text:p>
          </table:table-cell>
          <table:table-cell table:style-name="ce34" table:formula="of:=[.$J$4]-([.$C$5]* TAN(RADIANS([.F27])))" office:value-type="float" office:value="89.6601217764392" calcext:value-type="float">
            <text:p>89,66012</text:p>
          </table:table-cell>
          <table:table-cell table:style-name="ce34" table:formula="of:=[.$J$4]-([.$C$5]* TAN(RADIANS([.G27])))" office:value-type="float" office:value="62.95604228717" calcext:value-type="float">
            <text:p>62,95604</text:p>
          </table:table-cell>
          <table:table-cell table:style-name="ce34" table:formula="of:=[.$J$4]-([.$C$5]* TAN(RADIANS([.H27])))" office:value-type="float" office:value="33.2815507847285" calcext:value-type="float">
            <text:p>33,28155</text:p>
          </table:table-cell>
          <table:table-cell table:style-name="ce34" table:formula="of:=[.$J$4]-([.$C$5]* TAN(RADIANS([.I27])))" office:value-type="float" office:value="13.6744433204622" calcext:value-type="float">
            <text:p>13,67444</text:p>
          </table:table-cell>
          <table:table-cell table:style-name="ce34" table:formula="of:=[.$J$4]-([.$C$5]* TAN(RADIANS([.J27])))" office:value-type="float" office:value="21.7000391178408" calcext:value-type="float">
            <text:p>21,70004</text:p>
          </table:table-cell>
          <table:table-cell table:style-name="ce34" table:formula="of:=[.$J$4]-([.$C$5]* TAN(RADIANS([.K27])))" office:value-type="float" office:value="50.0284824818564" calcext:value-type="float">
            <text:p>50,02848</text:p>
          </table:table-cell>
          <table:table-cell table:style-name="ce34" table:formula="of:=[.$J$4]-([.$C$5]* TAN(RADIANS([.L27])))" office:value-type="float" office:value="79.3597720386665" calcext:value-type="float">
            <text:p>79,35977</text:p>
          </table:table-cell>
          <table:table-cell table:style-name="ce34" table:formula="of:=[.$J$4]-([.$C$5]* TAN(RADIANS([.M27])))" office:value-type="float" office:value="100.986826070199" calcext:value-type="float">
            <text:p>100,98683</text:p>
          </table:table-cell>
          <table:table-cell table:style-name="ce34" table:formula="of:=[.$J$4]-([.$C$5]* TAN(RADIANS([.N27])))" office:value-type="float" office:value="115.306906102376" calcext:value-type="float">
            <text:p>115,30691</text:p>
          </table:table-cell>
          <table:table-cell table:style-name="ce34" table:formula="of:=[.$J$4]-([.$C$5]* TAN(RADIANS([.O27])))" office:value-type="float" office:value="121.10317685989" calcext:value-type="float">
            <text:p>121,10318</text:p>
          </table:table-cell>
          <table:table-cell table:style-name="ce34" table:formula="of:=[.$J$4]-([.$C$5]* TAN(RADIANS([.P27])))" office:value-type="float" office:value="120.805773697797" calcext:value-type="float">
            <text:p>120,80577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34" table:formula="of:=[.$J$4]-([.$C$5]* TAN(RADIANS([.C28])))" office:value-type="float" office:value="119.100170686578" calcext:value-type="float">
            <text:p>119,10017</text:p>
          </table:table-cell>
          <table:table-cell table:style-name="ce34" table:formula="of:=[.$J$4]-([.$C$5]* TAN(RADIANS([.D28])))" office:value-type="float" office:value="116.70817700323" calcext:value-type="float">
            <text:p>116,70818</text:p>
          </table:table-cell>
          <table:table-cell table:style-name="ce34" table:formula="of:=[.$J$4]-([.$C$5]* TAN(RADIANS([.E28])))" office:value-type="float" office:value="104.96400651314" calcext:value-type="float">
            <text:p>104,96401</text:p>
          </table:table-cell>
          <table:table-cell table:style-name="ce34" table:formula="of:=[.$J$4]-([.$C$5]* TAN(RADIANS([.F28])))" office:value-type="float" office:value="86.7793171961194" calcext:value-type="float">
            <text:p>86,77932</text:p>
          </table:table-cell>
          <table:table-cell table:style-name="ce34" table:formula="of:=[.$J$4]-([.$C$5]* TAN(RADIANS([.G28])))" office:value-type="float" office:value="57.9631163903029" calcext:value-type="float">
            <text:p>57,96312</text:p>
          </table:table-cell>
          <table:table-cell table:style-name="ce34" table:formula="of:=[.$J$4]-([.$C$5]* TAN(RADIANS([.H28])))" office:value-type="float" office:value="24.3302739214255" calcext:value-type="float">
            <text:p>24,33027</text:p>
          </table:table-cell>
          <table:table-cell table:style-name="ce34" table:formula="of:=[.$J$4]-([.$C$5]* TAN(RADIANS([.I28])))" office:value-type="float" office:value="0.869514828688835" calcext:value-type="float">
            <text:p>0,86951</text:p>
          </table:table-cell>
          <table:table-cell table:style-name="ce34" table:formula="of:=[.$J$4]-([.$C$5]* TAN(RADIANS([.J28])))" office:value-type="float" office:value="10.61001554578" calcext:value-type="float">
            <text:p>10,61002</text:p>
          </table:table-cell>
          <table:table-cell table:style-name="ce34" table:formula="of:=[.$J$4]-([.$C$5]* TAN(RADIANS([.K28])))" office:value-type="float" office:value="43.5529978717514" calcext:value-type="float">
            <text:p>43,55300</text:p>
          </table:table-cell>
          <table:table-cell table:style-name="ce34" table:formula="of:=[.$J$4]-([.$C$5]* TAN(RADIANS([.L28])))" office:value-type="float" office:value="75.7982591009644" calcext:value-type="float">
            <text:p>75,79826</text:p>
          </table:table-cell>
          <table:table-cell table:style-name="ce34" table:formula="of:=[.$J$4]-([.$C$5]* TAN(RADIANS([.M28])))" office:value-type="float" office:value="98.6911039810861" calcext:value-type="float">
            <text:p>98,69110</text:p>
          </table:table-cell>
          <table:table-cell table:style-name="ce34" table:formula="of:=[.$J$4]-([.$C$5]* TAN(RADIANS([.N28])))" office:value-type="float" office:value="113.546482826786" calcext:value-type="float">
            <text:p>113,54648</text:p>
          </table:table-cell>
          <table:table-cell table:style-name="ce34" table:formula="of:=[.$J$4]-([.$C$5]* TAN(RADIANS([.O28])))" office:value-type="float" office:value="119.505284185309" calcext:value-type="float">
            <text:p>119,50528</text:p>
          </table:table-cell>
          <table:table-cell table:style-name="ce34" table:formula="of:=[.$J$4]-([.$C$5]* TAN(RADIANS([.P28])))" office:value-type="float" office:value="119.200208903246" calcext:value-type="float">
            <text:p>119,2002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/>
        </table:table-row>
        <table:table-row table:style-name="ro1" table:number-rows-repeated="39">
          <table:table-cell table:number-columns-repeated="16"/>
        </table:table-row>
        <table:table-row table:style-name="ro1">
          <table:table-cell table:number-columns-repeated="11"/>
          <table:table-cell table:style-name="ce8"/>
          <table:table-cell table:number-columns-repeated="4"/>
        </table:table-row>
        <calcext:conditional-formats>
          <calcext:conditional-format calcext:target-range-address="'Latitud 51º'.C18:'Latitud 51º'.P40">
            <calcext:condition calcext:apply-style-name="Accent 2" calcext:value="&lt;0" calcext:base-cell-address="'Latitud 51º'.C18"/>
          </calcext:conditional-format>
          <calcext:conditional-format calcext:target-range-address="'Latitud 51º'.C44:'Latitud 51º'.P52">
            <calcext:condition calcext:apply-style-name="Accent 2" calcext:value="&gt;[.$J$4]" calcext:base-cell-address="'Latitud 51º'.C44"/>
          </calcext:conditional-format>
        </calcext:conditional-formats>
      </table:table>
      <table:table table:name="Latitud 53.96º" table:style-name="ta1">
        <table:shapes>
          <draw:frame draw:z-index="0" draw:style-name="gr1" draw:text-style-name="P1" svg:width="29.437cm" svg:height="15.758cm" svg:x="4.494cm" svg:y="24.47cm">
            <draw:object draw:notify-on-update-of-ranges="'Latitud 53.96º'.C43:'Latitud 53.96º'.P43 'Latitud 53.96º'.C43:'Latitud 53.96º'.P43 'Latitud 53.96º'.B44:'Latitud 53.96º'.B44 'Latitud 53.96º'.C44:'Latitud 53.96º'.P44 'Latitud 53.96º'.C43:'Latitud 53.96º'.P43 'Latitud 53.96º'.B45:'Latitud 53.96º'.B45 'Latitud 53.96º'.C45:'Latitud 53.96º'.P45 'Latitud 53.96º'.C43:'Latitud 53.96º'.P43 'Latitud 53.96º'.B46:'Latitud 53.96º'.B46 'Latitud 53.96º'.C46:'Latitud 53.96º'.P46 'Latitud 53.96º'.C43:'Latitud 53.96º'.P43 'Latitud 53.96º'.B47:'Latitud 53.96º'.B47 'Latitud 53.96º'.C47:'Latitud 53.96º'.P47 'Latitud 53.96º'.C43:'Latitud 53.96º'.P43 'Latitud 53.96º'.B48:'Latitud 53.96º'.B48 'Latitud 53.96º'.C48:'Latitud 53.96º'.P48 'Latitud 53.96º'.C43:'Latitud 53.96º'.P43 'Latitud 53.96º'.B49:'Latitud 53.96º'.B49 'Latitud 53.96º'.C49:'Latitud 53.96º'.P49 'Latitud 53.96º'.C43:'Latitud 53.96º'.P43 'Latitud 53.96º'.B50:'Latitud 53.96º'.B50 'Latitud 53.96º'.C50:'Latitud 53.96º'.P50 'Latitud 53.96º'.C43:'Latitud 53.96º'.P43 'Latitud 53.96º'.B51:'Latitud 53.96º'.B51 'Latitud 53.96º'.C51:'Latitud 53.96º'.P51 'Latitud 53.96º'.C43:'Latitud 53.96º'.P43 'Latitud 53.96º'.B52:'Latitud 53.96º'.B52 'Latitud 53.96º'.C52:'Latitud 53.96º'.P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53.96" calcext:value-type="float">
            <text:p>53,96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94177966437614" calcext:value-type="float">
            <text:p>0,94178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240" calcext:value-type="float">
            <text:p>24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141.427231658999" calcext:value-type="float">
            <text:p>141,4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35" table:formula="of:=DEGREES(ASIN(SIN([.$E$4])*SIN([.$C$13])+COS([.$E$4])*COS([.$C$13])*COS([.B18])))" office:value-type="float" office:value="-51.7449400055664" calcext:value-type="float">
            <text:p>-51,74494</text:p>
          </table:table-cell>
          <table:table-cell table:style-name="ce35" table:formula="of:=DEGREES(ASIN(SIN([.$E$4])*SIN([.$D$13])+COS([.$E$4])*COS([.$D$13])*COS([.B18])))" office:value-type="float" office:value="-50.2251942952329" calcext:value-type="float">
            <text:p>-50,22519</text:p>
          </table:table-cell>
          <table:table-cell table:style-name="ce35" table:formula="of:=DEGREES(ASIN(SIN([.$E$4])*SIN([.$E$13])+COS([.$E$4])*COS([.$E$13])*COS([.B18])))" office:value-type="float" office:value="-43.0567775203184" calcext:value-type="float">
            <text:p>-43,05678</text:p>
          </table:table-cell>
          <table:table-cell table:style-name="ce35" table:formula="of:=DEGREES(ASIN(SIN([.$E$4])*SIN([.$F$13])+COS([.$E$4])*COS([.$F$13])*COS([.B18])))" office:value-type="float" office:value="-33.3699612822161" calcext:value-type="float">
            <text:p>-33,36996</text:p>
          </table:table-cell>
          <table:table-cell table:style-name="ce35" table:formula="of:=DEGREES(ASIN(SIN([.$E$4])*SIN([.$G$13])+COS([.$E$4])*COS([.$G$13])*COS([.B18])))" office:value-type="float" office:value="-21.827340694708" calcext:value-type="float">
            <text:p>-21,82734</text:p>
          </table:table-cell>
          <table:table-cell table:style-name="ce35" table:formula="of:=DEGREES(ASIN(SIN([.$E$4])*SIN([.$H$13])+COS([.$E$4])*COS([.$H$13])*COS([.B18])))" office:value-type="float" office:value="-12.8776331704043" calcext:value-type="float">
            <text:p>-12,87763</text:p>
          </table:table-cell>
          <table:table-cell table:style-name="ce35" table:formula="of:=DEGREES(ASIN(SIN([.$E$4])*SIN([.$I$13])+COS([.$E$4])*COS([.$I$13])*COS([.B18])))" office:value-type="float" office:value="-8.51546241876112" calcext:value-type="float">
            <text:p>-8,51546</text:p>
          </table:table-cell>
          <table:table-cell table:style-name="ce35" table:formula="of:=DEGREES(ASIN(SIN([.$E$4])*SIN([.$J$13])+COS([.$E$4])*COS([.$J$13])*COS([.B18])))" office:value-type="float" office:value="-10.1821513628157" calcext:value-type="float">
            <text:p>-10,18215</text:p>
          </table:table-cell>
          <table:table-cell table:style-name="ce35" table:formula="of:=DEGREES(ASIN(SIN([.$E$4])*SIN([.$K$13])+COS([.$E$4])*COS([.$K$13])*COS([.B18])))" office:value-type="float" office:value="-17.5121617367398" calcext:value-type="float">
            <text:p>-17,51216</text:p>
          </table:table-cell>
          <table:table-cell table:style-name="ce35" table:formula="of:=DEGREES(ASIN(SIN([.$E$4])*SIN([.$L$13])+COS([.$E$4])*COS([.$L$13])*COS([.B18])))" office:value-type="float" office:value="-28.4514584982439" calcext:value-type="float">
            <text:p>-28,45146</text:p>
          </table:table-cell>
          <table:table-cell table:style-name="ce35" table:formula="of:=DEGREES(ASIN(SIN([.$E$4])*SIN([.$M$13])+COS([.$E$4])*COS([.$M$13])*COS([.B18])))" office:value-type="float" office:value="-39.5006329721939" calcext:value-type="float">
            <text:p>-39,50063</text:p>
          </table:table-cell>
          <table:table-cell table:style-name="ce35" table:formula="of:=DEGREES(ASIN(SIN([.$E$4])*SIN([.$N$13])+COS([.$E$4])*COS([.$N$13])*COS([.B18])))" office:value-type="float" office:value="-48.241259320426" calcext:value-type="float">
            <text:p>-48,24126</text:p>
          </table:table-cell>
          <table:table-cell table:style-name="ce35" table:formula="of:=DEGREES(ASIN(SIN([.$E$4])*SIN([.$O$13])+COS([.$E$4])*COS([.$O$13])*COS([.B18])))" office:value-type="float" office:value="-52.003582568836" calcext:value-type="float">
            <text:p>-52,00358</text:p>
          </table:table-cell>
          <table:table-cell table:style-name="ce35" table:formula="of:=DEGREES(ASIN(SIN([.$E$4])*SIN([.$P$13])+COS([.$E$4])*COS([.$P$13])*COS([.B18])))" office:value-type="float" office:value="-51.8087793365146" calcext:value-type="float">
            <text:p>-51,80878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35" table:formula="of:=DEGREES(ASIN(SIN([.$E$4])*SIN([.$C$13])+COS([.$E$4])*COS([.$C$13])*COS([.B19])))" office:value-type="float" office:value="-44.3640534909388" calcext:value-type="float">
            <text:p>-44,36405</text:p>
          </table:table-cell>
          <table:table-cell table:style-name="ce35" table:formula="of:=DEGREES(ASIN(SIN([.$E$4])*SIN([.$D$13])+COS([.$E$4])*COS([.$D$13])*COS([.B19])))" office:value-type="float" office:value="-42.9577597602803" calcext:value-type="float">
            <text:p>-42,95776</text:p>
          </table:table-cell>
          <table:table-cell table:style-name="ce35" table:formula="of:=DEGREES(ASIN(SIN([.$E$4])*SIN([.$E$13])+COS([.$E$4])*COS([.$E$13])*COS([.B19])))" office:value-type="float" office:value="-36.2818568211046" calcext:value-type="float">
            <text:p>-36,28186</text:p>
          </table:table-cell>
          <table:table-cell table:style-name="ce35" table:formula="of:=DEGREES(ASIN(SIN([.$E$4])*SIN([.$F$13])+COS([.$E$4])*COS([.$F$13])*COS([.B19])))" office:value-type="float" office:value="-27.1720845570311" calcext:value-type="float">
            <text:p>-27,17208</text:p>
          </table:table-cell>
          <table:table-cell table:style-name="ce35" table:formula="of:=DEGREES(ASIN(SIN([.$E$4])*SIN([.$G$13])+COS([.$E$4])*COS([.$G$13])*COS([.B19])))" office:value-type="float" office:value="-16.23310995656" calcext:value-type="float">
            <text:p>-16,23311</text:p>
          </table:table-cell>
          <table:table-cell table:style-name="ce35" table:formula="of:=DEGREES(ASIN(SIN([.$E$4])*SIN([.$H$13])+COS([.$E$4])*COS([.$H$13])*COS([.B19])))" office:value-type="float" office:value="-7.71942061954394" calcext:value-type="float">
            <text:p>-7,71942</text:p>
          </table:table-cell>
          <table:table-cell table:style-name="ce35" table:formula="of:=DEGREES(ASIN(SIN([.$E$4])*SIN([.$I$13])+COS([.$E$4])*COS([.$I$13])*COS([.B19])))" office:value-type="float" office:value="-3.56632708244734" calcext:value-type="float">
            <text:p>-3,56633</text:p>
          </table:table-cell>
          <table:table-cell table:style-name="ce35" table:formula="of:=DEGREES(ASIN(SIN([.$E$4])*SIN([.$J$13])+COS([.$E$4])*COS([.$J$13])*COS([.B19])))" office:value-type="float" office:value="-5.15317184818747" calcext:value-type="float">
            <text:p>-5,15317</text:p>
          </table:table-cell>
          <table:table-cell table:style-name="ce35" table:formula="of:=DEGREES(ASIN(SIN([.$E$4])*SIN([.$K$13])+COS([.$E$4])*COS([.$K$13])*COS([.B19])))" office:value-type="float" office:value="-12.1301349707327" calcext:value-type="float">
            <text:p>-12,13013</text:p>
          </table:table-cell>
          <table:table-cell table:style-name="ce35" table:formula="of:=DEGREES(ASIN(SIN([.$E$4])*SIN([.$L$13])+COS([.$E$4])*COS([.$L$13])*COS([.B19])))" office:value-type="float" office:value="-22.5190602857038" calcext:value-type="float">
            <text:p>-22,51906</text:p>
          </table:table-cell>
          <table:table-cell table:style-name="ce35" table:formula="of:=DEGREES(ASIN(SIN([.$E$4])*SIN([.$M$13])+COS([.$E$4])*COS([.$M$13])*COS([.B19])))" office:value-type="float" office:value="-32.9475611038692" calcext:value-type="float">
            <text:p>-32,94756</text:p>
          </table:table-cell>
          <table:table-cell table:style-name="ce35" table:formula="of:=DEGREES(ASIN(SIN([.$E$4])*SIN([.$N$13])+COS([.$E$4])*COS([.$N$13])*COS([.B19])))" office:value-type="float" office:value="-41.1169100570489" calcext:value-type="float">
            <text:p>-41,11691</text:p>
          </table:table-cell>
          <table:table-cell table:style-name="ce35" table:formula="of:=DEGREES(ASIN(SIN([.$E$4])*SIN([.$O$13])+COS([.$E$4])*COS([.$O$13])*COS([.B19])))" office:value-type="float" office:value="-44.6030455237198" calcext:value-type="float">
            <text:p>-44,60305</text:p>
          </table:table-cell>
          <table:table-cell table:style-name="ce35" table:formula="of:=DEGREES(ASIN(SIN([.$E$4])*SIN([.$P$13])+COS([.$E$4])*COS([.$P$13])*COS([.B19])))" office:value-type="float" office:value="-44.4230519426887" calcext:value-type="float">
            <text:p>-44,42305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35" table:formula="of:=DEGREES(ASIN(SIN([.$E$4])*SIN([.$C$13])+COS([.$E$4])*COS([.$C$13])*COS([.B20])))" office:value-type="float" office:value="-35.9497806489061" calcext:value-type="float">
            <text:p>-35,94978</text:p>
          </table:table-cell>
          <table:table-cell table:style-name="ce35" table:formula="of:=DEGREES(ASIN(SIN([.$E$4])*SIN([.$D$13])+COS([.$E$4])*COS([.$D$13])*COS([.B20])))" office:value-type="float" office:value="-34.606724589934" calcext:value-type="float">
            <text:p>-34,60672</text:p>
          </table:table-cell>
          <table:table-cell table:style-name="ce35" table:formula="of:=DEGREES(ASIN(SIN([.$E$4])*SIN([.$E$13])+COS([.$E$4])*COS([.$E$13])*COS([.B20])))" office:value-type="float" office:value="-28.2428857750506" calcext:value-type="float">
            <text:p>-28,24289</text:p>
          </table:table-cell>
          <table:table-cell table:style-name="ce35" table:formula="of:=DEGREES(ASIN(SIN([.$E$4])*SIN([.$F$13])+COS([.$E$4])*COS([.$F$13])*COS([.B20])))" office:value-type="float" office:value="-19.5707976956509" calcext:value-type="float">
            <text:p>-19,57080</text:p>
          </table:table-cell>
          <table:table-cell table:style-name="ce35" table:formula="of:=DEGREES(ASIN(SIN([.$E$4])*SIN([.$G$13])+COS([.$E$4])*COS([.$G$13])*COS([.B20])))" office:value-type="float" office:value="-9.16650507447663" calcext:value-type="float">
            <text:p>-9,16651</text:p>
          </table:table-cell>
          <table:table-cell table:style-name="ce35" table:formula="of:=DEGREES(ASIN(SIN([.$E$4])*SIN([.$H$13])+COS([.$E$4])*COS([.$H$13])*COS([.B20])))" office:value-type="float" office:value="-1.08437157089126" calcext:value-type="float">
            <text:p>-1,08437</text:p>
          </table:table-cell>
          <table:table-cell table:style-name="ce35" table:formula="of:=DEGREES(ASIN(SIN([.$E$4])*SIN([.$I$13])+COS([.$E$4])*COS([.$I$13])*COS([.B20])))" office:value-type="float" office:value="2.84917860571456" calcext:value-type="float">
            <text:p>2,84918</text:p>
          </table:table-cell>
          <table:table-cell table:style-name="ce35" table:formula="of:=DEGREES(ASIN(SIN([.$E$4])*SIN([.$J$13])+COS([.$E$4])*COS([.$J$13])*COS([.B20])))" office:value-type="float" office:value="1.34710529573714" calcext:value-type="float">
            <text:p>1,34711</text:p>
          </table:table-cell>
          <table:table-cell table:style-name="ce35" table:formula="of:=DEGREES(ASIN(SIN([.$E$4])*SIN([.$K$13])+COS([.$E$4])*COS([.$K$13])*COS([.B20])))" office:value-type="float" office:value="-5.26900735529178" calcext:value-type="float">
            <text:p>-5,26901</text:p>
          </table:table-cell>
          <table:table-cell table:style-name="ce35" table:formula="of:=DEGREES(ASIN(SIN([.$E$4])*SIN([.$L$13])+COS([.$E$4])*COS([.$L$13])*COS([.B20])))" office:value-type="float" office:value="-15.1436013989365" calcext:value-type="float">
            <text:p>-15,14360</text:p>
          </table:table-cell>
          <table:table-cell table:style-name="ce35" table:formula="of:=DEGREES(ASIN(SIN([.$E$4])*SIN([.$M$13])+COS([.$E$4])*COS([.$M$13])*COS([.B20])))" office:value-type="float" office:value="-25.0680024312869" calcext:value-type="float">
            <text:p>-25,06800</text:p>
          </table:table-cell>
          <table:table-cell table:style-name="ce35" table:formula="of:=DEGREES(ASIN(SIN([.$E$4])*SIN([.$N$13])+COS([.$E$4])*COS([.$N$13])*COS([.B20])))" office:value-type="float" office:value="-32.8503740690937" calcext:value-type="float">
            <text:p>-32,85037</text:p>
          </table:table-cell>
          <table:table-cell table:style-name="ce35" table:formula="of:=DEGREES(ASIN(SIN([.$E$4])*SIN([.$O$13])+COS([.$E$4])*COS([.$O$13])*COS([.B20])))" office:value-type="float" office:value="-36.1781666245806" calcext:value-type="float">
            <text:p>-36,17817</text:p>
          </table:table-cell>
          <table:table-cell table:style-name="ce35" table:formula="of:=DEGREES(ASIN(SIN([.$E$4])*SIN([.$P$13])+COS([.$E$4])*COS([.$P$13])*COS([.B20])))" office:value-type="float" office:value="-36.0061566827355" calcext:value-type="float">
            <text:p>-36,00616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35" table:formula="of:=DEGREES(ASIN(SIN([.$E$4])*SIN([.$C$13])+COS([.$E$4])*COS([.$C$13])*COS([.B21])))" office:value-type="float" office:value="-27.1606686232391" calcext:value-type="float">
            <text:p>-27,16067</text:p>
          </table:table-cell>
          <table:table-cell table:style-name="ce35" table:formula="of:=DEGREES(ASIN(SIN([.$E$4])*SIN([.$D$13])+COS([.$E$4])*COS([.$D$13])*COS([.B21])))" office:value-type="float" office:value="-25.8327141832742" calcext:value-type="float">
            <text:p>-25,83271</text:p>
          </table:table-cell>
          <table:table-cell table:style-name="ce35" table:formula="of:=DEGREES(ASIN(SIN([.$E$4])*SIN([.$E$13])+COS([.$E$4])*COS([.$E$13])*COS([.B21])))" office:value-type="float" office:value="-19.5821834298176" calcext:value-type="float">
            <text:p>-19,58218</text:p>
          </table:table-cell>
          <table:table-cell table:style-name="ce35" table:formula="of:=DEGREES(ASIN(SIN([.$E$4])*SIN([.$F$13])+COS([.$E$4])*COS([.$F$13])*COS([.B21])))" office:value-type="float" office:value="-11.1429030452204" calcext:value-type="float">
            <text:p>-11,14290</text:p>
          </table:table-cell>
          <table:table-cell table:style-name="ce35" table:formula="of:=DEGREES(ASIN(SIN([.$E$4])*SIN([.$G$13])+COS([.$E$4])*COS([.$G$13])*COS([.B21])))" office:value-type="float" office:value="-1.10469762018433" calcext:value-type="float">
            <text:p>-1,10470</text:p>
          </table:table-cell>
          <table:table-cell table:style-name="ce35" table:formula="of:=DEGREES(ASIN(SIN([.$E$4])*SIN([.$H$13])+COS([.$E$4])*COS([.$H$13])*COS([.B21])))" office:value-type="float" office:value="6.63006191085273" calcext:value-type="float">
            <text:p>6,63006</text:p>
          </table:table-cell>
          <table:table-cell table:style-name="ce35" table:formula="of:=DEGREES(ASIN(SIN([.$E$4])*SIN([.$I$13])+COS([.$E$4])*COS([.$I$13])*COS([.B21])))" office:value-type="float" office:value="10.3715188397264" calcext:value-type="float">
            <text:p>10,37152</text:p>
          </table:table-cell>
          <table:table-cell table:style-name="ce35" table:formula="of:=DEGREES(ASIN(SIN([.$E$4])*SIN([.$J$13])+COS([.$E$4])*COS([.$J$13])*COS([.B21])))" office:value-type="float" office:value="8.94477207360163" calcext:value-type="float">
            <text:p>8,94477</text:p>
          </table:table-cell>
          <table:table-cell table:style-name="ce35" table:formula="of:=DEGREES(ASIN(SIN([.$E$4])*SIN([.$K$13])+COS([.$E$4])*COS([.$K$13])*COS([.B21])))" office:value-type="float" office:value="2.63265226972253" calcext:value-type="float">
            <text:p>2,63265</text:p>
          </table:table-cell>
          <table:table-cell table:style-name="ce35" table:formula="of:=DEGREES(ASIN(SIN([.$E$4])*SIN([.$L$13])+COS([.$E$4])*COS([.$L$13])*COS([.B21])))" office:value-type="float" office:value="-6.86073073965692" calcext:value-type="float">
            <text:p>-6,86073</text:p>
          </table:table-cell>
          <table:table-cell table:style-name="ce35" table:formula="of:=DEGREES(ASIN(SIN([.$E$4])*SIN([.$M$13])+COS([.$E$4])*COS([.$M$13])*COS([.B21])))" office:value-type="float" office:value="-16.4837771730836" calcext:value-type="float">
            <text:p>-16,48378</text:p>
          </table:table-cell>
          <table:table-cell table:style-name="ce35" table:formula="of:=DEGREES(ASIN(SIN([.$E$4])*SIN([.$N$13])+COS([.$E$4])*COS([.$N$13])*COS([.B21])))" office:value-type="float" office:value="-24.101308550685" calcext:value-type="float">
            <text:p>-24,10131</text:p>
          </table:table-cell>
          <table:table-cell table:style-name="ce35" table:formula="of:=DEGREES(ASIN(SIN([.$E$4])*SIN([.$O$13])+COS([.$E$4])*COS([.$O$13])*COS([.B21])))" office:value-type="float" office:value="-27.3868636393352" calcext:value-type="float">
            <text:p>-27,38686</text:p>
          </table:table-cell>
          <table:table-cell table:style-name="ce35" table:formula="of:=DEGREES(ASIN(SIN([.$E$4])*SIN([.$P$13])+COS([.$E$4])*COS([.$P$13])*COS([.B21])))" office:value-type="float" office:value="-27.2164932052655" calcext:value-type="float">
            <text:p>-27,21649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35" table:formula="of:=DEGREES(ASIN(SIN([.$E$4])*SIN([.$C$13])+COS([.$E$4])*COS([.$C$13])*COS([.B22])))" office:value-type="float" office:value="-18.442233151225" calcext:value-type="float">
            <text:p>-18,44223</text:p>
          </table:table-cell>
          <table:table-cell table:style-name="ce35" table:formula="of:=DEGREES(ASIN(SIN([.$E$4])*SIN([.$D$13])+COS([.$E$4])*COS([.$D$13])*COS([.B22])))" office:value-type="float" office:value="-17.0905146432824" calcext:value-type="float">
            <text:p>-17,09051</text:p>
          </table:table-cell>
          <table:table-cell table:style-name="ce35" table:formula="of:=DEGREES(ASIN(SIN([.$E$4])*SIN([.$E$13])+COS([.$E$4])*COS([.$E$13])*COS([.B22])))" office:value-type="float" office:value="-10.7783960546606" calcext:value-type="float">
            <text:p>-10,77840</text:p>
          </table:table-cell>
          <table:table-cell table:style-name="ce35" table:formula="of:=DEGREES(ASIN(SIN([.$E$4])*SIN([.$F$13])+COS([.$E$4])*COS([.$F$13])*COS([.B22])))" office:value-type="float" office:value="-2.35999986187897" calcext:value-type="float">
            <text:p>-2,36000</text:p>
          </table:table-cell>
          <table:table-cell table:style-name="ce35" table:formula="of:=DEGREES(ASIN(SIN([.$E$4])*SIN([.$G$13])+COS([.$E$4])*COS([.$G$13])*COS([.B22])))" office:value-type="float" office:value="7.52654783546239" calcext:value-type="float">
            <text:p>7,52655</text:p>
          </table:table-cell>
          <table:table-cell table:style-name="ce35" table:formula="of:=DEGREES(ASIN(SIN([.$E$4])*SIN([.$H$13])+COS([.$E$4])*COS([.$H$13])*COS([.B22])))" office:value-type="float" office:value="15.0504300990177" calcext:value-type="float">
            <text:p>15,05043</text:p>
          </table:table-cell>
          <table:table-cell table:style-name="ce35" table:formula="of:=DEGREES(ASIN(SIN([.$E$4])*SIN([.$I$13])+COS([.$E$4])*COS([.$I$13])*COS([.B22])))" office:value-type="float" office:value="18.6559194898513" calcext:value-type="float">
            <text:p>18,65592</text:p>
          </table:table-cell>
          <table:table-cell table:style-name="ce35" table:formula="of:=DEGREES(ASIN(SIN([.$E$4])*SIN([.$J$13])+COS([.$E$4])*COS([.$J$13])*COS([.B22])))" office:value-type="float" office:value="17.2839209369593" calcext:value-type="float">
            <text:p>17,28392</text:p>
          </table:table-cell>
          <table:table-cell table:style-name="ce35" table:formula="of:=DEGREES(ASIN(SIN([.$E$4])*SIN([.$K$13])+COS([.$E$4])*COS([.$K$13])*COS([.B22])))" office:value-type="float" office:value="11.1729687642256" calcext:value-type="float">
            <text:p>11,17297</text:p>
          </table:table-cell>
          <table:table-cell table:style-name="ce35" table:formula="of:=DEGREES(ASIN(SIN([.$E$4])*SIN([.$L$13])+COS([.$E$4])*COS([.$L$13])*COS([.B22])))" office:value-type="float" office:value="1.87363288768638" calcext:value-type="float">
            <text:p>1,87363</text:p>
          </table:table-cell>
          <table:table-cell table:style-name="ce35" table:formula="of:=DEGREES(ASIN(SIN([.$E$4])*SIN([.$M$13])+COS([.$E$4])*COS([.$M$13])*COS([.B22])))" office:value-type="float" office:value="-7.67531595559155" calcext:value-type="float">
            <text:p>-7,67532</text:p>
          </table:table-cell>
          <table:table-cell table:style-name="ce35" table:formula="of:=DEGREES(ASIN(SIN([.$E$4])*SIN([.$N$13])+COS([.$E$4])*COS([.$N$13])*COS([.B22])))" office:value-type="float" office:value="-15.3342078681916" calcext:value-type="float">
            <text:p>-15,33421</text:p>
          </table:table-cell>
          <table:table-cell table:style-name="ce35" table:formula="of:=DEGREES(ASIN(SIN([.$E$4])*SIN([.$O$13])+COS([.$E$4])*COS([.$O$13])*COS([.B22])))" office:value-type="float" office:value="-18.6729071828663" calcext:value-type="float">
            <text:p>-18,67291</text:p>
          </table:table-cell>
          <table:table-cell table:style-name="ce35" table:formula="of:=DEGREES(ASIN(SIN([.$E$4])*SIN([.$P$13])+COS([.$E$4])*COS([.$P$13])*COS([.B22])))" office:value-type="float" office:value="-18.4991511396456" calcext:value-type="float">
            <text:p>-18,49915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35" table:formula="of:=DEGREES(ASIN(SIN([.$E$4])*SIN([.$C$13])+COS([.$E$4])*COS([.$C$13])*COS([.B23])))" office:value-type="float" office:value="-10.1490500935169" calcext:value-type="float">
            <text:p>-10,14905</text:p>
          </table:table-cell>
          <table:table-cell table:style-name="ce35" table:formula="of:=DEGREES(ASIN(SIN([.$E$4])*SIN([.$D$13])+COS([.$E$4])*COS([.$D$13])*COS([.B23])))" office:value-type="float" office:value="-8.74395420479599" calcext:value-type="float">
            <text:p>-8,74395</text:p>
          </table:table-cell>
          <table:table-cell table:style-name="ce35" table:formula="of:=DEGREES(ASIN(SIN([.$E$4])*SIN([.$E$13])+COS([.$E$4])*COS([.$E$13])*COS([.B23])))" office:value-type="float" office:value="-2.22725976638574" calcext:value-type="float">
            <text:p>-2,22726</text:p>
          </table:table-cell>
          <table:table-cell table:style-name="ce35" table:formula="of:=DEGREES(ASIN(SIN([.$E$4])*SIN([.$F$13])+COS([.$E$4])*COS([.$F$13])*COS([.B23])))" office:value-type="float" office:value="6.36722574090187" calcext:value-type="float">
            <text:p>6,36723</text:p>
          </table:table-cell>
          <table:table-cell table:style-name="ce35" table:formula="of:=DEGREES(ASIN(SIN([.$E$4])*SIN([.$G$13])+COS([.$E$4])*COS([.$G$13])*COS([.B23])))" office:value-type="float" office:value="16.3348549518283" calcext:value-type="float">
            <text:p>16,33485</text:p>
          </table:table-cell>
          <table:table-cell table:style-name="ce35" table:formula="of:=DEGREES(ASIN(SIN([.$E$4])*SIN([.$H$13])+COS([.$E$4])*COS([.$H$13])*COS([.B23])))" office:value-type="float" office:value="23.8209557528124" calcext:value-type="float">
            <text:p>23,82096</text:p>
          </table:table-cell>
          <table:table-cell table:style-name="ce35" table:formula="of:=DEGREES(ASIN(SIN([.$E$4])*SIN([.$I$13])+COS([.$E$4])*COS([.$I$13])*COS([.B23])))" office:value-type="float" office:value="27.3702101321147" calcext:value-type="float">
            <text:p>27,37021</text:p>
          </table:table-cell>
          <table:table-cell table:style-name="ce35" table:formula="of:=DEGREES(ASIN(SIN([.$E$4])*SIN([.$J$13])+COS([.$E$4])*COS([.$J$13])*COS([.B23])))" office:value-type="float" office:value="26.0229738300868" calcext:value-type="float">
            <text:p>26,02297</text:p>
          </table:table-cell>
          <table:table-cell table:style-name="ce35" table:formula="of:=DEGREES(ASIN(SIN([.$E$4])*SIN([.$K$13])+COS([.$E$4])*COS([.$K$13])*COS([.B23])))" office:value-type="float" office:value="19.975041760316" calcext:value-type="float">
            <text:p>19,97504</text:p>
          </table:table-cell>
          <table:table-cell table:style-name="ce35" table:formula="of:=DEGREES(ASIN(SIN([.$E$4])*SIN([.$L$13])+COS([.$E$4])*COS([.$L$13])*COS([.B23])))" office:value-type="float" office:value="10.652204525955" calcext:value-type="float">
            <text:p>10,65220</text:p>
          </table:table-cell>
          <table:table-cell table:style-name="ce35" table:formula="of:=DEGREES(ASIN(SIN([.$E$4])*SIN([.$M$13])+COS([.$E$4])*COS([.$M$13])*COS([.B23])))" office:value-type="float" office:value="0.9526075320749" calcext:value-type="float">
            <text:p>0,95261</text:p>
          </table:table-cell>
          <table:table-cell table:style-name="ce35" table:formula="of:=DEGREES(ASIN(SIN([.$E$4])*SIN([.$N$13])+COS([.$E$4])*COS([.$N$13])*COS([.B23])))" office:value-type="float" office:value="-6.92364116552013" calcext:value-type="float">
            <text:p>-6,92364</text:p>
          </table:table-cell>
          <table:table-cell table:style-name="ce35" table:formula="of:=DEGREES(ASIN(SIN([.$E$4])*SIN([.$O$13])+COS([.$E$4])*COS([.$O$13])*COS([.B23])))" office:value-type="float" office:value="-10.3892088516792" calcext:value-type="float">
            <text:p>-10,38921</text:p>
          </table:table-cell>
          <table:table-cell table:style-name="ce35" table:formula="of:=DEGREES(ASIN(SIN([.$E$4])*SIN([.$P$13])+COS([.$E$4])*COS([.$P$13])*COS([.B23])))" office:value-type="float" office:value="-10.2082979996586" calcext:value-type="float">
            <text:p>-10,20830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35" table:formula="of:=DEGREES(ASIN(SIN([.$E$4])*SIN([.$C$13])+COS([.$E$4])*COS([.$C$13])*COS([.B24])))" office:value-type="float" office:value="-2.61478803073792" calcext:value-type="float">
            <text:p>-2,61479</text:p>
          </table:table-cell>
          <table:table-cell table:style-name="ce35" table:formula="of:=DEGREES(ASIN(SIN([.$E$4])*SIN([.$D$13])+COS([.$E$4])*COS([.$D$13])*COS([.B24])))" office:value-type="float" office:value="-1.13589610948844" calcext:value-type="float">
            <text:p>-1,13590</text:p>
          </table:table-cell>
          <table:table-cell table:style-name="ce35" table:formula="of:=DEGREES(ASIN(SIN([.$E$4])*SIN([.$E$13])+COS([.$E$4])*COS([.$E$13])*COS([.B24])))" office:value-type="float" office:value="5.69243952579641" calcext:value-type="float">
            <text:p>5,69244</text:p>
          </table:table-cell>
          <table:table-cell table:style-name="ce35" table:formula="of:=DEGREES(ASIN(SIN([.$E$4])*SIN([.$F$13])+COS([.$E$4])*COS([.$F$13])*COS([.B24])))" office:value-type="float" office:value="14.6323167139045" calcext:value-type="float">
            <text:p>14,63232</text:p>
          </table:table-cell>
          <table:table-cell table:style-name="ce35" table:formula="of:=DEGREES(ASIN(SIN([.$E$4])*SIN([.$G$13])+COS([.$E$4])*COS([.$G$13])*COS([.B24])))" office:value-type="float" office:value="24.9151228082249" calcext:value-type="float">
            <text:p>24,91512</text:p>
          </table:table-cell>
          <table:table-cell table:style-name="ce35" table:formula="of:=DEGREES(ASIN(SIN([.$E$4])*SIN([.$H$13])+COS([.$E$4])*COS([.$H$13])*COS([.B24])))" office:value-type="float" office:value="32.5654700831476" calcext:value-type="float">
            <text:p>32,56547</text:p>
          </table:table-cell>
          <table:table-cell table:style-name="ce35" table:formula="of:=DEGREES(ASIN(SIN([.$E$4])*SIN([.$I$13])+COS([.$E$4])*COS([.$I$13])*COS([.B24])))" office:value-type="float" office:value="36.1613557620077" calcext:value-type="float">
            <text:p>36,16136</text:p>
          </table:table-cell>
          <table:table-cell table:style-name="ce35" table:formula="of:=DEGREES(ASIN(SIN([.$E$4])*SIN([.$J$13])+COS([.$E$4])*COS([.$J$13])*COS([.B24])))" office:value-type="float" office:value="34.7993738655196" calcext:value-type="float">
            <text:p>34,79937</text:p>
          </table:table-cell>
          <table:table-cell table:style-name="ce35" table:formula="of:=DEGREES(ASIN(SIN([.$E$4])*SIN([.$K$13])+COS([.$E$4])*COS([.$K$13])*COS([.B24])))" office:value-type="float" office:value="28.6445918074925" calcext:value-type="float">
            <text:p>28,64459</text:p>
          </table:table-cell>
          <table:table-cell table:style-name="ce35" table:formula="of:=DEGREES(ASIN(SIN([.$E$4])*SIN([.$L$13])+COS([.$E$4])*COS([.$L$13])*COS([.B24])))" office:value-type="float" office:value="19.0643340582136" calcext:value-type="float">
            <text:p>19,06433</text:p>
          </table:table-cell>
          <table:table-cell table:style-name="ce35" table:formula="of:=DEGREES(ASIN(SIN([.$E$4])*SIN([.$M$13])+COS([.$E$4])*COS([.$M$13])*COS([.B24])))" office:value-type="float" office:value="9.00816125397558" calcext:value-type="float">
            <text:p>9,00816</text:p>
          </table:table-cell>
          <table:table-cell table:style-name="ce35" table:formula="of:=DEGREES(ASIN(SIN([.$E$4])*SIN([.$N$13])+COS([.$E$4])*COS([.$N$13])*COS([.B24])))" office:value-type="float" office:value="0.776338997219802" calcext:value-type="float">
            <text:p>0,77634</text:p>
          </table:table-cell>
          <table:table-cell table:style-name="ce35" table:formula="of:=DEGREES(ASIN(SIN([.$E$4])*SIN([.$O$13])+COS([.$E$4])*COS([.$O$13])*COS([.B24])))" office:value-type="float" office:value="-2.86781945706286" calcext:value-type="float">
            <text:p>-2,86782</text:p>
          </table:table-cell>
          <table:table-cell table:style-name="ce35" table:formula="of:=DEGREES(ASIN(SIN([.$E$4])*SIN([.$P$13])+COS([.$E$4])*COS([.$P$13])*COS([.B24])))" office:value-type="float" office:value="-2.67720448174004" calcext:value-type="float">
            <text:p>-2,67720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35" table:formula="of:=DEGREES(ASIN(SIN([.$E$4])*SIN([.$C$13])+COS([.$E$4])*COS([.$C$13])*COS([.B25])))" office:value-type="float" office:value="3.81402851272996" calcext:value-type="float">
            <text:p>3,81403</text:p>
          </table:table-cell>
          <table:table-cell table:style-name="ce35" table:formula="of:=DEGREES(ASIN(SIN([.$E$4])*SIN([.$D$13])+COS([.$E$4])*COS([.$D$13])*COS([.B25])))" office:value-type="float" office:value="5.37620343077052" calcext:value-type="float">
            <text:p>5,37620</text:p>
          </table:table-cell>
          <table:table-cell table:style-name="ce35" table:formula="of:=DEGREES(ASIN(SIN([.$E$4])*SIN([.$E$13])+COS([.$E$4])*COS([.$E$13])*COS([.B25])))" office:value-type="float" office:value="12.5760982692142" calcext:value-type="float">
            <text:p>12,57610</text:p>
          </table:table-cell>
          <table:table-cell table:style-name="ce35" table:formula="of:=DEGREES(ASIN(SIN([.$E$4])*SIN([.$F$13])+COS([.$E$4])*COS([.$F$13])*COS([.B25])))" office:value-type="float" office:value="21.9815674467765" calcext:value-type="float">
            <text:p>21,98157</text:p>
          </table:table-cell>
          <table:table-cell table:style-name="ce35" table:formula="of:=DEGREES(ASIN(SIN([.$E$4])*SIN([.$G$13])+COS([.$E$4])*COS([.$G$13])*COS([.B25])))" office:value-type="float" office:value="32.7869752344953" calcext:value-type="float">
            <text:p>32,78698</text:p>
          </table:table-cell>
          <table:table-cell table:style-name="ce35" table:formula="of:=DEGREES(ASIN(SIN([.$E$4])*SIN([.$H$13])+COS([.$E$4])*COS([.$H$13])*COS([.B25])))" office:value-type="float" office:value="40.8181465908627" calcext:value-type="float">
            <text:p>40,81815</text:p>
          </table:table-cell>
          <table:table-cell table:style-name="ce35" table:formula="of:=DEGREES(ASIN(SIN([.$E$4])*SIN([.$I$13])+COS([.$E$4])*COS([.$I$13])*COS([.B25])))" office:value-type="float" office:value="44.5854555945605" calcext:value-type="float">
            <text:p>44,58546</text:p>
          </table:table-cell>
          <table:table-cell table:style-name="ce35" table:formula="of:=DEGREES(ASIN(SIN([.$E$4])*SIN([.$J$13])+COS([.$E$4])*COS([.$J$13])*COS([.B25])))" office:value-type="float" office:value="43.1595629661124" calcext:value-type="float">
            <text:p>43,15956</text:p>
          </table:table-cell>
          <table:table-cell table:style-name="ce35" table:formula="of:=DEGREES(ASIN(SIN([.$E$4])*SIN([.$K$13])+COS([.$E$4])*COS([.$K$13])*COS([.B25])))" office:value-type="float" office:value="36.7036244204766" calcext:value-type="float">
            <text:p>36,70362</text:p>
          </table:table-cell>
          <table:table-cell table:style-name="ce35" table:formula="of:=DEGREES(ASIN(SIN([.$E$4])*SIN([.$L$13])+COS([.$E$4])*COS([.$L$13])*COS([.B25])))" office:value-type="float" office:value="26.6398722599849" calcext:value-type="float">
            <text:p>26,63987</text:p>
          </table:table-cell>
          <table:table-cell table:style-name="ce35" table:formula="of:=DEGREES(ASIN(SIN([.$E$4])*SIN([.$M$13])+COS([.$E$4])*COS([.$M$13])*COS([.B25])))" office:value-type="float" office:value="16.0664938824612" calcext:value-type="float">
            <text:p>16,06649</text:p>
          </table:table-cell>
          <table:table-cell table:style-name="ce35" table:formula="of:=DEGREES(ASIN(SIN([.$E$4])*SIN([.$N$13])+COS([.$E$4])*COS([.$N$13])*COS([.B25])))" office:value-type="float" office:value="7.39446846564116" calcext:value-type="float">
            <text:p>7,39447</text:p>
          </table:table-cell>
          <table:table-cell table:style-name="ce35" table:formula="of:=DEGREES(ASIN(SIN([.$E$4])*SIN([.$O$13])+COS([.$E$4])*COS([.$O$13])*COS([.B25])))" office:value-type="float" office:value="3.54662627409551" calcext:value-type="float">
            <text:p>3,54663</text:p>
          </table:table-cell>
          <table:table-cell table:style-name="ce35" table:formula="of:=DEGREES(ASIN(SIN([.$E$4])*SIN([.$P$13])+COS([.$E$4])*COS([.$P$13])*COS([.B25])))" office:value-type="float" office:value="3.74807055791395" calcext:value-type="float">
            <text:p>3,74807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35" table:formula="of:=DEGREES(ASIN(SIN([.$E$4])*SIN([.$C$13])+COS([.$E$4])*COS([.$C$13])*COS([.B26])))" office:value-type="float" office:value="8.77563064976706" calcext:value-type="float">
            <text:p>8,77563</text:p>
          </table:table-cell>
          <table:table-cell table:style-name="ce35" table:formula="of:=DEGREES(ASIN(SIN([.$E$4])*SIN([.$D$13])+COS([.$E$4])*COS([.$D$13])*COS([.B26])))" office:value-type="float" office:value="10.4164042577658" calcext:value-type="float">
            <text:p>10,41640</text:p>
          </table:table-cell>
          <table:table-cell table:style-name="ce35" table:formula="of:=DEGREES(ASIN(SIN([.$E$4])*SIN([.$E$13])+COS([.$E$4])*COS([.$E$13])*COS([.B26])))" office:value-type="float" office:value="17.9809595331559" calcext:value-type="float">
            <text:p>17,98096</text:p>
          </table:table-cell>
          <table:table-cell table:style-name="ce35" table:formula="of:=DEGREES(ASIN(SIN([.$E$4])*SIN([.$F$13])+COS([.$E$4])*COS([.$F$13])*COS([.B26])))" office:value-type="float" office:value="27.8842417325976" calcext:value-type="float">
            <text:p>27,88424</text:p>
          </table:table-cell>
          <table:table-cell table:style-name="ce35" table:formula="of:=DEGREES(ASIN(SIN([.$E$4])*SIN([.$G$13])+COS([.$E$4])*COS([.$G$13])*COS([.B26])))" office:value-type="float" office:value="39.3297043016026" calcext:value-type="float">
            <text:p>39,32970</text:p>
          </table:table-cell>
          <table:table-cell table:style-name="ce35" table:formula="of:=DEGREES(ASIN(SIN([.$E$4])*SIN([.$H$13])+COS([.$E$4])*COS([.$H$13])*COS([.B26])))" office:value-type="float" office:value="47.9198296760062" calcext:value-type="float">
            <text:p>47,91983</text:p>
          </table:table-cell>
          <table:table-cell table:style-name="ce35" table:formula="of:=DEGREES(ASIN(SIN([.$E$4])*SIN([.$I$13])+COS([.$E$4])*COS([.$I$13])*COS([.B26])))" office:value-type="float" office:value="51.9845426338635" calcext:value-type="float">
            <text:p>51,98454</text:p>
          </table:table-cell>
          <table:table-cell table:style-name="ce35" table:formula="of:=DEGREES(ASIN(SIN([.$E$4])*SIN([.$J$13])+COS([.$E$4])*COS([.$J$13])*COS([.B26])))" office:value-type="float" office:value="50.4430522952725" calcext:value-type="float">
            <text:p>50,44305</text:p>
          </table:table-cell>
          <table:table-cell table:style-name="ce35" table:formula="of:=DEGREES(ASIN(SIN([.$E$4])*SIN([.$K$13])+COS([.$E$4])*COS([.$K$13])*COS([.B26])))" office:value-type="float" office:value="43.5076399105325" calcext:value-type="float">
            <text:p>43,50764</text:p>
          </table:table-cell>
          <table:table-cell table:style-name="ce35" table:formula="of:=DEGREES(ASIN(SIN([.$E$4])*SIN([.$L$13])+COS([.$E$4])*COS([.$L$13])*COS([.B26])))" office:value-type="float" office:value="32.8065648425249" calcext:value-type="float">
            <text:p>32,80656</text:p>
          </table:table-cell>
          <table:table-cell table:style-name="ce35" table:formula="of:=DEGREES(ASIN(SIN([.$E$4])*SIN([.$M$13])+COS([.$E$4])*COS([.$M$13])*COS([.B26])))" office:value-type="float" office:value="21.6520015963081" calcext:value-type="float">
            <text:p>21,65200</text:p>
          </table:table-cell>
          <table:table-cell table:style-name="ce35" table:formula="of:=DEGREES(ASIN(SIN([.$E$4])*SIN([.$N$13])+COS([.$E$4])*COS([.$N$13])*COS([.B26])))" office:value-type="float" office:value="12.5362948415954" calcext:value-type="float">
            <text:p>12,53629</text:p>
          </table:table-cell>
          <table:table-cell table:style-name="ce35" table:formula="of:=DEGREES(ASIN(SIN([.$E$4])*SIN([.$O$13])+COS([.$E$4])*COS([.$O$13])*COS([.B26])))" office:value-type="float" office:value="8.49476997174674" calcext:value-type="float">
            <text:p>8,49477</text:p>
          </table:table-cell>
          <table:table-cell table:style-name="ce35" table:formula="of:=DEGREES(ASIN(SIN([.$E$4])*SIN([.$P$13])+COS([.$E$4])*COS([.$P$13])*COS([.B26])))" office:value-type="float" office:value="8.70635324458369" calcext:value-type="float">
            <text:p>8,70635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35" table:formula="of:=DEGREES(ASIN(SIN([.$E$4])*SIN([.$C$13])+COS([.$E$4])*COS([.$C$13])*COS([.B27])))" office:value-type="float" office:value="11.9265212090401" calcext:value-type="float">
            <text:p>11,92652</text:p>
          </table:table-cell>
          <table:table-cell table:style-name="ce35" table:formula="of:=DEGREES(ASIN(SIN([.$E$4])*SIN([.$D$13])+COS([.$E$4])*COS([.$D$13])*COS([.B27])))" office:value-type="float" office:value="13.6245063052637" calcext:value-type="float">
            <text:p>13,62451</text:p>
          </table:table-cell>
          <table:table-cell table:style-name="ce35" table:formula="of:=DEGREES(ASIN(SIN([.$E$4])*SIN([.$E$13])+COS([.$E$4])*COS([.$E$13])*COS([.B27])))" office:value-type="float" office:value="21.4619832956104" calcext:value-type="float">
            <text:p>21,46198</text:p>
          </table:table-cell>
          <table:table-cell table:style-name="ce35" table:formula="of:=DEGREES(ASIN(SIN([.$E$4])*SIN([.$F$13])+COS([.$E$4])*COS([.$F$13])*COS([.B27])))" office:value-type="float" office:value="31.7616538579983" calcext:value-type="float">
            <text:p>31,76165</text:p>
          </table:table-cell>
          <table:table-cell table:style-name="ce35" table:formula="of:=DEGREES(ASIN(SIN([.$E$4])*SIN([.$G$13])+COS([.$E$4])*COS([.$G$13])*COS([.B27])))" office:value-type="float" office:value="43.7713429610393" calcext:value-type="float">
            <text:p>43,77134</text:p>
          </table:table-cell>
          <table:table-cell table:style-name="ce35" table:formula="of:=DEGREES(ASIN(SIN([.$E$4])*SIN([.$H$13])+COS([.$E$4])*COS([.$H$13])*COS([.B27])))" office:value-type="float" office:value="52.9272868227157" calcext:value-type="float">
            <text:p>52,92729</text:p>
          </table:table-cell>
          <table:table-cell table:style-name="ce35" table:formula="of:=DEGREES(ASIN(SIN([.$E$4])*SIN([.$I$13])+COS([.$E$4])*COS([.$I$13])*COS([.B27])))" office:value-type="float" office:value="57.3334719329681" calcext:value-type="float">
            <text:p>57,33347</text:p>
          </table:table-cell>
          <table:table-cell table:style-name="ce35" table:formula="of:=DEGREES(ASIN(SIN([.$E$4])*SIN([.$J$13])+COS([.$E$4])*COS([.$J$13])*COS([.B27])))" office:value-type="float" office:value="55.6551611003868" calcext:value-type="float">
            <text:p>55,65516</text:p>
          </table:table-cell>
          <table:table-cell table:style-name="ce35" table:formula="of:=DEGREES(ASIN(SIN([.$E$4])*SIN([.$K$13])+COS([.$E$4])*COS([.$K$13])*COS([.B27])))" office:value-type="float" office:value="48.2033621988668" calcext:value-type="float">
            <text:p>48,20336</text:p>
          </table:table-cell>
          <table:table-cell table:style-name="ce35" table:formula="of:=DEGREES(ASIN(SIN([.$E$4])*SIN([.$L$13])+COS([.$E$4])*COS([.$L$13])*COS([.B27])))" office:value-type="float" office:value="36.9080701139645" calcext:value-type="float">
            <text:p>36,90807</text:p>
          </table:table-cell>
          <table:table-cell table:style-name="ce35" table:formula="of:=DEGREES(ASIN(SIN([.$E$4])*SIN([.$M$13])+COS([.$E$4])*COS([.$M$13])*COS([.B27])))" office:value-type="float" office:value="25.2733538354043" calcext:value-type="float">
            <text:p>25,27335</text:p>
          </table:table-cell>
          <table:table-cell table:style-name="ce35" table:formula="of:=DEGREES(ASIN(SIN([.$E$4])*SIN([.$N$13])+COS([.$E$4])*COS([.$N$13])*COS([.B27])))" office:value-type="float" office:value="15.8191766769849" calcext:value-type="float">
            <text:p>15,81918</text:p>
          </table:table-cell>
          <table:table-cell table:style-name="ce35" table:formula="of:=DEGREES(ASIN(SIN([.$E$4])*SIN([.$O$13])+COS([.$E$4])*COS([.$O$13])*COS([.B27])))" office:value-type="float" office:value="11.6359169038498" calcext:value-type="float">
            <text:p>11,63592</text:p>
          </table:table-cell>
          <table:table-cell table:style-name="ce35" table:formula="of:=DEGREES(ASIN(SIN([.$E$4])*SIN([.$P$13])+COS([.$E$4])*COS([.$P$13])*COS([.B27])))" office:value-type="float" office:value="11.8548391818239" calcext:value-type="float">
            <text:p>11,85484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35" table:formula="of:=DEGREES(ASIN(SIN([.$E$4])*SIN([.$C$13])+COS([.$E$4])*COS([.$C$13])*COS([.B28])))" office:value-type="float" office:value="13.0091545423954" calcext:value-type="float">
            <text:p>13,00915</text:p>
          </table:table-cell>
          <table:table-cell table:style-name="ce35" table:formula="of:=DEGREES(ASIN(SIN([.$E$4])*SIN([.$D$13])+COS([.$E$4])*COS([.$D$13])*COS([.B28])))" office:value-type="float" office:value="14.7282264043886" calcext:value-type="float">
            <text:p>14,72823</text:p>
          </table:table-cell>
          <table:table-cell table:style-name="ce35" table:formula="of:=DEGREES(ASIN(SIN([.$E$4])*SIN([.$E$13])+COS([.$E$4])*COS([.$E$13])*COS([.B28])))" office:value-type="float" office:value="22.6678182363776" calcext:value-type="float">
            <text:p>22,66782</text:p>
          </table:table-cell>
          <table:table-cell table:style-name="ce35" table:formula="of:=DEGREES(ASIN(SIN([.$E$4])*SIN([.$F$13])+COS([.$E$4])*COS([.$F$13])*COS([.B28])))" office:value-type="float" office:value="33.1209612618548" calcext:value-type="float">
            <text:p>33,12096</text:p>
          </table:table-cell>
          <table:table-cell table:style-name="ce35" table:formula="of:=DEGREES(ASIN(SIN([.$E$4])*SIN([.$G$13])+COS([.$E$4])*COS([.$G$13])*COS([.B28])))" office:value-type="float" office:value="45.3623789949259" calcext:value-type="float">
            <text:p>45,36238</text:p>
          </table:table-cell>
          <table:table-cell table:style-name="ce35" table:formula="of:=DEGREES(ASIN(SIN([.$E$4])*SIN([.$H$13])+COS([.$E$4])*COS([.$H$13])*COS([.B28])))" office:value-type="float" office:value="54.7713762941852" calcext:value-type="float">
            <text:p>54,77138</text:p>
          </table:table-cell>
          <table:table-cell table:style-name="ce35" table:formula="of:=DEGREES(ASIN(SIN([.$E$4])*SIN([.$I$13])+COS([.$E$4])*COS([.$I$13])*COS([.B28])))" office:value-type="float" office:value="59.3433573112284" calcext:value-type="float">
            <text:p>59,34336</text:p>
          </table:table-cell>
          <table:table-cell table:style-name="ce35" table:formula="of:=DEGREES(ASIN(SIN([.$E$4])*SIN([.$J$13])+COS([.$E$4])*COS([.$J$13])*COS([.B28])))" office:value-type="float" office:value="57.5972559899014" calcext:value-type="float">
            <text:p>57,59726</text:p>
          </table:table-cell>
          <table:table-cell table:style-name="ce35" table:formula="of:=DEGREES(ASIN(SIN([.$E$4])*SIN([.$K$13])+COS([.$E$4])*COS([.$K$13])*COS([.B28])))" office:value-type="float" office:value="49.9050808820509" calcext:value-type="float">
            <text:p>49,90508</text:p>
          </table:table-cell>
          <table:table-cell table:style-name="ce35" table:formula="of:=DEGREES(ASIN(SIN([.$E$4])*SIN([.$L$13])+COS([.$E$4])*COS([.$L$13])*COS([.B28])))" office:value-type="float" office:value="38.3573322532858" calcext:value-type="float">
            <text:p>38,35733</text:p>
          </table:table-cell>
          <table:table-cell table:style-name="ce35" table:formula="of:=DEGREES(ASIN(SIN([.$E$4])*SIN([.$M$13])+COS([.$E$4])*COS([.$M$13])*COS([.B28])))" office:value-type="float" office:value="26.5327666699581" calcext:value-type="float">
            <text:p>26,53277</text:p>
          </table:table-cell>
          <table:table-cell table:style-name="ce35" table:formula="of:=DEGREES(ASIN(SIN([.$E$4])*SIN([.$N$13])+COS([.$E$4])*COS([.$N$13])*COS([.B28])))" office:value-type="float" office:value="16.9506191072323" calcext:value-type="float">
            <text:p>16,95062</text:p>
          </table:table-cell>
          <table:table-cell table:style-name="ce35" table:formula="of:=DEGREES(ASIN(SIN([.$E$4])*SIN([.$O$13])+COS([.$E$4])*COS([.$O$13])*COS([.B28])))" office:value-type="float" office:value="12.7149692730748" calcext:value-type="float">
            <text:p>12,71497</text:p>
          </table:table-cell>
          <table:table-cell table:style-name="ce35" table:formula="of:=DEGREES(ASIN(SIN([.$E$4])*SIN([.$P$13])+COS([.$E$4])*COS([.$P$13])*COS([.B28])))" office:value-type="float" office:value="12.9365884965704" calcext:value-type="float">
            <text:p>12,93659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35" table:formula="of:=DEGREES(ASIN(SIN([.$E$4])*SIN([.$C$13])+COS([.$E$4])*COS([.$C$13])*COS([.B29])))" office:value-type="float" office:value="11.9265212090401" calcext:value-type="float">
            <text:p>11,92652</text:p>
          </table:table-cell>
          <table:table-cell table:style-name="ce35" table:formula="of:=DEGREES(ASIN(SIN([.$E$4])*SIN([.$D$13])+COS([.$E$4])*COS([.$D$13])*COS([.B29])))" office:value-type="float" office:value="13.6245063052637" calcext:value-type="float">
            <text:p>13,62451</text:p>
          </table:table-cell>
          <table:table-cell table:style-name="ce35" table:formula="of:=DEGREES(ASIN(SIN([.$E$4])*SIN([.$E$13])+COS([.$E$4])*COS([.$E$13])*COS([.B29])))" office:value-type="float" office:value="21.4619832956104" calcext:value-type="float">
            <text:p>21,46198</text:p>
          </table:table-cell>
          <table:table-cell table:style-name="ce35" table:formula="of:=DEGREES(ASIN(SIN([.$E$4])*SIN([.$F$13])+COS([.$E$4])*COS([.$F$13])*COS([.B29])))" office:value-type="float" office:value="31.7616538579983" calcext:value-type="float">
            <text:p>31,76165</text:p>
          </table:table-cell>
          <table:table-cell table:style-name="ce35" table:formula="of:=DEGREES(ASIN(SIN([.$E$4])*SIN([.$G$13])+COS([.$E$4])*COS([.$G$13])*COS([.B29])))" office:value-type="float" office:value="43.7713429610393" calcext:value-type="float">
            <text:p>43,77134</text:p>
          </table:table-cell>
          <table:table-cell table:style-name="ce35" table:formula="of:=DEGREES(ASIN(SIN([.$E$4])*SIN([.$H$13])+COS([.$E$4])*COS([.$H$13])*COS([.B29])))" office:value-type="float" office:value="52.9272868227157" calcext:value-type="float">
            <text:p>52,92729</text:p>
          </table:table-cell>
          <table:table-cell table:style-name="ce35" table:formula="of:=DEGREES(ASIN(SIN([.$E$4])*SIN([.$I$13])+COS([.$E$4])*COS([.$I$13])*COS([.B29])))" office:value-type="float" office:value="57.3334719329681" calcext:value-type="float">
            <text:p>57,33347</text:p>
          </table:table-cell>
          <table:table-cell table:style-name="ce35" table:formula="of:=DEGREES(ASIN(SIN([.$E$4])*SIN([.$J$13])+COS([.$E$4])*COS([.$J$13])*COS([.B29])))" office:value-type="float" office:value="55.6551611003868" calcext:value-type="float">
            <text:p>55,65516</text:p>
          </table:table-cell>
          <table:table-cell table:style-name="ce35" table:formula="of:=DEGREES(ASIN(SIN([.$E$4])*SIN([.$K$13])+COS([.$E$4])*COS([.$K$13])*COS([.B29])))" office:value-type="float" office:value="48.2033621988668" calcext:value-type="float">
            <text:p>48,20336</text:p>
          </table:table-cell>
          <table:table-cell table:style-name="ce35" table:formula="of:=DEGREES(ASIN(SIN([.$E$4])*SIN([.$L$13])+COS([.$E$4])*COS([.$L$13])*COS([.B29])))" office:value-type="float" office:value="36.9080701139645" calcext:value-type="float">
            <text:p>36,90807</text:p>
          </table:table-cell>
          <table:table-cell table:style-name="ce35" table:formula="of:=DEGREES(ASIN(SIN([.$E$4])*SIN([.$M$13])+COS([.$E$4])*COS([.$M$13])*COS([.B29])))" office:value-type="float" office:value="25.2733538354043" calcext:value-type="float">
            <text:p>25,27335</text:p>
          </table:table-cell>
          <table:table-cell table:style-name="ce35" table:formula="of:=DEGREES(ASIN(SIN([.$E$4])*SIN([.$N$13])+COS([.$E$4])*COS([.$N$13])*COS([.B29])))" office:value-type="float" office:value="15.8191766769849" calcext:value-type="float">
            <text:p>15,81918</text:p>
          </table:table-cell>
          <table:table-cell table:style-name="ce35" table:formula="of:=DEGREES(ASIN(SIN([.$E$4])*SIN([.$O$13])+COS([.$E$4])*COS([.$O$13])*COS([.B29])))" office:value-type="float" office:value="11.6359169038498" calcext:value-type="float">
            <text:p>11,63592</text:p>
          </table:table-cell>
          <table:table-cell table:style-name="ce35" table:formula="of:=DEGREES(ASIN(SIN([.$E$4])*SIN([.$P$13])+COS([.$E$4])*COS([.$P$13])*COS([.B29])))" office:value-type="float" office:value="11.8548391818239" calcext:value-type="float">
            <text:p>11,85484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35" table:formula="of:=DEGREES(ASIN(SIN([.$E$4])*SIN([.$C$13])+COS([.$E$4])*COS([.$C$13])*COS([.B30])))" office:value-type="float" office:value="8.77563064976706" calcext:value-type="float">
            <text:p>8,77563</text:p>
          </table:table-cell>
          <table:table-cell table:style-name="ce35" table:formula="of:=DEGREES(ASIN(SIN([.$E$4])*SIN([.$D$13])+COS([.$E$4])*COS([.$D$13])*COS([.B30])))" office:value-type="float" office:value="10.4164042577658" calcext:value-type="float">
            <text:p>10,41640</text:p>
          </table:table-cell>
          <table:table-cell table:style-name="ce35" table:formula="of:=DEGREES(ASIN(SIN([.$E$4])*SIN([.$E$13])+COS([.$E$4])*COS([.$E$13])*COS([.B30])))" office:value-type="float" office:value="17.9809595331559" calcext:value-type="float">
            <text:p>17,98096</text:p>
          </table:table-cell>
          <table:table-cell table:style-name="ce35" table:formula="of:=DEGREES(ASIN(SIN([.$E$4])*SIN([.$F$13])+COS([.$E$4])*COS([.$F$13])*COS([.B30])))" office:value-type="float" office:value="27.8842417325976" calcext:value-type="float">
            <text:p>27,88424</text:p>
          </table:table-cell>
          <table:table-cell table:style-name="ce35" table:formula="of:=DEGREES(ASIN(SIN([.$E$4])*SIN([.$G$13])+COS([.$E$4])*COS([.$G$13])*COS([.B30])))" office:value-type="float" office:value="39.3297043016026" calcext:value-type="float">
            <text:p>39,32970</text:p>
          </table:table-cell>
          <table:table-cell table:style-name="ce35" table:formula="of:=DEGREES(ASIN(SIN([.$E$4])*SIN([.$H$13])+COS([.$E$4])*COS([.$H$13])*COS([.B30])))" office:value-type="float" office:value="47.9198296760062" calcext:value-type="float">
            <text:p>47,91983</text:p>
          </table:table-cell>
          <table:table-cell table:style-name="ce35" table:formula="of:=DEGREES(ASIN(SIN([.$E$4])*SIN([.$I$13])+COS([.$E$4])*COS([.$I$13])*COS([.B30])))" office:value-type="float" office:value="51.9845426338635" calcext:value-type="float">
            <text:p>51,98454</text:p>
          </table:table-cell>
          <table:table-cell table:style-name="ce35" table:formula="of:=DEGREES(ASIN(SIN([.$E$4])*SIN([.$J$13])+COS([.$E$4])*COS([.$J$13])*COS([.B30])))" office:value-type="float" office:value="50.4430522952725" calcext:value-type="float">
            <text:p>50,44305</text:p>
          </table:table-cell>
          <table:table-cell table:style-name="ce35" table:formula="of:=DEGREES(ASIN(SIN([.$E$4])*SIN([.$K$13])+COS([.$E$4])*COS([.$K$13])*COS([.B30])))" office:value-type="float" office:value="43.5076399105325" calcext:value-type="float">
            <text:p>43,50764</text:p>
          </table:table-cell>
          <table:table-cell table:style-name="ce35" table:formula="of:=DEGREES(ASIN(SIN([.$E$4])*SIN([.$L$13])+COS([.$E$4])*COS([.$L$13])*COS([.B30])))" office:value-type="float" office:value="32.8065648425249" calcext:value-type="float">
            <text:p>32,80656</text:p>
          </table:table-cell>
          <table:table-cell table:style-name="ce35" table:formula="of:=DEGREES(ASIN(SIN([.$E$4])*SIN([.$M$13])+COS([.$E$4])*COS([.$M$13])*COS([.B30])))" office:value-type="float" office:value="21.6520015963081" calcext:value-type="float">
            <text:p>21,65200</text:p>
          </table:table-cell>
          <table:table-cell table:style-name="ce35" table:formula="of:=DEGREES(ASIN(SIN([.$E$4])*SIN([.$N$13])+COS([.$E$4])*COS([.$N$13])*COS([.B30])))" office:value-type="float" office:value="12.5362948415954" calcext:value-type="float">
            <text:p>12,53629</text:p>
          </table:table-cell>
          <table:table-cell table:style-name="ce35" table:formula="of:=DEGREES(ASIN(SIN([.$E$4])*SIN([.$O$13])+COS([.$E$4])*COS([.$O$13])*COS([.B30])))" office:value-type="float" office:value="8.49476997174674" calcext:value-type="float">
            <text:p>8,49477</text:p>
          </table:table-cell>
          <table:table-cell table:style-name="ce35" table:formula="of:=DEGREES(ASIN(SIN([.$E$4])*SIN([.$P$13])+COS([.$E$4])*COS([.$P$13])*COS([.B30])))" office:value-type="float" office:value="8.70635324458369" calcext:value-type="float">
            <text:p>8,70635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35" table:formula="of:=DEGREES(ASIN(SIN([.$E$4])*SIN([.$C$13])+COS([.$E$4])*COS([.$C$13])*COS([.B31])))" office:value-type="float" office:value="3.81402851272996" calcext:value-type="float">
            <text:p>3,81403</text:p>
          </table:table-cell>
          <table:table-cell table:style-name="ce35" table:formula="of:=DEGREES(ASIN(SIN([.$E$4])*SIN([.$D$13])+COS([.$E$4])*COS([.$D$13])*COS([.B31])))" office:value-type="float" office:value="5.37620343077052" calcext:value-type="float">
            <text:p>5,37620</text:p>
          </table:table-cell>
          <table:table-cell table:style-name="ce35" table:formula="of:=DEGREES(ASIN(SIN([.$E$4])*SIN([.$E$13])+COS([.$E$4])*COS([.$E$13])*COS([.B31])))" office:value-type="float" office:value="12.5760982692142" calcext:value-type="float">
            <text:p>12,57610</text:p>
          </table:table-cell>
          <table:table-cell table:style-name="ce35" table:formula="of:=DEGREES(ASIN(SIN([.$E$4])*SIN([.$F$13])+COS([.$E$4])*COS([.$F$13])*COS([.B31])))" office:value-type="float" office:value="21.9815674467765" calcext:value-type="float">
            <text:p>21,98157</text:p>
          </table:table-cell>
          <table:table-cell table:style-name="ce35" table:formula="of:=DEGREES(ASIN(SIN([.$E$4])*SIN([.$G$13])+COS([.$E$4])*COS([.$G$13])*COS([.B31])))" office:value-type="float" office:value="32.7869752344953" calcext:value-type="float">
            <text:p>32,78698</text:p>
          </table:table-cell>
          <table:table-cell table:style-name="ce35" table:formula="of:=DEGREES(ASIN(SIN([.$E$4])*SIN([.$H$13])+COS([.$E$4])*COS([.$H$13])*COS([.B31])))" office:value-type="float" office:value="40.8181465908627" calcext:value-type="float">
            <text:p>40,81815</text:p>
          </table:table-cell>
          <table:table-cell table:style-name="ce35" table:formula="of:=DEGREES(ASIN(SIN([.$E$4])*SIN([.$I$13])+COS([.$E$4])*COS([.$I$13])*COS([.B31])))" office:value-type="float" office:value="44.5854555945605" calcext:value-type="float">
            <text:p>44,58546</text:p>
          </table:table-cell>
          <table:table-cell table:style-name="ce35" table:formula="of:=DEGREES(ASIN(SIN([.$E$4])*SIN([.$J$13])+COS([.$E$4])*COS([.$J$13])*COS([.B31])))" office:value-type="float" office:value="43.1595629661124" calcext:value-type="float">
            <text:p>43,15956</text:p>
          </table:table-cell>
          <table:table-cell table:style-name="ce35" table:formula="of:=DEGREES(ASIN(SIN([.$E$4])*SIN([.$K$13])+COS([.$E$4])*COS([.$K$13])*COS([.B31])))" office:value-type="float" office:value="36.7036244204766" calcext:value-type="float">
            <text:p>36,70362</text:p>
          </table:table-cell>
          <table:table-cell table:style-name="ce35" table:formula="of:=DEGREES(ASIN(SIN([.$E$4])*SIN([.$L$13])+COS([.$E$4])*COS([.$L$13])*COS([.B31])))" office:value-type="float" office:value="26.6398722599849" calcext:value-type="float">
            <text:p>26,63987</text:p>
          </table:table-cell>
          <table:table-cell table:style-name="ce35" table:formula="of:=DEGREES(ASIN(SIN([.$E$4])*SIN([.$M$13])+COS([.$E$4])*COS([.$M$13])*COS([.B31])))" office:value-type="float" office:value="16.0664938824612" calcext:value-type="float">
            <text:p>16,06649</text:p>
          </table:table-cell>
          <table:table-cell table:style-name="ce35" table:formula="of:=DEGREES(ASIN(SIN([.$E$4])*SIN([.$N$13])+COS([.$E$4])*COS([.$N$13])*COS([.B31])))" office:value-type="float" office:value="7.39446846564116" calcext:value-type="float">
            <text:p>7,39447</text:p>
          </table:table-cell>
          <table:table-cell table:style-name="ce35" table:formula="of:=DEGREES(ASIN(SIN([.$E$4])*SIN([.$O$13])+COS([.$E$4])*COS([.$O$13])*COS([.B31])))" office:value-type="float" office:value="3.54662627409551" calcext:value-type="float">
            <text:p>3,54663</text:p>
          </table:table-cell>
          <table:table-cell table:style-name="ce35" table:formula="of:=DEGREES(ASIN(SIN([.$E$4])*SIN([.$P$13])+COS([.$E$4])*COS([.$P$13])*COS([.B31])))" office:value-type="float" office:value="3.74807055791395" calcext:value-type="float">
            <text:p>3,74807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35" table:formula="of:=DEGREES(ASIN(SIN([.$E$4])*SIN([.$C$13])+COS([.$E$4])*COS([.$C$13])*COS([.B32])))" office:value-type="float" office:value="-2.61478803073792" calcext:value-type="float">
            <text:p>-2,61479</text:p>
          </table:table-cell>
          <table:table-cell table:style-name="ce35" table:formula="of:=DEGREES(ASIN(SIN([.$E$4])*SIN([.$D$13])+COS([.$E$4])*COS([.$D$13])*COS([.B32])))" office:value-type="float" office:value="-1.13589610948844" calcext:value-type="float">
            <text:p>-1,13590</text:p>
          </table:table-cell>
          <table:table-cell table:style-name="ce35" table:formula="of:=DEGREES(ASIN(SIN([.$E$4])*SIN([.$E$13])+COS([.$E$4])*COS([.$E$13])*COS([.B32])))" office:value-type="float" office:value="5.69243952579641" calcext:value-type="float">
            <text:p>5,69244</text:p>
          </table:table-cell>
          <table:table-cell table:style-name="ce35" table:formula="of:=DEGREES(ASIN(SIN([.$E$4])*SIN([.$F$13])+COS([.$E$4])*COS([.$F$13])*COS([.B32])))" office:value-type="float" office:value="14.6323167139045" calcext:value-type="float">
            <text:p>14,63232</text:p>
          </table:table-cell>
          <table:table-cell table:style-name="ce35" table:formula="of:=DEGREES(ASIN(SIN([.$E$4])*SIN([.$G$13])+COS([.$E$4])*COS([.$G$13])*COS([.B32])))" office:value-type="float" office:value="24.9151228082249" calcext:value-type="float">
            <text:p>24,91512</text:p>
          </table:table-cell>
          <table:table-cell table:style-name="ce35" table:formula="of:=DEGREES(ASIN(SIN([.$E$4])*SIN([.$H$13])+COS([.$E$4])*COS([.$H$13])*COS([.B32])))" office:value-type="float" office:value="32.5654700831476" calcext:value-type="float">
            <text:p>32,56547</text:p>
          </table:table-cell>
          <table:table-cell table:style-name="ce35" table:formula="of:=DEGREES(ASIN(SIN([.$E$4])*SIN([.$I$13])+COS([.$E$4])*COS([.$I$13])*COS([.B32])))" office:value-type="float" office:value="36.1613557620077" calcext:value-type="float">
            <text:p>36,16136</text:p>
          </table:table-cell>
          <table:table-cell table:style-name="ce35" table:formula="of:=DEGREES(ASIN(SIN([.$E$4])*SIN([.$J$13])+COS([.$E$4])*COS([.$J$13])*COS([.B32])))" office:value-type="float" office:value="34.7993738655196" calcext:value-type="float">
            <text:p>34,79937</text:p>
          </table:table-cell>
          <table:table-cell table:style-name="ce35" table:formula="of:=DEGREES(ASIN(SIN([.$E$4])*SIN([.$K$13])+COS([.$E$4])*COS([.$K$13])*COS([.B32])))" office:value-type="float" office:value="28.6445918074925" calcext:value-type="float">
            <text:p>28,64459</text:p>
          </table:table-cell>
          <table:table-cell table:style-name="ce35" table:formula="of:=DEGREES(ASIN(SIN([.$E$4])*SIN([.$L$13])+COS([.$E$4])*COS([.$L$13])*COS([.B32])))" office:value-type="float" office:value="19.0643340582136" calcext:value-type="float">
            <text:p>19,06433</text:p>
          </table:table-cell>
          <table:table-cell table:style-name="ce35" table:formula="of:=DEGREES(ASIN(SIN([.$E$4])*SIN([.$M$13])+COS([.$E$4])*COS([.$M$13])*COS([.B32])))" office:value-type="float" office:value="9.00816125397558" calcext:value-type="float">
            <text:p>9,00816</text:p>
          </table:table-cell>
          <table:table-cell table:style-name="ce35" table:formula="of:=DEGREES(ASIN(SIN([.$E$4])*SIN([.$N$13])+COS([.$E$4])*COS([.$N$13])*COS([.B32])))" office:value-type="float" office:value="0.776338997219802" calcext:value-type="float">
            <text:p>0,77634</text:p>
          </table:table-cell>
          <table:table-cell table:style-name="ce35" table:formula="of:=DEGREES(ASIN(SIN([.$E$4])*SIN([.$O$13])+COS([.$E$4])*COS([.$O$13])*COS([.B32])))" office:value-type="float" office:value="-2.86781945706286" calcext:value-type="float">
            <text:p>-2,86782</text:p>
          </table:table-cell>
          <table:table-cell table:style-name="ce35" table:formula="of:=DEGREES(ASIN(SIN([.$E$4])*SIN([.$P$13])+COS([.$E$4])*COS([.$P$13])*COS([.B32])))" office:value-type="float" office:value="-2.67720448174004" calcext:value-type="float">
            <text:p>-2,67720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35" table:formula="of:=DEGREES(ASIN(SIN([.$E$4])*SIN([.$C$13])+COS([.$E$4])*COS([.$C$13])*COS([.B33])))" office:value-type="float" office:value="-10.1490500935169" calcext:value-type="float">
            <text:p>-10,14905</text:p>
          </table:table-cell>
          <table:table-cell table:style-name="ce35" table:formula="of:=DEGREES(ASIN(SIN([.$E$4])*SIN([.$D$13])+COS([.$E$4])*COS([.$D$13])*COS([.B33])))" office:value-type="float" office:value="-8.74395420479599" calcext:value-type="float">
            <text:p>-8,74395</text:p>
          </table:table-cell>
          <table:table-cell table:style-name="ce35" table:formula="of:=DEGREES(ASIN(SIN([.$E$4])*SIN([.$E$13])+COS([.$E$4])*COS([.$E$13])*COS([.B33])))" office:value-type="float" office:value="-2.22725976638574" calcext:value-type="float">
            <text:p>-2,22726</text:p>
          </table:table-cell>
          <table:table-cell table:style-name="ce35" table:formula="of:=DEGREES(ASIN(SIN([.$E$4])*SIN([.$F$13])+COS([.$E$4])*COS([.$F$13])*COS([.B33])))" office:value-type="float" office:value="6.36722574090187" calcext:value-type="float">
            <text:p>6,36723</text:p>
          </table:table-cell>
          <table:table-cell table:style-name="ce35" table:formula="of:=DEGREES(ASIN(SIN([.$E$4])*SIN([.$G$13])+COS([.$E$4])*COS([.$G$13])*COS([.B33])))" office:value-type="float" office:value="16.3348549518283" calcext:value-type="float">
            <text:p>16,33485</text:p>
          </table:table-cell>
          <table:table-cell table:style-name="ce35" table:formula="of:=DEGREES(ASIN(SIN([.$E$4])*SIN([.$H$13])+COS([.$E$4])*COS([.$H$13])*COS([.B33])))" office:value-type="float" office:value="23.8209557528124" calcext:value-type="float">
            <text:p>23,82096</text:p>
          </table:table-cell>
          <table:table-cell table:style-name="ce35" table:formula="of:=DEGREES(ASIN(SIN([.$E$4])*SIN([.$I$13])+COS([.$E$4])*COS([.$I$13])*COS([.B33])))" office:value-type="float" office:value="27.3702101321147" calcext:value-type="float">
            <text:p>27,37021</text:p>
          </table:table-cell>
          <table:table-cell table:style-name="ce35" table:formula="of:=DEGREES(ASIN(SIN([.$E$4])*SIN([.$J$13])+COS([.$E$4])*COS([.$J$13])*COS([.B33])))" office:value-type="float" office:value="26.0229738300868" calcext:value-type="float">
            <text:p>26,02297</text:p>
          </table:table-cell>
          <table:table-cell table:style-name="ce35" table:formula="of:=DEGREES(ASIN(SIN([.$E$4])*SIN([.$K$13])+COS([.$E$4])*COS([.$K$13])*COS([.B33])))" office:value-type="float" office:value="19.975041760316" calcext:value-type="float">
            <text:p>19,97504</text:p>
          </table:table-cell>
          <table:table-cell table:style-name="ce35" table:formula="of:=DEGREES(ASIN(SIN([.$E$4])*SIN([.$L$13])+COS([.$E$4])*COS([.$L$13])*COS([.B33])))" office:value-type="float" office:value="10.652204525955" calcext:value-type="float">
            <text:p>10,65220</text:p>
          </table:table-cell>
          <table:table-cell table:style-name="ce35" table:formula="of:=DEGREES(ASIN(SIN([.$E$4])*SIN([.$M$13])+COS([.$E$4])*COS([.$M$13])*COS([.B33])))" office:value-type="float" office:value="0.9526075320749" calcext:value-type="float">
            <text:p>0,95261</text:p>
          </table:table-cell>
          <table:table-cell table:style-name="ce35" table:formula="of:=DEGREES(ASIN(SIN([.$E$4])*SIN([.$N$13])+COS([.$E$4])*COS([.$N$13])*COS([.B33])))" office:value-type="float" office:value="-6.92364116552013" calcext:value-type="float">
            <text:p>-6,92364</text:p>
          </table:table-cell>
          <table:table-cell table:style-name="ce35" table:formula="of:=DEGREES(ASIN(SIN([.$E$4])*SIN([.$O$13])+COS([.$E$4])*COS([.$O$13])*COS([.B33])))" office:value-type="float" office:value="-10.3892088516792" calcext:value-type="float">
            <text:p>-10,38921</text:p>
          </table:table-cell>
          <table:table-cell table:style-name="ce35" table:formula="of:=DEGREES(ASIN(SIN([.$E$4])*SIN([.$P$13])+COS([.$E$4])*COS([.$P$13])*COS([.B33])))" office:value-type="float" office:value="-10.2082979996586" calcext:value-type="float">
            <text:p>-10,20830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35" table:formula="of:=DEGREES(ASIN(SIN([.$E$4])*SIN([.$C$13])+COS([.$E$4])*COS([.$C$13])*COS([.B34])))" office:value-type="float" office:value="-18.442233151225" calcext:value-type="float">
            <text:p>-18,44223</text:p>
          </table:table-cell>
          <table:table-cell table:style-name="ce35" table:formula="of:=DEGREES(ASIN(SIN([.$E$4])*SIN([.$D$13])+COS([.$E$4])*COS([.$D$13])*COS([.B34])))" office:value-type="float" office:value="-17.0905146432824" calcext:value-type="float">
            <text:p>-17,09051</text:p>
          </table:table-cell>
          <table:table-cell table:style-name="ce35" table:formula="of:=DEGREES(ASIN(SIN([.$E$4])*SIN([.$E$13])+COS([.$E$4])*COS([.$E$13])*COS([.B34])))" office:value-type="float" office:value="-10.7783960546606" calcext:value-type="float">
            <text:p>-10,77840</text:p>
          </table:table-cell>
          <table:table-cell table:style-name="ce35" table:formula="of:=DEGREES(ASIN(SIN([.$E$4])*SIN([.$F$13])+COS([.$E$4])*COS([.$F$13])*COS([.B34])))" office:value-type="float" office:value="-2.35999986187897" calcext:value-type="float">
            <text:p>-2,36000</text:p>
          </table:table-cell>
          <table:table-cell table:style-name="ce35" table:formula="of:=DEGREES(ASIN(SIN([.$E$4])*SIN([.$G$13])+COS([.$E$4])*COS([.$G$13])*COS([.B34])))" office:value-type="float" office:value="7.52654783546239" calcext:value-type="float">
            <text:p>7,52655</text:p>
          </table:table-cell>
          <table:table-cell table:style-name="ce35" table:formula="of:=DEGREES(ASIN(SIN([.$E$4])*SIN([.$H$13])+COS([.$E$4])*COS([.$H$13])*COS([.B34])))" office:value-type="float" office:value="15.0504300990177" calcext:value-type="float">
            <text:p>15,05043</text:p>
          </table:table-cell>
          <table:table-cell table:style-name="ce35" table:formula="of:=DEGREES(ASIN(SIN([.$E$4])*SIN([.$I$13])+COS([.$E$4])*COS([.$I$13])*COS([.B34])))" office:value-type="float" office:value="18.6559194898513" calcext:value-type="float">
            <text:p>18,65592</text:p>
          </table:table-cell>
          <table:table-cell table:style-name="ce35" table:formula="of:=DEGREES(ASIN(SIN([.$E$4])*SIN([.$J$13])+COS([.$E$4])*COS([.$J$13])*COS([.B34])))" office:value-type="float" office:value="17.2839209369593" calcext:value-type="float">
            <text:p>17,28392</text:p>
          </table:table-cell>
          <table:table-cell table:style-name="ce35" table:formula="of:=DEGREES(ASIN(SIN([.$E$4])*SIN([.$K$13])+COS([.$E$4])*COS([.$K$13])*COS([.B34])))" office:value-type="float" office:value="11.1729687642256" calcext:value-type="float">
            <text:p>11,17297</text:p>
          </table:table-cell>
          <table:table-cell table:style-name="ce35" table:formula="of:=DEGREES(ASIN(SIN([.$E$4])*SIN([.$L$13])+COS([.$E$4])*COS([.$L$13])*COS([.B34])))" office:value-type="float" office:value="1.87363288768638" calcext:value-type="float">
            <text:p>1,87363</text:p>
          </table:table-cell>
          <table:table-cell table:style-name="ce35" table:formula="of:=DEGREES(ASIN(SIN([.$E$4])*SIN([.$M$13])+COS([.$E$4])*COS([.$M$13])*COS([.B34])))" office:value-type="float" office:value="-7.67531595559155" calcext:value-type="float">
            <text:p>-7,67532</text:p>
          </table:table-cell>
          <table:table-cell table:style-name="ce35" table:formula="of:=DEGREES(ASIN(SIN([.$E$4])*SIN([.$N$13])+COS([.$E$4])*COS([.$N$13])*COS([.B34])))" office:value-type="float" office:value="-15.3342078681916" calcext:value-type="float">
            <text:p>-15,33421</text:p>
          </table:table-cell>
          <table:table-cell table:style-name="ce35" table:formula="of:=DEGREES(ASIN(SIN([.$E$4])*SIN([.$O$13])+COS([.$E$4])*COS([.$O$13])*COS([.B34])))" office:value-type="float" office:value="-18.6729071828663" calcext:value-type="float">
            <text:p>-18,67291</text:p>
          </table:table-cell>
          <table:table-cell table:style-name="ce35" table:formula="of:=DEGREES(ASIN(SIN([.$E$4])*SIN([.$P$13])+COS([.$E$4])*COS([.$P$13])*COS([.B34])))" office:value-type="float" office:value="-18.4991511396456" calcext:value-type="float">
            <text:p>-18,49915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35" table:formula="of:=DEGREES(ASIN(SIN([.$E$4])*SIN([.$C$13])+COS([.$E$4])*COS([.$C$13])*COS([.B35])))" office:value-type="float" office:value="-27.1606686232391" calcext:value-type="float">
            <text:p>-27,16067</text:p>
          </table:table-cell>
          <table:table-cell table:style-name="ce35" table:formula="of:=DEGREES(ASIN(SIN([.$E$4])*SIN([.$D$13])+COS([.$E$4])*COS([.$D$13])*COS([.B35])))" office:value-type="float" office:value="-25.8327141832742" calcext:value-type="float">
            <text:p>-25,83271</text:p>
          </table:table-cell>
          <table:table-cell table:style-name="ce35" table:formula="of:=DEGREES(ASIN(SIN([.$E$4])*SIN([.$E$13])+COS([.$E$4])*COS([.$E$13])*COS([.B35])))" office:value-type="float" office:value="-19.5821834298176" calcext:value-type="float">
            <text:p>-19,58218</text:p>
          </table:table-cell>
          <table:table-cell table:style-name="ce35" table:formula="of:=DEGREES(ASIN(SIN([.$E$4])*SIN([.$F$13])+COS([.$E$4])*COS([.$F$13])*COS([.B35])))" office:value-type="float" office:value="-11.1429030452204" calcext:value-type="float">
            <text:p>-11,14290</text:p>
          </table:table-cell>
          <table:table-cell table:style-name="ce35" table:formula="of:=DEGREES(ASIN(SIN([.$E$4])*SIN([.$G$13])+COS([.$E$4])*COS([.$G$13])*COS([.B35])))" office:value-type="float" office:value="-1.10469762018433" calcext:value-type="float">
            <text:p>-1,10470</text:p>
          </table:table-cell>
          <table:table-cell table:style-name="ce35" table:formula="of:=DEGREES(ASIN(SIN([.$E$4])*SIN([.$H$13])+COS([.$E$4])*COS([.$H$13])*COS([.B35])))" office:value-type="float" office:value="6.63006191085273" calcext:value-type="float">
            <text:p>6,63006</text:p>
          </table:table-cell>
          <table:table-cell table:style-name="ce35" table:formula="of:=DEGREES(ASIN(SIN([.$E$4])*SIN([.$I$13])+COS([.$E$4])*COS([.$I$13])*COS([.B35])))" office:value-type="float" office:value="10.3715188397264" calcext:value-type="float">
            <text:p>10,37152</text:p>
          </table:table-cell>
          <table:table-cell table:style-name="ce35" table:formula="of:=DEGREES(ASIN(SIN([.$E$4])*SIN([.$J$13])+COS([.$E$4])*COS([.$J$13])*COS([.B35])))" office:value-type="float" office:value="8.94477207360163" calcext:value-type="float">
            <text:p>8,94477</text:p>
          </table:table-cell>
          <table:table-cell table:style-name="ce35" table:formula="of:=DEGREES(ASIN(SIN([.$E$4])*SIN([.$K$13])+COS([.$E$4])*COS([.$K$13])*COS([.B35])))" office:value-type="float" office:value="2.63265226972253" calcext:value-type="float">
            <text:p>2,63265</text:p>
          </table:table-cell>
          <table:table-cell table:style-name="ce35" table:formula="of:=DEGREES(ASIN(SIN([.$E$4])*SIN([.$L$13])+COS([.$E$4])*COS([.$L$13])*COS([.B35])))" office:value-type="float" office:value="-6.86073073965692" calcext:value-type="float">
            <text:p>-6,86073</text:p>
          </table:table-cell>
          <table:table-cell table:style-name="ce35" table:formula="of:=DEGREES(ASIN(SIN([.$E$4])*SIN([.$M$13])+COS([.$E$4])*COS([.$M$13])*COS([.B35])))" office:value-type="float" office:value="-16.4837771730836" calcext:value-type="float">
            <text:p>-16,48378</text:p>
          </table:table-cell>
          <table:table-cell table:style-name="ce35" table:formula="of:=DEGREES(ASIN(SIN([.$E$4])*SIN([.$N$13])+COS([.$E$4])*COS([.$N$13])*COS([.B35])))" office:value-type="float" office:value="-24.101308550685" calcext:value-type="float">
            <text:p>-24,10131</text:p>
          </table:table-cell>
          <table:table-cell table:style-name="ce35" table:formula="of:=DEGREES(ASIN(SIN([.$E$4])*SIN([.$O$13])+COS([.$E$4])*COS([.$O$13])*COS([.B35])))" office:value-type="float" office:value="-27.3868636393352" calcext:value-type="float">
            <text:p>-27,38686</text:p>
          </table:table-cell>
          <table:table-cell table:style-name="ce35" table:formula="of:=DEGREES(ASIN(SIN([.$E$4])*SIN([.$P$13])+COS([.$E$4])*COS([.$P$13])*COS([.B35])))" office:value-type="float" office:value="-27.2164932052655" calcext:value-type="float">
            <text:p>-27,21649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35" table:formula="of:=DEGREES(ASIN(SIN([.$E$4])*SIN([.$C$13])+COS([.$E$4])*COS([.$C$13])*COS([.B36])))" office:value-type="float" office:value="-35.9497806489061" calcext:value-type="float">
            <text:p>-35,94978</text:p>
          </table:table-cell>
          <table:table-cell table:style-name="ce35" table:formula="of:=DEGREES(ASIN(SIN([.$E$4])*SIN([.$D$13])+COS([.$E$4])*COS([.$D$13])*COS([.B36])))" office:value-type="float" office:value="-34.606724589934" calcext:value-type="float">
            <text:p>-34,60672</text:p>
          </table:table-cell>
          <table:table-cell table:style-name="ce35" table:formula="of:=DEGREES(ASIN(SIN([.$E$4])*SIN([.$E$13])+COS([.$E$4])*COS([.$E$13])*COS([.B36])))" office:value-type="float" office:value="-28.2428857750506" calcext:value-type="float">
            <text:p>-28,24289</text:p>
          </table:table-cell>
          <table:table-cell table:style-name="ce35" table:formula="of:=DEGREES(ASIN(SIN([.$E$4])*SIN([.$F$13])+COS([.$E$4])*COS([.$F$13])*COS([.B36])))" office:value-type="float" office:value="-19.5707976956509" calcext:value-type="float">
            <text:p>-19,57080</text:p>
          </table:table-cell>
          <table:table-cell table:style-name="ce35" table:formula="of:=DEGREES(ASIN(SIN([.$E$4])*SIN([.$G$13])+COS([.$E$4])*COS([.$G$13])*COS([.B36])))" office:value-type="float" office:value="-9.16650507447663" calcext:value-type="float">
            <text:p>-9,16651</text:p>
          </table:table-cell>
          <table:table-cell table:style-name="ce35" table:formula="of:=DEGREES(ASIN(SIN([.$E$4])*SIN([.$H$13])+COS([.$E$4])*COS([.$H$13])*COS([.B36])))" office:value-type="float" office:value="-1.08437157089126" calcext:value-type="float">
            <text:p>-1,08437</text:p>
          </table:table-cell>
          <table:table-cell table:style-name="ce35" table:formula="of:=DEGREES(ASIN(SIN([.$E$4])*SIN([.$I$13])+COS([.$E$4])*COS([.$I$13])*COS([.B36])))" office:value-type="float" office:value="2.84917860571456" calcext:value-type="float">
            <text:p>2,84918</text:p>
          </table:table-cell>
          <table:table-cell table:style-name="ce35" table:formula="of:=DEGREES(ASIN(SIN([.$E$4])*SIN([.$J$13])+COS([.$E$4])*COS([.$J$13])*COS([.B36])))" office:value-type="float" office:value="1.34710529573714" calcext:value-type="float">
            <text:p>1,34711</text:p>
          </table:table-cell>
          <table:table-cell table:style-name="ce35" table:formula="of:=DEGREES(ASIN(SIN([.$E$4])*SIN([.$K$13])+COS([.$E$4])*COS([.$K$13])*COS([.B36])))" office:value-type="float" office:value="-5.26900735529178" calcext:value-type="float">
            <text:p>-5,26901</text:p>
          </table:table-cell>
          <table:table-cell table:style-name="ce35" table:formula="of:=DEGREES(ASIN(SIN([.$E$4])*SIN([.$L$13])+COS([.$E$4])*COS([.$L$13])*COS([.B36])))" office:value-type="float" office:value="-15.1436013989365" calcext:value-type="float">
            <text:p>-15,14360</text:p>
          </table:table-cell>
          <table:table-cell table:style-name="ce35" table:formula="of:=DEGREES(ASIN(SIN([.$E$4])*SIN([.$M$13])+COS([.$E$4])*COS([.$M$13])*COS([.B36])))" office:value-type="float" office:value="-25.0680024312869" calcext:value-type="float">
            <text:p>-25,06800</text:p>
          </table:table-cell>
          <table:table-cell table:style-name="ce35" table:formula="of:=DEGREES(ASIN(SIN([.$E$4])*SIN([.$N$13])+COS([.$E$4])*COS([.$N$13])*COS([.B36])))" office:value-type="float" office:value="-32.8503740690937" calcext:value-type="float">
            <text:p>-32,85037</text:p>
          </table:table-cell>
          <table:table-cell table:style-name="ce35" table:formula="of:=DEGREES(ASIN(SIN([.$E$4])*SIN([.$O$13])+COS([.$E$4])*COS([.$O$13])*COS([.B36])))" office:value-type="float" office:value="-36.1781666245806" calcext:value-type="float">
            <text:p>-36,17817</text:p>
          </table:table-cell>
          <table:table-cell table:style-name="ce35" table:formula="of:=DEGREES(ASIN(SIN([.$E$4])*SIN([.$P$13])+COS([.$E$4])*COS([.$P$13])*COS([.B36])))" office:value-type="float" office:value="-36.0061566827355" calcext:value-type="float">
            <text:p>-36,00616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35" table:formula="of:=DEGREES(ASIN(SIN([.$E$4])*SIN([.$C$13])+COS([.$E$4])*COS([.$C$13])*COS([.B37])))" office:value-type="float" office:value="-44.3640534909388" calcext:value-type="float">
            <text:p>-44,36405</text:p>
          </table:table-cell>
          <table:table-cell table:style-name="ce35" table:formula="of:=DEGREES(ASIN(SIN([.$E$4])*SIN([.$D$13])+COS([.$E$4])*COS([.$D$13])*COS([.B37])))" office:value-type="float" office:value="-42.9577597602803" calcext:value-type="float">
            <text:p>-42,95776</text:p>
          </table:table-cell>
          <table:table-cell table:style-name="ce35" table:formula="of:=DEGREES(ASIN(SIN([.$E$4])*SIN([.$E$13])+COS([.$E$4])*COS([.$E$13])*COS([.B37])))" office:value-type="float" office:value="-36.2818568211046" calcext:value-type="float">
            <text:p>-36,28186</text:p>
          </table:table-cell>
          <table:table-cell table:style-name="ce35" table:formula="of:=DEGREES(ASIN(SIN([.$E$4])*SIN([.$F$13])+COS([.$E$4])*COS([.$F$13])*COS([.B37])))" office:value-type="float" office:value="-27.1720845570311" calcext:value-type="float">
            <text:p>-27,17208</text:p>
          </table:table-cell>
          <table:table-cell table:style-name="ce35" table:formula="of:=DEGREES(ASIN(SIN([.$E$4])*SIN([.$G$13])+COS([.$E$4])*COS([.$G$13])*COS([.B37])))" office:value-type="float" office:value="-16.23310995656" calcext:value-type="float">
            <text:p>-16,23311</text:p>
          </table:table-cell>
          <table:table-cell table:style-name="ce35" table:formula="of:=DEGREES(ASIN(SIN([.$E$4])*SIN([.$H$13])+COS([.$E$4])*COS([.$H$13])*COS([.B37])))" office:value-type="float" office:value="-7.71942061954394" calcext:value-type="float">
            <text:p>-7,71942</text:p>
          </table:table-cell>
          <table:table-cell table:style-name="ce35" table:formula="of:=DEGREES(ASIN(SIN([.$E$4])*SIN([.$I$13])+COS([.$E$4])*COS([.$I$13])*COS([.B37])))" office:value-type="float" office:value="-3.56632708244734" calcext:value-type="float">
            <text:p>-3,56633</text:p>
          </table:table-cell>
          <table:table-cell table:style-name="ce35" table:formula="of:=DEGREES(ASIN(SIN([.$E$4])*SIN([.$J$13])+COS([.$E$4])*COS([.$J$13])*COS([.B37])))" office:value-type="float" office:value="-5.15317184818747" calcext:value-type="float">
            <text:p>-5,15317</text:p>
          </table:table-cell>
          <table:table-cell table:style-name="ce35" table:formula="of:=DEGREES(ASIN(SIN([.$E$4])*SIN([.$K$13])+COS([.$E$4])*COS([.$K$13])*COS([.B37])))" office:value-type="float" office:value="-12.1301349707327" calcext:value-type="float">
            <text:p>-12,13013</text:p>
          </table:table-cell>
          <table:table-cell table:style-name="ce35" table:formula="of:=DEGREES(ASIN(SIN([.$E$4])*SIN([.$L$13])+COS([.$E$4])*COS([.$L$13])*COS([.B37])))" office:value-type="float" office:value="-22.5190602857038" calcext:value-type="float">
            <text:p>-22,51906</text:p>
          </table:table-cell>
          <table:table-cell table:style-name="ce35" table:formula="of:=DEGREES(ASIN(SIN([.$E$4])*SIN([.$M$13])+COS([.$E$4])*COS([.$M$13])*COS([.B37])))" office:value-type="float" office:value="-32.9475611038692" calcext:value-type="float">
            <text:p>-32,94756</text:p>
          </table:table-cell>
          <table:table-cell table:style-name="ce35" table:formula="of:=DEGREES(ASIN(SIN([.$E$4])*SIN([.$N$13])+COS([.$E$4])*COS([.$N$13])*COS([.B37])))" office:value-type="float" office:value="-41.1169100570489" calcext:value-type="float">
            <text:p>-41,11691</text:p>
          </table:table-cell>
          <table:table-cell table:style-name="ce35" table:formula="of:=DEGREES(ASIN(SIN([.$E$4])*SIN([.$O$13])+COS([.$E$4])*COS([.$O$13])*COS([.B37])))" office:value-type="float" office:value="-44.6030455237198" calcext:value-type="float">
            <text:p>-44,60305</text:p>
          </table:table-cell>
          <table:table-cell table:style-name="ce35" table:formula="of:=DEGREES(ASIN(SIN([.$E$4])*SIN([.$P$13])+COS([.$E$4])*COS([.$P$13])*COS([.B37])))" office:value-type="float" office:value="-44.4230519426887" calcext:value-type="float">
            <text:p>-44,42305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35" table:formula="of:=DEGREES(ASIN(SIN([.$E$4])*SIN([.$C$13])+COS([.$E$4])*COS([.$C$13])*COS([.B38])))" office:value-type="float" office:value="-51.7449400055664" calcext:value-type="float">
            <text:p>-51,74494</text:p>
          </table:table-cell>
          <table:table-cell table:style-name="ce35" table:formula="of:=DEGREES(ASIN(SIN([.$E$4])*SIN([.$D$13])+COS([.$E$4])*COS([.$D$13])*COS([.B38])))" office:value-type="float" office:value="-50.2251942952329" calcext:value-type="float">
            <text:p>-50,22519</text:p>
          </table:table-cell>
          <table:table-cell table:style-name="ce35" table:formula="of:=DEGREES(ASIN(SIN([.$E$4])*SIN([.$E$13])+COS([.$E$4])*COS([.$E$13])*COS([.B38])))" office:value-type="float" office:value="-43.0567775203184" calcext:value-type="float">
            <text:p>-43,05678</text:p>
          </table:table-cell>
          <table:table-cell table:style-name="ce35" table:formula="of:=DEGREES(ASIN(SIN([.$E$4])*SIN([.$F$13])+COS([.$E$4])*COS([.$F$13])*COS([.B38])))" office:value-type="float" office:value="-33.3699612822161" calcext:value-type="float">
            <text:p>-33,36996</text:p>
          </table:table-cell>
          <table:table-cell table:style-name="ce35" table:formula="of:=DEGREES(ASIN(SIN([.$E$4])*SIN([.$G$13])+COS([.$E$4])*COS([.$G$13])*COS([.B38])))" office:value-type="float" office:value="-21.827340694708" calcext:value-type="float">
            <text:p>-21,82734</text:p>
          </table:table-cell>
          <table:table-cell table:style-name="ce35" table:formula="of:=DEGREES(ASIN(SIN([.$E$4])*SIN([.$H$13])+COS([.$E$4])*COS([.$H$13])*COS([.B38])))" office:value-type="float" office:value="-12.8776331704043" calcext:value-type="float">
            <text:p>-12,87763</text:p>
          </table:table-cell>
          <table:table-cell table:style-name="ce35" table:formula="of:=DEGREES(ASIN(SIN([.$E$4])*SIN([.$I$13])+COS([.$E$4])*COS([.$I$13])*COS([.B38])))" office:value-type="float" office:value="-8.51546241876112" calcext:value-type="float">
            <text:p>-8,51546</text:p>
          </table:table-cell>
          <table:table-cell table:style-name="ce35" table:formula="of:=DEGREES(ASIN(SIN([.$E$4])*SIN([.$J$13])+COS([.$E$4])*COS([.$J$13])*COS([.B38])))" office:value-type="float" office:value="-10.1821513628157" calcext:value-type="float">
            <text:p>-10,18215</text:p>
          </table:table-cell>
          <table:table-cell table:style-name="ce35" table:formula="of:=DEGREES(ASIN(SIN([.$E$4])*SIN([.$K$13])+COS([.$E$4])*COS([.$K$13])*COS([.B38])))" office:value-type="float" office:value="-17.5121617367398" calcext:value-type="float">
            <text:p>-17,51216</text:p>
          </table:table-cell>
          <table:table-cell table:style-name="ce35" table:formula="of:=DEGREES(ASIN(SIN([.$E$4])*SIN([.$L$13])+COS([.$E$4])*COS([.$L$13])*COS([.B38])))" office:value-type="float" office:value="-28.4514584982439" calcext:value-type="float">
            <text:p>-28,45146</text:p>
          </table:table-cell>
          <table:table-cell table:style-name="ce35" table:formula="of:=DEGREES(ASIN(SIN([.$E$4])*SIN([.$M$13])+COS([.$E$4])*COS([.$M$13])*COS([.B38])))" office:value-type="float" office:value="-39.5006329721939" calcext:value-type="float">
            <text:p>-39,50063</text:p>
          </table:table-cell>
          <table:table-cell table:style-name="ce35" table:formula="of:=DEGREES(ASIN(SIN([.$E$4])*SIN([.$N$13])+COS([.$E$4])*COS([.$N$13])*COS([.B38])))" office:value-type="float" office:value="-48.241259320426" calcext:value-type="float">
            <text:p>-48,24126</text:p>
          </table:table-cell>
          <table:table-cell table:style-name="ce35" table:formula="of:=DEGREES(ASIN(SIN([.$E$4])*SIN([.$O$13])+COS([.$E$4])*COS([.$O$13])*COS([.B38])))" office:value-type="float" office:value="-52.003582568836" calcext:value-type="float">
            <text:p>-52,00358</text:p>
          </table:table-cell>
          <table:table-cell table:style-name="ce35" table:formula="of:=DEGREES(ASIN(SIN([.$E$4])*SIN([.$P$13])+COS([.$E$4])*COS([.$P$13])*COS([.B38])))" office:value-type="float" office:value="-51.8087793365146" calcext:value-type="float">
            <text:p>-51,80878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35" table:formula="of:=DEGREES(ASIN(SIN([.$E$4])*SIN([.$C$13])+COS([.$E$4])*COS([.$C$13])*COS([.B39])))" office:value-type="float" office:value="-57.0719502831274" calcext:value-type="float">
            <text:p>-57,07195</text:p>
          </table:table-cell>
          <table:table-cell table:style-name="ce35" table:formula="of:=DEGREES(ASIN(SIN([.$E$4])*SIN([.$D$13])+COS([.$E$4])*COS([.$D$13])*COS([.B39])))" office:value-type="float" office:value="-55.418734017852" calcext:value-type="float">
            <text:p>-55,41873</text:p>
          </table:table-cell>
          <table:table-cell table:style-name="ce35" table:formula="of:=DEGREES(ASIN(SIN([.$E$4])*SIN([.$E$13])+COS([.$E$4])*COS([.$E$13])*COS([.B39])))" office:value-type="float" office:value="-47.7233780534411" calcext:value-type="float">
            <text:p>-47,72338</text:p>
          </table:table-cell>
          <table:table-cell table:style-name="ce35" table:formula="of:=DEGREES(ASIN(SIN([.$E$4])*SIN([.$F$13])+COS([.$E$4])*COS([.$F$13])*COS([.B39])))" office:value-type="float" office:value="-37.4986774923219" calcext:value-type="float">
            <text:p>-37,49868</text:p>
          </table:table-cell>
          <table:table-cell table:style-name="ce35" table:formula="of:=DEGREES(ASIN(SIN([.$E$4])*SIN([.$G$13])+COS([.$E$4])*COS([.$G$13])*COS([.B39])))" office:value-type="float" office:value="-25.4555643782849" calcext:value-type="float">
            <text:p>-25,45556</text:p>
          </table:table-cell>
          <table:table-cell table:style-name="ce35" table:formula="of:=DEGREES(ASIN(SIN([.$E$4])*SIN([.$H$13])+COS([.$E$4])*COS([.$H$13])*COS([.B39])))" office:value-type="float" office:value="-16.1726609087296" calcext:value-type="float">
            <text:p>-16,17266</text:p>
          </table:table-cell>
          <table:table-cell table:style-name="ce35" table:formula="of:=DEGREES(ASIN(SIN([.$E$4])*SIN([.$I$13])+COS([.$E$4])*COS([.$I$13])*COS([.B39])))" office:value-type="float" office:value="-11.6573267594418" calcext:value-type="float">
            <text:p>-11,65733</text:p>
          </table:table-cell>
          <table:table-cell table:style-name="ce35" table:formula="of:=DEGREES(ASIN(SIN([.$E$4])*SIN([.$J$13])+COS([.$E$4])*COS([.$J$13])*COS([.B39])))" office:value-type="float" office:value="-13.3820528566981" calcext:value-type="float">
            <text:p>-13,38205</text:p>
          </table:table-cell>
          <table:table-cell table:style-name="ce35" table:formula="of:=DEGREES(ASIN(SIN([.$E$4])*SIN([.$K$13])+COS([.$E$4])*COS([.$K$13])*COS([.B39])))" office:value-type="float" office:value="-20.975704811312" calcext:value-type="float">
            <text:p>-20,97570</text:p>
          </table:table-cell>
          <table:table-cell table:style-name="ce35" table:formula="of:=DEGREES(ASIN(SIN([.$E$4])*SIN([.$L$13])+COS([.$E$4])*COS([.$L$13])*COS([.B39])))" office:value-type="float" office:value="-32.3535681308444" calcext:value-type="float">
            <text:p>-32,35357</text:p>
          </table:table-cell>
          <table:table-cell table:style-name="ce35" table:formula="of:=DEGREES(ASIN(SIN([.$E$4])*SIN([.$M$13])+COS([.$E$4])*COS([.$M$13])*COS([.B39])))" office:value-type="float" office:value="-43.9520276168817" calcext:value-type="float">
            <text:p>-43,95203</text:p>
          </table:table-cell>
          <table:table-cell table:style-name="ce35" table:formula="of:=DEGREES(ASIN(SIN([.$E$4])*SIN([.$N$13])+COS([.$E$4])*COS([.$N$13])*COS([.B39])))" office:value-type="float" office:value="-53.2735859722014" calcext:value-type="float">
            <text:p>-53,27359</text:p>
          </table:table-cell>
          <table:table-cell table:style-name="ce35" table:formula="of:=DEGREES(ASIN(SIN([.$E$4])*SIN([.$O$13])+COS([.$E$4])*COS([.$O$13])*COS([.B39])))" office:value-type="float" office:value="-57.3542644194205" calcext:value-type="float">
            <text:p>-57,35426</text:p>
          </table:table-cell>
          <table:table-cell table:style-name="ce35" table:formula="of:=DEGREES(ASIN(SIN([.$E$4])*SIN([.$P$13])+COS([.$E$4])*COS([.$P$13])*COS([.B39])))" office:value-type="float" office:value="-57.1416052933855" calcext:value-type="float">
            <text:p>-57,14161</text:p>
          </table:table-cell>
        </table:table-row>
        <table:table-row table:style-name="ro1">
          <table:table-cell/>
          <table:table-cell table:style-name="ce6"/>
          <table:table-cell table:style-name="ce36" office:value-type="string" calcext:value-type="string">
            <text:p>Fons gris indica Sol sota horitzó en aquell lloc per a aquest moment.</text:p>
          </table:table-cell>
          <table:table-cell table:style-name="ce35" table:number-columns-repeated="13"/>
        </table:table-row>
        <table:table-row table:style-name="ro1">
          <table:table-cell/>
          <table:table-cell table:style-name="ce6"/>
          <table:table-cell table:number-columns-repeated="14"/>
        </table:table-row>
        <table:table-row table:style-name="ro1">
          <table:table-cell table:style-name="ce2" office:value-type="string" calcext:value-type="string">
            <text:p>Distancia des de l fons de la gràfica, y = H - (L x tan A) <text:s/>→ (en mm)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37" table:formula="of:=[.$J$4]-([.$C$5]* TAN(RADIANS([.C20])))" office:value-type="float" office:value="342.563624901407" calcext:value-type="float">
            <text:p>342,56362</text:p>
          </table:table-cell>
          <table:table-cell table:style-name="ce37" table:formula="of:=[.$J$4]-([.$C$5]* TAN(RADIANS([.D20])))" office:value-type="float" office:value="337.588612129281" calcext:value-type="float">
            <text:p>337,58861</text:p>
          </table:table-cell>
          <table:table-cell table:style-name="ce37" table:formula="of:=[.$J$4]-([.$C$5]* TAN(RADIANS([.E20])))" office:value-type="float" office:value="315.968963754602" calcext:value-type="float">
            <text:p>315,96896</text:p>
          </table:table-cell>
          <table:table-cell table:style-name="ce37" table:formula="of:=[.$J$4]-([.$C$5]* TAN(RADIANS([.F20])))" office:value-type="float" office:value="290.278764820364" calcext:value-type="float">
            <text:p>290,27876</text:p>
          </table:table-cell>
          <table:table-cell table:style-name="ce37" table:formula="of:=[.$J$4]-([.$C$5]* TAN(RADIANS([.G20])))" office:value-type="float" office:value="262.821374498199" calcext:value-type="float">
            <text:p>262,82137</text:p>
          </table:table-cell>
          <table:table-cell table:style-name="ce37" table:formula="of:=[.$J$4]-([.$C$5]* TAN(RADIANS([.H20])))" office:value-type="float" office:value="242.676950794929" calcext:value-type="float">
            <text:p>242,67695</text:p>
          </table:table-cell>
          <table:table-cell table:style-name="ce37" table:formula="of:=[.$J$4]-([.$C$5]* TAN(RADIANS([.I20])))" office:value-type="float" office:value="232.961367864524" calcext:value-type="float">
            <text:p>232,96137</text:p>
          </table:table-cell>
          <table:table-cell table:style-name="ce37" table:formula="of:=[.$J$4]-([.$C$5]* TAN(RADIANS([.J20])))" office:value-type="float" office:value="236.674231727216" calcext:value-type="float">
            <text:p>236,67423</text:p>
          </table:table-cell>
          <table:table-cell table:style-name="ce37" table:formula="of:=[.$J$4]-([.$C$5]* TAN(RADIANS([.K20])))" office:value-type="float" office:value="253.04265177852" calcext:value-type="float">
            <text:p>253,04265</text:p>
          </table:table-cell>
          <table:table-cell table:style-name="ce37" table:formula="of:=[.$J$4]-([.$C$5]* TAN(RADIANS([.L20])))" office:value-type="float" office:value="278.275479311297" calcext:value-type="float">
            <text:p>278,27548</text:p>
          </table:table-cell>
          <table:table-cell table:style-name="ce37" table:formula="of:=[.$J$4]-([.$C$5]* TAN(RADIANS([.M20])))" office:value-type="float" office:value="306.153068584562" calcext:value-type="float">
            <text:p>306,15307</text:p>
          </table:table-cell>
          <table:table-cell table:style-name="ce37" table:formula="of:=[.$J$4]-([.$C$5]* TAN(RADIANS([.N20])))" office:value-type="float" office:value="331.319715059184" calcext:value-type="float">
            <text:p>331,31972</text:p>
          </table:table-cell>
          <table:table-cell table:style-name="ce37" table:formula="of:=[.$J$4]-([.$C$5]* TAN(RADIANS([.O20])))" office:value-type="float" office:value="343.426348120197" calcext:value-type="float">
            <text:p>343,42635</text:p>
          </table:table-cell>
          <table:table-cell table:style-name="ce37" table:formula="of:=[.$J$4]-([.$C$5]* TAN(RADIANS([.P20])))" office:value-type="float" office:value="342.776119144736" calcext:value-type="float">
            <text:p>342,77612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37" table:formula="of:=[.$J$4]-([.$C$5]* TAN(RADIANS([.C21])))" office:value-type="float" office:value="312.56104074062" calcext:value-type="float">
            <text:p>312,56104</text:p>
          </table:table-cell>
          <table:table-cell table:style-name="ce37" table:formula="of:=[.$J$4]-([.$C$5]* TAN(RADIANS([.D21])))" office:value-type="float" office:value="308.468244270328" calcext:value-type="float">
            <text:p>308,46824</text:p>
          </table:table-cell>
          <table:table-cell table:style-name="ce37" table:formula="of:=[.$J$4]-([.$C$5]* TAN(RADIANS([.E21])))" office:value-type="float" office:value="290.310423284763" calcext:value-type="float">
            <text:p>290,31042</text:p>
          </table:table-cell>
          <table:table-cell table:style-name="ce37" table:formula="of:=[.$J$4]-([.$C$5]* TAN(RADIANS([.F21])))" office:value-type="float" office:value="267.856912776099" calcext:value-type="float">
            <text:p>267,85691</text:p>
          </table:table-cell>
          <table:table-cell table:style-name="ce37" table:formula="of:=[.$J$4]-([.$C$5]* TAN(RADIANS([.G21])))" office:value-type="float" office:value="242.727141336895" calcext:value-type="float">
            <text:p>242,72714</text:p>
          </table:table-cell>
          <table:table-cell table:style-name="ce37" table:formula="of:=[.$J$4]-([.$C$5]* TAN(RADIANS([.H21])))" office:value-type="float" office:value="223.561109073658" calcext:value-type="float">
            <text:p>223,56111</text:p>
          </table:table-cell>
          <table:table-cell table:style-name="ce37" table:formula="of:=[.$J$4]-([.$C$5]* TAN(RADIANS([.I21])))" office:value-type="float" office:value="214.115909287892" calcext:value-type="float">
            <text:p>214,11591</text:p>
          </table:table-cell>
          <table:table-cell table:style-name="ce37" table:formula="of:=[.$J$4]-([.$C$5]* TAN(RADIANS([.J21])))" office:value-type="float" office:value="217.739848531157" calcext:value-type="float">
            <text:p>217,73985</text:p>
          </table:table-cell>
          <table:table-cell table:style-name="ce37" table:formula="of:=[.$J$4]-([.$C$5]* TAN(RADIANS([.K21])))" office:value-type="float" office:value="233.497060784316" calcext:value-type="float">
            <text:p>233,49706</text:p>
          </table:table-cell>
          <table:table-cell table:style-name="ce37" table:formula="of:=[.$J$4]-([.$C$5]* TAN(RADIANS([.L21])))" office:value-type="float" office:value="257.016233119093" calcext:value-type="float">
            <text:p>257,01623</text:p>
          </table:table-cell>
          <table:table-cell table:style-name="ce37" table:formula="of:=[.$J$4]-([.$C$5]* TAN(RADIANS([.M21])))" office:value-type="float" office:value="281.84910071734" calcext:value-type="float">
            <text:p>281,84910</text:p>
          </table:table-cell>
          <table:table-cell table:style-name="ce37" table:formula="of:=[.$J$4]-([.$C$5]* TAN(RADIANS([.N21])))" office:value-type="float" office:value="303.267334317408" calcext:value-type="float">
            <text:p>303,26733</text:p>
          </table:table-cell>
          <table:table-cell table:style-name="ce37" table:formula="of:=[.$J$4]-([.$C$5]* TAN(RADIANS([.O21])))" office:value-type="float" office:value="313.267781012107" calcext:value-type="float">
            <text:p>313,26778</text:p>
          </table:table-cell>
          <table:table-cell table:style-name="ce37" table:formula="of:=[.$J$4]-([.$C$5]* TAN(RADIANS([.P21])))" office:value-type="float" office:value="312.735196068239" calcext:value-type="float">
            <text:p>312,73520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37" table:formula="of:=[.$J$4]-([.$C$5]* TAN(RADIANS([.C22])))" office:value-type="float" office:value="287.162389648241" calcext:value-type="float">
            <text:p>287,16239</text:p>
          </table:table-cell>
          <table:table-cell table:style-name="ce37" table:formula="of:=[.$J$4]-([.$C$5]* TAN(RADIANS([.D22])))" office:value-type="float" office:value="283.483069569118" calcext:value-type="float">
            <text:p>283,48307</text:p>
          </table:table-cell>
          <table:table-cell table:style-name="ce37" table:formula="of:=[.$J$4]-([.$C$5]* TAN(RADIANS([.E22])))" office:value-type="float" office:value="266.923424209995" calcext:value-type="float">
            <text:p>266,92342</text:p>
          </table:table-cell>
          <table:table-cell table:style-name="ce37" table:formula="of:=[.$J$4]-([.$C$5]* TAN(RADIANS([.F22])))" office:value-type="float" office:value="245.828651515672" calcext:value-type="float">
            <text:p>245,82865</text:p>
          </table:table-cell>
          <table:table-cell table:style-name="ce37" table:formula="of:=[.$J$4]-([.$C$5]* TAN(RADIANS([.G22])))" office:value-type="float" office:value="221.314081961314" calcext:value-type="float">
            <text:p>221,31408</text:p>
          </table:table-cell>
          <table:table-cell table:style-name="ce37" table:formula="of:=[.$J$4]-([.$C$5]* TAN(RADIANS([.H22])))" office:value-type="float" office:value="201.971238520625" calcext:value-type="float">
            <text:p>201,97124</text:p>
          </table:table-cell>
          <table:table-cell table:style-name="ce37" table:formula="of:=[.$J$4]-([.$C$5]* TAN(RADIANS([.I22])))" office:value-type="float" office:value="192.250764607404" calcext:value-type="float">
            <text:p>192,25076</text:p>
          </table:table-cell>
          <table:table-cell table:style-name="ce37" table:formula="of:=[.$J$4]-([.$C$5]* TAN(RADIANS([.J22])))" office:value-type="float" office:value="195.993858157223" calcext:value-type="float">
            <text:p>195,99386</text:p>
          </table:table-cell>
          <table:table-cell table:style-name="ce37" table:formula="of:=[.$J$4]-([.$C$5]* TAN(RADIANS([.K22])))" office:value-type="float" office:value="212.065986636893" calcext:value-type="float">
            <text:p>212,06599</text:p>
          </table:table-cell>
          <table:table-cell table:style-name="ce37" table:formula="of:=[.$J$4]-([.$C$5]* TAN(RADIANS([.L22])))" office:value-type="float" office:value="235.373529969378" calcext:value-type="float">
            <text:p>235,37353</text:p>
          </table:table-cell>
          <table:table-cell table:style-name="ce37" table:formula="of:=[.$J$4]-([.$C$5]* TAN(RADIANS([.M22])))" office:value-type="float" office:value="259.059672358415" calcext:value-type="float">
            <text:p>259,05967</text:p>
          </table:table-cell>
          <table:table-cell table:style-name="ce37" table:formula="of:=[.$J$4]-([.$C$5]* TAN(RADIANS([.N22])))" office:value-type="float" office:value="278.780884291525" calcext:value-type="float">
            <text:p>278,78088</text:p>
          </table:table-cell>
          <table:table-cell table:style-name="ce37" table:formula="of:=[.$J$4]-([.$C$5]* TAN(RADIANS([.O22])))" office:value-type="float" office:value="287.795951816909" calcext:value-type="float">
            <text:p>287,79595</text:p>
          </table:table-cell>
          <table:table-cell table:style-name="ce37" table:formula="of:=[.$J$4]-([.$C$5]* TAN(RADIANS([.P22])))" office:value-type="float" office:value="287.318559895121" calcext:value-type="float">
            <text:p>287,31856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37" table:formula="of:=[.$J$4]-([.$C$5]* TAN(RADIANS([.C23])))" office:value-type="float" office:value="265.316961390579" calcext:value-type="float">
            <text:p>265,31696</text:p>
          </table:table-cell>
          <table:table-cell table:style-name="ce37" table:formula="of:=[.$J$4]-([.$C$5]* TAN(RADIANS([.D23])))" office:value-type="float" office:value="261.752456366215" calcext:value-type="float">
            <text:p>261,75246</text:p>
          </table:table-cell>
          <table:table-cell table:style-name="ce37" table:formula="of:=[.$J$4]-([.$C$5]* TAN(RADIANS([.E23])))" office:value-type="float" office:value="245.500473959089" calcext:value-type="float">
            <text:p>245,50047</text:p>
          </table:table-cell>
          <table:table-cell table:style-name="ce37" table:formula="of:=[.$J$4]-([.$C$5]* TAN(RADIANS([.F23])))" office:value-type="float" office:value="224.218305850959" calcext:value-type="float">
            <text:p>224,21831</text:p>
          </table:table-cell>
          <table:table-cell table:style-name="ce37" table:formula="of:=[.$J$4]-([.$C$5]* TAN(RADIANS([.G23])))" office:value-type="float" office:value="198.550374882884" calcext:value-type="float">
            <text:p>198,55037</text:p>
          </table:table-cell>
          <table:table-cell table:style-name="ce37" table:formula="of:=[.$J$4]-([.$C$5]* TAN(RADIANS([.H23])))" office:value-type="float" office:value="177.561359800946" calcext:value-type="float">
            <text:p>177,56136</text:p>
          </table:table-cell>
          <table:table-cell table:style-name="ce37" table:formula="of:=[.$J$4]-([.$C$5]* TAN(RADIANS([.I23])))" office:value-type="float" office:value="166.784350726452" calcext:value-type="float">
            <text:p>166,78435</text:p>
          </table:table-cell>
          <table:table-cell table:style-name="ce37" table:formula="of:=[.$J$4]-([.$C$5]* TAN(RADIANS([.J23])))" office:value-type="float" office:value="170.951118684661" calcext:value-type="float">
            <text:p>170,95112</text:p>
          </table:table-cell>
          <table:table-cell table:style-name="ce37" table:formula="of:=[.$J$4]-([.$C$5]* TAN(RADIANS([.K23])))" office:value-type="float" office:value="188.594453736374" calcext:value-type="float">
            <text:p>188,59445</text:p>
          </table:table-cell>
          <table:table-cell table:style-name="ce37" table:formula="of:=[.$J$4]-([.$C$5]* TAN(RADIANS([.L23])))" office:value-type="float" office:value="213.399216995627" calcext:value-type="float">
            <text:p>213,39922</text:p>
          </table:table-cell>
          <table:table-cell table:style-name="ce37" table:formula="of:=[.$J$4]-([.$C$5]* TAN(RADIANS([.M23])))" office:value-type="float" office:value="237.648394654099" calcext:value-type="float">
            <text:p>237,64839</text:p>
          </table:table-cell>
          <table:table-cell table:style-name="ce37" table:formula="of:=[.$J$4]-([.$C$5]* TAN(RADIANS([.N23])))" office:value-type="float" office:value="257.173788244825" calcext:value-type="float">
            <text:p>257,17379</text:p>
          </table:table-cell>
          <table:table-cell table:style-name="ce37" table:formula="of:=[.$J$4]-([.$C$5]* TAN(RADIANS([.O23])))" office:value-type="float" office:value="265.92922141631" calcext:value-type="float">
            <text:p>265,92922</text:p>
          </table:table-cell>
          <table:table-cell table:style-name="ce37" table:formula="of:=[.$J$4]-([.$C$5]* TAN(RADIANS([.P23])))" office:value-type="float" office:value="265.467921604964" calcext:value-type="float">
            <text:p>265,46792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37" table:formula="of:=[.$J$4]-([.$C$5]* TAN(RADIANS([.C24])))" office:value-type="float" office:value="246.45875105268" calcext:value-type="float">
            <text:p>246,45875</text:p>
          </table:table-cell>
          <table:table-cell table:style-name="ce37" table:formula="of:=[.$J$4]-([.$C$5]* TAN(RADIANS([.D24])))" office:value-type="float" office:value="242.804180229535" calcext:value-type="float">
            <text:p>242,80418</text:p>
          </table:table-cell>
          <table:table-cell table:style-name="ce37" table:formula="of:=[.$J$4]-([.$C$5]* TAN(RADIANS([.E24])))" office:value-type="float" office:value="225.902533346014" calcext:value-type="float">
            <text:p>225,90253</text:p>
          </table:table-cell>
          <table:table-cell table:style-name="ce37" table:formula="of:=[.$J$4]-([.$C$5]* TAN(RADIANS([.F24])))" office:value-type="float" office:value="203.075770958129" calcext:value-type="float">
            <text:p>203,07577</text:p>
          </table:table-cell>
          <table:table-cell table:style-name="ce37" table:formula="of:=[.$J$4]-([.$C$5]* TAN(RADIANS([.G24])))" office:value-type="float" office:value="174.306287402008" calcext:value-type="float">
            <text:p>174,30629</text:p>
          </table:table-cell>
          <table:table-cell table:style-name="ce37" table:formula="of:=[.$J$4]-([.$C$5]* TAN(RADIANS([.H24])))" office:value-type="float" office:value="149.673558050166" calcext:value-type="float">
            <text:p>149,67356</text:p>
          </table:table-cell>
          <table:table-cell table:style-name="ce37" table:formula="of:=[.$J$4]-([.$C$5]* TAN(RADIANS([.I24])))" office:value-type="float" office:value="136.637325675696" calcext:value-type="float">
            <text:p>136,63733</text:p>
          </table:table-cell>
          <table:table-cell table:style-name="ce37" table:formula="of:=[.$J$4]-([.$C$5]* TAN(RADIANS([.J24])))" office:value-type="float" office:value="141.707805467118" calcext:value-type="float">
            <text:p>141,70781</text:p>
          </table:table-cell>
          <table:table-cell table:style-name="ce37" table:formula="of:=[.$J$4]-([.$C$5]* TAN(RADIANS([.K24])))" office:value-type="float" office:value="162.748520963188" calcext:value-type="float">
            <text:p>162,74852</text:p>
          </table:table-cell>
          <table:table-cell table:style-name="ce37" table:formula="of:=[.$J$4]-([.$C$5]* TAN(RADIANS([.L24])))" office:value-type="float" office:value="191.125002174176" calcext:value-type="float">
            <text:p>191,12500</text:p>
          </table:table-cell>
          <table:table-cell table:style-name="ce37" table:formula="of:=[.$J$4]-([.$C$5]* TAN(RADIANS([.M24])))" office:value-type="float" office:value="217.579476249574" calcext:value-type="float">
            <text:p>217,57948</text:p>
          </table:table-cell>
          <table:table-cell table:style-name="ce37" table:formula="of:=[.$J$4]-([.$C$5]* TAN(RADIANS([.N24])))" office:value-type="float" office:value="238.083590172239" calcext:value-type="float">
            <text:p>238,08359</text:p>
          </table:table-cell>
          <table:table-cell table:style-name="ce37" table:formula="of:=[.$J$4]-([.$C$5]* TAN(RADIANS([.O24])))" office:value-type="float" office:value="247.084759386941" calcext:value-type="float">
            <text:p>247,08476</text:p>
          </table:table-cell>
          <table:table-cell table:style-name="ce37" table:formula="of:=[.$J$4]-([.$C$5]* TAN(RADIANS([.P24])))" office:value-type="float" office:value="246.613147064824" calcext:value-type="float">
            <text:p>246,61315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37" table:formula="of:=[.$J$4]-([.$C$5]* TAN(RADIANS([.C25])))" office:value-type="float" office:value="230.571632736355" calcext:value-type="float">
            <text:p>230,57163</text:p>
          </table:table-cell>
          <table:table-cell table:style-name="ce37" table:formula="of:=[.$J$4]-([.$C$5]* TAN(RADIANS([.D25])))" office:value-type="float" office:value="226.690451816879" calcext:value-type="float">
            <text:p>226,69045</text:p>
          </table:table-cell>
          <table:table-cell table:style-name="ce37" table:formula="of:=[.$J$4]-([.$C$5]* TAN(RADIANS([.E25])))" office:value-type="float" office:value="208.449208682671" calcext:value-type="float">
            <text:p>208,44921</text:p>
          </table:table-cell>
          <table:table-cell table:style-name="ce37" table:formula="of:=[.$J$4]-([.$C$5]* TAN(RADIANS([.F25])))" office:value-type="float" office:value="182.912607890264" calcext:value-type="float">
            <text:p>182,91261</text:p>
          </table:table-cell>
          <table:table-cell table:style-name="ce37" table:formula="of:=[.$J$4]-([.$C$5]* TAN(RADIANS([.G25])))" office:value-type="float" office:value="148.901864672845" calcext:value-type="float">
            <text:p>148,90186</text:p>
          </table:table-cell>
          <table:table-cell table:style-name="ce37" table:formula="of:=[.$J$4]-([.$C$5]* TAN(RADIANS([.H25])))" office:value-type="float" office:value="117.845100702884" calcext:value-type="float">
            <text:p>117,84510</text:p>
          </table:table-cell>
          <table:table-cell table:style-name="ce37" table:formula="of:=[.$J$4]-([.$C$5]* TAN(RADIANS([.I25])))" office:value-type="float" office:value="100.604601793402" calcext:value-type="float">
            <text:p>100,60460</text:p>
          </table:table-cell>
          <table:table-cell table:style-name="ce37" table:formula="of:=[.$J$4]-([.$C$5]* TAN(RADIANS([.J25])))" office:value-type="float" office:value="107.378698130106" calcext:value-type="float">
            <text:p>107,37870</text:p>
          </table:table-cell>
          <table:table-cell table:style-name="ce37" table:formula="of:=[.$J$4]-([.$C$5]* TAN(RADIANS([.K25])))" office:value-type="float" office:value="134.569472781403" calcext:value-type="float">
            <text:p>134,56947</text:p>
          </table:table-cell>
          <table:table-cell table:style-name="ce37" table:formula="of:=[.$J$4]-([.$C$5]* TAN(RADIANS([.L25])))" office:value-type="float" office:value="169.055375480542" calcext:value-type="float">
            <text:p>169,05538</text:p>
          </table:table-cell>
          <table:table-cell table:style-name="ce37" table:formula="of:=[.$J$4]-([.$C$5]* TAN(RADIANS([.M25])))" office:value-type="float" office:value="199.268707754828" calcext:value-type="float">
            <text:p>199,26871</text:p>
          </table:table-cell>
          <table:table-cell table:style-name="ce37" table:formula="of:=[.$J$4]-([.$C$5]* TAN(RADIANS([.N25])))" office:value-type="float" office:value="221.645693670771" calcext:value-type="float">
            <text:p>221,64569</text:p>
          </table:table-cell>
          <table:table-cell table:style-name="ce37" table:formula="of:=[.$J$4]-([.$C$5]* TAN(RADIANS([.O25])))" office:value-type="float" office:value="231.23441270012" calcext:value-type="float">
            <text:p>231,23441</text:p>
          </table:table-cell>
          <table:table-cell table:style-name="ce37" table:formula="of:=[.$J$4]-([.$C$5]* TAN(RADIANS([.P25])))" office:value-type="float" office:value="230.73515252851" calcext:value-type="float">
            <text:p>230,73515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37" table:formula="of:=[.$J$4]-([.$C$5]* TAN(RADIANS([.C26])))" office:value-type="float" office:value="218.16749792256" calcext:value-type="float">
            <text:p>218,16750</text:p>
          </table:table-cell>
          <table:table-cell table:style-name="ce37" table:formula="of:=[.$J$4]-([.$C$5]* TAN(RADIANS([.D26])))" office:value-type="float" office:value="214.001387778242" calcext:value-type="float">
            <text:p>214,00139</text:p>
          </table:table-cell>
          <table:table-cell table:style-name="ce37" table:formula="of:=[.$J$4]-([.$C$5]* TAN(RADIANS([.E26])))" office:value-type="float" office:value="194.099461984876" calcext:value-type="float">
            <text:p>194,09946</text:p>
          </table:table-cell>
          <table:table-cell table:style-name="ce37" table:formula="of:=[.$J$4]-([.$C$5]* TAN(RADIANS([.F26])))" office:value-type="float" office:value="165.167929916308" calcext:value-type="float">
            <text:p>165,16793</text:p>
          </table:table-cell>
          <table:table-cell table:style-name="ce37" table:formula="of:=[.$J$4]-([.$C$5]* TAN(RADIANS([.G26])))" office:value-type="float" office:value="124.120659096613" calcext:value-type="float">
            <text:p>124,12066</text:p>
          </table:table-cell>
          <table:table-cell table:style-name="ce37" table:formula="of:=[.$J$4]-([.$C$5]* TAN(RADIANS([.H26])))" office:value-type="float" office:value="83.3704407271748" calcext:value-type="float">
            <text:p>83,37044</text:p>
          </table:table-cell>
          <table:table-cell table:style-name="ce37" table:formula="of:=[.$J$4]-([.$C$5]* TAN(RADIANS([.I26])))" office:value-type="float" office:value="59.0820246926822" calcext:value-type="float">
            <text:p>59,08202</text:p>
          </table:table-cell>
          <table:table-cell table:style-name="ce37" table:formula="of:=[.$J$4]-([.$C$5]* TAN(RADIANS([.J26])))" office:value-type="float" office:value="68.7820593042648" calcext:value-type="float">
            <text:p>68,78206</text:p>
          </table:table-cell>
          <table:table-cell table:style-name="ce37" table:formula="of:=[.$J$4]-([.$C$5]* TAN(RADIANS([.K26])))" office:value-type="float" office:value="105.754723334024" calcext:value-type="float">
            <text:p>105,75472</text:p>
          </table:table-cell>
          <table:table-cell table:style-name="ce37" table:formula="of:=[.$J$4]-([.$C$5]* TAN(RADIANS([.L26])))" office:value-type="float" office:value="148.833432497213" calcext:value-type="float">
            <text:p>148,83343</text:p>
          </table:table-cell>
          <table:table-cell table:style-name="ce37" table:formula="of:=[.$J$4]-([.$C$5]* TAN(RADIANS([.M26])))" office:value-type="float" office:value="183.856463677577" calcext:value-type="float">
            <text:p>183,85646</text:p>
          </table:table-cell>
          <table:table-cell table:style-name="ce37" table:formula="of:=[.$J$4]-([.$C$5]* TAN(RADIANS([.N26])))" office:value-type="float" office:value="208.552332072335" calcext:value-type="float">
            <text:p>208,55233</text:p>
          </table:table-cell>
          <table:table-cell table:style-name="ce37" table:formula="of:=[.$J$4]-([.$C$5]* TAN(RADIANS([.O26])))" office:value-type="float" office:value="218.87675642456" calcext:value-type="float">
            <text:p>218,87676</text:p>
          </table:table-cell>
          <table:table-cell table:style-name="ce37" table:formula="of:=[.$J$4]-([.$C$5]* TAN(RADIANS([.P26])))" office:value-type="float" office:value="218.342542806011" calcext:value-type="float">
            <text:p>218,34254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37" table:formula="of:=[.$J$4]-([.$C$5]* TAN(RADIANS([.C27])))" office:value-type="float" office:value="210.128229741454" calcext:value-type="float">
            <text:p>210,12823</text:p>
          </table:table-cell>
          <table:table-cell table:style-name="ce37" table:formula="of:=[.$J$4]-([.$C$5]* TAN(RADIANS([.D27])))" office:value-type="float" office:value="205.721114116184" calcext:value-type="float">
            <text:p>205,72111</text:p>
          </table:table-cell>
          <table:table-cell table:style-name="ce37" table:formula="of:=[.$J$4]-([.$C$5]* TAN(RADIANS([.E27])))" office:value-type="float" office:value="184.398703550488" calcext:value-type="float">
            <text:p>184,39870</text:p>
          </table:table-cell>
          <table:table-cell table:style-name="ce37" table:formula="of:=[.$J$4]-([.$C$5]* TAN(RADIANS([.F27])))" office:value-type="float" office:value="152.44238688531" calcext:value-type="float">
            <text:p>152,44239</text:p>
          </table:table-cell>
          <table:table-cell table:style-name="ce37" table:formula="of:=[.$J$4]-([.$C$5]* TAN(RADIANS([.G27])))" office:value-type="float" office:value="104.511882147422" calcext:value-type="float">
            <text:p>104,51188</text:p>
          </table:table-cell>
          <table:table-cell table:style-name="ce37" table:formula="of:=[.$J$4]-([.$C$5]* TAN(RADIANS([.H27])))" office:value-type="float" office:value="52.8144530788766" calcext:value-type="float">
            <text:p>52,81445</text:p>
          </table:table-cell>
          <table:table-cell table:style-name="ce37" table:formula="of:=[.$J$4]-([.$C$5]* TAN(RADIANS([.I27])))" office:value-type="float" office:value="19.4211036244072" calcext:value-type="float">
            <text:p>19,42110</text:p>
          </table:table-cell>
          <table:table-cell table:style-name="ce37" table:formula="of:=[.$J$4]-([.$C$5]* TAN(RADIANS([.J27])))" office:value-type="float" office:value="33.0235600542376" calcext:value-type="float">
            <text:p>33,02356</text:p>
          </table:table-cell>
          <table:table-cell table:style-name="ce37" table:formula="of:=[.$J$4]-([.$C$5]* TAN(RADIANS([.K27])))" office:value-type="float" office:value="81.8035674720792" calcext:value-type="float">
            <text:p>81,80357</text:p>
          </table:table-cell>
          <table:table-cell table:style-name="ce37" table:formula="of:=[.$J$4]-([.$C$5]* TAN(RADIANS([.L27])))" office:value-type="float" office:value="133.782277933443" calcext:value-type="float">
            <text:p>133,78228</text:p>
          </table:table-cell>
          <table:table-cell table:style-name="ce37" table:formula="of:=[.$J$4]-([.$C$5]* TAN(RADIANS([.M27])))" office:value-type="float" office:value="173.228105244943" calcext:value-type="float">
            <text:p>173,22811</text:p>
          </table:table-cell>
          <table:table-cell table:style-name="ce37" table:formula="of:=[.$J$4]-([.$C$5]* TAN(RADIANS([.N27])))" office:value-type="float" office:value="199.928997082227" calcext:value-type="float">
            <text:p>199,92900</text:p>
          </table:table-cell>
          <table:table-cell table:style-name="ce37" table:formula="of:=[.$J$4]-([.$C$5]* TAN(RADIANS([.O27])))" office:value-type="float" office:value="210.876754815805" calcext:value-type="float">
            <text:p>210,87675</text:p>
          </table:table-cell>
          <table:table-cell table:style-name="ce37" table:formula="of:=[.$J$4]-([.$C$5]* TAN(RADIANS([.P27])))" office:value-type="float" office:value="210.313012460677" calcext:value-type="float">
            <text:p>210,31301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37" table:formula="of:=[.$J$4]-([.$C$5]* TAN(RADIANS([.C28])))" office:value-type="float" office:value="207.325148754763" calcext:value-type="float">
            <text:p>207,32515</text:p>
          </table:table-cell>
          <table:table-cell table:style-name="ce37" table:formula="of:=[.$J$4]-([.$C$5]* TAN(RADIANS([.D28])))" office:value-type="float" office:value="202.822782216673" calcext:value-type="float">
            <text:p>202,82278</text:p>
          </table:table-cell>
          <table:table-cell table:style-name="ce37" table:formula="of:=[.$J$4]-([.$C$5]* TAN(RADIANS([.E28])))" office:value-type="float" office:value="180.933022077462" calcext:value-type="float">
            <text:p>180,93302</text:p>
          </table:table-cell>
          <table:table-cell table:style-name="ce37" table:formula="of:=[.$J$4]-([.$C$5]* TAN(RADIANS([.F28])))" office:value-type="float" office:value="147.731002152202" calcext:value-type="float">
            <text:p>147,73100</text:p>
          </table:table-cell>
          <table:table-cell table:style-name="ce37" table:formula="of:=[.$J$4]-([.$C$5]* TAN(RADIANS([.G28])))" office:value-type="float" office:value="96.7723859528966" calcext:value-type="float">
            <text:p>96,77239</text:p>
          </table:table-cell>
          <table:table-cell table:style-name="ce37" table:formula="of:=[.$J$4]-([.$C$5]* TAN(RADIANS([.H28])))" office:value-type="float" office:value="39.7266057631978" calcext:value-type="float">
            <text:p>39,72661</text:p>
          </table:table-cell>
          <table:table-cell table:style-name="ce37" table:formula="of:=[.$J$4]-([.$C$5]* TAN(RADIANS([.I28])))" office:value-type="float" office:value="1.39828126301381" calcext:value-type="float">
            <text:p>1,39828</text:p>
          </table:table-cell>
          <table:table-cell table:style-name="ce37" table:formula="of:=[.$J$4]-([.$C$5]* TAN(RADIANS([.J28])))" office:value-type="float" office:value="17.1699316411898" calcext:value-type="float">
            <text:p>17,16993</text:p>
          </table:table-cell>
          <table:table-cell table:style-name="ce37" table:formula="of:=[.$J$4]-([.$C$5]* TAN(RADIANS([.K28])))" office:value-type="float" office:value="72.0195318681285" calcext:value-type="float">
            <text:p>72,01953</text:p>
          </table:table-cell>
          <table:table-cell table:style-name="ce37" table:formula="of:=[.$J$4]-([.$C$5]* TAN(RADIANS([.L28])))" office:value-type="float" office:value="128.077537981069" calcext:value-type="float">
            <text:p>128,07754</text:p>
          </table:table-cell>
          <table:table-cell table:style-name="ce37" table:formula="of:=[.$J$4]-([.$C$5]* TAN(RADIANS([.M28])))" office:value-type="float" office:value="169.385968794646" calcext:value-type="float">
            <text:p>169,38597</text:p>
          </table:table-cell>
          <table:table-cell table:style-name="ce37" table:formula="of:=[.$J$4]-([.$C$5]* TAN(RADIANS([.N28])))" office:value-type="float" office:value="196.894604610382" calcext:value-type="float">
            <text:p>196,89460</text:p>
          </table:table-cell>
          <table:table-cell table:style-name="ce37" table:formula="of:=[.$J$4]-([.$C$5]* TAN(RADIANS([.O28])))" office:value-type="float" office:value="208.089168264955" calcext:value-type="float">
            <text:p>208,08917</text:p>
          </table:table-cell>
          <table:table-cell table:style-name="ce37" table:formula="of:=[.$J$4]-([.$C$5]* TAN(RADIANS([.P28])))" office:value-type="float" office:value="207.513774610887" calcext:value-type="float">
            <text:p>207,5137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/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questa latitud correspon al model original publicat a</text:p>
          </table:table-cell>
          <table:table-cell table:number-columns-repeated="3"/>
          <table:table-cell table:style-name="ce2" office:value-type="string" calcext:value-type="string">
            <text:p>https://www.instructables.com/Portable-Sundial-From-a-Pringles-Tub/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 s’explica com fer-ho. Les xifres de l’exemple que l’autor dóna coincideixen amb les d’aquest full de càlcul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et per a comprovar que les fórmules que he adaptat al full donen bons resultats, i poder després crear exemples per altres latituds.</text:p>
          </table:table-cell>
          <table:table-cell table:number-columns-repeated="13"/>
        </table:table-row>
        <calcext:conditional-formats>
          <calcext:conditional-format calcext:target-range-address="'Latitud 53.96º'.C18:'Latitud 53.96º'.P40">
            <calcext:condition calcext:apply-style-name="Accent 2" calcext:value="&lt;0" calcext:base-cell-address="'Latitud 53.96º'.C18"/>
          </calcext:conditional-format>
          <calcext:conditional-format calcext:target-range-address="'Latitud 53.96º'.C44:'Latitud 53.96º'.P52">
            <calcext:condition calcext:apply-style-name="Accent 2" calcext:value="&gt;[.$J$4]" calcext:base-cell-address="'Latitud 53.96º'.C44"/>
          </calcext:conditional-format>
        </calcext:conditional-formats>
      </table:table>
      <table:table table:name="READM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tenció! Cal comprovar que a l’hora d’imprimir la gràfica l’escala en mm és 1:1 amb la reali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 retallar aquesta gràfica a l’altura (y) de la longitud de l’alçada neta del rellotge (H) definida en la cel·la J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justeu els valors de les mides de la gràfica (només de la graella on hi ha les corbes); amplada = circunferència del tub, llargada H segons l’hagueu definit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justar part superior de la gràfica a la part superior del cilindre, on hi ha el gnòmon perpendicular de llargada L= cel·la C5</text:p>
          </table:table-cell>
          <table:table-cell table:number-columns-repeated="7"/>
          <table:table-cell table:style-name="ce8"/>
        </table:table-row>
        <table:table-row table:style-name="ro1">
          <table:table-cell office:value-type="string" calcext:value-type="string">
            <text:p>La circumferència del cilindre ha de ser igual a l’amplada de la gràfica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ínies indiquen hora solar del lloc, a intervals d’una hora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atitud 53,96º = És la de l’article original. Feta per <text:s/>veure que les dades concorden.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Latitud 42,31º = Cabanes de pastors del Pla d’Anyel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2,31º N = latitud de les cabanes bessones de pedra seca del Clot de la Fou al Pla d’Anyella (*)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,9787º E = longitud de les cabanes besso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(*) vegeu revista Scriptorium de Núm. XV; Any II; març 1924; pàg. 6 – Una diada amb els pastors de Pla d’Anyella, de Salvador Vilarras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https://xacpremsa.cultura.gencat.cat/pandora/viewer.vm?id=0001242856&amp;page=1&amp;search=&amp;lang=en&amp;view=prem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C – BY – Jordi Iparraguirr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 number:title="Definit per l'usuari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 number:title="User-defined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 number:title="Definit per l'usuari">
      <number:number number:decimal-places="1" loext:min-decimal-places="1" number:min-integer-digits="1"/>
    </number:number-style>
    <number:date-style style:name="N117" number:title="Definit per l'usuari">
      <number:day number:style="long"/>
      <number:text>-</number:text>
      <number:month number:style="long"/>
    </number:date-style>
    <number:number-style style:name="N118">
      <number:number number:decimal-places="0" loext:min-decimal-places="0" number:min-integer-digits="0"/>
    </number:number-style>
    <style:style style:name="Default" style:family="table-cell">
      <style:table-cell-properties fo:background-color="transparen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ap" style:family="table-cell" style:parent-style-name="Default"/>
  </office:styles>
  <office:automatic-styles>
    <style:page-layout style:name="Mpm1">
      <style:page-layout-properties fo:margin-top="0.559cm" fo:margin-bottom="0.566cm" fo:margin-left="0.794cm" fo:margin-right="0.794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21:00:07.614465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07:44:32.675000000</meta:creation-date>
    <dc:date>2022-03-27T21:00:14.132610812</dc:date>
    <meta:editing-duration>P1DT29M4S</meta:editing-duration>
    <meta:editing-cycles>70</meta:editing-cycles>
    <meta:generator>LibreOffice/6.4.7.2$Linux_X86_64 LibreOffice_project/40$Build-2</meta:generator>
    <meta:print-date>2022-03-27T19:44:38.033922847</meta:print-date>
    <meta:document-statistic meta:table-count="5" meta:cell-count="2501"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aximum="300" chart:origin="0" chart:interval-major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3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3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13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438cm" svg:height="15.759cm" xlink:href=".." xlink:type="simple" chart:class="chart:scatter" chart:row-mapping="0 1 2 3 4 5 6 7 8" chart:style-name="ch1">
        <chart:title svg:x="5.061cm" svg:y="10.746cm" chart:style-name="ch2">
          <text:p>Latitud 53,96º</text:p>
        </chart:title>
        <chart:legend chart:legend-position="end" svg:x="26.903cm" svg:y="5.588cm" style:legend-expansion="high" chart:style-name="ch3"/>
        <chart:plot-area chart:style-name="ch4" table:cell-range-address="'Latitud 53.96º'.B43:'Latitud 53.96º'.P52" chart:data-source-has-labels="both" svg:x="1.599cm" svg:y="1.448cm" svg:width="24.716cm" svg:height="13.996cm">
          <chartooo:coordinate-region svg:x="2.22cm" svg:y="1.647cm" svg:width="23.826cm" svg:height="12.91cm"/>
          <chart:axis chart:dimension="x" chart:name="primary-x" chart:style-name="ch5" chartooo:axis-type="auto">
            <chart:categories table:cell-range-address="'Latitud 53.96º'.C43:'Latitud 53.96º'.P4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8.768cm" chart:style-name="ch9">
              <text:p>mm</text:p>
            </chart:title>
            <chart:grid chart:style-name="ch6" chart:class="major"/>
          </chart:axis>
          <chart:series chart:style-name="ch10" chart:values-cell-range-address="'Latitud 53.96º'.C44:'Latitud 53.96º'.P44" chart:label-cell-address="'Latitud 53.96º'.B44:'Latitud 53.96º'.B44" chart:class="chart:scatter">
            <chart:domain table:cell-range-address="'Latitud 53.96º'.C43:'Latitud 53.96º'.P43"/>
            <chart:data-point chart:repeated="14"/>
          </chart:series>
          <chart:series chart:style-name="ch11" chart:values-cell-range-address="'Latitud 53.96º'.C45:'Latitud 53.96º'.P45" chart:label-cell-address="'Latitud 53.96º'.B45:'Latitud 53.96º'.B45" chart:class="chart:scatter">
            <chart:data-point chart:repeated="14"/>
          </chart:series>
          <chart:series chart:style-name="ch12" chart:values-cell-range-address="'Latitud 53.96º'.C46:'Latitud 53.96º'.P46" chart:label-cell-address="'Latitud 53.96º'.B46:'Latitud 53.96º'.B46" chart:class="chart:scatter">
            <chart:data-point chart:repeated="14"/>
          </chart:series>
          <chart:series chart:style-name="ch13" chart:values-cell-range-address="'Latitud 53.96º'.C47:'Latitud 53.96º'.P47" chart:label-cell-address="'Latitud 53.96º'.B47:'Latitud 53.96º'.B47" chart:class="chart:scatter">
            <chart:data-point chart:repeated="14"/>
          </chart:series>
          <chart:series chart:style-name="ch14" chart:values-cell-range-address="'Latitud 53.96º'.C48:'Latitud 53.96º'.P48" chart:label-cell-address="'Latitud 53.96º'.B48:'Latitud 53.96º'.B48" chart:class="chart:scatter">
            <chart:data-point chart:repeated="14"/>
          </chart:series>
          <chart:series chart:style-name="ch15" chart:values-cell-range-address="'Latitud 53.96º'.C49:'Latitud 53.96º'.P49" chart:label-cell-address="'Latitud 53.96º'.B49:'Latitud 53.96º'.B49" chart:class="chart:scatter">
            <chart:data-point chart:repeated="14"/>
          </chart:series>
          <chart:series chart:style-name="ch16" chart:values-cell-range-address="'Latitud 53.96º'.C50:'Latitud 53.96º'.P50" chart:label-cell-address="'Latitud 53.96º'.B50:'Latitud 53.96º'.B50" chart:class="chart:scatter">
            <chart:data-point chart:repeated="14"/>
          </chart:series>
          <chart:series chart:style-name="ch17" chart:values-cell-range-address="'Latitud 53.96º'.C51:'Latitud 53.96º'.P51" chart:label-cell-address="'Latitud 53.96º'.B51:'Latitud 53.96º'.B51" chart:class="chart:scatter">
            <chart:data-point chart:repeated="14"/>
          </chart:series>
          <chart:series chart:style-name="ch18" chart:values-cell-range-address="'Latitud 53.96º'.C52:'Latitud 53.96º'.P52" chart:label-cell-address="'Latitud 53.96º'.B52:'Latitud 53.96º'.B52" chart:class="chart:scatter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53.96º'.C43:'Latitud 53.96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53.96º'.C43:'Latitud 53.96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53.96º'.B44:'Latitud 53.96º'.B44</svg:desc>
                </draw:g>
              </table:table-cell>
              <table:table-cell office:value-type="float" office:value="342.563624901407">
                <text:p>342.563624901407</text:p>
                <draw:g>
                  <svg:desc>'Latitud 53.96º'.C44:'Latitud 53.96º'.P44</svg:desc>
                </draw:g>
              </table:table-cell>
              <table:table-cell office:value-type="float" office:value="337.588612129281">
                <text:p>337.588612129281</text:p>
              </table:table-cell>
              <table:table-cell office:value-type="float" office:value="315.968963754602">
                <text:p>315.968963754602</text:p>
              </table:table-cell>
              <table:table-cell office:value-type="float" office:value="290.278764820364">
                <text:p>290.278764820364</text:p>
              </table:table-cell>
              <table:table-cell office:value-type="float" office:value="262.821374498199">
                <text:p>262.821374498199</text:p>
              </table:table-cell>
              <table:table-cell office:value-type="float" office:value="242.676950794929">
                <text:p>242.676950794929</text:p>
              </table:table-cell>
              <table:table-cell office:value-type="float" office:value="232.961367864524">
                <text:p>232.961367864524</text:p>
              </table:table-cell>
              <table:table-cell office:value-type="float" office:value="236.674231727216">
                <text:p>236.674231727216</text:p>
              </table:table-cell>
              <table:table-cell office:value-type="float" office:value="253.04265177852">
                <text:p>253.04265177852</text:p>
              </table:table-cell>
              <table:table-cell office:value-type="float" office:value="278.275479311297">
                <text:p>278.275479311297</text:p>
              </table:table-cell>
              <table:table-cell office:value-type="float" office:value="306.153068584562">
                <text:p>306.153068584562</text:p>
              </table:table-cell>
              <table:table-cell office:value-type="float" office:value="331.319715059184">
                <text:p>331.319715059184</text:p>
              </table:table-cell>
              <table:table-cell office:value-type="float" office:value="343.426348120197">
                <text:p>343.426348120197</text:p>
              </table:table-cell>
              <table:table-cell office:value-type="float" office:value="342.776119144736">
                <text:p>342.776119144736</text:p>
              </table:table-cell>
            </table:table-row>
            <table:table-row>
              <table:table-cell office:value-type="string">
                <text:p>5 &amp; 19</text:p>
                <draw:g>
                  <svg:desc>'Latitud 53.96º'.B45:'Latitud 53.96º'.B45</svg:desc>
                </draw:g>
              </table:table-cell>
              <table:table-cell office:value-type="float" office:value="312.56104074062">
                <text:p>312.56104074062</text:p>
                <draw:g>
                  <svg:desc>'Latitud 53.96º'.C45:'Latitud 53.96º'.P45</svg:desc>
                </draw:g>
              </table:table-cell>
              <table:table-cell office:value-type="float" office:value="308.468244270328">
                <text:p>308.468244270328</text:p>
              </table:table-cell>
              <table:table-cell office:value-type="float" office:value="290.310423284763">
                <text:p>290.310423284763</text:p>
              </table:table-cell>
              <table:table-cell office:value-type="float" office:value="267.856912776099">
                <text:p>267.856912776099</text:p>
              </table:table-cell>
              <table:table-cell office:value-type="float" office:value="242.727141336895">
                <text:p>242.727141336895</text:p>
              </table:table-cell>
              <table:table-cell office:value-type="float" office:value="223.561109073658">
                <text:p>223.561109073658</text:p>
              </table:table-cell>
              <table:table-cell office:value-type="float" office:value="214.115909287892">
                <text:p>214.115909287892</text:p>
              </table:table-cell>
              <table:table-cell office:value-type="float" office:value="217.739848531157">
                <text:p>217.739848531157</text:p>
              </table:table-cell>
              <table:table-cell office:value-type="float" office:value="233.497060784316">
                <text:p>233.497060784316</text:p>
              </table:table-cell>
              <table:table-cell office:value-type="float" office:value="257.016233119093">
                <text:p>257.016233119093</text:p>
              </table:table-cell>
              <table:table-cell office:value-type="float" office:value="281.84910071734">
                <text:p>281.84910071734</text:p>
              </table:table-cell>
              <table:table-cell office:value-type="float" office:value="303.267334317408">
                <text:p>303.267334317408</text:p>
              </table:table-cell>
              <table:table-cell office:value-type="float" office:value="313.267781012107">
                <text:p>313.267781012107</text:p>
              </table:table-cell>
              <table:table-cell office:value-type="float" office:value="312.735196068239">
                <text:p>312.735196068239</text:p>
              </table:table-cell>
            </table:table-row>
            <table:table-row>
              <table:table-cell office:value-type="string">
                <text:p>6 &amp; 18</text:p>
                <draw:g>
                  <svg:desc>'Latitud 53.96º'.B46:'Latitud 53.96º'.B46</svg:desc>
                </draw:g>
              </table:table-cell>
              <table:table-cell office:value-type="float" office:value="287.162389648241">
                <text:p>287.162389648241</text:p>
                <draw:g>
                  <svg:desc>'Latitud 53.96º'.C46:'Latitud 53.96º'.P46</svg:desc>
                </draw:g>
              </table:table-cell>
              <table:table-cell office:value-type="float" office:value="283.483069569118">
                <text:p>283.483069569118</text:p>
              </table:table-cell>
              <table:table-cell office:value-type="float" office:value="266.923424209995">
                <text:p>266.923424209995</text:p>
              </table:table-cell>
              <table:table-cell office:value-type="float" office:value="245.828651515672">
                <text:p>245.828651515672</text:p>
              </table:table-cell>
              <table:table-cell office:value-type="float" office:value="221.314081961314">
                <text:p>221.314081961314</text:p>
              </table:table-cell>
              <table:table-cell office:value-type="float" office:value="201.971238520625">
                <text:p>201.971238520625</text:p>
              </table:table-cell>
              <table:table-cell office:value-type="float" office:value="192.250764607404">
                <text:p>192.250764607404</text:p>
              </table:table-cell>
              <table:table-cell office:value-type="float" office:value="195.993858157223">
                <text:p>195.993858157223</text:p>
              </table:table-cell>
              <table:table-cell office:value-type="float" office:value="212.065986636893">
                <text:p>212.065986636893</text:p>
              </table:table-cell>
              <table:table-cell office:value-type="float" office:value="235.373529969378">
                <text:p>235.373529969378</text:p>
              </table:table-cell>
              <table:table-cell office:value-type="float" office:value="259.059672358415">
                <text:p>259.059672358415</text:p>
              </table:table-cell>
              <table:table-cell office:value-type="float" office:value="278.780884291525">
                <text:p>278.780884291525</text:p>
              </table:table-cell>
              <table:table-cell office:value-type="float" office:value="287.795951816909">
                <text:p>287.795951816909</text:p>
              </table:table-cell>
              <table:table-cell office:value-type="float" office:value="287.318559895121">
                <text:p>287.318559895121</text:p>
              </table:table-cell>
            </table:table-row>
            <table:table-row>
              <table:table-cell office:value-type="string">
                <text:p>7 &amp; 17</text:p>
                <draw:g>
                  <svg:desc>'Latitud 53.96º'.B47:'Latitud 53.96º'.B47</svg:desc>
                </draw:g>
              </table:table-cell>
              <table:table-cell office:value-type="float" office:value="265.316961390579">
                <text:p>265.316961390579</text:p>
                <draw:g>
                  <svg:desc>'Latitud 53.96º'.C47:'Latitud 53.96º'.P47</svg:desc>
                </draw:g>
              </table:table-cell>
              <table:table-cell office:value-type="float" office:value="261.752456366215">
                <text:p>261.752456366215</text:p>
              </table:table-cell>
              <table:table-cell office:value-type="float" office:value="245.500473959089">
                <text:p>245.500473959089</text:p>
              </table:table-cell>
              <table:table-cell office:value-type="float" office:value="224.218305850959">
                <text:p>224.218305850959</text:p>
              </table:table-cell>
              <table:table-cell office:value-type="float" office:value="198.550374882884">
                <text:p>198.550374882884</text:p>
              </table:table-cell>
              <table:table-cell office:value-type="float" office:value="177.561359800946">
                <text:p>177.561359800946</text:p>
              </table:table-cell>
              <table:table-cell office:value-type="float" office:value="166.784350726452">
                <text:p>166.784350726452</text:p>
              </table:table-cell>
              <table:table-cell office:value-type="float" office:value="170.951118684661">
                <text:p>170.951118684661</text:p>
              </table:table-cell>
              <table:table-cell office:value-type="float" office:value="188.594453736374">
                <text:p>188.594453736374</text:p>
              </table:table-cell>
              <table:table-cell office:value-type="float" office:value="213.399216995627">
                <text:p>213.399216995627</text:p>
              </table:table-cell>
              <table:table-cell office:value-type="float" office:value="237.648394654099">
                <text:p>237.648394654099</text:p>
              </table:table-cell>
              <table:table-cell office:value-type="float" office:value="257.173788244825">
                <text:p>257.173788244825</text:p>
              </table:table-cell>
              <table:table-cell office:value-type="float" office:value="265.92922141631">
                <text:p>265.92922141631</text:p>
              </table:table-cell>
              <table:table-cell office:value-type="float" office:value="265.467921604964">
                <text:p>265.467921604964</text:p>
              </table:table-cell>
            </table:table-row>
            <table:table-row>
              <table:table-cell office:value-type="string">
                <text:p>8 &amp; 16</text:p>
                <draw:g>
                  <svg:desc>'Latitud 53.96º'.B48:'Latitud 53.96º'.B48</svg:desc>
                </draw:g>
              </table:table-cell>
              <table:table-cell office:value-type="float" office:value="246.45875105268">
                <text:p>246.45875105268</text:p>
                <draw:g>
                  <svg:desc>'Latitud 53.96º'.C48:'Latitud 53.96º'.P48</svg:desc>
                </draw:g>
              </table:table-cell>
              <table:table-cell office:value-type="float" office:value="242.804180229535">
                <text:p>242.804180229535</text:p>
              </table:table-cell>
              <table:table-cell office:value-type="float" office:value="225.902533346014">
                <text:p>225.902533346014</text:p>
              </table:table-cell>
              <table:table-cell office:value-type="float" office:value="203.075770958129">
                <text:p>203.075770958129</text:p>
              </table:table-cell>
              <table:table-cell office:value-type="float" office:value="174.306287402008">
                <text:p>174.306287402008</text:p>
              </table:table-cell>
              <table:table-cell office:value-type="float" office:value="149.673558050166">
                <text:p>149.673558050166</text:p>
              </table:table-cell>
              <table:table-cell office:value-type="float" office:value="136.637325675696">
                <text:p>136.637325675696</text:p>
              </table:table-cell>
              <table:table-cell office:value-type="float" office:value="141.707805467118">
                <text:p>141.707805467118</text:p>
              </table:table-cell>
              <table:table-cell office:value-type="float" office:value="162.748520963188">
                <text:p>162.748520963188</text:p>
              </table:table-cell>
              <table:table-cell office:value-type="float" office:value="191.125002174176">
                <text:p>191.125002174176</text:p>
              </table:table-cell>
              <table:table-cell office:value-type="float" office:value="217.579476249574">
                <text:p>217.579476249574</text:p>
              </table:table-cell>
              <table:table-cell office:value-type="float" office:value="238.083590172239">
                <text:p>238.083590172239</text:p>
              </table:table-cell>
              <table:table-cell office:value-type="float" office:value="247.084759386941">
                <text:p>247.084759386941</text:p>
              </table:table-cell>
              <table:table-cell office:value-type="float" office:value="246.613147064824">
                <text:p>246.613147064824</text:p>
              </table:table-cell>
            </table:table-row>
            <table:table-row>
              <table:table-cell office:value-type="string">
                <text:p>9 &amp; 15</text:p>
                <draw:g>
                  <svg:desc>'Latitud 53.96º'.B49:'Latitud 53.96º'.B49</svg:desc>
                </draw:g>
              </table:table-cell>
              <table:table-cell office:value-type="float" office:value="230.571632736355">
                <text:p>230.571632736355</text:p>
                <draw:g>
                  <svg:desc>'Latitud 53.96º'.C49:'Latitud 53.96º'.P49</svg:desc>
                </draw:g>
              </table:table-cell>
              <table:table-cell office:value-type="float" office:value="226.690451816879">
                <text:p>226.690451816879</text:p>
              </table:table-cell>
              <table:table-cell office:value-type="float" office:value="208.449208682671">
                <text:p>208.449208682671</text:p>
              </table:table-cell>
              <table:table-cell office:value-type="float" office:value="182.912607890264">
                <text:p>182.912607890264</text:p>
              </table:table-cell>
              <table:table-cell office:value-type="float" office:value="148.901864672845">
                <text:p>148.901864672845</text:p>
              </table:table-cell>
              <table:table-cell office:value-type="float" office:value="117.845100702884">
                <text:p>117.845100702884</text:p>
              </table:table-cell>
              <table:table-cell office:value-type="float" office:value="100.604601793402">
                <text:p>100.604601793402</text:p>
              </table:table-cell>
              <table:table-cell office:value-type="float" office:value="107.378698130106">
                <text:p>107.378698130106</text:p>
              </table:table-cell>
              <table:table-cell office:value-type="float" office:value="134.569472781403">
                <text:p>134.569472781403</text:p>
              </table:table-cell>
              <table:table-cell office:value-type="float" office:value="169.055375480542">
                <text:p>169.055375480542</text:p>
              </table:table-cell>
              <table:table-cell office:value-type="float" office:value="199.268707754828">
                <text:p>199.268707754828</text:p>
              </table:table-cell>
              <table:table-cell office:value-type="float" office:value="221.645693670771">
                <text:p>221.645693670771</text:p>
              </table:table-cell>
              <table:table-cell office:value-type="float" office:value="231.23441270012">
                <text:p>231.23441270012</text:p>
              </table:table-cell>
              <table:table-cell office:value-type="float" office:value="230.73515252851">
                <text:p>230.73515252851</text:p>
              </table:table-cell>
            </table:table-row>
            <table:table-row>
              <table:table-cell office:value-type="string">
                <text:p>10 &amp; 14</text:p>
                <draw:g>
                  <svg:desc>'Latitud 53.96º'.B50:'Latitud 53.96º'.B50</svg:desc>
                </draw:g>
              </table:table-cell>
              <table:table-cell office:value-type="float" office:value="218.16749792256">
                <text:p>218.16749792256</text:p>
                <draw:g>
                  <svg:desc>'Latitud 53.96º'.C50:'Latitud 53.96º'.P50</svg:desc>
                </draw:g>
              </table:table-cell>
              <table:table-cell office:value-type="float" office:value="214.001387778242">
                <text:p>214.001387778242</text:p>
              </table:table-cell>
              <table:table-cell office:value-type="float" office:value="194.099461984876">
                <text:p>194.099461984876</text:p>
              </table:table-cell>
              <table:table-cell office:value-type="float" office:value="165.167929916308">
                <text:p>165.167929916308</text:p>
              </table:table-cell>
              <table:table-cell office:value-type="float" office:value="124.120659096613">
                <text:p>124.120659096613</text:p>
              </table:table-cell>
              <table:table-cell office:value-type="float" office:value="83.3704407271748">
                <text:p>83.3704407271748</text:p>
              </table:table-cell>
              <table:table-cell office:value-type="float" office:value="59.0820246926822">
                <text:p>59.0820246926822</text:p>
              </table:table-cell>
              <table:table-cell office:value-type="float" office:value="68.7820593042648">
                <text:p>68.7820593042648</text:p>
              </table:table-cell>
              <table:table-cell office:value-type="float" office:value="105.754723334024">
                <text:p>105.754723334024</text:p>
              </table:table-cell>
              <table:table-cell office:value-type="float" office:value="148.833432497213">
                <text:p>148.833432497213</text:p>
              </table:table-cell>
              <table:table-cell office:value-type="float" office:value="183.856463677577">
                <text:p>183.856463677577</text:p>
              </table:table-cell>
              <table:table-cell office:value-type="float" office:value="208.552332072335">
                <text:p>208.552332072335</text:p>
              </table:table-cell>
              <table:table-cell office:value-type="float" office:value="218.87675642456">
                <text:p>218.87675642456</text:p>
              </table:table-cell>
              <table:table-cell office:value-type="float" office:value="218.342542806011">
                <text:p>218.342542806011</text:p>
              </table:table-cell>
            </table:table-row>
            <table:table-row>
              <table:table-cell office:value-type="string">
                <text:p>11 &amp; 13</text:p>
                <draw:g>
                  <svg:desc>'Latitud 53.96º'.B51:'Latitud 53.96º'.B51</svg:desc>
                </draw:g>
              </table:table-cell>
              <table:table-cell office:value-type="float" office:value="210.128229741454">
                <text:p>210.128229741454</text:p>
                <draw:g>
                  <svg:desc>'Latitud 53.96º'.C51:'Latitud 53.96º'.P51</svg:desc>
                </draw:g>
              </table:table-cell>
              <table:table-cell office:value-type="float" office:value="205.721114116184">
                <text:p>205.721114116184</text:p>
              </table:table-cell>
              <table:table-cell office:value-type="float" office:value="184.398703550488">
                <text:p>184.398703550488</text:p>
              </table:table-cell>
              <table:table-cell office:value-type="float" office:value="152.44238688531">
                <text:p>152.44238688531</text:p>
              </table:table-cell>
              <table:table-cell office:value-type="float" office:value="104.511882147422">
                <text:p>104.511882147422</text:p>
              </table:table-cell>
              <table:table-cell office:value-type="float" office:value="52.8144530788766">
                <text:p>52.8144530788766</text:p>
              </table:table-cell>
              <table:table-cell office:value-type="float" office:value="19.4211036244072">
                <text:p>19.4211036244072</text:p>
              </table:table-cell>
              <table:table-cell office:value-type="float" office:value="33.0235600542376">
                <text:p>33.0235600542376</text:p>
              </table:table-cell>
              <table:table-cell office:value-type="float" office:value="81.8035674720792">
                <text:p>81.8035674720792</text:p>
              </table:table-cell>
              <table:table-cell office:value-type="float" office:value="133.782277933443">
                <text:p>133.782277933443</text:p>
              </table:table-cell>
              <table:table-cell office:value-type="float" office:value="173.228105244943">
                <text:p>173.228105244943</text:p>
              </table:table-cell>
              <table:table-cell office:value-type="float" office:value="199.928997082227">
                <text:p>199.928997082227</text:p>
              </table:table-cell>
              <table:table-cell office:value-type="float" office:value="210.876754815805">
                <text:p>210.876754815805</text:p>
              </table:table-cell>
              <table:table-cell office:value-type="float" office:value="210.313012460677">
                <text:p>210.313012460677</text:p>
              </table:table-cell>
            </table:table-row>
            <table:table-row>
              <table:table-cell office:value-type="string">
                <text:p>Migdia</text:p>
                <draw:g>
                  <svg:desc>'Latitud 53.96º'.B52:'Latitud 53.96º'.B52</svg:desc>
                </draw:g>
              </table:table-cell>
              <table:table-cell office:value-type="float" office:value="207.325148754763">
                <text:p>207.325148754763</text:p>
                <draw:g>
                  <svg:desc>'Latitud 53.96º'.C52:'Latitud 53.96º'.P52</svg:desc>
                </draw:g>
              </table:table-cell>
              <table:table-cell office:value-type="float" office:value="202.822782216673">
                <text:p>202.822782216673</text:p>
              </table:table-cell>
              <table:table-cell office:value-type="float" office:value="180.933022077462">
                <text:p>180.933022077462</text:p>
              </table:table-cell>
              <table:table-cell office:value-type="float" office:value="147.731002152202">
                <text:p>147.731002152202</text:p>
              </table:table-cell>
              <table:table-cell office:value-type="float" office:value="96.7723859528966">
                <text:p>96.7723859528966</text:p>
              </table:table-cell>
              <table:table-cell office:value-type="float" office:value="39.7266057631978">
                <text:p>39.7266057631978</text:p>
              </table:table-cell>
              <table:table-cell office:value-type="float" office:value="1.39828126301381">
                <text:p>1.39828126301381</text:p>
              </table:table-cell>
              <table:table-cell office:value-type="float" office:value="17.1699316411898">
                <text:p>17.1699316411898</text:p>
              </table:table-cell>
              <table:table-cell office:value-type="float" office:value="72.0195318681285">
                <text:p>72.0195318681285</text:p>
              </table:table-cell>
              <table:table-cell office:value-type="float" office:value="128.077537981069">
                <text:p>128.077537981069</text:p>
              </table:table-cell>
              <table:table-cell office:value-type="float" office:value="169.385968794646">
                <text:p>169.385968794646</text:p>
              </table:table-cell>
              <table:table-cell office:value-type="float" office:value="196.894604610382">
                <text:p>196.894604610382</text:p>
              </table:table-cell>
              <table:table-cell office:value-type="float" office:value="208.089168264955">
                <text:p>208.089168264955</text:p>
              </table:table-cell>
              <table:table-cell office:value-type="float" office:value="207.513774610887">
                <text:p>207.513774610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aximum="300" chart:origin="0" chart:interval-major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3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3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13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438cm" svg:height="15.759cm" xlink:href=".." xlink:type="simple" chart:class="chart:scatter" chart:row-mapping="0 1 2 3 4 5 6 7 8" chart:style-name="ch1">
        <chart:title svg:x="4.857cm" svg:y="10.946cm" chart:style-name="ch2">
          <text:p>Latitud 51º</text:p>
        </chart:title>
        <chart:legend chart:legend-position="end" svg:x="26.903cm" svg:y="5.588cm" style:legend-expansion="high" chart:style-name="ch3"/>
        <chart:plot-area chart:style-name="ch4" table:cell-range-address="'Latitud 51º'.B43:'Latitud 51º'.P52" chart:data-source-has-labels="both" svg:x="1.599cm" svg:y="1.448cm" svg:width="24.716cm" svg:height="13.996cm">
          <chartooo:coordinate-region svg:x="2.22cm" svg:y="1.647cm" svg:width="23.826cm" svg:height="12.91cm"/>
          <chart:axis chart:dimension="x" chart:name="primary-x" chart:style-name="ch5" chartooo:axis-type="auto">
            <chart:categories table:cell-range-address="'Latitud 51º'.C43:'Latitud 51º'.P4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8.768cm" chart:style-name="ch9">
              <text:p>mm</text:p>
            </chart:title>
            <chart:grid chart:style-name="ch6" chart:class="major"/>
          </chart:axis>
          <chart:series chart:style-name="ch10" chart:values-cell-range-address="'Latitud 51º'.C44:'Latitud 51º'.P44" chart:label-cell-address="'Latitud 51º'.B44:'Latitud 51º'.B44" chart:class="chart:scatter">
            <chart:domain table:cell-range-address="'Latitud 51º'.C43:'Latitud 51º'.P43"/>
            <chart:data-point chart:repeated="14"/>
          </chart:series>
          <chart:series chart:style-name="ch11" chart:values-cell-range-address="'Latitud 51º'.C45:'Latitud 51º'.P45" chart:label-cell-address="'Latitud 51º'.B45:'Latitud 51º'.B45" chart:class="chart:scatter">
            <chart:data-point chart:repeated="14"/>
          </chart:series>
          <chart:series chart:style-name="ch12" chart:values-cell-range-address="'Latitud 51º'.C46:'Latitud 51º'.P46" chart:label-cell-address="'Latitud 51º'.B46:'Latitud 51º'.B46" chart:class="chart:scatter">
            <chart:data-point chart:repeated="14"/>
          </chart:series>
          <chart:series chart:style-name="ch13" chart:values-cell-range-address="'Latitud 51º'.C47:'Latitud 51º'.P47" chart:label-cell-address="'Latitud 51º'.B47:'Latitud 51º'.B47" chart:class="chart:scatter">
            <chart:data-point chart:repeated="14"/>
          </chart:series>
          <chart:series chart:style-name="ch14" chart:values-cell-range-address="'Latitud 51º'.C48:'Latitud 51º'.P48" chart:label-cell-address="'Latitud 51º'.B48:'Latitud 51º'.B48" chart:class="chart:scatter">
            <chart:data-point chart:repeated="14"/>
          </chart:series>
          <chart:series chart:style-name="ch15" chart:values-cell-range-address="'Latitud 51º'.C49:'Latitud 51º'.P49" chart:label-cell-address="'Latitud 51º'.B49:'Latitud 51º'.B49" chart:class="chart:scatter">
            <chart:data-point chart:repeated="14"/>
          </chart:series>
          <chart:series chart:style-name="ch16" chart:values-cell-range-address="'Latitud 51º'.C50:'Latitud 51º'.P50" chart:label-cell-address="'Latitud 51º'.B50:'Latitud 51º'.B50" chart:class="chart:scatter">
            <chart:data-point chart:repeated="14"/>
          </chart:series>
          <chart:series chart:style-name="ch17" chart:values-cell-range-address="'Latitud 51º'.C51:'Latitud 51º'.P51" chart:label-cell-address="'Latitud 51º'.B51:'Latitud 51º'.B51" chart:class="chart:scatter">
            <chart:data-point chart:repeated="14"/>
          </chart:series>
          <chart:series chart:style-name="ch18" chart:values-cell-range-address="'Latitud 51º'.C52:'Latitud 51º'.P52" chart:label-cell-address="'Latitud 51º'.B52:'Latitud 51º'.B52" chart:class="chart:scatter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51º'.C43:'Latitud 51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51º'.C43:'Latitud 51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51º'.B44:'Latitud 51º'.B44</svg:desc>
                </draw:g>
              </table:table-cell>
              <table:table-cell office:value-type="float" office:value="193.874056999392">
                <text:p>193.874056999392</text:p>
                <draw:g>
                  <svg:desc>'Latitud 51º'.C44:'Latitud 51º'.P44</svg:desc>
                </draw:g>
              </table:table-cell>
              <table:table-cell office:value-type="float" office:value="191.407803387571">
                <text:p>191.407803387571</text:p>
              </table:table-cell>
              <table:table-cell office:value-type="float" office:value="180.599040858968">
                <text:p>180.599040858968</text:p>
              </table:table-cell>
              <table:table-cell office:value-type="float" office:value="167.629037471969">
                <text:p>167.629037471969</text:p>
              </table:table-cell>
              <table:table-cell office:value-type="float" office:value="153.719129494279">
                <text:p>153.719129494279</text:p>
              </table:table-cell>
              <table:table-cell office:value-type="float" office:value="143.541074756716">
                <text:p>143.541074756716</text:p>
              </table:table-cell>
              <table:table-cell office:value-type="float" office:value="138.65248508407">
                <text:p>138.65248508407</text:p>
              </table:table-cell>
              <table:table-cell office:value-type="float" office:value="140.518750380857">
                <text:p>140.518750380857</text:p>
              </table:table-cell>
              <table:table-cell office:value-type="float" office:value="148.772688334461">
                <text:p>148.772688334461</text:p>
              </table:table-cell>
              <table:table-cell office:value-type="float" office:value="161.54810867888">
                <text:p>161.54810867888</text:p>
              </table:table-cell>
              <table:table-cell office:value-type="float" office:value="175.654621113894">
                <text:p>175.654621113894</text:p>
              </table:table-cell>
              <table:table-cell office:value-type="float" office:value="188.287747308471">
                <text:p>188.287747308471</text:p>
              </table:table-cell>
              <table:table-cell office:value-type="float" office:value="194.300778353758">
                <text:p>194.300778353758</text:p>
              </table:table-cell>
              <table:table-cell office:value-type="float" office:value="193.979188221545">
                <text:p>193.979188221545</text:p>
              </table:table-cell>
            </table:table-row>
            <table:table-row>
              <table:table-cell office:value-type="string">
                <text:p>5 &amp; 19</text:p>
                <draw:g>
                  <svg:desc>'Latitud 51º'.B45:'Latitud 51º'.B45</svg:desc>
                </draw:g>
              </table:table-cell>
              <table:table-cell office:value-type="float" office:value="177.20762075055">
                <text:p>177.20762075055</text:p>
                <draw:g>
                  <svg:desc>'Latitud 51º'.C45:'Latitud 51º'.P45</svg:desc>
                </draw:g>
              </table:table-cell>
              <table:table-cell office:value-type="float" office:value="175.202248466778">
                <text:p>175.202248466778</text:p>
              </table:table-cell>
              <table:table-cell office:value-type="float" office:value="166.246885018971">
                <text:p>166.246885018971</text:p>
              </table:table-cell>
              <table:table-cell office:value-type="float" office:value="155.082574987577">
                <text:p>155.082574987577</text:p>
              </table:table-cell>
              <table:table-cell office:value-type="float" office:value="142.546044275971">
                <text:p>142.546044275971</text:p>
              </table:table-cell>
              <table:table-cell office:value-type="float" office:value="133.006997339203">
                <text:p>133.006997339203</text:p>
              </table:table-cell>
              <table:table-cell office:value-type="float" office:value="128.325437206236">
                <text:p>128.325437206236</text:p>
              </table:table-cell>
              <table:table-cell office:value-type="float" office:value="130.11973168021">
                <text:p>130.11973168021</text:p>
              </table:table-cell>
              <table:table-cell office:value-type="float" office:value="137.947042111617">
                <text:p>137.947042111617</text:p>
              </table:table-cell>
              <table:table-cell office:value-type="float" office:value="149.674984912945">
                <text:p>149.674984912945</text:p>
              </table:table-cell>
              <table:table-cell office:value-type="float" office:value="162.048319304547">
                <text:p>162.048319304547</text:p>
              </table:table-cell>
              <table:table-cell office:value-type="float" office:value="172.646281050571">
                <text:p>172.646281050571</text:p>
              </table:table-cell>
              <table:table-cell office:value-type="float" office:value="177.55333431358">
                <text:p>177.55333431358</text:p>
              </table:table-cell>
              <table:table-cell office:value-type="float" office:value="177.292827743378">
                <text:p>177.292827743378</text:p>
              </table:table-cell>
            </table:table-row>
            <table:table-row>
              <table:table-cell office:value-type="string">
                <text:p>6 &amp; 18</text:p>
                <draw:g>
                  <svg:desc>'Latitud 51º'.B46:'Latitud 51º'.B46</svg:desc>
                </draw:g>
              </table:table-cell>
              <table:table-cell office:value-type="float" office:value="163.308960907791">
                <text:p>163.308960907791</text:p>
                <draw:g>
                  <svg:desc>'Latitud 51º'.C46:'Latitud 51º'.P46</svg:desc>
                </draw:g>
              </table:table-cell>
              <table:table-cell office:value-type="float" office:value="161.504107421534">
                <text:p>161.504107421534</text:p>
              </table:table-cell>
              <table:table-cell office:value-type="float" office:value="153.344198947428">
                <text:p>153.344198947428</text:p>
              </table:table-cell>
              <table:table-cell office:value-type="float" office:value="142.892689263981">
                <text:p>142.892689263981</text:p>
              </table:table-cell>
              <table:table-cell office:value-type="float" office:value="130.73197417753">
                <text:p>130.73197417753</text:p>
              </table:table-cell>
              <table:table-cell office:value-type="float" office:value="121.177411132596">
                <text:p>121.177411132596</text:p>
              </table:table-cell>
              <table:table-cell office:value-type="float" office:value="116.403489238522">
                <text:p>116.403489238522</text:p>
              </table:table-cell>
              <table:table-cell office:value-type="float" office:value="118.239098280926">
                <text:p>118.239098280926</text:p>
              </table:table-cell>
              <table:table-cell office:value-type="float" office:value="126.156377127852">
                <text:p>126.156377127852</text:p>
              </table:table-cell>
              <table:table-cell office:value-type="float" office:value="137.7038838304">
                <text:p>137.7038838304</text:p>
              </table:table-cell>
              <table:table-cell office:value-type="float" office:value="149.453150149818">
                <text:p>149.453150149818</text:p>
              </table:table-cell>
              <table:table-cell office:value-type="float" office:value="159.192753968814">
                <text:p>159.192753968814</text:p>
              </table:table-cell>
              <table:table-cell office:value-type="float" office:value="163.6193975328">
                <text:p>163.6193975328</text:p>
              </table:table-cell>
              <table:table-cell office:value-type="float" office:value="163.385491979652">
                <text:p>163.385491979652</text:p>
              </table:table-cell>
            </table:table-row>
            <table:table-row>
              <table:table-cell office:value-type="string">
                <text:p>7 &amp; 17</text:p>
                <draw:g>
                  <svg:desc>'Latitud 51º'.B47:'Latitud 51º'.B47</svg:desc>
                </draw:g>
              </table:table-cell>
              <table:table-cell office:value-type="float" office:value="151.393934393154">
                <text:p>151.393934393154</text:p>
                <draw:g>
                  <svg:desc>'Latitud 51º'.C47:'Latitud 51º'.P47</svg:desc>
                </draw:g>
              </table:table-cell>
              <table:table-cell office:value-type="float" office:value="149.628696666253">
                <text:p>149.628696666253</text:p>
              </table:table-cell>
              <table:table-cell office:value-type="float" office:value="141.55385414268">
                <text:p>141.55385414268</text:p>
              </table:table-cell>
              <table:table-cell office:value-type="float" office:value="130.941060682242">
                <text:p>130.941060682242</text:p>
              </table:table-cell>
              <table:table-cell office:value-type="float" office:value="118.150206777321">
                <text:p>118.150206777321</text:p>
              </table:table-cell>
              <table:table-cell office:value-type="float" office:value="107.761715010579">
                <text:p>107.761715010579</text:p>
              </table:table-cell>
              <table:table-cell office:value-type="float" office:value="102.472160850597">
                <text:p>102.472160850597</text:p>
              </table:table-cell>
              <table:table-cell office:value-type="float" office:value="104.512918318912">
                <text:p>104.512918318912</text:p>
              </table:table-cell>
              <table:table-cell office:value-type="float" office:value="113.210709534916">
                <text:p>113.210709534916</text:p>
              </table:table-cell>
              <table:table-cell office:value-type="float" office:value="125.543706519063">
                <text:p>125.543706519063</text:p>
              </table:table-cell>
              <table:table-cell office:value-type="float" office:value="137.641205006201">
                <text:p>137.641205006201</text:p>
              </table:table-cell>
              <table:table-cell office:value-type="float" office:value="147.357818486095">
                <text:p>147.357818486095</text:p>
              </table:table-cell>
              <table:table-cell office:value-type="float" office:value="151.696891697598">
                <text:p>151.696891697598</text:p>
              </table:table-cell>
              <table:table-cell office:value-type="float" office:value="151.468639235495">
                <text:p>151.468639235495</text:p>
              </table:table-cell>
            </table:table-row>
            <table:table-row>
              <table:table-cell office:value-type="string">
                <text:p>8 &amp; 16</text:p>
                <draw:g>
                  <svg:desc>'Latitud 51º'.B48:'Latitud 51º'.B48</svg:desc>
                </draw:g>
              </table:table-cell>
              <table:table-cell office:value-type="float" office:value="141.056206606421">
                <text:p>141.056206606421</text:p>
                <draw:g>
                  <svg:desc>'Latitud 51º'.C48:'Latitud 51º'.P48</svg:desc>
                </draw:g>
              </table:table-cell>
              <table:table-cell office:value-type="float" office:value="139.218874817757">
                <text:p>139.218874817757</text:p>
              </table:table-cell>
              <table:table-cell office:value-type="float" office:value="130.694190669466">
                <text:p>130.694190669466</text:p>
              </table:table-cell>
              <table:table-cell office:value-type="float" office:value="119.136646155289">
                <text:p>119.136646155289</text:p>
              </table:table-cell>
              <table:table-cell office:value-type="float" office:value="104.57717473479">
                <text:p>104.57717473479</text:p>
              </table:table-cell>
              <table:table-cell office:value-type="float" office:value="92.2077772979357">
                <text:p>92.2077772979357</text:p>
              </table:table-cell>
              <table:table-cell office:value-type="float" office:value="85.730706081139">
                <text:p>85.730706081139</text:p>
              </table:table-cell>
              <table:table-cell office:value-type="float" office:value="88.2428590907892">
                <text:p>88.2428590907892</text:p>
              </table:table-cell>
              <table:table-cell office:value-type="float" office:value="98.7563400689406">
                <text:p>98.7563400689406</text:p>
              </table:table-cell>
              <table:table-cell office:value-type="float" office:value="113.081796941331">
                <text:p>113.081796941331</text:p>
              </table:table-cell>
              <table:table-cell office:value-type="float" office:value="126.483794058323">
                <text:p>126.483794058323</text:p>
              </table:table-cell>
              <table:table-cell office:value-type="float" office:value="136.842176033745">
                <text:p>136.842176033745</text:p>
              </table:table-cell>
              <table:table-cell office:value-type="float" office:value="141.370684606492">
                <text:p>141.370684606492</text:p>
              </table:table-cell>
              <table:table-cell office:value-type="float" office:value="141.133774992405">
                <text:p>141.133774992405</text:p>
              </table:table-cell>
            </table:table-row>
            <table:table-row>
              <table:table-cell office:value-type="string">
                <text:p>9 &amp; 15</text:p>
                <draw:g>
                  <svg:desc>'Latitud 51º'.B49:'Latitud 51º'.B49</svg:desc>
                </draw:g>
              </table:table-cell>
              <table:table-cell office:value-type="float" office:value="132.252501474443">
                <text:p>132.252501474443</text:p>
                <draw:g>
                  <svg:desc>'Latitud 51º'.C49:'Latitud 51º'.P49</svg:desc>
                </draw:g>
              </table:table-cell>
              <table:table-cell office:value-type="float" office:value="130.265440552418">
                <text:p>130.265440552418</text:p>
              </table:table-cell>
              <table:table-cell office:value-type="float" office:value="120.884937514754">
                <text:p>120.884937514754</text:p>
              </table:table-cell>
              <table:table-cell office:value-type="float" office:value="107.663957907392">
                <text:p>107.663957907392</text:p>
              </table:table-cell>
              <table:table-cell office:value-type="float" office:value="89.9866453722253">
                <text:p>89.9866453722253</text:p>
              </table:table-cell>
              <table:table-cell office:value-type="float" office:value="73.906599270355">
                <text:p>73.906599270355</text:p>
              </table:table-cell>
              <table:table-cell office:value-type="float" office:value="65.0638910099869">
                <text:p>65.0638910099869</text:p>
              </table:table-cell>
              <table:table-cell office:value-type="float" office:value="68.528414552669">
                <text:p>68.528414552669</text:p>
              </table:table-cell>
              <table:table-cell office:value-type="float" office:value="82.5491777075814">
                <text:p>82.5491777075814</text:p>
              </table:table-cell>
              <table:table-cell office:value-type="float" office:value="100.463918474926">
                <text:p>100.463918474926</text:p>
              </table:table-cell>
              <table:table-cell office:value-type="float" office:value="116.141723068596">
                <text:p>116.141723068596</text:p>
              </table:table-cell>
              <table:table-cell office:value-type="float" office:value="127.677767124629">
                <text:p>127.677767124629</text:p>
              </table:table-cell>
              <table:table-cell office:value-type="float" office:value="132.591487815165">
                <text:p>132.591487815165</text:p>
              </table:table-cell>
              <table:table-cell office:value-type="float" office:value="132.336144861909">
                <text:p>132.336144861909</text:p>
              </table:table-cell>
            </table:table-row>
            <table:table-row>
              <table:table-cell office:value-type="string">
                <text:p>10 &amp; 14</text:p>
                <draw:g>
                  <svg:desc>'Latitud 51º'.B50:'Latitud 51º'.B50</svg:desc>
                </draw:g>
              </table:table-cell>
              <table:table-cell office:value-type="float" office:value="125.283712141467">
                <text:p>125.283712141467</text:p>
                <draw:g>
                  <svg:desc>'Latitud 51º'.C50:'Latitud 51º'.P50</svg:desc>
                </draw:g>
              </table:table-cell>
              <table:table-cell office:value-type="float" office:value="123.111842073288">
                <text:p>123.111842073288</text:p>
              </table:table-cell>
              <table:table-cell office:value-type="float" office:value="112.667732997905">
                <text:p>112.667732997905</text:p>
              </table:table-cell>
              <table:table-cell office:value-type="float" office:value="97.2996235248327">
                <text:p>97.2996235248327</text:p>
              </table:table-cell>
              <table:table-cell office:value-type="float" office:value="75.1964669995168">
                <text:p>75.1964669995168</text:p>
              </table:table-cell>
              <table:table-cell office:value-type="float" office:value="53.0532816338445">
                <text:p>53.0532816338445</text:p>
              </table:table-cell>
              <table:table-cell office:value-type="float" office:value="39.84579790308">
                <text:p>39.84579790308</text:p>
              </table:table-cell>
              <table:table-cell office:value-type="float" office:value="45.1166604878884">
                <text:p>45.1166604878884</text:p>
              </table:table-cell>
              <table:table-cell office:value-type="float" office:value="65.2298330059572">
                <text:p>65.2298330059572</text:p>
              </table:table-cell>
              <table:table-cell office:value-type="float" office:value="88.5395128491489">
                <text:p>88.5395128491489</text:p>
              </table:table-cell>
              <table:table-cell office:value-type="float" office:value="107.250399324944">
                <text:p>107.250399324944</text:p>
              </table:table-cell>
              <table:table-cell office:value-type="float" office:value="120.263458750673">
                <text:p>120.263458750673</text:p>
              </table:table-cell>
              <table:table-cell office:value-type="float" office:value="125.652947296386">
                <text:p>125.652947296386</text:p>
              </table:table-cell>
              <table:table-cell office:value-type="float" office:value="125.374853303811">
                <text:p>125.374853303811</text:p>
              </table:table-cell>
            </table:table-row>
            <table:table-row>
              <table:table-cell office:value-type="string">
                <text:p>11 &amp; 13</text:p>
                <draw:g>
                  <svg:desc>'Latitud 51º'.B51:'Latitud 51º'.B51</svg:desc>
                </draw:g>
              </table:table-cell>
              <table:table-cell office:value-type="float" office:value="120.708266020165">
                <text:p>120.708266020165</text:p>
                <draw:g>
                  <svg:desc>'Latitud 51º'.C51:'Latitud 51º'.P51</svg:desc>
                </draw:g>
              </table:table-cell>
              <table:table-cell office:value-type="float" office:value="118.378986184825">
                <text:p>118.378986184825</text:p>
              </table:table-cell>
              <table:table-cell office:value-type="float" office:value="107.009368660014">
                <text:p>107.009368660014</text:p>
              </table:table-cell>
              <table:table-cell office:value-type="float" office:value="89.6601217764392">
                <text:p>89.6601217764392</text:p>
              </table:table-cell>
              <table:table-cell office:value-type="float" office:value="62.95604228717">
                <text:p>62.95604228717</text:p>
              </table:table-cell>
              <table:table-cell office:value-type="float" office:value="33.2815507847285">
                <text:p>33.2815507847285</text:p>
              </table:table-cell>
              <table:table-cell office:value-type="float" office:value="13.6744433204622">
                <text:p>13.6744433204622</text:p>
              </table:table-cell>
              <table:table-cell office:value-type="float" office:value="21.7000391178408">
                <text:p>21.7000391178408</text:p>
              </table:table-cell>
              <table:table-cell office:value-type="float" office:value="50.0284824818564">
                <text:p>50.0284824818564</text:p>
              </table:table-cell>
              <table:table-cell office:value-type="float" office:value="79.3597720386665">
                <text:p>79.3597720386665</text:p>
              </table:table-cell>
              <table:table-cell office:value-type="float" office:value="100.986826070199">
                <text:p>100.986826070199</text:p>
              </table:table-cell>
              <table:table-cell office:value-type="float" office:value="115.306906102376">
                <text:p>115.306906102376</text:p>
              </table:table-cell>
              <table:table-cell office:value-type="float" office:value="121.10317685989">
                <text:p>121.10317685989</text:p>
              </table:table-cell>
              <table:table-cell office:value-type="float" office:value="120.805773697797">
                <text:p>120.805773697797</text:p>
              </table:table-cell>
            </table:table-row>
            <table:table-row>
              <table:table-cell office:value-type="string">
                <text:p>Migdia</text:p>
                <draw:g>
                  <svg:desc>'Latitud 51º'.B52:'Latitud 51º'.B52</svg:desc>
                </draw:g>
              </table:table-cell>
              <table:table-cell office:value-type="float" office:value="119.100170686578">
                <text:p>119.100170686578</text:p>
                <draw:g>
                  <svg:desc>'Latitud 51º'.C52:'Latitud 51º'.P52</svg:desc>
                </draw:g>
              </table:table-cell>
              <table:table-cell office:value-type="float" office:value="116.70817700323">
                <text:p>116.70817700323</text:p>
              </table:table-cell>
              <table:table-cell office:value-type="float" office:value="104.96400651314">
                <text:p>104.96400651314</text:p>
              </table:table-cell>
              <table:table-cell office:value-type="float" office:value="86.7793171961194">
                <text:p>86.7793171961194</text:p>
              </table:table-cell>
              <table:table-cell office:value-type="float" office:value="57.9631163903029">
                <text:p>57.9631163903029</text:p>
              </table:table-cell>
              <table:table-cell office:value-type="float" office:value="24.3302739214255">
                <text:p>24.3302739214255</text:p>
              </table:table-cell>
              <table:table-cell office:value-type="float" office:value="0.869514828688835">
                <text:p>0.869514828688835</text:p>
              </table:table-cell>
              <table:table-cell office:value-type="float" office:value="10.61001554578">
                <text:p>10.61001554578</text:p>
              </table:table-cell>
              <table:table-cell office:value-type="float" office:value="43.5529978717514">
                <text:p>43.5529978717514</text:p>
              </table:table-cell>
              <table:table-cell office:value-type="float" office:value="75.7982591009644">
                <text:p>75.7982591009644</text:p>
              </table:table-cell>
              <table:table-cell office:value-type="float" office:value="98.6911039810861">
                <text:p>98.6911039810861</text:p>
              </table:table-cell>
              <table:table-cell office:value-type="float" office:value="113.546482826786">
                <text:p>113.546482826786</text:p>
              </table:table-cell>
              <table:table-cell office:value-type="float" office:value="119.505284185309">
                <text:p>119.505284185309</text:p>
              </table:table-cell>
              <table:table-cell office:value-type="float" office:value="119.200208903246">
                <text:p>119.200208903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width="0.02cm" svg:stroke-color="#b3b3b3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inimum="0" chart:maximum="140" chart:origin="0" chart:interval-major="10" chart:reverse-direction="false" text:line-break="true" loext:try-staggering-first="false" chart:link-data-style-to-source="fals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9" style:family="chart" style:data-style-name="N113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61cm" svg:height="21.071cm" xlink:href=".." xlink:type="simple" chart:class="chart:scatter" chart:row-mapping="0 1 2 3 4 5 6 7 8" chart:style-name="ch1">
        <chart:title svg:x="2.25cm" svg:y="11.518cm" chart:style-name="ch2">
          <text:p>Latitud 42,31º</text:p>
        </chart:title>
        <chart:legend chart:legend-position="end" svg:x="12.426cm" svg:y="8.244cm" style:legend-expansion="high" chart:style-name="ch3"/>
        <chart:plot-area chart:style-name="ch4" table:cell-range-address="'Latitud 42,31º b-n'.C43:'Latitud 42,31º b-n'.P52 'Latitud 42,31º b-n'.B44:'Latitud 42,31º b-n'.B52" chart:data-source-has-labels="both" svg:x="1.714cm" svg:y="1.416cm" svg:width="9.145cm" svg:height="14.621cm">
          <chartooo:coordinate-region svg:x="1.874cm" svg:y="1.416cm" svg:width="8.974cm" svg:height="12.994cm"/>
          <chart:axis chart:dimension="x" chart:name="primary-x" chart:style-name="ch5" chartooo:axis-type="auto">
            <chart:categories table:cell-range-address="'Latitud 42,31º b-n'.C43:'Latitud 42,31º b-n'.P43"/>
            <chart:grid chart:style-name="ch6" chart:class="major"/>
            <chart:grid chart:style-name="ch7" chart:class="minor"/>
          </chart:axis>
          <chart:axis chart:dimension="y" chart:name="primary-y" chart:style-name="ch8"/>
          <chart:series chart:style-name="ch9" chart:values-cell-range-address="'Latitud 42,31º b-n'.C44:'Latitud 42,31º b-n'.P44" chart:label-cell-address="'Latitud 42,31º b-n'.B44:'Latitud 42,31º b-n'.B44" chart:class="chart:scatter">
            <chart:domain table:cell-range-address="'Latitud 42,31º b-n'.C43:'Latitud 42,31º b-n'.P43"/>
            <chart:data-point chart:repeated="14"/>
          </chart:series>
          <chart:series chart:style-name="ch9" chart:values-cell-range-address="'Latitud 42,31º b-n'.C45:'Latitud 42,31º b-n'.P45" chart:label-cell-address="'Latitud 42,31º b-n'.B45:'Latitud 42,31º b-n'.B45" chart:class="chart:scatter">
            <chart:data-point chart:repeated="14"/>
          </chart:series>
          <chart:series chart:style-name="ch9" chart:values-cell-range-address="'Latitud 42,31º b-n'.C46:'Latitud 42,31º b-n'.P46" chart:label-cell-address="'Latitud 42,31º b-n'.B46:'Latitud 42,31º b-n'.B46" chart:class="chart:scatter">
            <chart:data-point chart:repeated="14"/>
          </chart:series>
          <chart:series chart:style-name="ch9" chart:values-cell-range-address="'Latitud 42,31º b-n'.C47:'Latitud 42,31º b-n'.P47" chart:label-cell-address="'Latitud 42,31º b-n'.B47:'Latitud 42,31º b-n'.B47" chart:class="chart:scatter">
            <chart:data-point chart:repeated="14"/>
          </chart:series>
          <chart:series chart:style-name="ch9" chart:values-cell-range-address="'Latitud 42,31º b-n'.C48:'Latitud 42,31º b-n'.P48" chart:label-cell-address="'Latitud 42,31º b-n'.B48:'Latitud 42,31º b-n'.B48" chart:class="chart:scatter">
            <chart:data-point chart:repeated="14"/>
          </chart:series>
          <chart:series chart:style-name="ch9" chart:values-cell-range-address="'Latitud 42,31º b-n'.C49:'Latitud 42,31º b-n'.P49" chart:label-cell-address="'Latitud 42,31º b-n'.B49:'Latitud 42,31º b-n'.B49" chart:class="chart:scatter">
            <chart:data-point chart:repeated="14"/>
          </chart:series>
          <chart:series chart:style-name="ch9" chart:values-cell-range-address="'Latitud 42,31º b-n'.C50:'Latitud 42,31º b-n'.P50" chart:label-cell-address="'Latitud 42,31º b-n'.B50:'Latitud 42,31º b-n'.B50" chart:class="chart:scatter">
            <chart:data-point chart:repeated="14"/>
          </chart:series>
          <chart:series chart:style-name="ch9" chart:values-cell-range-address="'Latitud 42,31º b-n'.C51:'Latitud 42,31º b-n'.P51" chart:label-cell-address="'Latitud 42,31º b-n'.B51:'Latitud 42,31º b-n'.B51" chart:class="chart:scatter">
            <chart:data-point chart:repeated="14"/>
          </chart:series>
          <chart:series chart:style-name="ch9" chart:values-cell-range-address="'Latitud 42,31º b-n'.C52:'Latitud 42,31º b-n'.P52" chart:label-cell-address="'Latitud 42,31º b-n'.B52:'Latitud 42,31º b-n'.B52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42,31º b-n'.C43:'Latitud 42,3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42,31º b-n'.C43:'Latitud 42,3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42,31º b-n'.B44:'Latitud 42,31º b-n'.B44</svg:desc>
                </draw:g>
              </table:table-cell>
              <table:table-cell office:value-type="float" office:value="163.622673129277">
                <text:p>163.622673129277</text:p>
                <draw:g>
                  <svg:desc>'Latitud 42,31º b-n'.C44:'Latitud 42,31º b-n'.P44</svg:desc>
                </draw:g>
              </table:table-cell>
              <table:table-cell office:value-type="float" office:value="162.376130174759">
                <text:p>162.376130174759</text:p>
              </table:table-cell>
              <table:table-cell office:value-type="float" office:value="156.709230537044">
                <text:p>156.709230537044</text:p>
              </table:table-cell>
              <table:table-cell office:value-type="float" office:value="149.586733218367">
                <text:p>149.586733218367</text:p>
              </table:table-cell>
              <table:table-cell office:value-type="float" office:value="141.751947609241">
                <text:p>141.751947609241</text:p>
              </table:table-cell>
              <table:table-cell office:value-type="float" office:value="136.005016999545">
                <text:p>136.005016999545</text:p>
              </table:table-cell>
              <table:table-cell office:value-type="float" office:value="133.263805115672">
                <text:p>133.263805115672</text:p>
              </table:table-cell>
              <table:table-cell office:value-type="float" office:value="134.308112096897">
                <text:p>134.308112096897</text:p>
              </table:table-cell>
              <table:table-cell office:value-type="float" office:value="138.954917705542">
                <text:p>138.954917705542</text:p>
              </table:table-cell>
              <table:table-cell office:value-type="float" office:value="146.174621065378">
                <text:p>146.174621065378</text:p>
              </table:table-cell>
              <table:table-cell office:value-type="float" office:value="154.026626401755">
                <text:p>154.026626401755</text:p>
              </table:table-cell>
              <table:table-cell office:value-type="float" office:value="160.772468893842">
                <text:p>160.772468893842</text:p>
              </table:table-cell>
              <table:table-cell office:value-type="float" office:value="163.836361183872">
                <text:p>163.836361183872</text:p>
              </table:table-cell>
              <table:table-cell office:value-type="float" office:value="163.675375239127">
                <text:p>163.675375239127</text:p>
              </table:table-cell>
            </table:table-row>
            <table:table-row>
              <table:table-cell office:value-type="string">
                <text:p>5 &amp; 19</text:p>
                <draw:g>
                  <svg:desc>'Latitud 42,31º b-n'.B45:'Latitud 42,31º b-n'.B45</svg:desc>
                </draw:g>
              </table:table-cell>
              <table:table-cell office:value-type="float" office:value="151.72784931619">
                <text:p>151.72784931619</text:p>
                <draw:g>
                  <svg:desc>'Latitud 42,31º b-n'.C45:'Latitud 42,31º b-n'.P45</svg:desc>
                </draw:g>
              </table:table-cell>
              <table:table-cell office:value-type="float" office:value="150.727983258333">
                <text:p>150.727983258333</text:p>
              </table:table-cell>
              <table:table-cell office:value-type="float" office:value="146.156190909821">
                <text:p>146.156190909821</text:p>
              </table:table-cell>
              <table:table-cell office:value-type="float" office:value="140.27536299535">
                <text:p>140.27536299535</text:p>
              </table:table-cell>
              <table:table-cell office:value-type="float" office:value="133.556433380967">
                <text:p>133.556433380967</text:p>
              </table:table-cell>
              <table:table-cell office:value-type="float" office:value="128.449032455606">
                <text:p>128.449032455606</text:p>
              </table:table-cell>
              <table:table-cell office:value-type="float" office:value="125.964196667962">
                <text:p>125.964196667962</text:p>
              </table:table-cell>
              <table:table-cell office:value-type="float" office:value="126.914197593947">
                <text:p>126.914197593947</text:p>
              </table:table-cell>
              <table:table-cell office:value-type="float" office:value="131.088939171817">
                <text:p>131.088939171817</text:p>
              </table:table-cell>
              <table:table-cell office:value-type="float" office:value="137.383998722588">
                <text:p>137.383998722588</text:p>
              </table:table-cell>
              <table:table-cell office:value-type="float" office:value="143.963260614402">
                <text:p>143.963260614402</text:p>
              </table:table-cell>
              <table:table-cell office:value-type="float" office:value="149.43999765548">
                <text:p>149.43999765548</text:p>
              </table:table-cell>
              <table:table-cell office:value-type="float" office:value="151.899223718851">
                <text:p>151.899223718851</text:p>
              </table:table-cell>
              <table:table-cell office:value-type="float" office:value="151.770115217975">
                <text:p>151.770115217975</text:p>
              </table:table-cell>
            </table:table-row>
            <table:table-row>
              <table:table-cell office:value-type="string">
                <text:p>6 &amp; 18</text:p>
                <draw:g>
                  <svg:desc>'Latitud 42,31º b-n'.B46:'Latitud 42,31º b-n'.B46</svg:desc>
                </draw:g>
              </table:table-cell>
              <table:table-cell office:value-type="float" office:value="142.122706305516">
                <text:p>142.122706305516</text:p>
                <draw:g>
                  <svg:desc>'Latitud 42,31º b-n'.C46:'Latitud 42,31º b-n'.P46</svg:desc>
                </draw:g>
              </table:table-cell>
              <table:table-cell office:value-type="float" office:value="141.204732663754">
                <text:p>141.204732663754</text:p>
              </table:table-cell>
              <table:table-cell office:value-type="float" office:value="136.998758625508">
                <text:p>136.998758625508</text:p>
              </table:table-cell>
              <table:table-cell office:value-type="float" office:value="131.523169218466">
                <text:p>131.523169218466</text:p>
              </table:table-cell>
              <table:table-cell office:value-type="float" office:value="125.128675044522">
                <text:p>125.128675044522</text:p>
              </table:table-cell>
              <table:table-cell office:value-type="float" office:value="120.168082074134">
                <text:p>120.168082074134</text:p>
              </table:table-cell>
              <table:table-cell office:value-type="float" office:value="117.731519658385">
                <text:p>117.731519658385</text:p>
              </table:table-cell>
              <table:table-cell office:value-type="float" office:value="118.664349966027">
                <text:p>118.664349966027</text:p>
              </table:table-cell>
              <table:table-cell office:value-type="float" office:value="122.741591593477">
                <text:p>122.741591593477</text:p>
              </table:table-cell>
              <table:table-cell office:value-type="float" office:value="128.790873638277">
                <text:p>128.790873638277</text:p>
              </table:table-cell>
              <table:table-cell office:value-type="float" office:value="134.968225846246">
                <text:p>134.968225846246</text:p>
              </table:table-cell>
              <table:table-cell office:value-type="float" office:value="140.022025282384">
                <text:p>140.022025282384</text:p>
              </table:table-cell>
              <table:table-cell office:value-type="float" office:value="142.2800770454">
                <text:p>142.2800770454</text:p>
              </table:table-cell>
              <table:table-cell office:value-type="float" office:value="142.161517037617">
                <text:p>142.161517037617</text:p>
              </table:table-cell>
            </table:table-row>
            <table:table-row>
              <table:table-cell office:value-type="string">
                <text:p>7 &amp; 17</text:p>
                <draw:g>
                  <svg:desc>'Latitud 42,31º b-n'.B47:'Latitud 42,31º b-n'.B47</svg:desc>
                </draw:g>
              </table:table-cell>
              <table:table-cell office:value-type="float" office:value="133.88743421102">
                <text:p>133.88743421102</text:p>
                <draw:g>
                  <svg:desc>'Latitud 42,31º b-n'.C47:'Latitud 42,31º b-n'.P47</svg:desc>
                </draw:g>
              </table:table-cell>
              <table:table-cell office:value-type="float" office:value="132.952358636928">
                <text:p>132.952358636928</text:p>
              </table:table-cell>
              <table:table-cell office:value-type="float" office:value="128.643612754045">
                <text:p>128.643612754045</text:p>
              </table:table-cell>
              <table:table-cell office:value-type="float" office:value="122.946350953094">
                <text:p>122.946350953094</text:p>
              </table:table-cell>
              <table:table-cell office:value-type="float" office:value="116.14106428764">
                <text:p>116.14106428764</text:p>
              </table:table-cell>
              <table:table-cell office:value-type="float" office:value="110.766933636246">
                <text:p>110.766933636246</text:p>
              </table:table-cell>
              <table:table-cell office:value-type="float" office:value="108.113404308921">
                <text:p>108.113404308921</text:p>
              </table:table-cell>
              <table:table-cell office:value-type="float" office:value="109.129412234113">
                <text:p>109.129412234113</text:p>
              </table:table-cell>
              <table:table-cell office:value-type="float" office:value="113.562538930807">
                <text:p>113.562538930807</text:p>
              </table:table-cell>
              <table:table-cell office:value-type="float" office:value="120.058522216158">
                <text:p>120.058522216158</text:p>
              </table:table-cell>
              <table:table-cell office:value-type="float" office:value="126.544129335486">
                <text:p>126.544129335486</text:p>
              </table:table-cell>
              <table:table-cell office:value-type="float" office:value="131.745278892362">
                <text:p>131.745278892362</text:p>
              </table:table-cell>
              <table:table-cell office:value-type="float" office:value="134.047605211378">
                <text:p>134.047605211378</text:p>
              </table:table-cell>
              <table:table-cell office:value-type="float" office:value="133.926938783834">
                <text:p>133.926938783834</text:p>
              </table:table-cell>
            </table:table-row>
            <table:table-row>
              <table:table-cell office:value-type="string">
                <text:p>8 &amp; 16</text:p>
                <draw:g>
                  <svg:desc>'Latitud 42,31º b-n'.B48:'Latitud 42,31º b-n'.B48</svg:desc>
                </draw:g>
              </table:table-cell>
              <table:table-cell office:value-type="float" office:value="126.573383013943">
                <text:p>126.573383013943</text:p>
                <draw:g>
                  <svg:desc>'Latitud 42,31º b-n'.C48:'Latitud 42,31º b-n'.P48</svg:desc>
                </draw:g>
              </table:table-cell>
              <table:table-cell office:value-type="float" office:value="125.544841429991">
                <text:p>125.544841429991</text:p>
              </table:table-cell>
              <table:table-cell office:value-type="float" office:value="120.743849056947">
                <text:p>120.743849056947</text:p>
              </table:table-cell>
              <table:table-cell office:value-type="float" office:value="114.211288207017">
                <text:p>114.211288207017</text:p>
              </table:table-cell>
              <table:table-cell office:value-type="float" office:value="106.100252680132">
                <text:p>106.100252680132</text:p>
              </table:table-cell>
              <table:table-cell office:value-type="float" office:value="99.4848082540468">
                <text:p>99.4848082540468</text:p>
              </table:table-cell>
              <table:table-cell office:value-type="float" office:value="96.1793845834286">
                <text:p>96.1793845834286</text:p>
              </table:table-cell>
              <table:table-cell office:value-type="float" office:value="97.446132984715">
                <text:p>97.446132984715</text:p>
              </table:table-cell>
              <table:table-cell office:value-type="float" office:value="102.944684372427">
                <text:p>102.944684372427</text:p>
              </table:table-cell>
              <table:table-cell office:value-type="float" office:value="110.810440024898">
                <text:p>110.810440024898</text:p>
              </table:table-cell>
              <table:table-cell office:value-type="float" office:value="118.362846236111">
                <text:p>118.362846236111</text:p>
              </table:table-cell>
              <table:table-cell office:value-type="float" office:value="124.210510829998">
                <text:p>124.210510829998</text:p>
              </table:table-cell>
              <table:table-cell office:value-type="float" office:value="126.7491411718">
                <text:p>126.7491411718</text:p>
              </table:table-cell>
              <table:table-cell office:value-type="float" office:value="126.616743198801">
                <text:p>126.616743198801</text:p>
              </table:table-cell>
            </table:table-row>
            <table:table-row>
              <table:table-cell office:value-type="string">
                <text:p>9 &amp; 15</text:p>
                <draw:g>
                  <svg:desc>'Latitud 42,31º b-n'.B49:'Latitud 42,31º b-n'.B49</svg:desc>
                </draw:g>
              </table:table-cell>
              <table:table-cell office:value-type="float" office:value="120.086072195348">
                <text:p>120.086072195348</text:p>
                <draw:g>
                  <svg:desc>'Latitud 42,31º b-n'.C49:'Latitud 42,31º b-n'.P49</svg:desc>
                </draw:g>
              </table:table-cell>
              <table:table-cell office:value-type="float" office:value="118.899450108189">
                <text:p>118.899450108189</text:p>
              </table:table-cell>
              <table:table-cell office:value-type="float" office:value="113.242450530082">
                <text:p>113.242450530082</text:p>
              </table:table-cell>
              <table:table-cell office:value-type="float" office:value="105.17494443724">
                <text:p>105.17494443724</text:p>
              </table:table-cell>
              <table:table-cell office:value-type="float" office:value="94.4407767726448">
                <text:p>94.4407767726448</text:p>
              </table:table-cell>
              <table:table-cell office:value-type="float" office:value="85.050032162248">
                <text:p>85.050032162248</text:p>
              </table:table-cell>
              <table:table-cell office:value-type="float" office:value="80.1710693860615">
                <text:p>80.1710693860615</text:p>
              </table:table-cell>
              <table:table-cell office:value-type="float" office:value="82.0525692949341">
                <text:p>82.0525692949341</text:p>
              </table:table-cell>
              <table:table-cell office:value-type="float" office:value="90.030665839773">
                <text:p>90.030665839773</text:p>
              </table:table-cell>
              <table:table-cell office:value-type="float" office:value="100.777724835078">
                <text:p>100.777724835078</text:p>
              </table:table-cell>
              <table:table-cell office:value-type="float" office:value="110.355720148639">
                <text:p>110.355720148639</text:p>
              </table:table-cell>
              <table:table-cell office:value-type="float" office:value="117.347450570687">
                <text:p>117.347450570687</text:p>
              </table:table-cell>
              <table:table-cell office:value-type="float" office:value="120.28803382477">
                <text:p>120.28803382477</text:p>
              </table:table-cell>
              <table:table-cell office:value-type="float" office:value="120.135918415564">
                <text:p>120.135918415564</text:p>
              </table:table-cell>
            </table:table-row>
            <table:table-row>
              <table:table-cell office:value-type="string">
                <text:p>10 &amp; 14</text:p>
                <draw:g>
                  <svg:desc>'Latitud 42,31º b-n'.B50:'Latitud 42,31º b-n'.B50</svg:desc>
                </draw:g>
              </table:table-cell>
              <table:table-cell office:value-type="float" office:value="114.684440785163">
                <text:p>114.684440785163</text:p>
                <draw:g>
                  <svg:desc>'Latitud 42,31º b-n'.C50:'Latitud 42,31º b-n'.P50</svg:desc>
                </draw:g>
              </table:table-cell>
              <table:table-cell office:value-type="float" office:value="113.30004620383">
                <text:p>113.30004620383</text:p>
              </table:table-cell>
              <table:table-cell office:value-type="float" office:value="106.521916952663">
                <text:p>106.521916952663</text:p>
              </table:table-cell>
              <table:table-cell office:value-type="float" office:value="96.2287866089042">
                <text:p>96.2287866089042</text:p>
              </table:table-cell>
              <table:table-cell office:value-type="float" office:value="80.9935825869771">
                <text:p>80.9935825869771</text:p>
              </table:table-cell>
              <table:table-cell office:value-type="float" office:value="65.7371746799287">
                <text:p>65.7371746799287</text:p>
              </table:table-cell>
              <table:table-cell office:value-type="float" office:value="56.9534157646111">
                <text:p>56.9534157646111</text:p>
              </table:table-cell>
              <table:table-cell office:value-type="float" office:value="60.4137918783958">
                <text:p>60.4137918783958</text:p>
              </table:table-cell>
              <table:table-cell office:value-type="float" office:value="74.0839006375047">
                <text:p>74.0839006375047</text:p>
              </table:table-cell>
              <table:table-cell office:value-type="float" office:value="90.2307449883958">
                <text:p>90.2307449883958</text:p>
              </table:table-cell>
              <table:table-cell office:value-type="float" office:value="102.932955102236">
                <text:p>102.932955102236</text:p>
              </table:table-cell>
              <table:table-cell office:value-type="float" office:value="111.470967228727">
                <text:p>111.470967228727</text:p>
              </table:table-cell>
              <table:table-cell office:value-type="float" office:value="114.918901618718">
                <text:p>114.918901618718</text:p>
              </table:table-cell>
              <table:table-cell office:value-type="float" office:value="114.742338948878">
                <text:p>114.742338948878</text:p>
              </table:table-cell>
            </table:table-row>
            <table:table-row>
              <table:table-cell office:value-type="string">
                <text:p>11 &amp; 13</text:p>
                <draw:g>
                  <svg:desc>'Latitud 42,31º b-n'.B51:'Latitud 42,31º b-n'.B51</svg:desc>
                </draw:g>
              </table:table-cell>
              <table:table-cell office:value-type="float" office:value="110.961882406928">
                <text:p>110.961882406928</text:p>
                <draw:g>
                  <svg:desc>'Latitud 42,31º b-n'.C51:'Latitud 42,31º b-n'.P51</svg:desc>
                </draw:g>
              </table:table-cell>
              <table:table-cell office:value-type="float" office:value="109.399553988507">
                <text:p>109.399553988507</text:p>
              </table:table-cell>
              <table:table-cell office:value-type="float" office:value="101.563236380144">
                <text:p>101.563236380144</text:p>
              </table:table-cell>
              <table:table-cell office:value-type="float" office:value="88.9154818881618">
                <text:p>88.9154818881618</text:p>
              </table:table-cell>
              <table:table-cell office:value-type="float" office:value="67.7865669936867">
                <text:p>67.7865669936867</text:p>
              </table:table-cell>
              <table:table-cell office:value-type="float" office:value="42.0576298706548">
                <text:p>42.0576298706548</text:p>
              </table:table-cell>
              <table:table-cell office:value-type="float" office:value="23.9945116809846">
                <text:p>23.9945116809846</text:p>
              </table:table-cell>
              <table:table-cell office:value-type="float" office:value="31.4697690558587">
                <text:p>31.4697690558587</text:p>
              </table:table-cell>
              <table:table-cell office:value-type="float" office:value="56.8505470893371">
                <text:p>56.8505470893371</text:p>
              </table:table-cell>
              <table:table-cell office:value-type="float" office:value="81.0041029703336">
                <text:p>81.0041029703336</text:p>
              </table:table-cell>
              <table:table-cell office:value-type="float" office:value="97.2683489684268">
                <text:p>97.2683489684268</text:p>
              </table:table-cell>
              <table:table-cell office:value-type="float" office:value="107.316778109957">
                <text:p>107.316778109957</text:p>
              </table:table-cell>
              <table:table-cell office:value-type="float" office:value="111.225330568912">
                <text:p>111.225330568912</text:p>
              </table:table-cell>
              <table:table-cell office:value-type="float" office:value="111.026969057607">
                <text:p>111.026969057607</text:p>
              </table:table-cell>
            </table:table-row>
            <table:table-row>
              <table:table-cell office:value-type="string">
                <text:p>Migdia</text:p>
                <draw:g>
                  <svg:desc>'Latitud 42,31º b-n'.B52:'Latitud 42,31º b-n'.B52</svg:desc>
                </draw:g>
              </table:table-cell>
              <table:table-cell office:value-type="float" office:value="109.613139094542">
                <text:p>109.613139094542</text:p>
                <draw:g>
                  <svg:desc>'Latitud 42,31º b-n'.C52:'Latitud 42,31º b-n'.P52</svg:desc>
                </draw:g>
              </table:table-cell>
              <table:table-cell office:value-type="float" office:value="107.976917801137">
                <text:p>107.976917801137</text:p>
              </table:table-cell>
              <table:table-cell office:value-type="float" office:value="99.6869642212187">
                <text:p>99.6869642212187</text:p>
              </table:table-cell>
              <table:table-cell office:value-type="float" office:value="85.9460483478494">
                <text:p>85.9460483478494</text:p>
              </table:table-cell>
              <table:table-cell office:value-type="float" office:value="61.585973055117">
                <text:p>61.585973055117</text:p>
              </table:table-cell>
              <table:table-cell office:value-type="float" office:value="28.251615787274">
                <text:p>28.251615787274</text:p>
              </table:table-cell>
              <table:table-cell office:value-type="float" office:value="1.07958920038772">
                <text:p>1.07958920038772</text:p>
              </table:table-cell>
              <table:table-cell office:value-type="float" office:value="12.8051460448729">
                <text:p>12.8051460448729</text:p>
              </table:table-cell>
              <table:table-cell office:value-type="float" office:value="48.0235818517164">
                <text:p>48.0235818517164</text:p>
              </table:table-cell>
              <table:table-cell office:value-type="float" office:value="77.0633545401408">
                <text:p>77.0633545401408</text:p>
              </table:table-cell>
              <table:table-cell office:value-type="float" office:value="95.0763058728789">
                <text:p>95.0763058728789</text:p>
              </table:table-cell>
              <table:table-cell office:value-type="float" office:value="105.787580690951">
                <text:p>105.787580690951</text:p>
              </table:table-cell>
              <table:table-cell office:value-type="float" office:value="109.888558446711">
                <text:p>109.888558446711</text:p>
              </table:table-cell>
              <table:table-cell office:value-type="float" office:value="109.681196199923">
                <text:p>109.681196199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width="0.01cm" svg:stroke-color="#b3b3b3"/>
    </style:style>
    <style:style style:name="ch7" style:family="chart">
      <style:graphic-properties svg:stroke-width="0.01cm"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aximum="140" chart:origin="0" chart:interval-major="1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ffffff"/>
    </style:style>
    <style:style style:name="ch10" style:family="chart" style:data-style-name="N113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4cm" svg:height="16.834cm" xlink:href=".." xlink:type="simple" chart:class="chart:scatter" chart:row-mapping="0 1 2 3 4 5 6 7 8" chart:style-name="ch1">
        <chart:title svg:x="2.593cm" svg:y="10.805cm" chart:style-name="ch2">
          <text:p>Latitud 51º</text:p>
        </chart:title>
        <chart:legend chart:legend-position="end" svg:x="14.639cm" svg:y="6.126cm" style:legend-expansion="high" chart:style-name="ch3"/>
        <chart:plot-area chart:style-name="ch4" table:cell-range-address="'Latitud 51º b-n'.B43:'Latitud 51º b-n'.P52" chart:data-source-has-labels="both" svg:x="1.998cm" svg:y="1.044cm" svg:width="9.1cm" svg:height="14.625cm">
          <chartooo:coordinate-region svg:x="2.158cm" svg:y="1.044cm" svg:width="8.928cm" svg:height="12.998cm"/>
          <chart:axis chart:dimension="x" chart:name="primary-x" chart:style-name="ch5" chartooo:axis-type="auto">
            <chart:categories table:cell-range-address="'Latitud 51º b-n'.C43:'Latitud 51º b-n'.P43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Latitud 51º b-n'.C44:'Latitud 51º b-n'.P44" chart:label-cell-address="'Latitud 51º b-n'.B44:'Latitud 51º b-n'.B44" chart:class="chart:scatter">
            <chart:domain table:cell-range-address="'Latitud 51º b-n'.C43:'Latitud 51º b-n'.P43"/>
            <chart:data-point chart:repeated="14"/>
          </chart:series>
          <chart:series chart:style-name="ch10" chart:values-cell-range-address="'Latitud 51º b-n'.C45:'Latitud 51º b-n'.P45" chart:label-cell-address="'Latitud 51º b-n'.B45:'Latitud 51º b-n'.B45" chart:class="chart:scatter">
            <chart:data-point chart:repeated="14"/>
          </chart:series>
          <chart:series chart:style-name="ch10" chart:values-cell-range-address="'Latitud 51º b-n'.C46:'Latitud 51º b-n'.P46" chart:label-cell-address="'Latitud 51º b-n'.B46:'Latitud 51º b-n'.B46" chart:class="chart:scatter">
            <chart:data-point chart:repeated="14"/>
          </chart:series>
          <chart:series chart:style-name="ch10" chart:values-cell-range-address="'Latitud 51º b-n'.C47:'Latitud 51º b-n'.P47" chart:label-cell-address="'Latitud 51º b-n'.B47:'Latitud 51º b-n'.B47" chart:class="chart:scatter">
            <chart:data-point chart:repeated="14"/>
          </chart:series>
          <chart:series chart:style-name="ch10" chart:values-cell-range-address="'Latitud 51º b-n'.C48:'Latitud 51º b-n'.P48" chart:label-cell-address="'Latitud 51º b-n'.B48:'Latitud 51º b-n'.B48" chart:class="chart:scatter">
            <chart:data-point chart:repeated="14"/>
          </chart:series>
          <chart:series chart:style-name="ch10" chart:values-cell-range-address="'Latitud 51º b-n'.C49:'Latitud 51º b-n'.P49" chart:label-cell-address="'Latitud 51º b-n'.B49:'Latitud 51º b-n'.B49" chart:class="chart:scatter">
            <chart:data-point chart:repeated="14"/>
          </chart:series>
          <chart:series chart:style-name="ch10" chart:values-cell-range-address="'Latitud 51º b-n'.C50:'Latitud 51º b-n'.P50" chart:label-cell-address="'Latitud 51º b-n'.B50:'Latitud 51º b-n'.B50" chart:class="chart:scatter">
            <chart:data-point chart:repeated="14"/>
          </chart:series>
          <chart:series chart:style-name="ch10" chart:values-cell-range-address="'Latitud 51º b-n'.C51:'Latitud 51º b-n'.P51" chart:label-cell-address="'Latitud 51º b-n'.B51:'Latitud 51º b-n'.B51" chart:class="chart:scatter">
            <chart:data-point chart:repeated="14"/>
          </chart:series>
          <chart:series chart:style-name="ch10" chart:values-cell-range-address="'Latitud 51º b-n'.C52:'Latitud 51º b-n'.P52" chart:label-cell-address="'Latitud 51º b-n'.B52:'Latitud 51º b-n'.B52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51º b-n'.C43:'Latitud 5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51º b-n'.C43:'Latitud 5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51º b-n'.B44:'Latitud 51º b-n'.B44</svg:desc>
                </draw:g>
              </table:table-cell>
              <table:table-cell office:value-type="float" office:value="180.025910070864">
                <text:p>180.025910070864</text:p>
                <draw:g>
                  <svg:desc>'Latitud 51º b-n'.C44:'Latitud 51º b-n'.P44</svg:desc>
                </draw:g>
              </table:table-cell>
              <table:table-cell office:value-type="float" office:value="177.735817431316">
                <text:p>177.735817431316</text:p>
              </table:table-cell>
              <table:table-cell office:value-type="float" office:value="167.699109369042">
                <text:p>167.699109369042</text:p>
              </table:table-cell>
              <table:table-cell office:value-type="float" office:value="155.6555347954">
                <text:p>155.6555347954</text:p>
              </table:table-cell>
              <table:table-cell office:value-type="float" office:value="142.739191673259">
                <text:p>142.739191673259</text:p>
              </table:table-cell>
              <table:table-cell office:value-type="float" office:value="133.288140845522">
                <text:p>133.288140845522</text:p>
              </table:table-cell>
              <table:table-cell office:value-type="float" office:value="128.748736149494">
                <text:p>128.748736149494</text:p>
              </table:table-cell>
              <table:table-cell office:value-type="float" office:value="130.481696782224">
                <text:p>130.481696782224</text:p>
              </table:table-cell>
              <table:table-cell office:value-type="float" office:value="138.146067739142">
                <text:p>138.146067739142</text:p>
              </table:table-cell>
              <table:table-cell office:value-type="float" office:value="150.00895805896">
                <text:p>150.00895805896</text:p>
              </table:table-cell>
              <table:table-cell office:value-type="float" office:value="163.107862462902">
                <text:p>163.107862462902</text:p>
              </table:table-cell>
              <table:table-cell office:value-type="float" office:value="174.838622500723">
                <text:p>174.838622500723</text:p>
              </table:table-cell>
              <table:table-cell office:value-type="float" office:value="180.422151328489">
                <text:p>180.422151328489</text:p>
              </table:table-cell>
              <table:table-cell office:value-type="float" office:value="180.123531920006">
                <text:p>180.123531920006</text:p>
              </table:table-cell>
            </table:table-row>
            <table:table-row>
              <table:table-cell office:value-type="string">
                <text:p>5 &amp; 19</text:p>
                <draw:g>
                  <svg:desc>'Latitud 51º b-n'.B45:'Latitud 51º b-n'.B45</svg:desc>
                </draw:g>
              </table:table-cell>
              <table:table-cell office:value-type="float" office:value="164.549933554082">
                <text:p>164.549933554082</text:p>
                <draw:g>
                  <svg:desc>'Latitud 51º b-n'.C45:'Latitud 51º b-n'.P45</svg:desc>
                </draw:g>
              </table:table-cell>
              <table:table-cell office:value-type="float" office:value="162.687802147722">
                <text:p>162.687802147722</text:p>
              </table:table-cell>
              <table:table-cell office:value-type="float" office:value="154.372107517616">
                <text:p>154.372107517616</text:p>
              </table:table-cell>
              <table:table-cell office:value-type="float" office:value="144.00524820275">
                <text:p>144.00524820275</text:p>
              </table:table-cell>
              <table:table-cell office:value-type="float" office:value="132.364183970545">
                <text:p>132.364183970545</text:p>
              </table:table-cell>
              <table:table-cell office:value-type="float" office:value="123.50649752926">
                <text:p>123.50649752926</text:p>
              </table:table-cell>
              <table:table-cell office:value-type="float" office:value="119.159334548647">
                <text:p>119.159334548647</text:p>
              </table:table-cell>
              <table:table-cell office:value-type="float" office:value="120.825465131624">
                <text:p>120.825465131624</text:p>
              </table:table-cell>
              <table:table-cell office:value-type="float" office:value="128.093681960787">
                <text:p>128.093681960787</text:p>
              </table:table-cell>
              <table:table-cell office:value-type="float" office:value="138.983914562021">
                <text:p>138.983914562021</text:p>
              </table:table-cell>
              <table:table-cell office:value-type="float" office:value="150.473439354222">
                <text:p>150.473439354222</text:p>
              </table:table-cell>
              <table:table-cell office:value-type="float" office:value="160.314403832673">
                <text:p>160.314403832673</text:p>
              </table:table-cell>
              <table:table-cell office:value-type="float" office:value="164.870953291181">
                <text:p>164.870953291181</text:p>
              </table:table-cell>
              <table:table-cell office:value-type="float" office:value="164.629054333137">
                <text:p>164.629054333137</text:p>
              </table:table-cell>
            </table:table-row>
            <table:table-row>
              <table:table-cell office:value-type="string">
                <text:p>6 &amp; 18</text:p>
                <draw:g>
                  <svg:desc>'Latitud 51º b-n'.B46:'Latitud 51º b-n'.B46</svg:desc>
                </draw:g>
              </table:table-cell>
              <table:table-cell office:value-type="float" office:value="151.644035128663">
                <text:p>151.644035128663</text:p>
                <draw:g>
                  <svg:desc>'Latitud 51º b-n'.C46:'Latitud 51º b-n'.P46</svg:desc>
                </draw:g>
              </table:table-cell>
              <table:table-cell office:value-type="float" office:value="149.968099748567">
                <text:p>149.968099748567</text:p>
              </table:table-cell>
              <table:table-cell office:value-type="float" office:value="142.391041879754">
                <text:p>142.391041879754</text:p>
              </table:table-cell>
              <table:table-cell office:value-type="float" office:value="132.686068602268">
                <text:p>132.686068602268</text:p>
              </table:table-cell>
              <table:table-cell office:value-type="float" office:value="121.393976021992">
                <text:p>121.393976021992</text:p>
              </table:table-cell>
              <table:table-cell office:value-type="float" office:value="112.521881765982">
                <text:p>112.521881765982</text:p>
              </table:table-cell>
              <table:table-cell office:value-type="float" office:value="108.088954292913">
                <text:p>108.088954292913</text:p>
              </table:table-cell>
              <table:table-cell office:value-type="float" office:value="109.793448403717">
                <text:p>109.793448403717</text:p>
              </table:table-cell>
              <table:table-cell office:value-type="float" office:value="117.145207333005">
                <text:p>117.145207333005</text:p>
              </table:table-cell>
              <table:table-cell office:value-type="float" office:value="127.867892128229">
                <text:p>127.867892128229</text:p>
              </table:table-cell>
              <table:table-cell office:value-type="float" office:value="138.777925139117">
                <text:p>138.777925139117</text:p>
              </table:table-cell>
              <table:table-cell office:value-type="float" office:value="147.821842971041">
                <text:p>147.821842971041</text:p>
              </table:table-cell>
              <table:table-cell office:value-type="float" office:value="151.932297709028">
                <text:p>151.932297709028</text:p>
              </table:table-cell>
              <table:table-cell office:value-type="float" office:value="151.715099695391">
                <text:p>151.715099695391</text:p>
              </table:table-cell>
            </table:table-row>
            <table:table-row>
              <table:table-cell office:value-type="string">
                <text:p>7 &amp; 17</text:p>
                <draw:g>
                  <svg:desc>'Latitud 51º b-n'.B47:'Latitud 51º b-n'.B47</svg:desc>
                </draw:g>
              </table:table-cell>
              <table:table-cell office:value-type="float" office:value="140.5800819365">
                <text:p>140.5800819365</text:p>
                <draw:g>
                  <svg:desc>'Latitud 51º b-n'.C47:'Latitud 51º b-n'.P47</svg:desc>
                </draw:g>
              </table:table-cell>
              <table:table-cell office:value-type="float" office:value="138.940932618664">
                <text:p>138.940932618664</text:p>
              </table:table-cell>
              <table:table-cell office:value-type="float" office:value="131.44286456106">
                <text:p>131.44286456106</text:p>
              </table:table-cell>
              <table:table-cell office:value-type="float" office:value="121.588127776367">
                <text:p>121.588127776367</text:p>
              </table:table-cell>
              <table:table-cell office:value-type="float" office:value="109.710906293227">
                <text:p>109.710906293227</text:p>
              </table:table-cell>
              <table:table-cell office:value-type="float" office:value="100.06444965268">
                <text:p>100.06444965268</text:p>
              </table:table-cell>
              <table:table-cell office:value-type="float" office:value="95.1527207898405">
                <text:p>95.1527207898405</text:p>
              </table:table-cell>
              <table:table-cell office:value-type="float" office:value="97.0477098675607">
                <text:p>97.0477098675607</text:p>
              </table:table-cell>
              <table:table-cell office:value-type="float" office:value="105.124230282422">
                <text:p>105.124230282422</text:p>
              </table:table-cell>
              <table:table-cell office:value-type="float" office:value="116.576298910559">
                <text:p>116.576298910559</text:p>
              </table:table-cell>
              <table:table-cell office:value-type="float" office:value="127.809690362901">
                <text:p>127.809690362901</text:p>
              </table:table-cell>
              <table:table-cell office:value-type="float" office:value="136.832260022802">
                <text:p>136.832260022802</text:p>
              </table:table-cell>
              <table:table-cell office:value-type="float" office:value="140.861399433484">
                <text:p>140.861399433484</text:p>
              </table:table-cell>
              <table:table-cell office:value-type="float" office:value="140.649450718674">
                <text:p>140.649450718674</text:p>
              </table:table-cell>
            </table:table-row>
            <table:table-row>
              <table:table-cell office:value-type="string">
                <text:p>8 &amp; 16</text:p>
                <draw:g>
                  <svg:desc>'Latitud 51º b-n'.B48:'Latitud 51º b-n'.B48</svg:desc>
                </draw:g>
              </table:table-cell>
              <table:table-cell office:value-type="float" office:value="130.980763277391">
                <text:p>130.980763277391</text:p>
                <draw:g>
                  <svg:desc>'Latitud 51º b-n'.C48:'Latitud 51º b-n'.P48</svg:desc>
                </draw:g>
              </table:table-cell>
              <table:table-cell office:value-type="float" office:value="129.274669473632">
                <text:p>129.274669473632</text:p>
              </table:table-cell>
              <table:table-cell office:value-type="float" office:value="121.358891335932">
                <text:p>121.358891335932</text:p>
              </table:table-cell>
              <table:table-cell office:value-type="float" office:value="110.626885715626">
                <text:p>110.626885715626</text:p>
              </table:table-cell>
              <table:table-cell office:value-type="float" office:value="97.1073765394475">
                <text:p>97.1073765394475</text:p>
              </table:table-cell>
              <table:table-cell office:value-type="float" office:value="85.6215074909403">
                <text:p>85.6215074909403</text:p>
              </table:table-cell>
              <table:table-cell office:value-type="float" office:value="79.6070842182004">
                <text:p>79.6070842182004</text:p>
              </table:table-cell>
              <table:table-cell office:value-type="float" office:value="81.9397977271614">
                <text:p>81.9397977271614</text:p>
              </table:table-cell>
              <table:table-cell office:value-type="float" office:value="91.702315778302">
                <text:p>91.702315778302</text:p>
              </table:table-cell>
              <table:table-cell office:value-type="float" office:value="105.004525731236">
                <text:p>105.004525731236</text:p>
              </table:table-cell>
              <table:table-cell office:value-type="float" office:value="117.449237339871">
                <text:p>117.449237339871</text:p>
              </table:table-cell>
              <table:table-cell office:value-type="float" office:value="127.067734888477">
                <text:p>127.067734888477</text:p>
              </table:table-cell>
              <table:table-cell office:value-type="float" office:value="131.272778563171">
                <text:p>131.272778563171</text:p>
              </table:table-cell>
              <table:table-cell office:value-type="float" office:value="131.052791064376">
                <text:p>131.052791064376</text:p>
              </table:table-cell>
            </table:table-row>
            <table:table-row>
              <table:table-cell office:value-type="string">
                <text:p>9 &amp; 15</text:p>
                <draw:g>
                  <svg:desc>'Latitud 51º b-n'.B49:'Latitud 51º b-n'.B49</svg:desc>
                </draw:g>
              </table:table-cell>
              <table:table-cell office:value-type="float" office:value="122.805894226269">
                <text:p>122.805894226269</text:p>
                <draw:g>
                  <svg:desc>'Latitud 51º b-n'.C49:'Latitud 51º b-n'.P49</svg:desc>
                </draw:g>
              </table:table-cell>
              <table:table-cell office:value-type="float" office:value="120.960766227245">
                <text:p>120.960766227245</text:p>
              </table:table-cell>
              <table:table-cell office:value-type="float" office:value="112.250299120843">
                <text:p>112.250299120843</text:p>
              </table:table-cell>
              <table:table-cell office:value-type="float" office:value="99.9736751997214">
                <text:p>99.9736751997214</text:p>
              </table:table-cell>
              <table:table-cell office:value-type="float" office:value="83.5590278456378">
                <text:p>83.5590278456378</text:p>
              </table:table-cell>
              <table:table-cell office:value-type="float" office:value="68.6275564653296">
                <text:p>68.6275564653296</text:p>
              </table:table-cell>
              <table:table-cell office:value-type="float" office:value="60.4164702235592">
                <text:p>60.4164702235592</text:p>
              </table:table-cell>
              <table:table-cell office:value-type="float" office:value="63.6335277989069">
                <text:p>63.6335277989069</text:p>
              </table:table-cell>
              <table:table-cell office:value-type="float" office:value="76.6528078713256">
                <text:p>76.6528078713256</text:p>
              </table:table-cell>
              <table:table-cell office:value-type="float" office:value="93.2879242981457">
                <text:p>93.2879242981457</text:p>
              </table:table-cell>
              <table:table-cell office:value-type="float" office:value="107.845885706554">
                <text:p>107.845885706554</text:p>
              </table:table-cell>
              <table:table-cell office:value-type="float" office:value="118.557926615727">
                <text:p>118.557926615727</text:p>
              </table:table-cell>
              <table:table-cell office:value-type="float" office:value="123.120667256939">
                <text:p>123.120667256939</text:p>
              </table:table-cell>
              <table:table-cell office:value-type="float" office:value="122.883563086058">
                <text:p>122.883563086058</text:p>
              </table:table-cell>
            </table:table-row>
            <table:table-row>
              <table:table-cell office:value-type="string">
                <text:p>10 &amp; 14</text:p>
                <draw:g>
                  <svg:desc>'Latitud 51º b-n'.B50:'Latitud 51º b-n'.B50</svg:desc>
                </draw:g>
              </table:table-cell>
              <table:table-cell office:value-type="float" office:value="116.334875559934">
                <text:p>116.334875559934</text:p>
                <draw:g>
                  <svg:desc>'Latitud 51º b-n'.C50:'Latitud 51º b-n'.P50</svg:desc>
                </draw:g>
              </table:table-cell>
              <table:table-cell office:value-type="float" office:value="114.318139068053">
                <text:p>114.318139068053</text:p>
              </table:table-cell>
              <table:table-cell office:value-type="float" office:value="104.620037783769">
                <text:p>104.620037783769</text:p>
              </table:table-cell>
              <table:table-cell office:value-type="float" office:value="90.3496504159161">
                <text:p>90.3496504159161</text:p>
              </table:table-cell>
              <table:table-cell office:value-type="float" office:value="69.8252907852656">
                <text:p>69.8252907852656</text:p>
              </table:table-cell>
              <table:table-cell office:value-type="float" office:value="49.2637615171413">
                <text:p>49.2637615171413</text:p>
              </table:table-cell>
              <table:table-cell office:value-type="float" office:value="36.9996694814315">
                <text:p>36.9996694814315</text:p>
              </table:table-cell>
              <table:table-cell office:value-type="float" office:value="41.8940418816107">
                <text:p>41.8940418816107</text:p>
              </table:table-cell>
              <table:table-cell office:value-type="float" office:value="60.5705592198174">
                <text:p>60.5705592198174</text:p>
              </table:table-cell>
              <table:table-cell office:value-type="float" office:value="82.2152619313526">
                <text:p>82.2152619313526</text:p>
              </table:table-cell>
              <table:table-cell office:value-type="float" office:value="99.5896565160195">
                <text:p>99.5896565160195</text:p>
              </table:table-cell>
              <table:table-cell office:value-type="float" office:value="111.673211697054">
                <text:p>111.673211697054</text:p>
              </table:table-cell>
              <table:table-cell office:value-type="float" office:value="116.677736775215">
                <text:p>116.677736775215</text:p>
              </table:table-cell>
              <table:table-cell office:value-type="float" office:value="116.419506639253">
                <text:p>116.419506639253</text:p>
              </table:table-cell>
            </table:table-row>
            <table:table-row>
              <table:table-cell office:value-type="string">
                <text:p>11 &amp; 13</text:p>
                <draw:g>
                  <svg:desc>'Latitud 51º b-n'.B51:'Latitud 51º b-n'.B51</svg:desc>
                </draw:g>
              </table:table-cell>
              <table:table-cell office:value-type="float" office:value="112.086247018724">
                <text:p>112.086247018724</text:p>
                <draw:g>
                  <svg:desc>'Latitud 51º b-n'.C51:'Latitud 51º b-n'.P51</svg:desc>
                </draw:g>
              </table:table-cell>
              <table:table-cell office:value-type="float" office:value="109.923344314481">
                <text:p>109.923344314481</text:p>
              </table:table-cell>
              <table:table-cell office:value-type="float" office:value="99.3658423271561">
                <text:p>99.3658423271561</text:p>
              </table:table-cell>
              <table:table-cell office:value-type="float" office:value="83.2558273638364">
                <text:p>83.2558273638364</text:p>
              </table:table-cell>
              <table:table-cell office:value-type="float" office:value="58.4591821238007">
                <text:p>58.4591821238007</text:p>
              </table:table-cell>
              <table:table-cell office:value-type="float" office:value="30.9042971572479">
                <text:p>30.9042971572479</text:p>
              </table:table-cell>
              <table:table-cell office:value-type="float" office:value="12.6976973690006">
                <text:p>12.6976973690006</text:p>
              </table:table-cell>
              <table:table-cell office:value-type="float" office:value="20.1500363237093">
                <text:p>20.1500363237093</text:p>
              </table:table-cell>
              <table:table-cell office:value-type="float" office:value="46.4550194474381">
                <text:p>46.4550194474381</text:p>
              </table:table-cell>
              <table:table-cell office:value-type="float" office:value="73.6912168930475">
                <text:p>73.6912168930475</text:p>
              </table:table-cell>
              <table:table-cell office:value-type="float" office:value="93.773481350899">
                <text:p>93.773481350899</text:p>
              </table:table-cell>
              <table:table-cell office:value-type="float" office:value="107.070698523635">
                <text:p>107.070698523635</text:p>
              </table:table-cell>
              <table:table-cell office:value-type="float" office:value="112.452949941326">
                <text:p>112.452949941326</text:p>
              </table:table-cell>
              <table:table-cell office:value-type="float" office:value="112.17678986224">
                <text:p>112.17678986224</text:p>
              </table:table-cell>
            </table:table-row>
            <table:table-row>
              <table:table-cell office:value-type="string">
                <text:p>Migdia</text:p>
                <draw:g>
                  <svg:desc>'Latitud 51º b-n'.B52:'Latitud 51º b-n'.B52</svg:desc>
                </draw:g>
              </table:table-cell>
              <table:table-cell office:value-type="float" office:value="110.593015637536">
                <text:p>110.593015637536</text:p>
                <draw:g>
                  <svg:desc>'Latitud 51º b-n'.C52:'Latitud 51º b-n'.P52</svg:desc>
                </draw:g>
              </table:table-cell>
              <table:table-cell office:value-type="float" office:value="108.371878645856">
                <text:p>108.371878645856</text:p>
              </table:table-cell>
              <table:table-cell office:value-type="float" office:value="97.4665774764868">
                <text:p>97.4665774764868</text:p>
              </table:table-cell>
              <table:table-cell office:value-type="float" office:value="80.5807945392538">
                <text:p>80.5807945392538</text:p>
              </table:table-cell>
              <table:table-cell office:value-type="float" office:value="53.8228937909956">
                <text:p>53.8228937909956</text:p>
              </table:table-cell>
              <table:table-cell office:value-type="float" office:value="22.5923972127523">
                <text:p>22.5923972127523</text:p>
              </table:table-cell>
              <table:table-cell office:value-type="float" office:value="0.807406626639647">
                <text:p>0.807406626639647</text:p>
              </table:table-cell>
              <table:table-cell office:value-type="float" office:value="9.85215729251006">
                <text:p>9.85215729251006</text:p>
              </table:table-cell>
              <table:table-cell office:value-type="float" office:value="40.4420694523406">
                <text:p>40.4420694523406</text:p>
              </table:table-cell>
              <table:table-cell office:value-type="float" office:value="70.3840977366098">
                <text:p>70.3840977366098</text:p>
              </table:table-cell>
              <table:table-cell office:value-type="float" office:value="91.6417394110086">
                <text:p>91.6417394110086</text:p>
              </table:table-cell>
              <table:table-cell office:value-type="float" office:value="105.43601976773">
                <text:p>105.43601976773</text:p>
              </table:table-cell>
              <table:table-cell office:value-type="float" office:value="110.969192457787">
                <text:p>110.969192457787</text:p>
              </table:table-cell>
              <table:table-cell office:value-type="float" office:value="110.6859082673">
                <text:p>110.68590826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